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8625887">
            <text:p>-0,1863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8509534">
            <text:p>-0,1851</text:p>
          </table:table-cell>
          <table:table-cell table:number-columns-repeated="3"/>
          <table:table-cell>
            <draw:frame table:end-cell-address="Sheet1.O34" table:end-x="1.813cm" table:end-y="0.055cm" draw:z-index="0" svg:width="20.323cm" svg:height="14.319cm" svg:x="1.812cm" svg:y="0.187cm">
              <draw:object draw:notify-on-update-of-ranges="Sheet1.A1:Sheet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8366172">
            <text:p>-0,1837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7903003">
            <text:p>-0,179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7611105">
            <text:p>-0,1761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698068">
            <text:p>-0,1698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6462023">
            <text:p>-0,164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6474354">
            <text:p>-0,164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6795119">
            <text:p>-0,16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7270071">
            <text:p>-0,172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7340022">
            <text:p>-0,173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7354252">
            <text:p>-0,173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711015">
            <text:p>-0,171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6717811">
            <text:p>-0,1672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6238269">
            <text:p>-0,1624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6254651">
            <text:p>-0,162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6236734">
            <text:p>-0,162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6081956">
            <text:p>-0,1608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590644">
            <text:p>-0,1591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5824467">
            <text:p>-0,1582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557297">
            <text:p>-0,1557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5463852">
            <text:p>-0,154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5318963">
            <text:p>-0,153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5201202">
            <text:p>-0,152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5020137">
            <text:p>-0,1502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4816931">
            <text:p>-0,1482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454719">
            <text:p>-0,1455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438588">
            <text:p>-0,1439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4212852">
            <text:p>-0,142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4031737">
            <text:p>-0,140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3960463">
            <text:p>-0,1396</text:p>
          </table:table-cell>
          <table:table-cell table:style-name="ce1" office:value-type="float" office:value="-0.17712298">
            <text:p>-0,177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38095">
            <text:p>-0,1381</text:p>
          </table:table-cell>
          <table:table-cell table:style-name="ce1" office:value-type="float" office:value="-0.20959418">
            <text:p>-0,209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3854896">
            <text:p>-0,1385</text:p>
          </table:table-cell>
          <table:table-cell table:style-name="ce1" office:value-type="float" office:value="-0.21577318">
            <text:p>-0,2158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3824502">
            <text:p>-0,1382</text:p>
          </table:table-cell>
          <table:table-cell table:style-name="ce1" office:value-type="float" office:value="-0.21932902">
            <text:p>-0,2193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3594483">
            <text:p>-0,1359</text:p>
          </table:table-cell>
          <table:table-cell table:style-name="ce1" office:value-type="float" office:value="-0.21163868">
            <text:p>-0,211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3301264">
            <text:p>-0,133</text:p>
          </table:table-cell>
          <table:table-cell table:style-name="ce1" office:value-type="float" office:value="-0.20016276">
            <text:p>-0,2002</text:p>
          </table:table-cell>
          <table:table-cell table:formula="oooc:=[.B36]-[.C36]" office:value-type="float" office:value="0.06715012">
            <text:p>0,067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7]+0.0672" office:value-type="float" office:value="-0.12397306">
            <text:p>-0,124</text:p>
          </table:table-cell>
          <table:table-cell table:style-name="ce1" office:value-type="float" office:value="-0.19117306">
            <text:p>-0,1912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38]+0.0672" office:value-type="float" office:value="-0.12687735">
            <text:p>-0,1269</text:p>
          </table:table-cell>
          <table:table-cell table:style-name="ce1" office:value-type="float" office:value="-0.19407735">
            <text:p>-0,194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39]+0.0672" office:value-type="float" office:value="-0.12355047">
            <text:p>-0,1236</text:p>
          </table:table-cell>
          <table:table-cell table:style-name="ce1" office:value-type="float" office:value="-0.19075047">
            <text:p>-0,1908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40]+0.0672" office:value-type="float" office:value="-0.11383572">
            <text:p>-0,1138</text:p>
          </table:table-cell>
          <table:table-cell table:style-name="ce1" office:value-type="float" office:value="-0.18103572">
            <text:p>-0,1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41]+0.0672" office:value-type="float" office:value="-0.10710385">
            <text:p>-0,1071</text:p>
          </table:table-cell>
          <table:table-cell table:style-name="ce1" office:value-type="float" office:value="-0.17430385">
            <text:p>-0,174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42]+0.0672" office:value-type="float" office:value="-0.09920559">
            <text:p>-0,0992</text:p>
          </table:table-cell>
          <table:table-cell table:style-name="ce1" office:value-type="float" office:value="-0.16640559">
            <text:p>-0,1664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43]+0.0672" office:value-type="float" office:value="-0.0950331">
            <text:p>-0,095</text:p>
          </table:table-cell>
          <table:table-cell table:style-name="ce1" office:value-type="float" office:value="-0.1622331">
            <text:p>-0,162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44]+0.0672" office:value-type="float" office:value="-0.0963455">
            <text:p>-0,0963</text:p>
          </table:table-cell>
          <table:table-cell table:style-name="ce1" office:value-type="float" office:value="-0.1635455">
            <text:p>-0,1635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45]+0.0672" office:value-type="float" office:value="-0.09248806">
            <text:p>-0,0925</text:p>
          </table:table-cell>
          <table:table-cell table:style-name="ce1" office:value-type="float" office:value="-0.15968806">
            <text:p>-0,1597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46]+0.0672" office:value-type="float" office:value="-0.09697501">
            <text:p>-0,097</text:p>
          </table:table-cell>
          <table:table-cell table:style-name="ce1" office:value-type="float" office:value="-0.16417501">
            <text:p>-0,1642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47]+0.0672" office:value-type="float" office:value="-0.09841374">
            <text:p>-0,0984</text:p>
          </table:table-cell>
          <table:table-cell table:style-name="ce1" office:value-type="float" office:value="-0.16561374">
            <text:p>-0,165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48]+0.0672" office:value-type="float" office:value="-0.09622891">
            <text:p>-0,0962</text:p>
          </table:table-cell>
          <table:table-cell table:style-name="ce1" office:value-type="float" office:value="-0.16342891">
            <text:p>-0,1634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49]+0.0672" office:value-type="float" office:value="-0.09674838">
            <text:p>-0,0967</text:p>
          </table:table-cell>
          <table:table-cell table:style-name="ce1" office:value-type="float" office:value="-0.16394838">
            <text:p>-0,1639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50]+0.0672" office:value-type="float" office:value="-0.09722468">
            <text:p>-0,0972</text:p>
          </table:table-cell>
          <table:table-cell table:style-name="ce1" office:value-type="float" office:value="-0.16442468">
            <text:p>-0,1644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51]+0.0672" office:value-type="float" office:value="-0.0905194">
            <text:p>-0,0905</text:p>
          </table:table-cell>
          <table:table-cell table:style-name="ce1" office:value-type="float" office:value="-0.1577194">
            <text:p>-0,1577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52]+0.0672" office:value-type="float" office:value="-0.08402729">
            <text:p>-0,084</text:p>
          </table:table-cell>
          <table:table-cell table:style-name="ce1" office:value-type="float" office:value="-0.15122729">
            <text:p>-0,1512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53]+0.0672" office:value-type="float" office:value="-0.07909877">
            <text:p>-0,0791</text:p>
          </table:table-cell>
          <table:table-cell table:style-name="ce1" office:value-type="float" office:value="-0.14629877">
            <text:p>-0,1463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54]+0.0672" office:value-type="float" office:value="-0.07570277">
            <text:p>-0,0757</text:p>
          </table:table-cell>
          <table:table-cell table:style-name="ce1" office:value-type="float" office:value="-0.14290277">
            <text:p>-0,1429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55]+0.0672" office:value-type="float" office:value="-0.07231488">
            <text:p>-0,0723</text:p>
          </table:table-cell>
          <table:table-cell table:style-name="ce1" office:value-type="float" office:value="-0.13951488">
            <text:p>-0,139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56]+0.0672" office:value-type="float" office:value="-0.06769589">
            <text:p>-0,0677</text:p>
          </table:table-cell>
          <table:table-cell table:style-name="ce1" office:value-type="float" office:value="-0.13489589">
            <text:p>-0,1349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57]+0.0672" office:value-type="float" office:value="-0.06243802">
            <text:p>-0,0624</text:p>
          </table:table-cell>
          <table:table-cell table:style-name="ce1" office:value-type="float" office:value="-0.12963802">
            <text:p>-0,1296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58]+0.0672" office:value-type="float" office:value="-0.05942921">
            <text:p>-0,0594</text:p>
          </table:table-cell>
          <table:table-cell table:style-name="ce1" office:value-type="float" office:value="-0.12662921">
            <text:p>-0,1266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59]+0.0672" office:value-type="float" office:value="-0.05111223">
            <text:p>-0,0511</text:p>
          </table:table-cell>
          <table:table-cell table:style-name="ce1" office:value-type="float" office:value="-0.11831223">
            <text:p>-0,1183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60]+0.0672" office:value-type="float" office:value="-0.03761135">
            <text:p>-0,0376</text:p>
          </table:table-cell>
          <table:table-cell table:style-name="ce1" office:value-type="float" office:value="-0.10481135">
            <text:p>-0,104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61]+0.0672" office:value-type="float" office:value="-0.02314254">
            <text:p>-0,0231</text:p>
          </table:table-cell>
          <table:table-cell table:style-name="ce1" office:value-type="float" office:value="-0.09034254">
            <text:p>-0,0903</text:p>
          </table:table-cell>
          <table:table-cell table:style-name="ce1" office:value-type="float" office:value="0.08456257">
            <text:p>0,0846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62]+0.0672" office:value-type="float" office:value="-0.01782988">
            <text:p>-0,0178</text:p>
          </table:table-cell>
          <table:table-cell table:style-name="ce1" office:value-type="float" office:value="-0.08502988">
            <text:p>-0,085</text:p>
          </table:table-cell>
          <table:table-cell table:style-name="ce1" office:value-type="float" office:value="0.08929876">
            <text:p>0,0893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63]+0.0672" office:value-type="float" office:value="-0.0128435">
            <text:p>-0,0128</text:p>
          </table:table-cell>
          <table:table-cell table:style-name="ce1" office:value-type="float" office:value="-0.0800435">
            <text:p>-0,08</text:p>
          </table:table-cell>
          <table:table-cell table:style-name="ce1" office:value-type="float" office:value="0.0885861">
            <text:p>0,0886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64]+0.0672" office:value-type="float" office:value="-0.01105433">
            <text:p>-0,0111</text:p>
          </table:table-cell>
          <table:table-cell table:style-name="ce1" office:value-type="float" office:value="-0.07825433">
            <text:p>-0,0783</text:p>
          </table:table-cell>
          <table:table-cell table:style-name="ce1" office:value-type="float" office:value="0.08731084">
            <text:p>0,0873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65]+0.0672" office:value-type="float" office:value="-0.00979680999999999">
            <text:p>-0,0098</text:p>
          </table:table-cell>
          <table:table-cell table:style-name="ce1" office:value-type="float" office:value="-0.07699681">
            <text:p>-0,077</text:p>
          </table:table-cell>
          <table:table-cell table:style-name="ce1" office:value-type="float" office:value="0.08725794">
            <text:p>0,0873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66]+0.0672" office:value-type="float" office:value="-0.00493041">
            <text:p>-0,0049</text:p>
          </table:table-cell>
          <table:table-cell table:style-name="ce1" office:value-type="float" office:value="-0.07213041">
            <text:p>-0,0721</text:p>
          </table:table-cell>
          <table:table-cell table:style-name="ce1" office:value-type="float" office:value="0.08479776">
            <text:p>0,0848</text:p>
          </table:table-cell>
          <table:table-cell table:formula="oooc:=[.B66]-[.D66]" office:value-type="float" office:value="-0.08972817">
            <text:p>-0,0897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67]-0.0897" office:value-type="float" office:value="-0.00587482">
            <text:p>-0,0059</text:p>
          </table:table-cell>
          <table:table-cell/>
          <table:table-cell table:style-name="ce1" office:value-type="float" office:value="0.08382518">
            <text:p>0,0838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68]-0.0897" office:value-type="float" office:value="0.00991983">
            <text:p>0,0099</text:p>
          </table:table-cell>
          <table:table-cell/>
          <table:table-cell table:style-name="ce1" office:value-type="float" office:value="0.09961983">
            <text:p>0,0996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69]-0.0897" office:value-type="float" office:value="0.02407207">
            <text:p>0,0241</text:p>
          </table:table-cell>
          <table:table-cell/>
          <table:table-cell table:style-name="ce1" office:value-type="float" office:value="0.11377207">
            <text:p>0,1138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70]-0.0897" office:value-type="float" office:value="0.00467876">
            <text:p>0,0047</text:p>
          </table:table-cell>
          <table:table-cell/>
          <table:table-cell table:style-name="ce1" office:value-type="float" office:value="0.09437876">
            <text:p>0,0944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71]-0.0897" office:value-type="float" office:value="0.00631815">
            <text:p>0,0063</text:p>
          </table:table-cell>
          <table:table-cell/>
          <table:table-cell table:style-name="ce1" office:value-type="float" office:value="0.09601815">
            <text:p>0,096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72]-0.0897" office:value-type="float" office:value="0.0190237">
            <text:p>0,019</text:p>
          </table:table-cell>
          <table:table-cell/>
          <table:table-cell table:style-name="ce1" office:value-type="float" office:value="0.1087237">
            <text:p>0,1087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73]-0.0897" office:value-type="float" office:value="0.01866134">
            <text:p>0,0187</text:p>
          </table:table-cell>
          <table:table-cell/>
          <table:table-cell table:style-name="ce1" office:value-type="float" office:value="0.10836134">
            <text:p>0,1084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74]-0.0897" office:value-type="float" office:value="0.01043912">
            <text:p>0,0104</text:p>
          </table:table-cell>
          <table:table-cell/>
          <table:table-cell table:style-name="ce1" office:value-type="float" office:value="0.10013912">
            <text:p>0,1001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75]-0.0897" office:value-type="float" office:value="0.01109483">
            <text:p>0,0111</text:p>
          </table:table-cell>
          <table:table-cell/>
          <table:table-cell table:style-name="ce1" office:value-type="float" office:value="0.10079483">
            <text:p>0,1008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76]-0.0897" office:value-type="float" office:value="0.00993041">
            <text:p>0,0099</text:p>
          </table:table-cell>
          <table:table-cell/>
          <table:table-cell table:style-name="ce1" office:value-type="float" office:value="0.09963041">
            <text:p>0,0996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77]-0.0897" office:value-type="float" office:value="0.00554779">
            <text:p>0,0055</text:p>
          </table:table-cell>
          <table:table-cell/>
          <table:table-cell table:style-name="ce1" office:value-type="float" office:value="0.09524779">
            <text:p>0,0952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78]-0.0897" office:value-type="float" office:value="0.00929029000000001">
            <text:p>0,0093</text:p>
          </table:table-cell>
          <table:table-cell/>
          <table:table-cell table:style-name="ce1" office:value-type="float" office:value="0.09899029">
            <text:p>0,099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79]-0.0897" office:value-type="float" office:value="-0.00334787">
            <text:p>-0,0033</text:p>
          </table:table-cell>
          <table:table-cell/>
          <table:table-cell table:style-name="ce1" office:value-type="float" office:value="0.08635213">
            <text:p>0,0864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80]-0.0897" office:value-type="float" office:value="-0.01034962">
            <text:p>-0,0103</text:p>
          </table:table-cell>
          <table:table-cell/>
          <table:table-cell table:style-name="ce1" office:value-type="float" office:value="0.07935038">
            <text:p>0,0794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81]-0.0897" office:value-type="float" office:value="-0.01195827">
            <text:p>-0,012</text:p>
          </table:table-cell>
          <table:table-cell/>
          <table:table-cell table:style-name="ce1" office:value-type="float" office:value="0.07774173">
            <text:p>0,0777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82]-0.0897" office:value-type="float" office:value="-0.01202002">
            <text:p>-0,012</text:p>
          </table:table-cell>
          <table:table-cell/>
          <table:table-cell table:style-name="ce1" office:value-type="float" office:value="0.07767998">
            <text:p>0,0777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83]-0.0897" office:value-type="float" office:value="-0.00590247000000001">
            <text:p>-0,0059</text:p>
          </table:table-cell>
          <table:table-cell/>
          <table:table-cell table:style-name="ce1" office:value-type="float" office:value="0.08379753">
            <text:p>0,083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84]-0.0897" office:value-type="float" office:value="-0.00642827999999999">
            <text:p>-0,0064</text:p>
          </table:table-cell>
          <table:table-cell/>
          <table:table-cell table:style-name="ce1" office:value-type="float" office:value="0.08327172">
            <text:p>0,0833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85]-0.0897" office:value-type="float" office:value="-0.00354396999999999">
            <text:p>-0,0035</text:p>
          </table:table-cell>
          <table:table-cell/>
          <table:table-cell table:style-name="ce1" office:value-type="float" office:value="0.08615603">
            <text:p>0,0862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86]-0.0897" office:value-type="float" office:value="0.000289849999999994">
            <text:p>0,0003</text:p>
          </table:table-cell>
          <table:table-cell/>
          <table:table-cell table:style-name="ce1" office:value-type="float" office:value="0.08998985">
            <text:p>0,09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87]-0.0897" office:value-type="float" office:value="0.00151301">
            <text:p>0,0015</text:p>
          </table:table-cell>
          <table:table-cell/>
          <table:table-cell table:style-name="ce1" office:value-type="float" office:value="0.09121301">
            <text:p>0,0912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88]-0.0897" office:value-type="float" office:value="-0.00271781">
            <text:p>-0,0027</text:p>
          </table:table-cell>
          <table:table-cell/>
          <table:table-cell table:style-name="ce1" office:value-type="float" office:value="0.08698219">
            <text:p>0,087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89]-0.0897" office:value-type="float" office:value="-0.01185378">
            <text:p>-0,0119</text:p>
          </table:table-cell>
          <table:table-cell/>
          <table:table-cell table:style-name="ce1" office:value-type="float" office:value="0.07784622">
            <text:p>0,0778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90]-0.0897" office:value-type="float" office:value="-0.01248381">
            <text:p>-0,0125</text:p>
          </table:table-cell>
          <table:table-cell/>
          <table:table-cell table:style-name="ce1" office:value-type="float" office:value="0.07721619">
            <text:p>0,0772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91]-0.0897" office:value-type="float" office:value="-0.0138284">
            <text:p>-0,0138</text:p>
          </table:table-cell>
          <table:table-cell/>
          <table:table-cell table:style-name="ce1" office:value-type="float" office:value="0.0758716">
            <text:p>0,0759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92]-0.0897" office:value-type="float" office:value="-0.01881953">
            <text:p>-0,0188</text:p>
          </table:table-cell>
          <table:table-cell/>
          <table:table-cell table:style-name="ce1" office:value-type="float" office:value="0.07088047">
            <text:p>0,0709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93]-0.0897" office:value-type="float" office:value="-0.0205833">
            <text:p>-0,0206</text:p>
          </table:table-cell>
          <table:table-cell/>
          <table:table-cell table:style-name="ce1" office:value-type="float" office:value="0.0691167">
            <text:p>0,0691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94]-0.0897" office:value-type="float" office:value="-0.01991365">
            <text:p>-0,0199</text:p>
          </table:table-cell>
          <table:table-cell/>
          <table:table-cell table:style-name="ce1" office:value-type="float" office:value="0.06978635">
            <text:p>0,0698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95]-0.0897" office:value-type="float" office:value="-0.01708391">
            <text:p>-0,0171</text:p>
          </table:table-cell>
          <table:table-cell/>
          <table:table-cell table:style-name="ce1" office:value-type="float" office:value="0.07261609">
            <text:p>0,0726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96]-0.0897" office:value-type="float" office:value="-0.02187079">
            <text:p>-0,0219</text:p>
          </table:table-cell>
          <table:table-cell/>
          <table:table-cell table:style-name="ce1" office:value-type="float" office:value="0.06782921">
            <text:p>0,0678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5892376">
            <text:p>-0,1589</text:p>
          </table:table-cell>
          <table:table-cell table:number-columns-repeated="4"/>
          <table:table-cell>
            <draw:frame table:end-cell-address="Sheet1.O132" table:end-x="1.48cm" table:end-y="0.134cm" draw:z-index="1" svg:width="18.149cm" svg:height="13.84cm" svg:x="1.395cm" svg:y="0.293cm">
              <draw:object draw:notify-on-update-of-ranges="Sheet1.A101:Sheet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6185719">
            <text:p>-0,1619</text:p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6245099">
            <text:p>-0,1625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6485949">
            <text:p>-0,1649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6773761">
            <text:p>-0,167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7207953">
            <text:p>-0,172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7579499">
            <text:p>-0,175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7862355">
            <text:p>-0,178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7813027">
            <text:p>-0,178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7489968">
            <text:p>-0,174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7485725">
            <text:p>-0,174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7460585">
            <text:p>-0,174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7835518">
            <text:p>-0,178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8307092">
            <text:p>-0,183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8776059">
            <text:p>-0,1878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883663">
            <text:p>-0,188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878895">
            <text:p>-0,1879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8921214">
            <text:p>-0,189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9039861">
            <text:p>-0,190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9019301">
            <text:p>-0,1902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9152131">
            <text:p>-0,191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9242453">
            <text:p>-0,1924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9108882">
            <text:p>-0,1911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9127758">
            <text:p>-0,1913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9240611">
            <text:p>-0,1924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9443202">
            <text:p>-0,194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9558111">
            <text:p>-0,195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9474351">
            <text:p>-0,194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9504101">
            <text:p>-0,19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9441668">
            <text:p>-0,194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9302801">
            <text:p>-0,193</text:p>
          </table:table-cell>
          <table:table-cell table:style-name="ce1" office:value-type="float" office:value="-0.26781577">
            <text:p>-0,2678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9253263">
            <text:p>-0,1925</text:p>
          </table:table-cell>
          <table:table-cell table:style-name="ce1" office:value-type="float" office:value="-0.24541969">
            <text:p>-0,2454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9113842">
            <text:p>-0,1911</text:p>
          </table:table-cell>
          <table:table-cell table:style-name="ce1" office:value-type="float" office:value="-0.23902611">
            <text:p>-0,23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8982583">
            <text:p>-0,1898</text:p>
          </table:table-cell>
          <table:table-cell table:style-name="ce1" office:value-type="float" office:value="-0.23250179">
            <text:p>-0,232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9025599">
            <text:p>-0,1903</text:p>
          </table:table-cell>
          <table:table-cell table:style-name="ce1" office:value-type="float" office:value="-0.2316627">
            <text:p>-0,2317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910095">
            <text:p>-0,191</text:p>
          </table:table-cell>
          <table:table-cell table:style-name="ce1" office:value-type="float" office:value="-0.23308797">
            <text:p>-0,2331</text:p>
          </table:table-cell>
          <table:table-cell table:formula="oooc:=[.B136]-[.C136]" office:value-type="float" office:value="0.04207847">
            <text:p>0,0421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18709052">
            <text:p>-0,1871</text:p>
          </table:table-cell>
          <table:table-cell table:style-name="ce1" office:value-type="float" office:value="-0.22916899">
            <text:p>-0,2292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18873194">
            <text:p>-0,1887</text:p>
          </table:table-cell>
          <table:table-cell table:style-name="ce1" office:value-type="float" office:value="-0.23081041">
            <text:p>-0,2308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19454087">
            <text:p>-0,1945</text:p>
          </table:table-cell>
          <table:table-cell table:style-name="ce1" office:value-type="float" office:value="-0.23661934">
            <text:p>-0,2366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19793069">
            <text:p>-0,1979</text:p>
          </table:table-cell>
          <table:table-cell table:style-name="ce1" office:value-type="float" office:value="-0.24000916">
            <text:p>-0,24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19716272">
            <text:p>-0,1972</text:p>
          </table:table-cell>
          <table:table-cell table:style-name="ce1" office:value-type="float" office:value="-0.23924119">
            <text:p>-0,2392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19813914">
            <text:p>-0,1981</text:p>
          </table:table-cell>
          <table:table-cell table:style-name="ce1" office:value-type="float" office:value="-0.24021761">
            <text:p>-0,2402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19521683">
            <text:p>-0,1952</text:p>
          </table:table-cell>
          <table:table-cell table:style-name="ce1" office:value-type="float" office:value="-0.2372953">
            <text:p>-0,2373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18575186">
            <text:p>-0,1858</text:p>
          </table:table-cell>
          <table:table-cell table:style-name="ce1" office:value-type="float" office:value="-0.22783033">
            <text:p>-0,2278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17933947">
            <text:p>-0,1793</text:p>
          </table:table-cell>
          <table:table-cell table:style-name="ce1" office:value-type="float" office:value="-0.22141794">
            <text:p>-0,221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16582623">
            <text:p>-0,1658</text:p>
          </table:table-cell>
          <table:table-cell table:style-name="ce1" office:value-type="float" office:value="-0.2079047">
            <text:p>-0,2079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15976316">
            <text:p>-0,1598</text:p>
          </table:table-cell>
          <table:table-cell table:style-name="ce1" office:value-type="float" office:value="-0.20184163">
            <text:p>-0,2018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15576667">
            <text:p>-0,1558</text:p>
          </table:table-cell>
          <table:table-cell table:style-name="ce1" office:value-type="float" office:value="-0.19784514">
            <text:p>-0,197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14795863">
            <text:p>-0,148</text:p>
          </table:table-cell>
          <table:table-cell table:style-name="ce1" office:value-type="float" office:value="-0.1900371">
            <text:p>-0,19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14234682">
            <text:p>-0,1423</text:p>
          </table:table-cell>
          <table:table-cell table:style-name="ce1" office:value-type="float" office:value="-0.18442529">
            <text:p>-0,1844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14151399">
            <text:p>-0,1415</text:p>
          </table:table-cell>
          <table:table-cell table:style-name="ce1" office:value-type="float" office:value="-0.18359246">
            <text:p>-0,1836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14020766">
            <text:p>-0,1402</text:p>
          </table:table-cell>
          <table:table-cell table:style-name="ce1" office:value-type="float" office:value="-0.18228613">
            <text:p>-0,1823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1375251">
            <text:p>-0,1375</text:p>
          </table:table-cell>
          <table:table-cell table:style-name="ce1" office:value-type="float" office:value="-0.17960357">
            <text:p>-0,1796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13174931">
            <text:p>-0,1317</text:p>
          </table:table-cell>
          <table:table-cell table:style-name="ce1" office:value-type="float" office:value="-0.17382778">
            <text:p>-0,1738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12821517">
            <text:p>-0,1282</text:p>
          </table:table-cell>
          <table:table-cell table:style-name="ce1" office:value-type="float" office:value="-0.17029364">
            <text:p>-0,170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12300062">
            <text:p>-0,123</text:p>
          </table:table-cell>
          <table:table-cell table:style-name="ce1" office:value-type="float" office:value="-0.16507909">
            <text:p>-0,165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11768416">
            <text:p>-0,1177</text:p>
          </table:table-cell>
          <table:table-cell table:style-name="ce1" office:value-type="float" office:value="-0.15976263">
            <text:p>-0,1598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11825418">
            <text:p>-0,1183</text:p>
          </table:table-cell>
          <table:table-cell table:style-name="ce1" office:value-type="float" office:value="-0.16033265">
            <text:p>-0,1603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11719415">
            <text:p>-0,1172</text:p>
          </table:table-cell>
          <table:table-cell table:style-name="ce1" office:value-type="float" office:value="-0.15927262">
            <text:p>-0,1593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11877838">
            <text:p>-0,1188</text:p>
          </table:table-cell>
          <table:table-cell table:style-name="ce1" office:value-type="float" office:value="-0.16085685">
            <text:p>-0,1609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12159786">
            <text:p>-0,1216</text:p>
          </table:table-cell>
          <table:table-cell table:style-name="ce1" office:value-type="float" office:value="-0.16367633">
            <text:p>-0,1637</text:p>
          </table:table-cell>
          <table:table-cell table:style-name="ce1" office:value-type="float" office:value="-0.23249797">
            <text:p>-0,2325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11821481">
            <text:p>-0,1182</text:p>
          </table:table-cell>
          <table:table-cell table:style-name="ce1" office:value-type="float" office:value="-0.16029328">
            <text:p>-0,1603</text:p>
          </table:table-cell>
          <table:table-cell table:style-name="ce1" office:value-type="float" office:value="-0.22333188">
            <text:p>-0,2233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11139403">
            <text:p>-0,1114</text:p>
          </table:table-cell>
          <table:table-cell table:style-name="ce1" office:value-type="float" office:value="-0.1534725">
            <text:p>-0,1535</text:p>
          </table:table-cell>
          <table:table-cell table:style-name="ce1" office:value-type="float" office:value="-0.21792274">
            <text:p>-0,2179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10800176">
            <text:p>-0,108</text:p>
          </table:table-cell>
          <table:table-cell table:style-name="ce1" office:value-type="float" office:value="-0.15008023">
            <text:p>-0,1501</text:p>
          </table:table-cell>
          <table:table-cell table:style-name="ce1" office:value-type="float" office:value="-0.21934108">
            <text:p>-0,2193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10380517">
            <text:p>-0,1038</text:p>
          </table:table-cell>
          <table:table-cell table:style-name="ce1" office:value-type="float" office:value="-0.14588364">
            <text:p>-0,1459</text:p>
          </table:table-cell>
          <table:table-cell table:style-name="ce1" office:value-type="float" office:value="-0.21669758">
            <text:p>-0,216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09884917">
            <text:p>-0,0988</text:p>
          </table:table-cell>
          <table:table-cell table:style-name="ce1" office:value-type="float" office:value="-0.14092764">
            <text:p>-0,1409</text:p>
          </table:table-cell>
          <table:table-cell table:style-name="ce1" office:value-type="float" office:value="-0.2164475">
            <text:p>-0,2164</text:p>
          </table:table-cell>
          <table:table-cell table:formula="oooc:=[.B166]-[.D166]" office:value-type="float" office:value="0.11759833">
            <text:p>0,117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09541703">
            <text:p>-0,0954</text:p>
          </table:table-cell>
          <table:table-cell/>
          <table:table-cell table:style-name="ce1" office:value-type="float" office:value="-0.21301536">
            <text:p>-0,213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10442312">
            <text:p>-0,1044</text:p>
          </table:table-cell>
          <table:table-cell/>
          <table:table-cell table:style-name="ce1" office:value-type="float" office:value="-0.22202145">
            <text:p>-0,222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11409382">
            <text:p>-0,1141</text:p>
          </table:table-cell>
          <table:table-cell/>
          <table:table-cell table:style-name="ce1" office:value-type="float" office:value="-0.23169215">
            <text:p>-0,2317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09042399">
            <text:p>-0,0904</text:p>
          </table:table-cell>
          <table:table-cell/>
          <table:table-cell table:style-name="ce1" office:value-type="float" office:value="-0.20802232">
            <text:p>-0,208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089973">
            <text:p>-0,09</text:p>
          </table:table-cell>
          <table:table-cell/>
          <table:table-cell table:style-name="ce1" office:value-type="float" office:value="-0.20757133">
            <text:p>-0,2076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0968445">
            <text:p>-0,0968</text:p>
          </table:table-cell>
          <table:table-cell/>
          <table:table-cell table:style-name="ce1" office:value-type="float" office:value="-0.21444283">
            <text:p>-0,2144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09359315">
            <text:p>-0,0936</text:p>
          </table:table-cell>
          <table:table-cell/>
          <table:table-cell table:style-name="ce1" office:value-type="float" office:value="-0.21119148">
            <text:p>-0,2112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08705264">
            <text:p>-0,0871</text:p>
          </table:table-cell>
          <table:table-cell/>
          <table:table-cell table:style-name="ce1" office:value-type="float" office:value="-0.20465097">
            <text:p>-0,204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8398225">
            <text:p>-0,084</text:p>
          </table:table-cell>
          <table:table-cell/>
          <table:table-cell table:style-name="ce1" office:value-type="float" office:value="-0.20158058">
            <text:p>-0,2016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7273838">
            <text:p>-0,0727</text:p>
          </table:table-cell>
          <table:table-cell/>
          <table:table-cell table:style-name="ce1" office:value-type="float" office:value="-0.19033671">
            <text:p>-0,1903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06841891">
            <text:p>-0,0684</text:p>
          </table:table-cell>
          <table:table-cell/>
          <table:table-cell table:style-name="ce1" office:value-type="float" office:value="-0.18601724">
            <text:p>-0,186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6983357">
            <text:p>-0,0698</text:p>
          </table:table-cell>
          <table:table-cell/>
          <table:table-cell table:style-name="ce1" office:value-type="float" office:value="-0.1874319">
            <text:p>-0,1874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04900608">
            <text:p>-0,049</text:p>
          </table:table-cell>
          <table:table-cell/>
          <table:table-cell table:style-name="ce1" office:value-type="float" office:value="-0.16660441">
            <text:p>-0,1666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04096235">
            <text:p>-0,041</text:p>
          </table:table-cell>
          <table:table-cell/>
          <table:table-cell table:style-name="ce1" office:value-type="float" office:value="-0.15856068">
            <text:p>-0,1586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03470564">
            <text:p>-0,0347</text:p>
          </table:table-cell>
          <table:table-cell/>
          <table:table-cell table:style-name="ce1" office:value-type="float" office:value="-0.15230397">
            <text:p>-0,1523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03241692">
            <text:p>-0,0324</text:p>
          </table:table-cell>
          <table:table-cell/>
          <table:table-cell table:style-name="ce1" office:value-type="float" office:value="-0.15001525">
            <text:p>-0,1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03277622">
            <text:p>-0,0328</text:p>
          </table:table-cell>
          <table:table-cell/>
          <table:table-cell table:style-name="ce1" office:value-type="float" office:value="-0.15037455">
            <text:p>-0,1504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03283515">
            <text:p>-0,0328</text:p>
          </table:table-cell>
          <table:table-cell/>
          <table:table-cell table:style-name="ce1" office:value-type="float" office:value="-0.15043348">
            <text:p>-0,1504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03175953">
            <text:p>-0,0318</text:p>
          </table:table-cell>
          <table:table-cell/>
          <table:table-cell table:style-name="ce1" office:value-type="float" office:value="-0.14935786">
            <text:p>-0,1494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02736573">
            <text:p>-0,0274</text:p>
          </table:table-cell>
          <table:table-cell/>
          <table:table-cell table:style-name="ce1" office:value-type="float" office:value="-0.14496406">
            <text:p>-0,145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02469031">
            <text:p>-0,0247</text:p>
          </table:table-cell>
          <table:table-cell/>
          <table:table-cell table:style-name="ce1" office:value-type="float" office:value="-0.14228864">
            <text:p>-0,1423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01973209">
            <text:p>-0,0197</text:p>
          </table:table-cell>
          <table:table-cell/>
          <table:table-cell table:style-name="ce1" office:value-type="float" office:value="-0.13733042">
            <text:p>-0,1373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00273693">
            <text:p>-0,0027</text:p>
          </table:table-cell>
          <table:table-cell/>
          <table:table-cell table:style-name="ce1" office:value-type="float" office:value="-0.12033526">
            <text:p>-0,1203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000924080000000008">
            <text:p>-0,0009</text:p>
          </table:table-cell>
          <table:table-cell/>
          <table:table-cell table:style-name="ce1" office:value-type="float" office:value="-0.11852241">
            <text:p>-0,1185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0.00584732">
            <text:p>0,0058</text:p>
          </table:table-cell>
          <table:table-cell/>
          <table:table-cell table:style-name="ce1" office:value-type="float" office:value="-0.11175101">
            <text:p>-0,1118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0.01031981">
            <text:p>0,0103</text:p>
          </table:table-cell>
          <table:table-cell/>
          <table:table-cell table:style-name="ce1" office:value-type="float" office:value="-0.10727852">
            <text:p>-0,1073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0.01598727">
            <text:p>0,016</text:p>
          </table:table-cell>
          <table:table-cell/>
          <table:table-cell table:style-name="ce1" office:value-type="float" office:value="-0.10161106">
            <text:p>-0,1016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0.022459">
            <text:p>0,0225</text:p>
          </table:table-cell>
          <table:table-cell/>
          <table:table-cell table:style-name="ce1" office:value-type="float" office:value="-0.09513933">
            <text:p>-0,0951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0.02354341">
            <text:p>0,0235</text:p>
          </table:table-cell>
          <table:table-cell/>
          <table:table-cell table:style-name="ce1" office:value-type="float" office:value="-0.09405492">
            <text:p>-0,094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0.03147746">
            <text:p>0,0315</text:p>
          </table:table-cell>
          <table:table-cell/>
          <table:table-cell table:style-name="ce1" office:value-type="float" office:value="-0.08612087">
            <text:p>-0,0861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5358193">
            <text:p>0,0536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5669401">
            <text:p>0,0567</text:p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5800273">
            <text:p>0,058</text:p>
          </table:table-cell>
          <table:table-cell table:number-columns-repeated="3"/>
          <table:table-cell>
            <draw:frame table:end-cell-address="Sheet1.O233" table:end-x="0.699cm" table:end-y="0.186cm" draw:z-index="2" svg:width="19.794cm" svg:height="13.416cm" svg:x="1.227cm" svg:y="0.318cm">
              <draw:object draw:notify-on-update-of-ranges="Sheet1.A201:Sheet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6099375">
            <text:p>0,061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6348527">
            <text:p>0,063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6478011">
            <text:p>0,0648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6717436">
            <text:p>0,067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6999434">
            <text:p>0,0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7166317">
            <text:p>0,071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7339163">
            <text:p>0,073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07655922">
            <text:p>0,076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939213">
            <text:p>0,079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0820445">
            <text:p>0,082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8262967">
            <text:p>0,0826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08341569">
            <text:p>0,0834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08583067">
            <text:p>0,0858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8762005">
            <text:p>0,087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0901636">
            <text:p>0,090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09199052">
            <text:p>0,092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09474929">
            <text:p>0,0947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09612782">
            <text:p>0,0961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09788853">
            <text:p>0,0979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10119571">
            <text:p>0,101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0421178">
            <text:p>0,1042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0565011">
            <text:p>0,1057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076339">
            <text:p>0,1076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0939849">
            <text:p>0,1094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1196713">
            <text:p>0,11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11455432">
            <text:p>0,1146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1525617">
            <text:p>0,115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11676637">
            <text:p>0,1168</text:p>
          </table:table-cell>
          <table:table-cell table:style-name="ce1" office:value-type="float" office:value="-0.20870843">
            <text:p>-0,2087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11885447">
            <text:p>0,1189</text:p>
          </table:table-cell>
          <table:table-cell table:style-name="ce1" office:value-type="float" office:value="-0.18161318">
            <text:p>-0,181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12055651">
            <text:p>0,1206</text:p>
          </table:table-cell>
          <table:table-cell table:style-name="ce1" office:value-type="float" office:value="-0.16975959">
            <text:p>-0,1698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12392231">
            <text:p>0,1239</text:p>
          </table:table-cell>
          <table:table-cell table:style-name="ce1" office:value-type="float" office:value="-0.15850928">
            <text:p>-0,158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12657703">
            <text:p>0,1266</text:p>
          </table:table-cell>
          <table:table-cell table:style-name="ce1" office:value-type="float" office:value="-0.15713083">
            <text:p>-0,157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12813814">
            <text:p>0,1281</text:p>
          </table:table-cell>
          <table:table-cell table:style-name="ce1" office:value-type="float" office:value="-0.1562489">
            <text:p>-0,1562</text:p>
          </table:table-cell>
          <table:table-cell table:formula="oooc:=[.B236]-[.C236]" office:value-type="float" office:value="0.28438704">
            <text:p>0,2844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12317287">
            <text:p>0,1232</text:p>
          </table:table-cell>
          <table:table-cell table:style-name="ce1" office:value-type="float" office:value="-0.16121417">
            <text:p>-0,1612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13159837">
            <text:p>0,1316</text:p>
          </table:table-cell>
          <table:table-cell table:style-name="ce1" office:value-type="float" office:value="-0.15278867">
            <text:p>-0,1528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13163838">
            <text:p>0,1316</text:p>
          </table:table-cell>
          <table:table-cell table:style-name="ce1" office:value-type="float" office:value="-0.15274866">
            <text:p>-0,1527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12752355">
            <text:p>0,1275</text:p>
          </table:table-cell>
          <table:table-cell table:style-name="ce1" office:value-type="float" office:value="-0.15686349">
            <text:p>-0,15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12597729">
            <text:p>0,126</text:p>
          </table:table-cell>
          <table:table-cell table:style-name="ce1" office:value-type="float" office:value="-0.15840975">
            <text:p>-0,1584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12262573">
            <text:p>0,1226</text:p>
          </table:table-cell>
          <table:table-cell table:style-name="ce1" office:value-type="float" office:value="-0.16176131">
            <text:p>-0,1618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12842366">
            <text:p>0,1284</text:p>
          </table:table-cell>
          <table:table-cell table:style-name="ce1" office:value-type="float" office:value="-0.15596338">
            <text:p>-0,156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13447309">
            <text:p>0,1345</text:p>
          </table:table-cell>
          <table:table-cell table:style-name="ce1" office:value-type="float" office:value="-0.14991395">
            <text:p>-0,149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13900463">
            <text:p>0,139</text:p>
          </table:table-cell>
          <table:table-cell table:style-name="ce1" office:value-type="float" office:value="-0.14538241">
            <text:p>-0,145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15158852">
            <text:p>0,1516</text:p>
          </table:table-cell>
          <table:table-cell table:style-name="ce1" office:value-type="float" office:value="-0.13279852">
            <text:p>-0,1328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15876918">
            <text:p>0,1588</text:p>
          </table:table-cell>
          <table:table-cell table:style-name="ce1" office:value-type="float" office:value="-0.12561786">
            <text:p>-0,125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16968244">
            <text:p>0,1697</text:p>
          </table:table-cell>
          <table:table-cell table:style-name="ce1" office:value-type="float" office:value="-0.1147046">
            <text:p>-0,1147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18315343">
            <text:p>0,1832</text:p>
          </table:table-cell>
          <table:table-cell table:style-name="ce1" office:value-type="float" office:value="-0.10123361">
            <text:p>-0,1012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1941937">
            <text:p>0,1942</text:p>
          </table:table-cell>
          <table:table-cell table:style-name="ce1" office:value-type="float" office:value="-0.09019334">
            <text:p>-0,0902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19432282">
            <text:p>0,1943</text:p>
          </table:table-cell>
          <table:table-cell table:style-name="ce1" office:value-type="float" office:value="-0.09006422">
            <text:p>-0,0901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19665275">
            <text:p>0,1967</text:p>
          </table:table-cell>
          <table:table-cell table:style-name="ce1" office:value-type="float" office:value="-0.08773429">
            <text:p>-0,0877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19914328">
            <text:p>0,1991</text:p>
          </table:table-cell>
          <table:table-cell table:style-name="ce1" office:value-type="float" office:value="-0.08524376">
            <text:p>-0,0852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20378099">
            <text:p>0,2038</text:p>
          </table:table-cell>
          <table:table-cell table:style-name="ce1" office:value-type="float" office:value="-0.08060605">
            <text:p>-0,0806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20736686">
            <text:p>0,2074</text:p>
          </table:table-cell>
          <table:table-cell table:style-name="ce1" office:value-type="float" office:value="-0.07702018">
            <text:p>-0,077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21157729">
            <text:p>0,2116</text:p>
          </table:table-cell>
          <table:table-cell table:style-name="ce1" office:value-type="float" office:value="-0.07280975">
            <text:p>-0,0728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21537082">
            <text:p>0,2154</text:p>
          </table:table-cell>
          <table:table-cell table:style-name="ce1" office:value-type="float" office:value="-0.06901622">
            <text:p>-0,06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22201918">
            <text:p>0,222</text:p>
          </table:table-cell>
          <table:table-cell table:style-name="ce1" office:value-type="float" office:value="-0.06236786">
            <text:p>-0,0624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22087103">
            <text:p>0,2209</text:p>
          </table:table-cell>
          <table:table-cell table:style-name="ce1" office:value-type="float" office:value="-0.06351601">
            <text:p>-0,0635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2139604">
            <text:p>0,214</text:p>
          </table:table-cell>
          <table:table-cell table:style-name="ce1" office:value-type="float" office:value="-0.07042664">
            <text:p>-0,070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20752346">
            <text:p>0,2075</text:p>
          </table:table-cell>
          <table:table-cell table:style-name="ce1" office:value-type="float" office:value="-0.07686358">
            <text:p>-0,0769</text:p>
          </table:table-cell>
          <table:table-cell table:style-name="ce1" office:value-type="float" office:value="0.07609341">
            <text:p>0,0761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20649345">
            <text:p>0,2065</text:p>
          </table:table-cell>
          <table:table-cell table:style-name="ce1" office:value-type="float" office:value="-0.07789359">
            <text:p>-0,0779</text:p>
          </table:table-cell>
          <table:table-cell table:style-name="ce1" office:value-type="float" office:value="0.0688275">
            <text:p>0,0688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20890546">
            <text:p>0,2089</text:p>
          </table:table-cell>
          <table:table-cell table:style-name="ce1" office:value-type="float" office:value="-0.07548158">
            <text:p>-0,0755</text:p>
          </table:table-cell>
          <table:table-cell table:style-name="ce1" office:value-type="float" office:value="0.06934312">
            <text:p>0,06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20963385">
            <text:p>0,2096</text:p>
          </table:table-cell>
          <table:table-cell table:style-name="ce1" office:value-type="float" office:value="-0.07475319">
            <text:p>-0,0748</text:p>
          </table:table-cell>
          <table:table-cell table:style-name="ce1" office:value-type="float" office:value="0.07250179">
            <text:p>0,0725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21292094">
            <text:p>0,2129</text:p>
          </table:table-cell>
          <table:table-cell table:style-name="ce1" office:value-type="float" office:value="-0.0714661">
            <text:p>-0,0715</text:p>
          </table:table-cell>
          <table:table-cell table:style-name="ce1" office:value-type="float" office:value="0.07439018">
            <text:p>0,0744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21053806">
            <text:p>0,2105</text:p>
          </table:table-cell>
          <table:table-cell table:style-name="ce1" office:value-type="float" office:value="-0.07384898">
            <text:p>-0,0738</text:p>
          </table:table-cell>
          <table:table-cell table:style-name="ce1" office:value-type="float" office:value="0.07896129">
            <text:p>0,079</text:p>
          </table:table-cell>
          <table:table-cell table:formula="oooc:=[.B266]-[.D266]" office:value-type="float" office:value="0.13157677">
            <text:p>0,131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21453196">
            <text:p>0,2145</text:p>
          </table:table-cell>
          <table:table-cell/>
          <table:table-cell table:style-name="ce1" office:value-type="float" office:value="0.08295519">
            <text:p>0,083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18766295">
            <text:p>0,1877</text:p>
          </table:table-cell>
          <table:table-cell/>
          <table:table-cell table:style-name="ce1" office:value-type="float" office:value="0.05608618">
            <text:p>0,0561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166151">
            <text:p>0,1662</text:p>
          </table:table-cell>
          <table:table-cell/>
          <table:table-cell table:style-name="ce1" office:value-type="float" office:value="0.03457423">
            <text:p>0,0346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20178205">
            <text:p>0,2018</text:p>
          </table:table-cell>
          <table:table-cell/>
          <table:table-cell table:style-name="ce1" office:value-type="float" office:value="0.07020528">
            <text:p>0,0702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19412712">
            <text:p>0,1941</text:p>
          </table:table-cell>
          <table:table-cell/>
          <table:table-cell table:style-name="ce1" office:value-type="float" office:value="0.06255035">
            <text:p>0,0626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16183318">
            <text:p>0,1618</text:p>
          </table:table-cell>
          <table:table-cell/>
          <table:table-cell table:style-name="ce1" office:value-type="float" office:value="0.03025641">
            <text:p>0,0303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16476784">
            <text:p>0,1648</text:p>
          </table:table-cell>
          <table:table-cell/>
          <table:table-cell table:style-name="ce1" office:value-type="float" office:value="0.03319107">
            <text:p>0,0332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17930366">
            <text:p>0,1793</text:p>
          </table:table-cell>
          <table:table-cell/>
          <table:table-cell table:style-name="ce1" office:value-type="float" office:value="0.04772689">
            <text:p>0,047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16717085">
            <text:p>0,1672</text:p>
          </table:table-cell>
          <table:table-cell/>
          <table:table-cell table:style-name="ce1" office:value-type="float" office:value="0.03559408">
            <text:p>0,0356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16681649">
            <text:p>0,1668</text:p>
          </table:table-cell>
          <table:table-cell/>
          <table:table-cell table:style-name="ce1" office:value-type="float" office:value="0.03523972">
            <text:p>0,0352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16922532">
            <text:p>0,1692</text:p>
          </table:table-cell>
          <table:table-cell/>
          <table:table-cell table:style-name="ce1" office:value-type="float" office:value="0.03764855">
            <text:p>0,0376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13404632">
            <text:p>0,134</text:p>
          </table:table-cell>
          <table:table-cell/>
          <table:table-cell table:style-name="ce1" office:value-type="float" office:value="0.00246955">
            <text:p>0,0025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15730525">
            <text:p>0,1573</text:p>
          </table:table-cell>
          <table:table-cell/>
          <table:table-cell table:style-name="ce1" office:value-type="float" office:value="0.02572848">
            <text:p>0,0257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16586177">
            <text:p>0,1659</text:p>
          </table:table-cell>
          <table:table-cell/>
          <table:table-cell table:style-name="ce1" office:value-type="float" office:value="0.034285">
            <text:p>0,0343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16102687">
            <text:p>0,161</text:p>
          </table:table-cell>
          <table:table-cell/>
          <table:table-cell table:style-name="ce1" office:value-type="float" office:value="0.0294501">
            <text:p>0,0295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15471334">
            <text:p>0,1547</text:p>
          </table:table-cell>
          <table:table-cell/>
          <table:table-cell table:style-name="ce1" office:value-type="float" office:value="0.02313657">
            <text:p>0,0231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11990265">
            <text:p>0,1199</text:p>
          </table:table-cell>
          <table:table-cell/>
          <table:table-cell table:style-name="ce1" office:value-type="float" office:value="-0.01167412">
            <text:p>-0,0117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1112949">
            <text:p>0,1113</text:p>
          </table:table-cell>
          <table:table-cell/>
          <table:table-cell table:style-name="ce1" office:value-type="float" office:value="-0.02028187">
            <text:p>-0,0203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07486893">
            <text:p>0,0749</text:p>
          </table:table-cell>
          <table:table-cell/>
          <table:table-cell table:style-name="ce1" office:value-type="float" office:value="-0.05670784">
            <text:p>-0,056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06801069">
            <text:p>0,068</text:p>
          </table:table-cell>
          <table:table-cell/>
          <table:table-cell table:style-name="ce1" office:value-type="float" office:value="-0.06356608">
            <text:p>-0,0636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04678979">
            <text:p>0,0468</text:p>
          </table:table-cell>
          <table:table-cell/>
          <table:table-cell table:style-name="ce1" office:value-type="float" office:value="-0.08478698">
            <text:p>-0,0848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03235647">
            <text:p>0,0324</text:p>
          </table:table-cell>
          <table:table-cell/>
          <table:table-cell table:style-name="ce1" office:value-type="float" office:value="-0.0992203">
            <text:p>-0,0992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04022254">
            <text:p>0,0402</text:p>
          </table:table-cell>
          <table:table-cell/>
          <table:table-cell table:style-name="ce1" office:value-type="float" office:value="-0.09135423">
            <text:p>-0,0914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00443450000000001">
            <text:p>0,0044</text:p>
          </table:table-cell>
          <table:table-cell/>
          <table:table-cell table:style-name="ce1" office:value-type="float" office:value="-0.12714227">
            <text:p>-0,1271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02470504">
            <text:p>0,0247</text:p>
          </table:table-cell>
          <table:table-cell/>
          <table:table-cell table:style-name="ce1" office:value-type="float" office:value="-0.10687173">
            <text:p>-0,1069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022914">
            <text:p>0,0229</text:p>
          </table:table-cell>
          <table:table-cell/>
          <table:table-cell table:style-name="ce1" office:value-type="float" office:value="-0.10866277">
            <text:p>-0,1087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04056654">
            <text:p>0,0406</text:p>
          </table:table-cell>
          <table:table-cell/>
          <table:table-cell table:style-name="ce1" office:value-type="float" office:value="-0.09101023">
            <text:p>-0,091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0366844">
            <text:p>0,0367</text:p>
          </table:table-cell>
          <table:table-cell/>
          <table:table-cell table:style-name="ce1" office:value-type="float" office:value="-0.09489237">
            <text:p>-0,0949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-0.00613172000000001">
            <text:p>-0,0061</text:p>
          </table:table-cell>
          <table:table-cell/>
          <table:table-cell table:style-name="ce1" office:value-type="float" office:value="-0.13770849">
            <text:p>-0,1377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-0.00491169999999999">
            <text:p>-0,0049</text:p>
          </table:table-cell>
          <table:table-cell/>
          <table:table-cell table:style-name="ce1" office:value-type="float" office:value="-0.13648847">
            <text:p>-0,1365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339015">
            <text:p>-0,1339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307465">
            <text:p>-0,1307</text:p>
          </table:table-cell>
          <table:table-cell table:number-columns-repeated="3"/>
          <table:table-cell>
            <draw:frame table:end-cell-address="Sheet1.P337" table:end-x="0.866cm" table:end-y="0.159cm" draw:z-index="3" svg:width="21.745cm" svg:height="15.568cm" svg:x="1.701cm" svg:y="0.397cm">
              <draw:object draw:notify-on-update-of-ranges="Sheet1.A301:Sheet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2612225">
            <text:p>-0,1261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248986">
            <text:p>-0,1249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2347941">
            <text:p>-0,123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2138999">
            <text:p>-0,121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1837657">
            <text:p>-0,118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1498013">
            <text:p>-0,11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1098044">
            <text:p>-0,11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0821237">
            <text:p>-0,108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0563085">
            <text:p>-0,105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028721">
            <text:p>-0,102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09964225">
            <text:p>-0,0996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9661791">
            <text:p>-0,0966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9239137">
            <text:p>-0,0924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8923733">
            <text:p>-0,0892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8577063">
            <text:p>-0,0858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822397">
            <text:p>-0,082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7886387">
            <text:p>-0,0789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760193">
            <text:p>-0,076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7208909">
            <text:p>-0,0721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912167">
            <text:p>-0,069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565367">
            <text:p>-0,065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6422062">
            <text:p>-0,0642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6145971">
            <text:p>-0,061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5859868">
            <text:p>-0,0586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5553471">
            <text:p>-0,0555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534361">
            <text:p>-0,0534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5072335">
            <text:p>-0,0507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4609535">
            <text:p>-0,046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4314087">
            <text:p>-0,0431</text:p>
          </table:table-cell>
          <table:table-cell table:style-name="ce1" office:value-type="float" office:value="-0.04314827">
            <text:p>-0,043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3933223">
            <text:p>-0,0393</text:p>
          </table:table-cell>
          <table:table-cell table:style-name="ce1" office:value-type="float" office:value="-0.04343028">
            <text:p>-0,0434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3620328">
            <text:p>-0,0362</text:p>
          </table:table-cell>
          <table:table-cell table:style-name="ce1" office:value-type="float" office:value="-0.04053718">
            <text:p>-0,040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3382602">
            <text:p>-0,0338</text:p>
          </table:table-cell>
          <table:table-cell table:style-name="ce1" office:value-type="float" office:value="-0.03958142">
            <text:p>-0,039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2999214">
            <text:p>-0,03</text:p>
          </table:table-cell>
          <table:table-cell table:style-name="ce1" office:value-type="float" office:value="-0.03477909">
            <text:p>-0,0348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2776546">
            <text:p>-0,0278</text:p>
          </table:table-cell>
          <table:table-cell table:style-name="ce1" office:value-type="float" office:value="-0.02995573">
            <text:p>-0,03</text:p>
          </table:table-cell>
          <table:table-cell table:formula="oooc:=[.B336]-[.C336]" office:value-type="float" office:value="0.00219027">
            <text:p>0,002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-0.02921191">
            <text:p>-0,0292</text:p>
          </table:table-cell>
          <table:table-cell table:style-name="ce1" office:value-type="float" office:value="-0.03140218">
            <text:p>-0,0314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-0.02097844">
            <text:p>-0,021</text:p>
          </table:table-cell>
          <table:table-cell table:style-name="ce1" office:value-type="float" office:value="-0.02316871">
            <text:p>-0,0232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-0.01501993">
            <text:p>-0,015</text:p>
          </table:table-cell>
          <table:table-cell table:style-name="ce1" office:value-type="float" office:value="-0.0172102">
            <text:p>-0,0172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-0.00936727">
            <text:p>-0,0094</text:p>
          </table:table-cell>
          <table:table-cell table:style-name="ce1" office:value-type="float" office:value="-0.01155754">
            <text:p>-0,011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-0.00745017">
            <text:p>-0,0075</text:p>
          </table:table-cell>
          <table:table-cell table:style-name="ce1" office:value-type="float" office:value="-0.00964044">
            <text:p>-0,0096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-0.00366703000000001">
            <text:p>-0,0037</text:p>
          </table:table-cell>
          <table:table-cell table:style-name="ce1" office:value-type="float" office:value="-0.00585730000000001">
            <text:p>-0,005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-0.00154915999999999">
            <text:p>-0,0015</text:p>
          </table:table-cell>
          <table:table-cell table:style-name="ce1" office:value-type="float" office:value="-0.00373942999999999">
            <text:p>-0,0037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-0.00380775000000001">
            <text:p>-0,0038</text:p>
          </table:table-cell>
          <table:table-cell table:style-name="ce1" office:value-type="float" office:value="-0.00599802000000001">
            <text:p>-0,00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-0.00524680999999999">
            <text:p>-0,0052</text:p>
          </table:table-cell>
          <table:table-cell table:style-name="ce1" office:value-type="float" office:value="-0.00743707999999999">
            <text:p>-0,007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-0.00827267">
            <text:p>-0,0083</text:p>
          </table:table-cell>
          <table:table-cell table:style-name="ce1" office:value-type="float" office:value="-0.01046294">
            <text:p>-0,010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-0.01085326">
            <text:p>-0,0109</text:p>
          </table:table-cell>
          <table:table-cell table:style-name="ce1" office:value-type="float" office:value="-0.01304353">
            <text:p>-0,013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-0.00576179">
            <text:p>-0,0058</text:p>
          </table:table-cell>
          <table:table-cell table:style-name="ce1" office:value-type="float" office:value="-0.00795206">
            <text:p>-0,00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-0.00207980000000002">
            <text:p>-0,0021</text:p>
          </table:table-cell>
          <table:table-cell table:style-name="ce1" office:value-type="float" office:value="-0.00427007000000002">
            <text:p>-0,0043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-0.00156499">
            <text:p>-0,0016</text:p>
          </table:table-cell>
          <table:table-cell table:style-name="ce1" office:value-type="float" office:value="-0.00375526">
            <text:p>-0,0038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0125178">
            <text:p>0,0013</text:p>
          </table:table-cell>
          <table:table-cell table:style-name="ce1" office:value-type="float" office:value="-0.00093849">
            <text:p>-0,0009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00920617000000001">
            <text:p>0,0092</text:p>
          </table:table-cell>
          <table:table-cell table:style-name="ce1" office:value-type="float" office:value="0.00701590000000001">
            <text:p>0,007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01428398">
            <text:p>0,0143</text:p>
          </table:table-cell>
          <table:table-cell table:style-name="ce1" office:value-type="float" office:value="0.01209371">
            <text:p>0,012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182918">
            <text:p>0,0183</text:p>
          </table:table-cell>
          <table:table-cell table:style-name="ce1" office:value-type="float" office:value="0.01610153">
            <text:p>0,0161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2299175">
            <text:p>0,023</text:p>
          </table:table-cell>
          <table:table-cell table:style-name="ce1" office:value-type="float" office:value="0.02080148">
            <text:p>0,020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2763602">
            <text:p>0,0276</text:p>
          </table:table-cell>
          <table:table-cell table:style-name="ce1" office:value-type="float" office:value="0.02544575">
            <text:p>0,0254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02904296">
            <text:p>0,029</text:p>
          </table:table-cell>
          <table:table-cell table:style-name="ce1" office:value-type="float" office:value="0.02685269">
            <text:p>0,026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0402294">
            <text:p>0,0402</text:p>
          </table:table-cell>
          <table:table-cell table:style-name="ce1" office:value-type="float" office:value="0.03803913">
            <text:p>0,038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04897024">
            <text:p>0,049</text:p>
          </table:table-cell>
          <table:table-cell table:style-name="ce1" office:value-type="float" office:value="0.04677997">
            <text:p>0,0468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05631243">
            <text:p>0,0563</text:p>
          </table:table-cell>
          <table:table-cell table:style-name="ce1" office:value-type="float" office:value="0.05412216">
            <text:p>0,0541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06746542">
            <text:p>0,0675</text:p>
          </table:table-cell>
          <table:table-cell table:style-name="ce1" office:value-type="float" office:value="0.06527515">
            <text:p>0,0653</text:p>
          </table:table-cell>
          <table:table-cell table:style-name="ce1" office:value-type="float" office:value="0.16068678">
            <text:p>0,1607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07205786">
            <text:p>0,0721</text:p>
          </table:table-cell>
          <table:table-cell table:style-name="ce1" office:value-type="float" office:value="0.06986759">
            <text:p>0,0699</text:p>
          </table:table-cell>
          <table:table-cell table:style-name="ce1" office:value-type="float" office:value="0.15081438">
            <text:p>0,1508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07575541">
            <text:p>0,0758</text:p>
          </table:table-cell>
          <table:table-cell table:style-name="ce1" office:value-type="float" office:value="0.07356514">
            <text:p>0,0736</text:p>
          </table:table-cell>
          <table:table-cell table:style-name="ce1" office:value-type="float" office:value="0.14986407">
            <text:p>0,1499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08187343">
            <text:p>0,0819</text:p>
          </table:table-cell>
          <table:table-cell table:style-name="ce1" office:value-type="float" office:value="0.07968316">
            <text:p>0,0797</text:p>
          </table:table-cell>
          <table:table-cell table:style-name="ce1" office:value-type="float" office:value="0.15916713">
            <text:p>0,1592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08464537">
            <text:p>0,0846</text:p>
          </table:table-cell>
          <table:table-cell table:style-name="ce1" office:value-type="float" office:value="0.0824551">
            <text:p>0,0825</text:p>
          </table:table-cell>
          <table:table-cell table:style-name="ce1" office:value-type="float" office:value="0.16381876">
            <text:p>0,1638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08684712">
            <text:p>0,0868</text:p>
          </table:table-cell>
          <table:table-cell table:style-name="ce1" office:value-type="float" office:value="0.08465685">
            <text:p>0,0847</text:p>
          </table:table-cell>
          <table:table-cell table:style-name="ce1" office:value-type="float" office:value="0.16991638">
            <text:p>0,1699</text:p>
          </table:table-cell>
          <table:table-cell table:formula="oooc:=[.B366]-[.D366]" office:value-type="float" office:value="-0.08306926">
            <text:p>-0,0831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08580939">
            <text:p>0,0858</text:p>
          </table:table-cell>
          <table:table-cell/>
          <table:table-cell table:style-name="ce1" office:value-type="float" office:value="0.16887865">
            <text:p>0,1689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10621554">
            <text:p>0,1062</text:p>
          </table:table-cell>
          <table:table-cell/>
          <table:table-cell table:style-name="ce1" office:value-type="float" office:value="0.1892848">
            <text:p>0,1893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13184689">
            <text:p>0,1318</text:p>
          </table:table-cell>
          <table:table-cell/>
          <table:table-cell table:style-name="ce1" office:value-type="float" office:value="0.21491615">
            <text:p>0,2149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09826714">
            <text:p>0,0983</text:p>
          </table:table-cell>
          <table:table-cell/>
          <table:table-cell table:style-name="ce1" office:value-type="float" office:value="0.1813364">
            <text:p>0,1813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10978295">
            <text:p>0,1098</text:p>
          </table:table-cell>
          <table:table-cell/>
          <table:table-cell table:style-name="ce1" office:value-type="float" office:value="0.19285221">
            <text:p>0,1929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13866358">
            <text:p>0,1387</text:p>
          </table:table-cell>
          <table:table-cell/>
          <table:table-cell table:style-name="ce1" office:value-type="float" office:value="0.22173284">
            <text:p>0,2217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13844718">
            <text:p>0,1384</text:p>
          </table:table-cell>
          <table:table-cell/>
          <table:table-cell table:style-name="ce1" office:value-type="float" office:value="0.22151644">
            <text:p>0,2215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12949887">
            <text:p>0,1295</text:p>
          </table:table-cell>
          <table:table-cell/>
          <table:table-cell table:style-name="ce1" office:value-type="float" office:value="0.21256813">
            <text:p>0,2126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14711408">
            <text:p>0,1471</text:p>
          </table:table-cell>
          <table:table-cell/>
          <table:table-cell table:style-name="ce1" office:value-type="float" office:value="0.23018334">
            <text:p>0,230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14025428">
            <text:p>0,1403</text:p>
          </table:table-cell>
          <table:table-cell/>
          <table:table-cell table:style-name="ce1" office:value-type="float" office:value="0.22332354">
            <text:p>0,2233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14410631">
            <text:p>0,1441</text:p>
          </table:table-cell>
          <table:table-cell/>
          <table:table-cell table:style-name="ce1" office:value-type="float" office:value="0.22717557">
            <text:p>0,2272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179637">
            <text:p>0,1796</text:p>
          </table:table-cell>
          <table:table-cell/>
          <table:table-cell table:style-name="ce1" office:value-type="float" office:value="0.26270626">
            <text:p>0,2627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16335818">
            <text:p>0,1634</text:p>
          </table:table-cell>
          <table:table-cell/>
          <table:table-cell table:style-name="ce1" office:value-type="float" office:value="0.24642744">
            <text:p>0,2464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15860551">
            <text:p>0,1586</text:p>
          </table:table-cell>
          <table:table-cell/>
          <table:table-cell table:style-name="ce1" office:value-type="float" office:value="0.24167477">
            <text:p>0,241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16376929">
            <text:p>0,1638</text:p>
          </table:table-cell>
          <table:table-cell/>
          <table:table-cell table:style-name="ce1" office:value-type="float" office:value="0.24683855">
            <text:p>0,2468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17153055">
            <text:p>0,1715</text:p>
          </table:table-cell>
          <table:table-cell/>
          <table:table-cell table:style-name="ce1" office:value-type="float" office:value="0.25459981">
            <text:p>0,2546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20676063">
            <text:p>0,2068</text:p>
          </table:table-cell>
          <table:table-cell/>
          <table:table-cell table:style-name="ce1" office:value-type="float" office:value="0.28982989">
            <text:p>0,289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21327126">
            <text:p>0,2133</text:p>
          </table:table-cell>
          <table:table-cell/>
          <table:table-cell table:style-name="ce1" office:value-type="float" office:value="0.29634052">
            <text:p>0,2963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24711399">
            <text:p>0,2471</text:p>
          </table:table-cell>
          <table:table-cell/>
          <table:table-cell table:style-name="ce1" office:value-type="float" office:value="0.33018325">
            <text:p>0,3302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247476">
            <text:p>0,2475</text:p>
          </table:table-cell>
          <table:table-cell/>
          <table:table-cell table:style-name="ce1" office:value-type="float" office:value="0.33054526">
            <text:p>0,3305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26183467">
            <text:p>0,2618</text:p>
          </table:table-cell>
          <table:table-cell/>
          <table:table-cell table:style-name="ce1" office:value-type="float" office:value="0.34490393">
            <text:p>0,3449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28591523">
            <text:p>0,2859</text:p>
          </table:table-cell>
          <table:table-cell/>
          <table:table-cell table:style-name="ce1" office:value-type="float" office:value="0.36898449">
            <text:p>0,36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26767167">
            <text:p>0,2677</text:p>
          </table:table-cell>
          <table:table-cell/>
          <table:table-cell table:style-name="ce1" office:value-type="float" office:value="0.35074093">
            <text:p>0,3507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30621643">
            <text:p>0,3062</text:p>
          </table:table-cell>
          <table:table-cell/>
          <table:table-cell table:style-name="ce1" office:value-type="float" office:value="0.38928569">
            <text:p>0,3893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29892276">
            <text:p>0,2989</text:p>
          </table:table-cell>
          <table:table-cell/>
          <table:table-cell table:style-name="ce1" office:value-type="float" office:value="0.38199202">
            <text:p>0,382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28960151">
            <text:p>0,2896</text:p>
          </table:table-cell>
          <table:table-cell/>
          <table:table-cell table:style-name="ce1" office:value-type="float" office:value="0.37267077">
            <text:p>0,3727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28024471">
            <text:p>0,2802</text:p>
          </table:table-cell>
          <table:table-cell/>
          <table:table-cell table:style-name="ce1" office:value-type="float" office:value="0.36331397">
            <text:p>0,3633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28782377">
            <text:p>0,2878</text:p>
          </table:table-cell>
          <table:table-cell/>
          <table:table-cell table:style-name="ce1" office:value-type="float" office:value="0.37089303">
            <text:p>0,3709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32941347">
            <text:p>0,3294</text:p>
          </table:table-cell>
          <table:table-cell/>
          <table:table-cell table:style-name="ce1" office:value-type="float" office:value="0.41248273">
            <text:p>0,4125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34278305">
            <text:p>0,3428</text:p>
          </table:table-cell>
          <table:table-cell/>
          <table:table-cell table:style-name="ce1" office:value-type="float" office:value="0.42585231">
            <text:p>0,4259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2532839">
            <text:p>-0,1253</text:p>
          </table:table-cell>
          <table:table-cell table:number-columns-repeated="4"/>
          <table:table-cell>
            <draw:frame table:end-cell-address="Sheet1.O429" table:end-x="0.113cm" table:end-y="0.158cm" draw:z-index="4" svg:width="17.424cm" svg:height="12.407cm" svg:x="0.753cm" svg:y="0.395cm">
              <draw:object draw:notify-on-update-of-ranges="Sheet1.A401:Sheet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0806134100000001">
            <text:p>-0,0806</text:p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0062003">
            <text:p>-0,1006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07308212">
            <text:p>-0,0731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08089539">
            <text:p>-0,0809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3864621">
            <text:p>-0,138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1538929">
            <text:p>-0,115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443662">
            <text:p>-0,144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3145811">
            <text:p>-0,131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0920361900000001">
            <text:p>-0,09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0108671">
            <text:p>-0,101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9757772">
            <text:p>-0,09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0243526">
            <text:p>-0,102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9097299">
            <text:p>-0,09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7549197">
            <text:p>-0,075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7403752">
            <text:p>-0,074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7610923">
            <text:p>-0,076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7621115">
            <text:p>-0,076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7746586">
            <text:p>-0,0775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7775426">
            <text:p>-0,0778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7732796">
            <text:p>-0,0773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7715625">
            <text:p>-0,0772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7734415">
            <text:p>-0,0773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7745099">
            <text:p>-0,077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7740888">
            <text:p>-0,0774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7630407">
            <text:p>-0,0763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7409781">
            <text:p>-0,074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7420727">
            <text:p>-0,074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7337111">
            <text:p>-0,073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7472822">
            <text:p>-0,0747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7580221">
            <text:p>-0,0758</text:p>
          </table:table-cell>
          <table:table-cell table:style-name="ce1" office:value-type="float" office:value="-0.21366789">
            <text:p>-0,2137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7658741">
            <text:p>-0,0766</text:p>
          </table:table-cell>
          <table:table-cell table:style-name="ce1" office:value-type="float" office:value="-0.17852329">
            <text:p>-0,178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7871062">
            <text:p>-0,0787</text:p>
          </table:table-cell>
          <table:table-cell table:style-name="ce1" office:value-type="float" office:value="-0.17843447">
            <text:p>-0,1784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7975653">
            <text:p>-0,0798</text:p>
          </table:table-cell>
          <table:table-cell table:style-name="ce1" office:value-type="float" office:value="-0.18127224">
            <text:p>-0,1813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7992315">
            <text:p>-0,0799</text:p>
          </table:table-cell>
          <table:table-cell table:style-name="ce1" office:value-type="float" office:value="-0.18501258">
            <text:p>-0,18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8765498">
            <text:p>-0,0877</text:p>
          </table:table-cell>
          <table:table-cell table:formula="oooc:=[.F436]*COS(RADIANS(30))" office:value-type="float" office:value="-0.159111521899764">
            <text:p>-0,1591</text:p>
          </table:table-cell>
          <table:table-cell table:formula="oooc:=[.B436]-[.C436]" office:value-type="float" office:value="0.0714565418997644">
            <text:p>0,0715</text:p>
          </table:table-cell>
          <table:table-cell/>
          <table:table-cell table:style-name="ce1" office:value-type="float" office:value="-0.18372616">
            <text:p>-0,183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0800647869510717">
            <text:p>-0,0801</text:p>
          </table:table-cell>
          <table:table-cell table:formula="oooc:=[.F437]*COS(RADIANS(30))" office:value-type="float" office:value="-0.151521328850836">
            <text:p>-0,1515</text:p>
          </table:table-cell>
          <table:table-cell table:number-columns-repeated="2"/>
          <table:table-cell table:style-name="ce1" office:value-type="float" office:value="-0.17496176">
            <text:p>-0,175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0985458989716422">
            <text:p>-0,0985</text:p>
          </table:table-cell>
          <table:table-cell table:formula="oooc:=[.F438]*COS(RADIANS(30))" office:value-type="float" office:value="-0.170002440871407">
            <text:p>-0,17</text:p>
          </table:table-cell>
          <table:table-cell table:number-columns-repeated="2"/>
          <table:table-cell table:style-name="ce1" office:value-type="float" office:value="-0.19630191">
            <text:p>-0,1963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103128775504659">
            <text:p>-0,1031</text:p>
          </table:table-cell>
          <table:table-cell table:formula="oooc:=[.F439]*COS(RADIANS(30))" office:value-type="float" office:value="-0.174585317404423">
            <text:p>-0,1746</text:p>
          </table:table-cell>
          <table:table-cell table:number-columns-repeated="2"/>
          <table:table-cell table:style-name="ce1" office:value-type="float" office:value="-0.20159376">
            <text:p>-0,2016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0996683977987574">
            <text:p>-0,0997</text:p>
          </table:table-cell>
          <table:table-cell table:formula="oooc:=[.F440]*COS(RADIANS(30))" office:value-type="float" office:value="-0.171124939698522">
            <text:p>-0,1711</text:p>
          </table:table-cell>
          <table:table-cell table:number-columns-repeated="2"/>
          <table:table-cell table:style-name="ce1" office:value-type="float" office:value="-0.19759806">
            <text:p>-0,197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098173075035313">
            <text:p>-0,0982</text:p>
          </table:table-cell>
          <table:table-cell table:formula="oooc:=[.F441]*COS(RADIANS(30))" office:value-type="float" office:value="-0.169629616935077">
            <text:p>-0,1696</text:p>
          </table:table-cell>
          <table:table-cell table:number-columns-repeated="2"/>
          <table:table-cell table:style-name="ce1" office:value-type="float" office:value="-0.19587141">
            <text:p>-0,195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0966655759546913">
            <text:p>-0,0967</text:p>
          </table:table-cell>
          <table:table-cell table:formula="oooc:=[.F442]*COS(RADIANS(30))" office:value-type="float" office:value="-0.168122117854456">
            <text:p>-0,1681</text:p>
          </table:table-cell>
          <table:table-cell table:number-columns-repeated="2"/>
          <table:table-cell table:style-name="ce1" office:value-type="float" office:value="-0.1941307">
            <text:p>-0,194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0963394481081342">
            <text:p>-0,0963</text:p>
          </table:table-cell>
          <table:table-cell table:formula="oooc:=[.F443]*COS(RADIANS(30))" office:value-type="float" office:value="-0.167795990007899">
            <text:p>-0,1678</text:p>
          </table:table-cell>
          <table:table-cell table:number-columns-repeated="2"/>
          <table:table-cell table:style-name="ce1" office:value-type="float" office:value="-0.19375412">
            <text:p>-0,1938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0971915391631718">
            <text:p>-0,0972</text:p>
          </table:table-cell>
          <table:table-cell table:formula="oooc:=[.F444]*COS(RADIANS(30))" office:value-type="float" office:value="-0.168648081062936">
            <text:p>-0,1686</text:p>
          </table:table-cell>
          <table:table-cell table:number-columns-repeated="2"/>
          <table:table-cell table:style-name="ce1" office:value-type="float" office:value="-0.19473803">
            <text:p>-0,1947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0911682112362945">
            <text:p>-0,0912</text:p>
          </table:table-cell>
          <table:table-cell table:formula="oooc:=[.F445]*COS(RADIANS(30))" office:value-type="float" office:value="-0.162624753136059">
            <text:p>-0,1626</text:p>
          </table:table-cell>
          <table:table-cell table:number-columns-repeated="2"/>
          <table:table-cell table:style-name="ce1" office:value-type="float" office:value="-0.18778289">
            <text:p>-0,187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0921840417144255">
            <text:p>-0,0922</text:p>
          </table:table-cell>
          <table:table-cell table:formula="oooc:=[.F446]*COS(RADIANS(30))" office:value-type="float" office:value="-0.16364058361419">
            <text:p>-0,1636</text:p>
          </table:table-cell>
          <table:table-cell table:number-columns-repeated="2"/>
          <table:table-cell table:style-name="ce1" office:value-type="float" office:value="-0.18895587">
            <text:p>-0,18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0936015001338157">
            <text:p>-0,0936</text:p>
          </table:table-cell>
          <table:table-cell table:formula="oooc:=[.F447]*COS(RADIANS(30))" office:value-type="float" office:value="-0.16505804203358">
            <text:p>-0,1651</text:p>
          </table:table-cell>
          <table:table-cell table:number-columns-repeated="2"/>
          <table:table-cell table:style-name="ce1" office:value-type="float" office:value="-0.19059261">
            <text:p>-0,1906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100629097099684">
            <text:p>-0,1006</text:p>
          </table:table-cell>
          <table:table-cell table:formula="oooc:=[.F448]*COS(RADIANS(30))" office:value-type="float" office:value="-0.172085638999448">
            <text:p>-0,1721</text:p>
          </table:table-cell>
          <table:table-cell table:number-columns-repeated="2"/>
          <table:table-cell table:style-name="ce1" office:value-type="float" office:value="-0.19870738">
            <text:p>-0,1987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107919281628233">
            <text:p>-0,1079</text:p>
          </table:table-cell>
          <table:table-cell table:formula="oooc:=[.F449]*COS(RADIANS(30))" office:value-type="float" office:value="-0.179375823527997">
            <text:p>-0,1794</text:p>
          </table:table-cell>
          <table:table-cell table:number-columns-repeated="2"/>
          <table:table-cell table:style-name="ce1" office:value-type="float" office:value="-0.20712536">
            <text:p>-0,207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11399189506084">
            <text:p>-0,114</text:p>
          </table:table-cell>
          <table:table-cell table:formula="oooc:=[.F450]*COS(RADIANS(30))" office:value-type="float" office:value="-0.185448436960604">
            <text:p>-0,1854</text:p>
          </table:table-cell>
          <table:table-cell table:number-columns-repeated="2"/>
          <table:table-cell table:style-name="ce1" office:value-type="float" office:value="-0.21413741">
            <text:p>-0,214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11643820032018">
            <text:p>-0,1164</text:p>
          </table:table-cell>
          <table:table-cell table:formula="oooc:=[.F451]*COS(RADIANS(30))" office:value-type="float" office:value="-0.187894742219944">
            <text:p>-0,1879</text:p>
          </table:table-cell>
          <table:table-cell table:number-columns-repeated="2"/>
          <table:table-cell table:style-name="ce1" office:value-type="float" office:value="-0.21696216">
            <text:p>-0,217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119770406266321">
            <text:p>-0,1198</text:p>
          </table:table-cell>
          <table:table-cell table:formula="oooc:=[.F452]*COS(RADIANS(30))" office:value-type="float" office:value="-0.191226948166085">
            <text:p>-0,1912</text:p>
          </table:table-cell>
          <table:table-cell table:number-columns-repeated="2"/>
          <table:table-cell table:style-name="ce1" office:value-type="float" office:value="-0.22080986">
            <text:p>-0,2208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123589569636756">
            <text:p>-0,1236</text:p>
          </table:table-cell>
          <table:table-cell table:formula="oooc:=[.F453]*COS(RADIANS(30))" office:value-type="float" office:value="-0.195046111536521">
            <text:p>-0,195</text:p>
          </table:table-cell>
          <table:table-cell table:number-columns-repeated="2"/>
          <table:table-cell table:style-name="ce1" office:value-type="float" office:value="-0.22521985">
            <text:p>-0,2252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128679036389971">
            <text:p>-0,1287</text:p>
          </table:table-cell>
          <table:table-cell table:formula="oooc:=[.F454]*COS(RADIANS(30))" office:value-type="float" office:value="-0.200135578289735">
            <text:p>-0,2001</text:p>
          </table:table-cell>
          <table:table-cell table:number-columns-repeated="2"/>
          <table:table-cell table:style-name="ce1" office:value-type="float" office:value="-0.23109666">
            <text:p>-0,231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132348394686059">
            <text:p>-0,1323</text:p>
          </table:table-cell>
          <table:table-cell table:formula="oooc:=[.F455]*COS(RADIANS(30))" office:value-type="float" office:value="-0.203804936585824">
            <text:p>-0,2038</text:p>
          </table:table-cell>
          <table:table-cell table:number-columns-repeated="2"/>
          <table:table-cell table:style-name="ce1" office:value-type="float" office:value="-0.23533367">
            <text:p>-0,23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138565591059828">
            <text:p>-0,1386</text:p>
          </table:table-cell>
          <table:table-cell table:formula="oooc:=[.F456]*COS(RADIANS(30))" office:value-type="float" office:value="-0.210022132959592">
            <text:p>-0,21</text:p>
          </table:table-cell>
          <table:table-cell table:number-columns-repeated="2"/>
          <table:table-cell table:style-name="ce1" office:value-type="float" office:value="-0.24251267">
            <text:p>-0,242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140024029801325">
            <text:p>-0,14</text:p>
          </table:table-cell>
          <table:table-cell table:formula="oooc:=[.F457]*COS(RADIANS(30))" office:value-type="float" office:value="-0.21148057170109">
            <text:p>-0,2115</text:p>
          </table:table-cell>
          <table:table-cell table:number-columns-repeated="2"/>
          <table:table-cell table:style-name="ce1" office:value-type="float" office:value="-0.24419673">
            <text:p>-0,244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151029939626082">
            <text:p>-0,151</text:p>
          </table:table-cell>
          <table:table-cell table:formula="oooc:=[.F458]*COS(RADIANS(30))" office:value-type="float" office:value="-0.222486481525846">
            <text:p>-0,2225</text:p>
          </table:table-cell>
          <table:table-cell table:number-columns-repeated="2"/>
          <table:table-cell table:style-name="ce1" office:value-type="float" office:value="-0.25690526">
            <text:p>-0,2569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153407343904297">
            <text:p>-0,1534</text:p>
          </table:table-cell>
          <table:table-cell table:formula="oooc:=[.F459]*COS(RADIANS(30))" office:value-type="float" office:value="-0.224863885804061">
            <text:p>-0,2249</text:p>
          </table:table-cell>
          <table:table-cell table:number-columns-repeated="2"/>
          <table:table-cell table:style-name="ce1" office:value-type="float" office:value="-0.25965045">
            <text:p>-0,2597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147927750027186">
            <text:p>-0,1479</text:p>
          </table:table-cell>
          <table:table-cell table:formula="oooc:=[.F460]*COS(RADIANS(30))" office:value-type="float" office:value="-0.21938429192695">
            <text:p>-0,2194</text:p>
          </table:table-cell>
          <table:table-cell table:number-columns-repeated="2"/>
          <table:table-cell table:style-name="ce1" office:value-type="float" office:value="-0.25332316">
            <text:p>-0,253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147607805602011">
            <text:p>-0,1476</text:p>
          </table:table-cell>
          <table:table-cell table:formula="oooc:=[.F461]*COS(RADIANS(30))" office:value-type="float" office:value="-0.219064347501776">
            <text:p>-0,2191</text:p>
          </table:table-cell>
          <table:table-cell table:style-name="ce1" office:value-type="float" office:value="0.25997647">
            <text:p>0,26</text:p>
          </table:table-cell>
          <table:table-cell/>
          <table:table-cell table:style-name="ce1" office:value-type="float" office:value="-0.25295372">
            <text:p>-0,253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152109388330375">
            <text:p>-0,1521</text:p>
          </table:table-cell>
          <table:table-cell table:formula="oooc:=[.F462]*COS(RADIANS(30))" office:value-type="float" office:value="-0.223565930230139">
            <text:p>-0,2236</text:p>
          </table:table-cell>
          <table:table-cell table:style-name="ce1" office:value-type="float" office:value="0.28307979">
            <text:p>0,2831</text:p>
          </table:table-cell>
          <table:table-cell/>
          <table:table-cell table:style-name="ce1" office:value-type="float" office:value="-0.2581517">
            <text:p>-0,2582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159939184627768">
            <text:p>-0,1599</text:p>
          </table:table-cell>
          <table:table-cell table:formula="oooc:=[.F463]*COS(RADIANS(30))" office:value-type="float" office:value="-0.231395726527533">
            <text:p>-0,2314</text:p>
          </table:table-cell>
          <table:table-cell table:style-name="ce1" office:value-type="float" office:value="0.28464829">
            <text:p>0,2846</text:p>
          </table:table-cell>
          <table:table-cell/>
          <table:table-cell table:style-name="ce1" office:value-type="float" office:value="-0.26719277">
            <text:p>-0,2672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18064161716803">
            <text:p>-0,1806</text:p>
          </table:table-cell>
          <table:table-cell table:formula="oooc:=[.F464]*COS(RADIANS(30))" office:value-type="float" office:value="-0.252098159067794">
            <text:p>-0,2521</text:p>
          </table:table-cell>
          <table:table-cell table:style-name="ce1" office:value-type="float" office:value="0.27456924">
            <text:p>0,2746</text:p>
          </table:table-cell>
          <table:table-cell/>
          <table:table-cell table:style-name="ce1" office:value-type="float" office:value="-0.29109788">
            <text:p>-0,291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189219633433531">
            <text:p>-0,1892</text:p>
          </table:table-cell>
          <table:table-cell table:formula="oooc:=[.F465]*COS(RADIANS(30))" office:value-type="float" office:value="-0.260676175333295">
            <text:p>-0,2607</text:p>
          </table:table-cell>
          <table:table-cell table:style-name="ce1" office:value-type="float" office:value="0.27032483">
            <text:p>0,2703</text:p>
          </table:table-cell>
          <table:table-cell/>
          <table:table-cell table:style-name="ce1" office:value-type="float" office:value="-0.30100292">
            <text:p>-0,30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191345950966427">
            <text:p>-0,1913</text:p>
          </table:table-cell>
          <table:table-cell table:formula="oooc:=[.F466]*COS(RADIANS(30))" office:value-type="float" office:value="-0.262802492866191">
            <text:p>-0,2628</text:p>
          </table:table-cell>
          <table:table-cell table:style-name="ce1" table:formula="oooc:=[.G466]*COS(RADIANS(60))" office:value-type="float" office:value="0.130009735">
            <text:p>0,13</text:p>
          </table:table-cell>
          <table:table-cell table:formula="oooc:=[.B466]-[.D466]" office:value-type="float" office:value="-0.321355685966427">
            <text:p>-0,3214</text:p>
          </table:table-cell>
          <table:table-cell table:style-name="ce1" office:value-type="float" office:value="-0.30345818">
            <text:p>-0,3035</text:p>
          </table:table-cell>
          <table:table-cell table:style-name="ce1" office:value-type="float" office:value="0.26001947">
            <text:p>0,26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191365055966427">
            <text:p>-0,1914</text:p>
          </table:table-cell>
          <table:table-cell/>
          <table:table-cell table:style-name="ce1" table:formula="oooc:=[.G467]*COS(RADIANS(60))" office:value-type="float" office:value="0.12999063">
            <text:p>0,13</text:p>
          </table:table-cell>
          <table:table-cell table:number-columns-repeated="2"/>
          <table:table-cell table:style-name="ce1" office:value-type="float" office:value="0.25998126">
            <text:p>0,26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187977865966427">
            <text:p>-0,188</text:p>
          </table:table-cell>
          <table:table-cell/>
          <table:table-cell table:style-name="ce1" table:formula="oooc:=[.G468]*COS(RADIANS(60))" office:value-type="float" office:value="0.13337782">
            <text:p>0,1334</text:p>
          </table:table-cell>
          <table:table-cell table:number-columns-repeated="2"/>
          <table:table-cell table:style-name="ce1" office:value-type="float" office:value="0.26675564">
            <text:p>0,266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183697365966427">
            <text:p>-0,1837</text:p>
          </table:table-cell>
          <table:table-cell/>
          <table:table-cell table:style-name="ce1" table:formula="oooc:=[.G469]*COS(RADIANS(60))" office:value-type="float" office:value="0.13765832">
            <text:p>0,1377</text:p>
          </table:table-cell>
          <table:table-cell table:number-columns-repeated="2"/>
          <table:table-cell table:style-name="ce1" office:value-type="float" office:value="0.27531664">
            <text:p>0,275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187309205966427">
            <text:p>-0,1873</text:p>
          </table:table-cell>
          <table:table-cell/>
          <table:table-cell table:style-name="ce1" table:formula="oooc:=[.G470]*COS(RADIANS(60))" office:value-type="float" office:value="0.13404648">
            <text:p>0,134</text:p>
          </table:table-cell>
          <table:table-cell table:number-columns-repeated="2"/>
          <table:table-cell table:style-name="ce1" office:value-type="float" office:value="0.26809296">
            <text:p>0,2681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186765125966427">
            <text:p>-0,1868</text:p>
          </table:table-cell>
          <table:table-cell/>
          <table:table-cell table:style-name="ce1" table:formula="oooc:=[.G471]*COS(RADIANS(60))" office:value-type="float" office:value="0.13459056">
            <text:p>0,1346</text:p>
          </table:table-cell>
          <table:table-cell table:number-columns-repeated="2"/>
          <table:table-cell table:style-name="ce1" office:value-type="float" office:value="0.26918112">
            <text:p>0,2692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181907785966427">
            <text:p>-0,1819</text:p>
          </table:table-cell>
          <table:table-cell/>
          <table:table-cell table:style-name="ce1" table:formula="oooc:=[.G472]*COS(RADIANS(60))" office:value-type="float" office:value="0.1394479">
            <text:p>0,1394</text:p>
          </table:table-cell>
          <table:table-cell table:number-columns-repeated="2"/>
          <table:table-cell table:style-name="ce1" office:value-type="float" office:value="0.2788958">
            <text:p>0,2789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187129770966427">
            <text:p>-0,1871</text:p>
          </table:table-cell>
          <table:table-cell/>
          <table:table-cell table:style-name="ce1" table:formula="oooc:=[.G473]*COS(RADIANS(60))" office:value-type="float" office:value="0.134225915">
            <text:p>0,1342</text:p>
          </table:table-cell>
          <table:table-cell table:number-columns-repeated="2"/>
          <table:table-cell table:style-name="ce1" office:value-type="float" office:value="0.26845183">
            <text:p>0,268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192921020966427">
            <text:p>-0,1929</text:p>
          </table:table-cell>
          <table:table-cell/>
          <table:table-cell table:style-name="ce1" table:formula="oooc:=[.G474]*COS(RADIANS(60))" office:value-type="float" office:value="0.128434665">
            <text:p>0,1284</text:p>
          </table:table-cell>
          <table:table-cell table:number-columns-repeated="2"/>
          <table:table-cell table:style-name="ce1" office:value-type="float" office:value="0.25686933">
            <text:p>0,2569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186099310966427">
            <text:p>-0,1861</text:p>
          </table:table-cell>
          <table:table-cell/>
          <table:table-cell table:style-name="ce1" table:formula="oooc:=[.G475]*COS(RADIANS(60))" office:value-type="float" office:value="0.135256375">
            <text:p>0,1353</text:p>
          </table:table-cell>
          <table:table-cell table:number-columns-repeated="2"/>
          <table:table-cell table:style-name="ce1" office:value-type="float" office:value="0.27051275">
            <text:p>0,270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189488245966427">
            <text:p>-0,1895</text:p>
          </table:table-cell>
          <table:table-cell/>
          <table:table-cell table:style-name="ce1" table:formula="oooc:=[.G476]*COS(RADIANS(60))" office:value-type="float" office:value="0.13186744">
            <text:p>0,1319</text:p>
          </table:table-cell>
          <table:table-cell table:number-columns-repeated="2"/>
          <table:table-cell table:style-name="ce1" office:value-type="float" office:value="0.26373488">
            <text:p>0,263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184384455966427">
            <text:p>-0,1844</text:p>
          </table:table-cell>
          <table:table-cell/>
          <table:table-cell table:style-name="ce1" table:formula="oooc:=[.G477]*COS(RADIANS(60))" office:value-type="float" office:value="0.13697123">
            <text:p>0,137</text:p>
          </table:table-cell>
          <table:table-cell table:number-columns-repeated="2"/>
          <table:table-cell table:style-name="ce1" office:value-type="float" office:value="0.27394246">
            <text:p>0,2739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181846075966427">
            <text:p>-0,1818</text:p>
          </table:table-cell>
          <table:table-cell/>
          <table:table-cell table:style-name="ce1" table:formula="oooc:=[.G478]*COS(RADIANS(60))" office:value-type="float" office:value="0.13950961">
            <text:p>0,1395</text:p>
          </table:table-cell>
          <table:table-cell table:number-columns-repeated="2"/>
          <table:table-cell table:style-name="ce1" office:value-type="float" office:value="0.27901922">
            <text:p>0,279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189608015966427">
            <text:p>-0,1896</text:p>
          </table:table-cell>
          <table:table-cell/>
          <table:table-cell table:style-name="ce1" table:formula="oooc:=[.G479]*COS(RADIANS(60))" office:value-type="float" office:value="0.13174767">
            <text:p>0,1317</text:p>
          </table:table-cell>
          <table:table-cell table:number-columns-repeated="2"/>
          <table:table-cell table:style-name="ce1" office:value-type="float" office:value="0.26349534">
            <text:p>0,263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190786730966427">
            <text:p>-0,1908</text:p>
          </table:table-cell>
          <table:table-cell/>
          <table:table-cell table:style-name="ce1" table:formula="oooc:=[.G480]*COS(RADIANS(60))" office:value-type="float" office:value="0.130568955">
            <text:p>0,1306</text:p>
          </table:table-cell>
          <table:table-cell table:number-columns-repeated="2"/>
          <table:table-cell table:style-name="ce1" office:value-type="float" office:value="0.26113791">
            <text:p>0,2611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187603705966427">
            <text:p>-0,1876</text:p>
          </table:table-cell>
          <table:table-cell/>
          <table:table-cell table:style-name="ce1" table:formula="oooc:=[.G481]*COS(RADIANS(60))" office:value-type="float" office:value="0.13375198">
            <text:p>0,1338</text:p>
          </table:table-cell>
          <table:table-cell table:number-columns-repeated="2"/>
          <table:table-cell table:style-name="ce1" office:value-type="float" office:value="0.26750396">
            <text:p>0,26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189275050966427">
            <text:p>-0,1893</text:p>
          </table:table-cell>
          <table:table-cell/>
          <table:table-cell table:style-name="ce1" table:formula="oooc:=[.G482]*COS(RADIANS(60))" office:value-type="float" office:value="0.132080635">
            <text:p>0,1321</text:p>
          </table:table-cell>
          <table:table-cell table:number-columns-repeated="2"/>
          <table:table-cell table:style-name="ce1" office:value-type="float" office:value="0.26416127">
            <text:p>0,2642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186686535966427">
            <text:p>-0,1867</text:p>
          </table:table-cell>
          <table:table-cell/>
          <table:table-cell table:style-name="ce1" table:formula="oooc:=[.G483]*COS(RADIANS(60))" office:value-type="float" office:value="0.13466915">
            <text:p>0,1347</text:p>
          </table:table-cell>
          <table:table-cell table:number-columns-repeated="2"/>
          <table:table-cell table:style-name="ce1" office:value-type="float" office:value="0.2693383">
            <text:p>0,2693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185963680966427">
            <text:p>-0,186</text:p>
          </table:table-cell>
          <table:table-cell/>
          <table:table-cell table:style-name="ce1" table:formula="oooc:=[.G484]*COS(RADIANS(60))" office:value-type="float" office:value="0.135392005">
            <text:p>0,1354</text:p>
          </table:table-cell>
          <table:table-cell table:number-columns-repeated="2"/>
          <table:table-cell table:style-name="ce1" office:value-type="float" office:value="0.27078401">
            <text:p>0,270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182375085966427">
            <text:p>-0,1824</text:p>
          </table:table-cell>
          <table:table-cell/>
          <table:table-cell table:style-name="ce1" table:formula="oooc:=[.G485]*COS(RADIANS(60))" office:value-type="float" office:value="0.1389806">
            <text:p>0,139</text:p>
          </table:table-cell>
          <table:table-cell table:number-columns-repeated="2"/>
          <table:table-cell table:style-name="ce1" office:value-type="float" office:value="0.2779612">
            <text:p>0,27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172825005966427">
            <text:p>-0,1728</text:p>
          </table:table-cell>
          <table:table-cell/>
          <table:table-cell table:style-name="ce1" table:formula="oooc:=[.G486]*COS(RADIANS(60))" office:value-type="float" office:value="0.14853068">
            <text:p>0,1485</text:p>
          </table:table-cell>
          <table:table-cell table:number-columns-repeated="2"/>
          <table:table-cell table:style-name="ce1" office:value-type="float" office:value="0.29706136">
            <text:p>0,2971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173292605966427">
            <text:p>-0,1733</text:p>
          </table:table-cell>
          <table:table-cell/>
          <table:table-cell table:style-name="ce1" table:formula="oooc:=[.G487]*COS(RADIANS(60))" office:value-type="float" office:value="0.14806308">
            <text:p>0,1481</text:p>
          </table:table-cell>
          <table:table-cell table:number-columns-repeated="2"/>
          <table:table-cell table:style-name="ce1" office:value-type="float" office:value="0.29612616">
            <text:p>0,296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179491580966427">
            <text:p>-0,1795</text:p>
          </table:table-cell>
          <table:table-cell/>
          <table:table-cell table:style-name="ce1" table:formula="oooc:=[.G488]*COS(RADIANS(60))" office:value-type="float" office:value="0.141864105">
            <text:p>0,1419</text:p>
          </table:table-cell>
          <table:table-cell table:number-columns-repeated="2"/>
          <table:table-cell table:style-name="ce1" office:value-type="float" office:value="0.28372821">
            <text:p>0,2837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171627630966427">
            <text:p>-0,1716</text:p>
          </table:table-cell>
          <table:table-cell/>
          <table:table-cell table:style-name="ce1" table:formula="oooc:=[.G489]*COS(RADIANS(60))" office:value-type="float" office:value="0.149728055">
            <text:p>0,1497</text:p>
          </table:table-cell>
          <table:table-cell table:number-columns-repeated="2"/>
          <table:table-cell table:style-name="ce1" office:value-type="float" office:value="0.29945611">
            <text:p>0,2995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172400515966427">
            <text:p>-0,1724</text:p>
          </table:table-cell>
          <table:table-cell/>
          <table:table-cell table:style-name="ce1" table:formula="oooc:=[.G490]*COS(RADIANS(60))" office:value-type="float" office:value="0.14895517">
            <text:p>0,149</text:p>
          </table:table-cell>
          <table:table-cell table:number-columns-repeated="2"/>
          <table:table-cell table:style-name="ce1" office:value-type="float" office:value="0.29791034">
            <text:p>0,2979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177846980966427">
            <text:p>-0,1778</text:p>
          </table:table-cell>
          <table:table-cell/>
          <table:table-cell table:style-name="ce1" table:formula="oooc:=[.G491]*COS(RADIANS(60))" office:value-type="float" office:value="0.143508705">
            <text:p>0,1435</text:p>
          </table:table-cell>
          <table:table-cell table:number-columns-repeated="2"/>
          <table:table-cell table:style-name="ce1" office:value-type="float" office:value="0.28701741">
            <text:p>0,287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173010455966427">
            <text:p>-0,173</text:p>
          </table:table-cell>
          <table:table-cell/>
          <table:table-cell table:style-name="ce1" table:formula="oooc:=[.G492]*COS(RADIANS(60))" office:value-type="float" office:value="0.14834523">
            <text:p>0,1483</text:p>
          </table:table-cell>
          <table:table-cell table:number-columns-repeated="2"/>
          <table:table-cell table:style-name="ce1" office:value-type="float" office:value="0.29669046">
            <text:p>0,2967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178951535966427">
            <text:p>-0,179</text:p>
          </table:table-cell>
          <table:table-cell/>
          <table:table-cell table:style-name="ce1" table:formula="oooc:=[.G493]*COS(RADIANS(60))" office:value-type="float" office:value="0.14240415">
            <text:p>0,1424</text:p>
          </table:table-cell>
          <table:table-cell table:number-columns-repeated="2"/>
          <table:table-cell table:style-name="ce1" office:value-type="float" office:value="0.2848083">
            <text:p>0,2848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183616360966427">
            <text:p>-0,1836</text:p>
          </table:table-cell>
          <table:table-cell/>
          <table:table-cell table:style-name="ce1" table:formula="oooc:=[.G494]*COS(RADIANS(60))" office:value-type="float" office:value="0.137739325">
            <text:p>0,1377</text:p>
          </table:table-cell>
          <table:table-cell table:number-columns-repeated="2"/>
          <table:table-cell table:style-name="ce1" office:value-type="float" office:value="0.27547865">
            <text:p>0,2755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176246090966427">
            <text:p>-0,1762</text:p>
          </table:table-cell>
          <table:table-cell/>
          <table:table-cell table:style-name="ce1" table:formula="oooc:=[.G495]*COS(RADIANS(60))" office:value-type="float" office:value="0.145109595">
            <text:p>0,1451</text:p>
          </table:table-cell>
          <table:table-cell table:number-columns-repeated="2"/>
          <table:table-cell table:style-name="ce1" office:value-type="float" office:value="0.29021919">
            <text:p>0,290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177368120966427">
            <text:p>-0,1774</text:p>
          </table:table-cell>
          <table:table-cell/>
          <table:table-cell table:style-name="ce1" table:formula="oooc:=[.G496]*COS(RADIANS(60))" office:value-type="float" office:value="0.143987565">
            <text:p>0,144</text:p>
          </table:table-cell>
          <table:table-cell table:number-columns-repeated="2"/>
          <table:table-cell table:style-name="ce1" office:value-type="float" office:value="0.28797513">
            <text:p>0,288</text:p>
          </table:table-cell>
          <table:table-cell table:number-columns-repeated="5"/>
        </table:table-row>
        <table:table-row table:style-name="ro1">
          <table:table-cell table:number-columns-repeated="11"/>
          <table:table-cell>
            <draw:frame table:end-cell-address="Sheet1.P513" table:end-x="0.407cm" table:end-y="0.057cm" draw:z-index="6" svg:width="8.001cm" svg:height="6.961cm" svg:x="1.437cm" svg:y="0.321cm">
              <draw:object draw:notify-on-update-of-ranges="Sheet1.A506:Sheet1.A602 Sheet1.C506:Sheet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>
            <draw:frame table:end-cell-address="Sheet1.L529" table:end-x="1.814cm" table:end-y="0.161cm" draw:z-index="8" svg:width="18.315cm" svg:height="13.839cm" svg:x="1.563cm" svg:y="0.321cm">
              <draw:object draw:notify-on-update-of-ranges="Sheet1.A506:Sheet1.A602 Sheet1.E506:Sheet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>
            <draw:frame table:end-cell-address="Sheet1.K515" table:end-x="1.144cm" table:end-y="0.269cm" draw:z-index="5" svg:width="8.001cm" svg:height="7.013cm" svg:x="2.175cm" svg:y="0.029cm">
              <draw:object draw:notify-on-update-of-ranges="Sheet1.A506:Sheet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0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0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10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353952106924847">
            <text:p>-0,0004</text:p>
          </table:table-cell>
          <table:table-cell table:formula="oooc:=[.$B$501]/2*(([.B301]-[.B201])*COS(RADIANS([.A507]))+([.B101]-[.B1])*SIN(RADIANS([.A507])))" office:value-type="float" office:value="-0.0061474533497388">
            <text:p>-0,0061</text:p>
          </table:table-cell>
          <table:table-cell table:formula="oooc:=-[.B401]*[.$B$502]" office:value-type="float" office:value="0.0100262712">
            <text:p>0,01</text:p>
          </table:table-cell>
          <table:table-cell table:formula="oooc:=([.B301]+[.B201])*SIN(RADIANS([.A507]))-([.B101]+[.B1])*COS(RADIANS([.A507]))" office:value-type="float" office:value="0.350869417659887">
            <text:p>0,3509</text:p>
          </table:table-cell>
          <table:table-cell table:formula="oooc:=-([.B301]+[.B201])*COS(RADIANS([.A507]))-([.B1]+[.B101])*SIN(RADIANS([.A507]))-[.B401]" office:value-type="float" office:value="0.175257671285769">
            <text:p>0,1753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328456505654708">
            <text:p>-0,0003</text:p>
          </table:table-cell>
          <table:table-cell table:formula="oooc:=[.$B$501]/2*(([.B302]-[.B202])*COS(RADIANS([.A508]))+([.B102]-[.B2])*SIN(RADIANS([.A508])))" office:value-type="float" office:value="-0.00612966008650789">
            <text:p>-0,0061</text:p>
          </table:table-cell>
          <table:table-cell table:formula="oooc:=-[.B402]*[.$B$502]" office:value-type="float" office:value="0.00644907280000001">
            <text:p>0,0064</text:p>
          </table:table-cell>
          <table:table-cell table:formula="oooc:=([.B302]+[.B202])*SIN(RADIANS([.A508]))-([.B102]+[.B2])*COS(RADIANS([.A508]))" office:value-type="float" office:value="0.351273011649065">
            <text:p>0,3513</text:p>
          </table:table-cell>
          <table:table-cell table:formula="oooc:=-([.B302]+[.B202])*COS(RADIANS([.A508]))-([.B2]+[.B102])*SIN(RADIANS([.A508]))-[.B402]" office:value-type="float" office:value="0.130283326806822">
            <text:p>0,1303</text:p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375222397393739">
            <text:p>-0,0004</text:p>
          </table:table-cell>
          <table:table-cell table:formula="oooc:=[.$B$501]/2*(([.B303]-[.B203])*COS(RADIANS([.A509]))+([.B103]-[.B3])*SIN(RADIANS([.A509])))" office:value-type="float" office:value="-0.00601193862591582">
            <text:p>-0,006</text:p>
          </table:table-cell>
          <table:table-cell table:formula="oooc:=-[.B403]*[.$B$502]" office:value-type="float" office:value="0.0080496024">
            <text:p>0,008</text:p>
          </table:table-cell>
          <table:table-cell table:formula="oooc:=([.B303]+[.B203])*SIN(RADIANS([.A509]))-([.B103]+[.B3])*COS(RADIANS([.A509]))" office:value-type="float" office:value="0.349203474777955">
            <text:p>0,3492</text:p>
          </table:table-cell>
          <table:table-cell table:formula="oooc:=-([.B303]+[.B203])*COS(RADIANS([.A509]))-([.B3]+[.B103])*SIN(RADIANS([.A509]))-[.B403]" office:value-type="float" office:value="0.150532054919618">
            <text:p>0,1505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249416642607016">
            <text:p>-0,0002</text:p>
          </table:table-cell>
          <table:table-cell table:formula="oooc:=[.$B$501]/2*(([.B304]-[.B204])*COS(RADIANS([.A510]))+([.B104]-[.B4])*SIN(RADIANS([.A510])))" office:value-type="float" office:value="-0.00605389375880334">
            <text:p>-0,0061</text:p>
          </table:table-cell>
          <table:table-cell table:formula="oooc:=-[.B404]*[.$B$502]" office:value-type="float" office:value="0.0058465696">
            <text:p>0,0058</text:p>
          </table:table-cell>
          <table:table-cell table:formula="oooc:=([.B304]+[.B204])*SIN(RADIANS([.A510]))-([.B104]+[.B4])*COS(RADIANS([.A510]))" office:value-type="float" office:value="0.345910278897849">
            <text:p>0,3459</text:p>
          </table:table-cell>
          <table:table-cell table:formula="oooc:=-([.B304]+[.B204])*COS(RADIANS([.A510]))-([.B4]+[.B104])*SIN(RADIANS([.A510]))-[.B404]" office:value-type="float" office:value="0.124946469722767">
            <text:p>0,1249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166048385741994">
            <text:p>-0,0002</text:p>
          </table:table-cell>
          <table:table-cell table:formula="oooc:=[.$B$501]/2*(([.B305]-[.B205])*COS(RADIANS([.A511]))+([.B105]-[.B5])*SIN(RADIANS([.A511])))" office:value-type="float" office:value="-0.00608017608418384">
            <text:p>-0,0061</text:p>
          </table:table-cell>
          <table:table-cell table:formula="oooc:=-[.B405]*[.$B$502]" office:value-type="float" office:value="0.0064716312">
            <text:p>0,0065</text:p>
          </table:table-cell>
          <table:table-cell table:formula="oooc:=([.B305]+[.B205])*SIN(RADIANS([.A511]))-([.B105]+[.B5])*COS(RADIANS([.A511]))" office:value-type="float" office:value="0.344843332298749">
            <text:p>0,3448</text:p>
          </table:table-cell>
          <table:table-cell table:formula="oooc:=-([.B305]+[.B205])*COS(RADIANS([.A511]))-([.B5]+[.B105])*SIN(RADIANS([.A511]))-[.B405]" office:value-type="float" office:value="0.134879406034655">
            <text:p>0,134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0738637250000009">
            <text:p>0,0001</text:p>
          </table:table-cell>
          <table:table-cell table:formula="oooc:=[.$B$501]/2*(([.B306]-[.B206])*COS(RADIANS([.A512]))+([.B106]-[.B6])*SIN(RADIANS([.A512])))" office:value-type="float" office:value="-0.00605052825">
            <text:p>-0,0061</text:p>
          </table:table-cell>
          <table:table-cell table:formula="oooc:=-[.B406]*[.$B$502]" office:value-type="float" office:value="0.0110916968">
            <text:p>0,0111</text:p>
          </table:table-cell>
          <table:table-cell table:formula="oooc:=([.B306]+[.B206])*SIN(RADIANS([.A512]))-([.B106]+[.B6])*COS(RADIANS([.A512]))" office:value-type="float" office:value="0.34188633">
            <text:p>0,3419</text:p>
          </table:table-cell>
          <table:table-cell table:formula="oooc:=-([.B306]+[.B206])*COS(RADIANS([.A512]))-([.B6]+[.B106])*SIN(RADIANS([.A512]))-[.B406]" office:value-type="float" office:value="0.19525609">
            <text:p>0,195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257879303004372">
            <text:p>0,0003</text:p>
          </table:table-cell>
          <table:table-cell table:formula="oooc:=[.$B$501]/2*(([.B307]-[.B207])*COS(RADIANS([.A513]))+([.B107]-[.B7])*SIN(RADIANS([.A513])))" office:value-type="float" office:value="-0.00603582512480948">
            <text:p>-0,006</text:p>
          </table:table-cell>
          <table:table-cell table:formula="oooc:=-[.B407]*[.$B$502]" office:value-type="float" office:value="0.0092311432">
            <text:p>0,0092</text:p>
          </table:table-cell>
          <table:table-cell table:formula="oooc:=([.B307]+[.B207])*SIN(RADIANS([.A513]))-([.B107]+[.B7])*COS(RADIANS([.A513]))" office:value-type="float" office:value="0.339469771333749">
            <text:p>0,3395</text:p>
          </table:table-cell>
          <table:table-cell table:formula="oooc:=-([.B307]+[.B207])*COS(RADIANS([.A513]))-([.B7]+[.B107])*SIN(RADIANS([.A513]))-[.B407]" office:value-type="float" office:value="0.172524766432291">
            <text:p>0,172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241021259931447">
            <text:p>0,0002</text:p>
          </table:table-cell>
          <table:table-cell table:formula="oooc:=[.$B$501]/2*(([.B308]-[.B208])*COS(RADIANS([.A514]))+([.B108]-[.B8])*SIN(RADIANS([.A514])))" office:value-type="float" office:value="-0.0060237513022032">
            <text:p>-0,006</text:p>
          </table:table-cell>
          <table:table-cell table:formula="oooc:=-[.B408]*[.$B$502]" office:value-type="float" office:value="0.011549296">
            <text:p>0,0115</text:p>
          </table:table-cell>
          <table:table-cell table:formula="oooc:=([.B308]+[.B208])*SIN(RADIANS([.A514]))-([.B108]+[.B8])*COS(RADIANS([.A514]))" office:value-type="float" office:value="0.341587938616476">
            <text:p>0,3416</text:p>
          </table:table-cell>
          <table:table-cell table:formula="oooc:=-([.B308]+[.B208])*COS(RADIANS([.A514]))-([.B8]+[.B108])*SIN(RADIANS([.A514]))-[.B408]" office:value-type="float" office:value="0.20130792449741">
            <text:p>0,201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0197048131675296">
            <text:p>0</text:p>
          </table:table-cell>
          <table:table-cell table:formula="oooc:=[.$B$501]/2*(([.B309]-[.B209])*COS(RADIANS([.A515]))+([.B109]-[.B9])*SIN(RADIANS([.A515])))" office:value-type="float" office:value="-0.00594509614288425">
            <text:p>-0,0059</text:p>
          </table:table-cell>
          <table:table-cell table:formula="oooc:=-[.B409]*[.$B$502]" office:value-type="float" office:value="0.0105166488">
            <text:p>0,0105</text:p>
          </table:table-cell>
          <table:table-cell table:formula="oooc:=([.B309]+[.B209])*SIN(RADIANS([.A515]))-([.B109]+[.B9])*COS(RADIANS([.A515]))" office:value-type="float" office:value="0.343549460464672">
            <text:p>0,3435</text:p>
          </table:table-cell>
          <table:table-cell table:formula="oooc:=-([.B309]+[.B209])*COS(RADIANS([.A515]))-([.B9]+[.B109])*SIN(RADIANS([.A515]))-[.B409]" office:value-type="float" office:value="0.188834001194974">
            <text:p>0,188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340419340242419">
            <text:p>-0,0003</text:p>
          </table:table-cell>
          <table:table-cell table:formula="oooc:=[.$B$501]/2*(([.B310]-[.B210])*COS(RADIANS([.A516]))+([.B110]-[.B10])*SIN(RADIANS([.A516])))" office:value-type="float" office:value="-0.00589273796073476">
            <text:p>-0,0059</text:p>
          </table:table-cell>
          <table:table-cell table:formula="oooc:=-[.B410]*[.$B$502]" office:value-type="float" office:value="0.00736289520000001">
            <text:p>0,0074</text:p>
          </table:table-cell>
          <table:table-cell table:formula="oooc:=([.B310]+[.B210])*SIN(RADIANS([.A516]))-([.B110]+[.B10])*COS(RADIANS([.A516]))" office:value-type="float" office:value="0.344324680884733">
            <text:p>0,3443</text:p>
          </table:table-cell>
          <table:table-cell table:formula="oooc:=-([.B310]+[.B210])*COS(RADIANS([.A516]))-([.B10]+[.B110])*SIN(RADIANS([.A516]))-[.B410]" office:value-type="float" office:value="0.151019485905927">
            <text:p>0,15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46889132261196">
            <text:p>-0,0005</text:p>
          </table:table-cell>
          <table:table-cell table:formula="oooc:=[.$B$501]/2*(([.B311]-[.B211])*COS(RADIANS([.A517]))+([.B111]-[.B11])*SIN(RADIANS([.A517])))" office:value-type="float" office:value="-0.00590277253510164">
            <text:p>-0,0059</text:p>
          </table:table-cell>
          <table:table-cell table:formula="oooc:=-[.B411]*[.$B$502]" office:value-type="float" office:value="0.0080869368">
            <text:p>0,0081</text:p>
          </table:table-cell>
          <table:table-cell table:formula="oooc:=([.B311]+[.B211])*SIN(RADIANS([.A517]))-([.B111]+[.B11])*COS(RADIANS([.A517]))" office:value-type="float" office:value="0.34439848567931">
            <text:p>0,3444</text:p>
          </table:table-cell>
          <table:table-cell table:formula="oooc:=-([.B311]+[.B211])*COS(RADIANS([.A517]))-([.B11]+[.B111])*SIN(RADIANS([.A517]))-[.B411]" office:value-type="float" office:value="0.160400352136155">
            <text:p>0,160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584814584365706">
            <text:p>-0,0006</text:p>
          </table:table-cell>
          <table:table-cell table:formula="oooc:=[.$B$501]/2*(([.B312]-[.B212])*COS(RADIANS([.A518]))+([.B112]-[.B12])*SIN(RADIANS([.A518])))" office:value-type="float" office:value="-0.00589474976116927">
            <text:p>-0,0059</text:p>
          </table:table-cell>
          <table:table-cell table:formula="oooc:=-[.B412]*[.$B$502]" office:value-type="float" office:value="0.0078062176">
            <text:p>0,0078</text:p>
          </table:table-cell>
          <table:table-cell table:formula="oooc:=([.B312]+[.B212])*SIN(RADIANS([.A518]))-([.B112]+[.B12])*COS(RADIANS([.A518]))" office:value-type="float" office:value="0.343786851620104">
            <text:p>0,3438</text:p>
          </table:table-cell>
          <table:table-cell table:formula="oooc:=-([.B312]+[.B212])*COS(RADIANS([.A518]))-([.B12]+[.B112])*SIN(RADIANS([.A518]))-[.B412]" office:value-type="float" office:value="0.157320478372829">
            <text:p>0,157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-0.00048562906465702">
            <text:p>-0,0005</text:p>
          </table:table-cell>
          <table:table-cell table:formula="oooc:=[.$B$501]/2*(([.B313]-[.B213])*COS(RADIANS([.A519]))+([.B113]-[.B13])*SIN(RADIANS([.A519])))" office:value-type="float" office:value="-0.00588953578640668">
            <text:p>-0,0059</text:p>
          </table:table-cell>
          <table:table-cell table:formula="oooc:=-[.B413]*[.$B$502]" office:value-type="float" office:value="0.0081948208">
            <text:p>0,0082</text:p>
          </table:table-cell>
          <table:table-cell table:formula="oooc:=([.B313]+[.B213])*SIN(RADIANS([.A519]))-([.B113]+[.B13])*COS(RADIANS([.A519]))" office:value-type="float" office:value="0.344707256661445">
            <text:p>0,3447</text:p>
          </table:table-cell>
          <table:table-cell table:formula="oooc:=-([.B313]+[.B213])*COS(RADIANS([.A519]))-([.B13]+[.B113])*SIN(RADIANS([.A519]))-[.B413]" office:value-type="float" office:value="0.162489895180189">
            <text:p>0,16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-0.000299269726684847">
            <text:p>-0,0003</text:p>
          </table:table-cell>
          <table:table-cell table:formula="oooc:=[.$B$501]/2*(([.B314]-[.B214])*COS(RADIANS([.A520]))+([.B114]-[.B14])*SIN(RADIANS([.A520])))" office:value-type="float" office:value="-0.00584073771202575">
            <text:p>-0,0058</text:p>
          </table:table-cell>
          <table:table-cell table:formula="oooc:=-[.B414]*[.$B$502]" office:value-type="float" office:value="0.0072778392">
            <text:p>0,0073</text:p>
          </table:table-cell>
          <table:table-cell table:formula="oooc:=([.B314]+[.B214])*SIN(RADIANS([.A520]))-([.B114]+[.B14])*COS(RADIANS([.A520]))" office:value-type="float" office:value="0.344893643778935">
            <text:p>0,3449</text:p>
          </table:table-cell>
          <table:table-cell table:formula="oooc:=-([.B314]+[.B214])*COS(RADIANS([.A520]))-([.B14]+[.B114])*SIN(RADIANS([.A520]))-[.B414]" office:value-type="float" office:value="0.153570341023249">
            <text:p>0,153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-0.0000791968918847085">
            <text:p>-0,0001</text:p>
          </table:table-cell>
          <table:table-cell table:formula="oooc:=[.$B$501]/2*(([.B315]-[.B215])*COS(RADIANS([.A521]))+([.B115]-[.B15])*SIN(RADIANS([.A521])))" office:value-type="float" office:value="-0.00577240825091627">
            <text:p>-0,0058</text:p>
          </table:table-cell>
          <table:table-cell table:formula="oooc:=-[.B415]*[.$B$502]" office:value-type="float" office:value="0.0060393576">
            <text:p>0,006</text:p>
          </table:table-cell>
          <table:table-cell table:formula="oooc:=([.B315]+[.B215])*SIN(RADIANS([.A521]))-([.B115]+[.B15])*COS(RADIANS([.A521]))" office:value-type="float" office:value="0.344428329494566">
            <text:p>0,3444</text:p>
          </table:table-cell>
          <table:table-cell table:formula="oooc:=-([.B315]+[.B215])*COS(RADIANS([.A521]))-([.B15]+[.B115])*SIN(RADIANS([.A521]))-[.B415]" office:value-type="float" office:value="0.139131621179145">
            <text:p>0,139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-0.000161613068326031">
            <text:p>-0,0002</text:p>
          </table:table-cell>
          <table:table-cell table:formula="oooc:=[.$B$501]/2*(([.B316]-[.B216])*COS(RADIANS([.A522]))+([.B116]-[.B16])*SIN(RADIANS([.A522])))" office:value-type="float" office:value="-0.00574898620353148">
            <text:p>-0,0057</text:p>
          </table:table-cell>
          <table:table-cell table:formula="oooc:=-[.B416]*[.$B$502]" office:value-type="float" office:value="0.0059230016">
            <text:p>0,0059</text:p>
          </table:table-cell>
          <table:table-cell table:formula="oooc:=([.B316]+[.B216])*SIN(RADIANS([.A522]))-([.B116]+[.B16])*COS(RADIANS([.A522]))" office:value-type="float" office:value="0.344990095618369">
            <text:p>0,345</text:p>
          </table:table-cell>
          <table:table-cell table:formula="oooc:=-([.B316]+[.B216])*COS(RADIANS([.A522]))-([.B16]+[.B116])*SIN(RADIANS([.A522]))-[.B416]" office:value-type="float" office:value="0.138327795156358">
            <text:p>0,138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-0.000261015801220049">
            <text:p>-0,0003</text:p>
          </table:table-cell>
          <table:table-cell table:formula="oooc:=[.$B$501]/2*(([.B317]-[.B217])*COS(RADIANS([.A523]))+([.B117]-[.B17])*SIN(RADIANS([.A523])))" office:value-type="float" office:value="-0.00568993303300223">
            <text:p>-0,0057</text:p>
          </table:table-cell>
          <table:table-cell table:formula="oooc:=-[.B417]*[.$B$502]" office:value-type="float" office:value="0.0060887384">
            <text:p>0,0061</text:p>
          </table:table-cell>
          <table:table-cell table:formula="oooc:=([.B317]+[.B217])*SIN(RADIANS([.A523]))-([.B117]+[.B17])*COS(RADIANS([.A523]))" office:value-type="float" office:value="0.344174521304708">
            <text:p>0,3442</text:p>
          </table:table-cell>
          <table:table-cell table:formula="oooc:=-([.B317]+[.B217])*COS(RADIANS([.A523]))-([.B17]+[.B117])*SIN(RADIANS([.A523]))-[.B417]" office:value-type="float" office:value="0.141125944818551">
            <text:p>0,14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-0.00026235714699736">
            <text:p>-0,0003</text:p>
          </table:table-cell>
          <table:table-cell table:formula="oooc:=[.$B$501]/2*(([.B318]-[.B218])*COS(RADIANS([.A524]))+([.B118]-[.B18])*SIN(RADIANS([.A524])))" office:value-type="float" office:value="-0.00567251826596224">
            <text:p>-0,0057</text:p>
          </table:table-cell>
          <table:table-cell table:formula="oooc:=-[.B418]*[.$B$502]" office:value-type="float" office:value="0.006096892">
            <text:p>0,0061</text:p>
          </table:table-cell>
          <table:table-cell table:formula="oooc:=([.B318]+[.B218])*SIN(RADIANS([.A524]))-([.B118]+[.B18])*COS(RADIANS([.A524]))" office:value-type="float" office:value="0.344030138982646">
            <text:p>0,344</text:p>
          </table:table-cell>
          <table:table-cell table:formula="oooc:=-([.B318]+[.B218])*COS(RADIANS([.A524]))-([.B18]+[.B118])*SIN(RADIANS([.A524]))-[.B418]" office:value-type="float" office:value="0.14123608881336">
            <text:p>0,1412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256839665617722">
            <text:p>-0,0003</text:p>
          </table:table-cell>
          <table:table-cell table:formula="oooc:=[.$B$501]/2*(([.B319]-[.B219])*COS(RADIANS([.A525]))+([.B119]-[.B19])*SIN(RADIANS([.A525])))" office:value-type="float" office:value="-0.0056395321654644">
            <text:p>-0,0056</text:p>
          </table:table-cell>
          <table:table-cell table:formula="oooc:=-[.B419]*[.$B$502]" office:value-type="float" office:value="0.0061972688">
            <text:p>0,0062</text:p>
          </table:table-cell>
          <table:table-cell table:formula="oooc:=([.B319]+[.B219])*SIN(RADIANS([.A525]))-([.B119]+[.B19])*COS(RADIANS([.A525]))" office:value-type="float" office:value="0.343459149451246">
            <text:p>0,3435</text:p>
          </table:table-cell>
          <table:table-cell table:formula="oooc:=-([.B319]+[.B219])*COS(RADIANS([.A525]))-([.B19]+[.B119])*SIN(RADIANS([.A525]))-[.B419]" office:value-type="float" office:value="0.143287717742768">
            <text:p>0,143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335183005237275">
            <text:p>-0,0003</text:p>
          </table:table-cell>
          <table:table-cell table:formula="oooc:=[.$B$501]/2*(([.B320]-[.B220])*COS(RADIANS([.A526]))+([.B120]-[.B20])*SIN(RADIANS([.A526])))" office:value-type="float" office:value="-0.00563631367108032">
            <text:p>-0,0056</text:p>
          </table:table-cell>
          <table:table-cell table:formula="oooc:=-[.B420]*[.$B$502]" office:value-type="float" office:value="0.0062203408">
            <text:p>0,0062</text:p>
          </table:table-cell>
          <table:table-cell table:formula="oooc:=([.B320]+[.B220])*SIN(RADIANS([.A526]))-([.B120]+[.B20])*COS(RADIANS([.A526]))" office:value-type="float" office:value="0.342618786462886">
            <text:p>0,3426</text:p>
          </table:table-cell>
          <table:table-cell table:formula="oooc:=-([.B320]+[.B220])*COS(RADIANS([.A526]))-([.B20]+[.B120])*SIN(RADIANS([.A526]))-[.B420]" office:value-type="float" office:value="0.143875334793758">
            <text:p>0,143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291385235466994">
            <text:p>-0,0003</text:p>
          </table:table-cell>
          <table:table-cell table:formula="oooc:=[.$B$501]/2*(([.B321]-[.B221])*COS(RADIANS([.A527]))+([.B121]-[.B21])*SIN(RADIANS([.A527])))" office:value-type="float" office:value="-0.00558182976358884">
            <text:p>-0,0056</text:p>
          </table:table-cell>
          <table:table-cell table:formula="oooc:=-[.B421]*[.$B$502]" office:value-type="float" office:value="0.0061862368">
            <text:p>0,0062</text:p>
          </table:table-cell>
          <table:table-cell table:formula="oooc:=([.B321]+[.B221])*SIN(RADIANS([.A527]))-([.B121]+[.B21])*COS(RADIANS([.A527]))" office:value-type="float" office:value="0.341640399908041">
            <text:p>0,3416</text:p>
          </table:table-cell>
          <table:table-cell table:formula="oooc:=-([.B321]+[.B221])*COS(RADIANS([.A527]))-([.B21]+[.B121])*SIN(RADIANS([.A527]))-[.B421]" office:value-type="float" office:value="0.143983504680896">
            <text:p>0,14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315640190681592">
            <text:p>-0,0003</text:p>
          </table:table-cell>
          <table:table-cell table:formula="oooc:=[.$B$501]/2*(([.B322]-[.B222])*COS(RADIANS([.A528]))+([.B122]-[.B22])*SIN(RADIANS([.A528])))" office:value-type="float" office:value="-0.00555606167916386">
            <text:p>-0,0056</text:p>
          </table:table-cell>
          <table:table-cell table:formula="oooc:=-[.B422]*[.$B$502]" office:value-type="float" office:value="0.0061725">
            <text:p>0,0062</text:p>
          </table:table-cell>
          <table:table-cell table:formula="oooc:=([.B322]+[.B222])*SIN(RADIANS([.A528]))-([.B122]+[.B22])*COS(RADIANS([.A528]))" office:value-type="float" office:value="0.341547637266083">
            <text:p>0,3415</text:p>
          </table:table-cell>
          <table:table-cell table:formula="oooc:=-([.B322]+[.B222])*COS(RADIANS([.A528]))-([.B22]+[.B122])*SIN(RADIANS([.A528]))-[.B422]" office:value-type="float" office:value="0.145167310773363">
            <text:p>0,1452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407513015597512">
            <text:p>-0,0004</text:p>
          </table:table-cell>
          <table:table-cell table:formula="oooc:=[.$B$501]/2*(([.B323]-[.B223])*COS(RADIANS([.A529]))+([.B123]-[.B23])*SIN(RADIANS([.A529])))" office:value-type="float" office:value="-0.00554578395837033">
            <text:p>-0,0055</text:p>
          </table:table-cell>
          <table:table-cell table:formula="oooc:=-[.B423]*[.$B$502]" office:value-type="float" office:value="0.006187532">
            <text:p>0,0062</text:p>
          </table:table-cell>
          <table:table-cell table:formula="oooc:=([.B323]+[.B223])*SIN(RADIANS([.A529]))-([.B123]+[.B23])*COS(RADIANS([.A529]))" office:value-type="float" office:value="0.339626605934706">
            <text:p>0,3396</text:p>
          </table:table-cell>
          <table:table-cell table:formula="oooc:=-([.B323]+[.B223])*COS(RADIANS([.A529]))-([.B23]+[.B123])*SIN(RADIANS([.A529]))-[.B423]" office:value-type="float" office:value="0.144012405437173">
            <text:p>0,14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477902987229868">
            <text:p>-0,0005</text:p>
          </table:table-cell>
          <table:table-cell table:formula="oooc:=[.$B$501]/2*(([.B324]-[.B224])*COS(RADIANS([.A530]))+([.B124]-[.B24])*SIN(RADIANS([.A530])))" office:value-type="float" office:value="-0.00560047984953863">
            <text:p>-0,0056</text:p>
          </table:table-cell>
          <table:table-cell table:formula="oooc:=-[.B424]*[.$B$502]" office:value-type="float" office:value="0.0061960792">
            <text:p>0,0062</text:p>
          </table:table-cell>
          <table:table-cell table:formula="oooc:=([.B324]+[.B224])*SIN(RADIANS([.A530]))-([.B124]+[.B24])*COS(RADIANS([.A530]))" office:value-type="float" office:value="0.338845759121124">
            <text:p>0,3388</text:p>
          </table:table-cell>
          <table:table-cell table:formula="oooc:=-([.B324]+[.B224])*COS(RADIANS([.A530]))-([.B24]+[.B124])*SIN(RADIANS([.A530]))-[.B424]" office:value-type="float" office:value="0.145499457079976">
            <text:p>0,145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471258776323665">
            <text:p>-0,0005</text:p>
          </table:table-cell>
          <table:table-cell table:formula="oooc:=[.$B$501]/2*(([.B325]-[.B225])*COS(RADIANS([.A531]))+([.B125]-[.B25])*SIN(RADIANS([.A531])))" office:value-type="float" office:value="-0.00558174364430158">
            <text:p>-0,0056</text:p>
          </table:table-cell>
          <table:table-cell table:formula="oooc:=-[.B425]*[.$B$502]" office:value-type="float" office:value="0.0061927104">
            <text:p>0,0062</text:p>
          </table:table-cell>
          <table:table-cell table:formula="oooc:=([.B325]+[.B225])*SIN(RADIANS([.A531]))-([.B125]+[.B25])*COS(RADIANS([.A531]))" office:value-type="float" office:value="0.338328723451995">
            <text:p>0,3383</text:p>
          </table:table-cell>
          <table:table-cell table:formula="oooc:=-([.B325]+[.B225])*COS(RADIANS([.A531]))-([.B25]+[.B125])*SIN(RADIANS([.A531]))-[.B425]" office:value-type="float" office:value="0.147168120903653">
            <text:p>0,147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43492031805421">
            <text:p>-0,0004</text:p>
          </table:table-cell>
          <table:table-cell table:formula="oooc:=[.$B$501]/2*(([.B326]-[.B226])*COS(RADIANS([.A532]))+([.B126]-[.B26])*SIN(RADIANS([.A532])))" office:value-type="float" office:value="-0.0055909849926137">
            <text:p>-0,0056</text:p>
          </table:table-cell>
          <table:table-cell table:formula="oooc:=-[.B426]*[.$B$502]" office:value-type="float" office:value="0.0061043256">
            <text:p>0,0061</text:p>
          </table:table-cell>
          <table:table-cell table:formula="oooc:=([.B326]+[.B226])*SIN(RADIANS([.A532]))-([.B126]+[.B26])*COS(RADIANS([.A532]))" office:value-type="float" office:value="0.338710974644844">
            <text:p>0,3387</text:p>
          </table:table-cell>
          <table:table-cell table:formula="oooc:=-([.B326]+[.B226])*COS(RADIANS([.A532]))-([.B26]+[.B126])*SIN(RADIANS([.A532]))-[.B426]" office:value-type="float" office:value="0.147402591597551">
            <text:p>0,147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400588339212979">
            <text:p>-0,0004</text:p>
          </table:table-cell>
          <table:table-cell table:formula="oooc:=[.$B$501]/2*(([.B327]-[.B227])*COS(RADIANS([.A533]))+([.B127]-[.B27])*SIN(RADIANS([.A533])))" office:value-type="float" office:value="-0.00558791811631895">
            <text:p>-0,0056</text:p>
          </table:table-cell>
          <table:table-cell table:formula="oooc:=-[.B427]*[.$B$502]" office:value-type="float" office:value="0.0059278248">
            <text:p>0,0059</text:p>
          </table:table-cell>
          <table:table-cell table:formula="oooc:=([.B327]+[.B227])*SIN(RADIANS([.A533]))-([.B127]+[.B27])*COS(RADIANS([.A533]))" office:value-type="float" office:value="0.337703466927314">
            <text:p>0,3377</text:p>
          </table:table-cell>
          <table:table-cell table:formula="oooc:=-([.B327]+[.B227])*COS(RADIANS([.A533]))-([.B27]+[.B127])*SIN(RADIANS([.A533]))-[.B427]" office:value-type="float" office:value="0.146034107174801">
            <text:p>0,14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480403916654201">
            <text:p>-0,0005</text:p>
          </table:table-cell>
          <table:table-cell table:formula="oooc:=[.$B$501]/2*(([.B328]-[.B228])*COS(RADIANS([.A534]))+([.B128]-[.B28])*SIN(RADIANS([.A534])))" office:value-type="float" office:value="-0.00560368094712574">
            <text:p>-0,0056</text:p>
          </table:table-cell>
          <table:table-cell table:formula="oooc:=-[.B428]*[.$B$502]" office:value-type="float" office:value="0.0059365816">
            <text:p>0,0059</text:p>
          </table:table-cell>
          <table:table-cell table:formula="oooc:=([.B328]+[.B228])*SIN(RADIANS([.A534]))-([.B128]+[.B28])*COS(RADIANS([.A534]))" office:value-type="float" office:value="0.335872704708443">
            <text:p>0,3359</text:p>
          </table:table-cell>
          <table:table-cell table:formula="oooc:=-([.B328]+[.B228])*COS(RADIANS([.A534]))-([.B28]+[.B128])*SIN(RADIANS([.A534]))-[.B428]" office:value-type="float" office:value="0.146780901864694">
            <text:p>0,1468</text:p>
          </table:table-cell>
          <table:table-cell table:number-columns-repeated="2"/>
          <table:table-cell>
            <draw:frame table:end-cell-address="Sheet1.M549" table:end-x="0.893cm" table:end-y="0.243cm" draw:z-index="9" svg:width="8.001cm" svg:height="6.987cm" svg:x="1.923cm" svg:y="0.029cm">
              <draw:object draw:notify-on-update-of-ranges="Sheet1.A506:Sheet1.A602 Sheet1.F506:Sheet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515870116447532">
            <text:p>-0,0005</text:p>
          </table:table-cell>
          <table:table-cell table:formula="oooc:=[.$B$501]/2*(([.B329]-[.B229])*COS(RADIANS([.A535]))+([.B129]-[.B29])*SIN(RADIANS([.A535])))" office:value-type="float" office:value="-0.00561643726576362">
            <text:p>-0,0056</text:p>
          </table:table-cell>
          <table:table-cell table:formula="oooc:=-[.B429]*[.$B$502]" office:value-type="float" office:value="0.0058696888">
            <text:p>0,0059</text:p>
          </table:table-cell>
          <table:table-cell table:formula="oooc:=([.B329]+[.B229])*SIN(RADIANS([.A535]))-([.B129]+[.B29])*COS(RADIANS([.A535]))" office:value-type="float" office:value="0.335306935741943">
            <text:p>0,3353</text:p>
          </table:table-cell>
          <table:table-cell table:formula="oooc:=-([.B329]+[.B229])*COS(RADIANS([.A535]))-([.B29]+[.B129])*SIN(RADIANS([.A535]))-[.B429]" office:value-type="float" office:value="0.146357023263521">
            <text:p>0,146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526675392356064">
            <text:p>-0,0005</text:p>
          </table:table-cell>
          <table:table-cell table:formula="oooc:=[.$B$501]/2*(([.B330]-[.B230])*COS(RADIANS([.A536]))+([.B130]-[.B30])*SIN(RADIANS([.A536])))" office:value-type="float" office:value="-0.00550569889746001">
            <text:p>-0,0055</text:p>
          </table:table-cell>
          <table:table-cell table:formula="oooc:=-[.B430]*[.$B$502]" office:value-type="float" office:value="0.0059782576">
            <text:p>0,006</text:p>
          </table:table-cell>
          <table:table-cell table:formula="oooc:=([.B330]+[.B230])*SIN(RADIANS([.A536]))-([.B130]+[.B30])*COS(RADIANS([.A536]))" office:value-type="float" office:value="0.333925010654981">
            <text:p>0,3339</text:p>
          </table:table-cell>
          <table:table-cell table:formula="oooc:=-([.B330]+[.B230])*COS(RADIANS([.A536]))-([.B30]+[.B130])*SIN(RADIANS([.A536]))-[.B430]" office:value-type="float" office:value="0.14769527086233">
            <text:p>0,147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622755071403882">
            <text:p>-0,0006</text:p>
          </table:table-cell>
          <table:table-cell table:formula="oooc:=[.$B$501]/2*(([.B331]-[.B231])*COS(RADIANS([.A537]))+([.B131]-[.B31])*SIN(RADIANS([.A537])))" office:value-type="float" office:value="-0.00544384336624217">
            <text:p>-0,0054</text:p>
          </table:table-cell>
          <table:table-cell table:formula="oooc:=-[.B431]*[.$B$502]" office:value-type="float" office:value="0.0060641768">
            <text:p>0,0061</text:p>
          </table:table-cell>
          <table:table-cell table:formula="oooc:=([.B331]+[.B231])*SIN(RADIANS([.A537]))-([.B131]+[.B31])*COS(RADIANS([.A537]))" office:value-type="float" office:value="0.332583032684349">
            <text:p>0,3326</text:p>
          </table:table-cell>
          <table:table-cell table:formula="oooc:=-([.B331]+[.B231])*COS(RADIANS([.A537]))-([.B31]+[.B131])*SIN(RADIANS([.A537]))-[.B431]" office:value-type="float" office:value="0.149651474140553">
            <text:p>0,149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663528688782142">
            <text:p>-0,0007</text:p>
          </table:table-cell>
          <table:table-cell table:formula="oooc:=[.$B$501]/2*(([.B332]-[.B232])*COS(RADIANS([.A538]))+([.B132]-[.B32])*SIN(RADIANS([.A538])))" office:value-type="float" office:value="-0.00539633738979699">
            <text:p>-0,0054</text:p>
          </table:table-cell>
          <table:table-cell table:formula="oooc:=-[.B432]*[.$B$502]" office:value-type="float" office:value="0.0061269928">
            <text:p>0,0061</text:p>
          </table:table-cell>
          <table:table-cell table:formula="oooc:=([.B332]+[.B232])*SIN(RADIANS([.A538]))-([.B132]+[.B32])*COS(RADIANS([.A538]))" office:value-type="float" office:value="0.33202640093004">
            <text:p>0,332</text:p>
          </table:table-cell>
          <table:table-cell table:formula="oooc:=-([.B332]+[.B232])*COS(RADIANS([.A538]))-([.B32]+[.B132])*SIN(RADIANS([.A538]))-[.B432]" office:value-type="float" office:value="0.150050907462881">
            <text:p>0,15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790071861722754">
            <text:p>-0,0008</text:p>
          </table:table-cell>
          <table:table-cell table:formula="oooc:=[.$B$501]/2*(([.B333]-[.B233])*COS(RADIANS([.A539]))+([.B133]-[.B33])*SIN(RADIANS([.A539])))" office:value-type="float" office:value="-0.00531534610252202">
            <text:p>-0,0053</text:p>
          </table:table-cell>
          <table:table-cell table:formula="oooc:=-[.B433]*[.$B$502]" office:value-type="float" office:value="0.0062968496">
            <text:p>0,0063</text:p>
          </table:table-cell>
          <table:table-cell table:formula="oooc:=([.B333]+[.B233])*SIN(RADIANS([.A539]))-([.B133]+[.B33])*COS(RADIANS([.A539]))" office:value-type="float" office:value="0.332049171564915">
            <text:p>0,332</text:p>
          </table:table-cell>
          <table:table-cell table:formula="oooc:=-([.B333]+[.B233])*COS(RADIANS([.A539]))-([.B33]+[.B133])*SIN(RADIANS([.A539]))-[.B433]" office:value-type="float" office:value="0.15322628013766">
            <text:p>0,1532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0926744097004399">
            <text:p>-0,0009</text:p>
          </table:table-cell>
          <table:table-cell table:formula="oooc:=[.$B$501]/2*(([.B334]-[.B234])*COS(RADIANS([.A540]))+([.B134]-[.B34])*SIN(RADIANS([.A540])))" office:value-type="float" office:value="-0.00531372503127303">
            <text:p>-0,0053</text:p>
          </table:table-cell>
          <table:table-cell table:formula="oooc:=-[.B434]*[.$B$502]" office:value-type="float" office:value="0.0063805224">
            <text:p>0,0064</text:p>
          </table:table-cell>
          <table:table-cell table:formula="oooc:=([.B334]+[.B234])*SIN(RADIANS([.A540]))-([.B134]+[.B34])*COS(RADIANS([.A540]))" office:value-type="float" office:value="0.331967013362193">
            <text:p>0,332</text:p>
          </table:table-cell>
          <table:table-cell table:formula="oooc:=-([.B334]+[.B234])*COS(RADIANS([.A540]))-([.B34]+[.B134])*SIN(RADIANS([.A540]))-[.B434]" office:value-type="float" office:value="0.154226162272976">
            <text:p>0,154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0923150442382458">
            <text:p>-0,0009</text:p>
          </table:table-cell>
          <table:table-cell table:formula="oooc:=[.$B$501]/2*(([.B335]-[.B235])*COS(RADIANS([.A541]))+([.B135]-[.B35])*SIN(RADIANS([.A541])))" office:value-type="float" office:value="-0.00530624427018388">
            <text:p>-0,0053</text:p>
          </table:table-cell>
          <table:table-cell table:formula="oooc:=-[.B435]*[.$B$502]" office:value-type="float" office:value="0.006393852">
            <text:p>0,0064</text:p>
          </table:table-cell>
          <table:table-cell table:formula="oooc:=([.B335]+[.B235])*SIN(RADIANS([.A541]))-([.B135]+[.B35])*COS(RADIANS([.A541]))" office:value-type="float" office:value="0.332126949499465">
            <text:p>0,3321</text:p>
          </table:table-cell>
          <table:table-cell table:formula="oooc:=-([.B335]+[.B235])*COS(RADIANS([.A541]))-([.B35]+[.B135])*SIN(RADIANS([.A541]))-[.B435]" office:value-type="float" office:value="0.153593397462353">
            <text:p>0,153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0901063991758789">
            <text:p>-0,0009</text:p>
          </table:table-cell>
          <table:table-cell table:formula="oooc:=[.$B$501]/2*(([.B336]-[.B236])*COS(RADIANS([.A542]))+([.B136]-[.B36])*SIN(RADIANS([.A542])))" office:value-type="float" office:value="-0.00533048451459705">
            <text:p>-0,0053</text:p>
          </table:table-cell>
          <table:table-cell table:formula="oooc:=-[.B436]*[.$B$502]" office:value-type="float" office:value="0.0070123984">
            <text:p>0,007</text:p>
          </table:table-cell>
          <table:table-cell table:formula="oooc:=([.B336]+[.B236])*SIN(RADIANS([.A542]))-([.B136]+[.B36])*COS(RADIANS([.A542]))" office:value-type="float" office:value="0.330797744628598">
            <text:p>0,3308</text:p>
          </table:table-cell>
          <table:table-cell table:formula="oooc:=-([.B336]+[.B236])*COS(RADIANS([.A542]))-([.B36]+[.B136])*SIN(RADIANS([.A542]))-[.B436]" office:value-type="float" office:value="0.162740759274074">
            <text:p>0,162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0792406579946104">
            <text:p>-0,0008</text:p>
          </table:table-cell>
          <table:table-cell table:formula="oooc:=[.$B$501]/2*(([.B337]-[.B237])*COS(RADIANS([.A543]))+([.B137]-[.B37])*SIN(RADIANS([.A543])))" office:value-type="float" office:value="-0.00530163223304967">
            <text:p>-0,0053</text:p>
          </table:table-cell>
          <table:table-cell table:formula="oooc:=-[.B437]*[.$B$502]" office:value-type="float" office:value="0.00640518295608573">
            <text:p>0,0064</text:p>
          </table:table-cell>
          <table:table-cell table:formula="oooc:=([.B337]+[.B237])*SIN(RADIANS([.A543]))-([.B137]+[.B37])*COS(RADIANS([.A543]))" office:value-type="float" office:value="0.315027001170436">
            <text:p>0,315</text:p>
          </table:table-cell>
          <table:table-cell table:formula="oooc:=-([.B337]+[.B237])*COS(RADIANS([.A543]))-([.B37]+[.B137])*SIN(RADIANS([.A543]))-[.B437]*COS(RADIANS(30))" office:value-type="float" office:value="0.149007464411467">
            <text:p>0,14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092292601720193">
            <text:p>-0,0009</text:p>
          </table:table-cell>
          <table:table-cell table:formula="oooc:=[.$B$501]/2*(([.B338]-[.B238])*COS(RADIANS([.A544]))+([.B138]-[.B38])*SIN(RADIANS([.A544])))" office:value-type="float" office:value="-0.00527053839196194">
            <text:p>-0,0053</text:p>
          </table:table-cell>
          <table:table-cell table:formula="oooc:=-[.B438]*[.$B$502]" office:value-type="float" office:value="0.00788367191773137">
            <text:p>0,0079</text:p>
          </table:table-cell>
          <table:table-cell table:formula="oooc:=([.B338]+[.B238])*SIN(RADIANS([.A544]))-([.B138]+[.B38])*COS(RADIANS([.A544]))" office:value-type="float" office:value="0.32627148942891">
            <text:p>0,3263</text:p>
          </table:table-cell>
          <table:table-cell table:formula="oooc:=-([.B338]+[.B238])*COS(RADIANS([.A544]))-([.B38]+[.B138])*SIN(RADIANS([.A544]))-[.B438]*COS(RADIANS(30))" office:value-type="float" office:value="0.158779673656724">
            <text:p>0,1588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0660994143831511">
            <text:p>-0,0007</text:p>
          </table:table-cell>
          <table:table-cell table:formula="oooc:=[.$B$501]/2*(([.B339]-[.B239])*COS(RADIANS([.A545]))+([.B139]-[.B39])*SIN(RADIANS([.A545])))" office:value-type="float" office:value="-0.00525401991052077">
            <text:p>-0,0053</text:p>
          </table:table-cell>
          <table:table-cell table:formula="oooc:=-[.B439]*[.$B$502]" office:value-type="float" office:value="0.00825030204037271">
            <text:p>0,0083</text:p>
          </table:table-cell>
          <table:table-cell table:formula="oooc:=([.B339]+[.B239])*SIN(RADIANS([.A545]))-([.B139]+[.B39])*COS(RADIANS([.A545]))" office:value-type="float" office:value="0.330288804849269">
            <text:p>0,3303</text:p>
          </table:table-cell>
          <table:table-cell table:formula="oooc:=-([.B339]+[.B239])*COS(RADIANS([.A545]))-([.B39]+[.B139])*SIN(RADIANS([.A545]))-[.B439]*COS(RADIANS(30))" office:value-type="float" office:value="0.164752638218039">
            <text:p>0,1648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0221990772295578">
            <text:p>-0,0002</text:p>
          </table:table-cell>
          <table:table-cell table:formula="oooc:=[.$B$501]/2*(([.B340]-[.B240])*COS(RADIANS([.A546]))+([.B140]-[.B40])*SIN(RADIANS([.A546])))" office:value-type="float" office:value="-0.00521667066568227">
            <text:p>-0,0052</text:p>
          </table:table-cell>
          <table:table-cell table:formula="oooc:=-[.B440]*[.$B$502]" office:value-type="float" office:value="0.00797347182390059">
            <text:p>0,008</text:p>
          </table:table-cell>
          <table:table-cell table:formula="oooc:=([.B340]+[.B240])*SIN(RADIANS([.A546]))-([.B140]+[.B40])*COS(RADIANS([.A546]))" office:value-type="float" office:value="0.324538221027102">
            <text:p>0,3245</text:p>
          </table:table-cell>
          <table:table-cell table:formula="oooc:=-([.B340]+[.B240])*COS(RADIANS([.A546]))-([.B40]+[.B140])*SIN(RADIANS([.A546]))-[.B440]*COS(RADIANS(30))" office:value-type="float" office:value="0.162696932907434">
            <text:p>0,162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00896655354177446">
            <text:p>-0,0001</text:p>
          </table:table-cell>
          <table:table-cell table:formula="oooc:=[.$B$501]/2*(([.B341]-[.B241])*COS(RADIANS([.A547]))+([.B141]-[.B41])*SIN(RADIANS([.A547])))" office:value-type="float" office:value="-0.00523097322603992">
            <text:p>-0,0052</text:p>
          </table:table-cell>
          <table:table-cell table:formula="oooc:=-[.B441]*[.$B$502]" office:value-type="float" office:value="0.00785384600282504">
            <text:p>0,0079</text:p>
          </table:table-cell>
          <table:table-cell table:formula="oooc:=([.B341]+[.B241])*SIN(RADIANS([.A547]))-([.B141]+[.B41])*COS(RADIANS([.A547]))" office:value-type="float" office:value="0.317224945924852">
            <text:p>0,3172</text:p>
          </table:table-cell>
          <table:table-cell table:formula="oooc:=-([.B341]+[.B241])*COS(RADIANS([.A547]))-([.B41]+[.B141])*SIN(RADIANS([.A547]))-[.B441]*COS(RADIANS(30))" office:value-type="float" office:value="0.162448779217886">
            <text:p>0,162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0.000188691797597251">
            <text:p>0,0002</text:p>
          </table:table-cell>
          <table:table-cell table:formula="oooc:=[.$B$501]/2*(([.B342]-[.B242])*COS(RADIANS([.A548]))+([.B142]-[.B42])*SIN(RADIANS([.A548])))" office:value-type="float" office:value="-0.00521055179948734">
            <text:p>-0,0052</text:p>
          </table:table-cell>
          <table:table-cell table:formula="oooc:=-[.B442]*[.$B$502]" office:value-type="float" office:value="0.00773324607637531">
            <text:p>0,0077</text:p>
          </table:table-cell>
          <table:table-cell table:formula="oooc:=([.B342]+[.B242])*SIN(RADIANS([.A548]))-([.B142]+[.B42])*COS(RADIANS([.A548]))" office:value-type="float" office:value="0.310479109249715">
            <text:p>0,3105</text:p>
          </table:table-cell>
          <table:table-cell table:formula="oooc:=-([.B342]+[.B242])*COS(RADIANS([.A548]))-([.B42]+[.B142])*SIN(RADIANS([.A548]))-[.B442]*COS(RADIANS(30))" office:value-type="float" office:value="0.162250081660353">
            <text:p>0,1623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0.0000581973804604808">
            <text:p>0,0001</text:p>
          </table:table-cell>
          <table:table-cell table:formula="oooc:=[.$B$501]/2*(([.B343]-[.B243])*COS(RADIANS([.A549]))+([.B143]-[.B43])*SIN(RADIANS([.A549])))" office:value-type="float" office:value="-0.00533302195342779">
            <text:p>-0,0053</text:p>
          </table:table-cell>
          <table:table-cell table:formula="oooc:=-[.B443]*[.$B$502]" office:value-type="float" office:value="0.00770715584865074">
            <text:p>0,0077</text:p>
          </table:table-cell>
          <table:table-cell table:formula="oooc:=([.B343]+[.B243])*SIN(RADIANS([.A549]))-([.B143]+[.B43])*COS(RADIANS([.A549]))" office:value-type="float" office:value="0.308158881041646">
            <text:p>0,3082</text:p>
          </table:table-cell>
          <table:table-cell table:formula="oooc:=-([.B343]+[.B243])*COS(RADIANS([.A549]))-([.B43]+[.B143])*SIN(RADIANS([.A549]))-[.B443]*COS(RADIANS(30))" office:value-type="float" office:value="0.156782696771552">
            <text:p>0,1568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0477132917392217">
            <text:p>-0,0005</text:p>
          </table:table-cell>
          <table:table-cell table:formula="oooc:=[.$B$501]/2*(([.B344]-[.B244])*COS(RADIANS([.A550]))+([.B144]-[.B44])*SIN(RADIANS([.A550])))" office:value-type="float" office:value="-0.00533035231426319">
            <text:p>-0,0053</text:p>
          </table:table-cell>
          <table:table-cell table:formula="oooc:=-[.B444]*[.$B$502]" office:value-type="float" office:value="0.00777532313305374">
            <text:p>0,0078</text:p>
          </table:table-cell>
          <table:table-cell table:formula="oooc:=([.B344]+[.B244])*SIN(RADIANS([.A550]))-([.B144]+[.B44])*COS(RADIANS([.A550]))" office:value-type="float" office:value="0.302741369242395">
            <text:p>0,3027</text:p>
          </table:table-cell>
          <table:table-cell table:formula="oooc:=-([.B344]+[.B244])*COS(RADIANS([.A550]))-([.B44]+[.B144])*SIN(RADIANS([.A550]))-[.B444]*COS(RADIANS(30))" office:value-type="float" office:value="0.154881125747612">
            <text:p>0,154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0756734878313654">
            <text:p>-0,0008</text:p>
          </table:table-cell>
          <table:table-cell table:formula="oooc:=[.$B$501]/2*(([.B345]-[.B245])*COS(RADIANS([.A551]))+([.B145]-[.B45])*SIN(RADIANS([.A551])))" office:value-type="float" office:value="-0.00541975808838043">
            <text:p>-0,0054</text:p>
          </table:table-cell>
          <table:table-cell table:formula="oooc:=-[.B445]*[.$B$502]" office:value-type="float" office:value="0.00729345689890356">
            <text:p>0,0073</text:p>
          </table:table-cell>
          <table:table-cell table:formula="oooc:=([.B345]+[.B245])*SIN(RADIANS([.A551]))-([.B145]+[.B45])*COS(RADIANS([.A551]))" office:value-type="float" office:value="0.295426190740697">
            <text:p>0,2954</text:p>
          </table:table-cell>
          <table:table-cell table:formula="oooc:=-([.B345]+[.B245])*COS(RADIANS([.A551]))-([.B45]+[.B145])*SIN(RADIANS([.A551]))-[.B445]*COS(RADIANS(30))" office:value-type="float" office:value="0.14607124479964">
            <text:p>0,146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162544517586046">
            <text:p>-0,0016</text:p>
          </table:table-cell>
          <table:table-cell table:formula="oooc:=[.$B$501]/2*(([.B346]-[.B246])*COS(RADIANS([.A552]))+([.B146]-[.B46])*SIN(RADIANS([.A552])))" office:value-type="float" office:value="-0.0054183183404249">
            <text:p>-0,0054</text:p>
          </table:table-cell>
          <table:table-cell table:formula="oooc:=-[.B446]*[.$B$502]" office:value-type="float" office:value="0.00737472333715404">
            <text:p>0,0074</text:p>
          </table:table-cell>
          <table:table-cell table:formula="oooc:=([.B346]+[.B246])*SIN(RADIANS([.A552]))-([.B146]+[.B46])*COS(RADIANS([.A552]))" office:value-type="float" office:value="0.293439082198471">
            <text:p>0,2934</text:p>
          </table:table-cell>
          <table:table-cell table:formula="oooc:=-([.B346]+[.B246])*COS(RADIANS([.A552]))-([.B46]+[.B146])*SIN(RADIANS([.A552]))-[.B446]*COS(RADIANS(30))" office:value-type="float" office:value="0.138972792327102">
            <text:p>0,13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211189349365443">
            <text:p>-0,0021</text:p>
          </table:table-cell>
          <table:table-cell table:formula="oooc:=[.$B$501]/2*(([.B347]-[.B247])*COS(RADIANS([.A553]))+([.B147]-[.B47])*SIN(RADIANS([.A553])))" office:value-type="float" office:value="-0.00546859694560053">
            <text:p>-0,0055</text:p>
          </table:table-cell>
          <table:table-cell table:formula="oooc:=-[.B447]*[.$B$502]" office:value-type="float" office:value="0.00748812001070525">
            <text:p>0,0075</text:p>
          </table:table-cell>
          <table:table-cell table:formula="oooc:=([.B347]+[.B247])*SIN(RADIANS([.A553]))-([.B147]+[.B47])*COS(RADIANS([.A553]))" office:value-type="float" office:value="0.291890154669654">
            <text:p>0,2919</text:p>
          </table:table-cell>
          <table:table-cell table:formula="oooc:=-([.B347]+[.B247])*COS(RADIANS([.A553]))-([.B47]+[.B147])*SIN(RADIANS([.A553]))-[.B447]*COS(RADIANS(30))" office:value-type="float" office:value="0.138807001378531">
            <text:p>0,1388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237737258647031">
            <text:p>-0,0024</text:p>
          </table:table-cell>
          <table:table-cell table:formula="oooc:=[.$B$501]/2*(([.B348]-[.B248])*COS(RADIANS([.A554]))+([.B148]-[.B48])*SIN(RADIANS([.A554])))" office:value-type="float" office:value="-0.00553211779686846">
            <text:p>-0,0055</text:p>
          </table:table-cell>
          <table:table-cell table:formula="oooc:=-[.B448]*[.$B$502]" office:value-type="float" office:value="0.00805032776797468">
            <text:p>0,0081</text:p>
          </table:table-cell>
          <table:table-cell table:formula="oooc:=([.B348]+[.B248])*SIN(RADIANS([.A554]))-([.B148]+[.B48])*COS(RADIANS([.A554]))" office:value-type="float" office:value="0.296953535249413">
            <text:p>0,297</text:p>
          </table:table-cell>
          <table:table-cell table:formula="oooc:=-([.B348]+[.B248])*COS(RADIANS([.A554]))-([.B48]+[.B148])*SIN(RADIANS([.A554]))-[.B448]*COS(RADIANS(30))" office:value-type="float" office:value="0.133948526856978">
            <text:p>0,133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288846847869894">
            <text:p>-0,0029</text:p>
          </table:table-cell>
          <table:table-cell table:formula="oooc:=[.$B$501]/2*(([.B349]-[.B249])*COS(RADIANS([.A555]))+([.B149]-[.B49])*SIN(RADIANS([.A555])))" office:value-type="float" office:value="-0.00553788023560739">
            <text:p>-0,0055</text:p>
          </table:table-cell>
          <table:table-cell table:formula="oooc:=-[.B449]*[.$B$502]" office:value-type="float" office:value="0.00863354253025863">
            <text:p>0,0086</text:p>
          </table:table-cell>
          <table:table-cell table:formula="oooc:=([.B349]+[.B249])*SIN(RADIANS([.A555]))-([.B149]+[.B49])*COS(RADIANS([.A555]))" office:value-type="float" office:value="0.302459296286223">
            <text:p>0,3025</text:p>
          </table:table-cell>
          <table:table-cell table:formula="oooc:=-([.B349]+[.B249])*COS(RADIANS([.A555]))-([.B49]+[.B149])*SIN(RADIANS([.A555]))-[.B449]*COS(RADIANS(30))" office:value-type="float" office:value="0.127921749397894">
            <text:p>0,1279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33646359961544">
            <text:p>-0,0034</text:p>
          </table:table-cell>
          <table:table-cell table:formula="oooc:=[.$B$501]/2*(([.B350]-[.B250])*COS(RADIANS([.A556]))+([.B150]-[.B50])*SIN(RADIANS([.A556])))" office:value-type="float" office:value="-0.00559524839975331">
            <text:p>-0,0056</text:p>
          </table:table-cell>
          <table:table-cell table:formula="oooc:=-[.B450]*[.$B$502]" office:value-type="float" office:value="0.00911935160486716">
            <text:p>0,0091</text:p>
          </table:table-cell>
          <table:table-cell table:formula="oooc:=([.B350]+[.B250])*SIN(RADIANS([.A556]))-([.B150]+[.B50])*COS(RADIANS([.A556]))" office:value-type="float" office:value="0.30614446076905">
            <text:p>0,3061</text:p>
          </table:table-cell>
          <table:table-cell table:formula="oooc:=-([.B350]+[.B250])*COS(RADIANS([.A556]))-([.B50]+[.B150])*SIN(RADIANS([.A556]))-[.B450]*COS(RADIANS(30))" office:value-type="float" office:value="0.126574726955743">
            <text:p>0,126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326505469036212">
            <text:p>-0,0033</text:p>
          </table:table-cell>
          <table:table-cell table:formula="oooc:=[.$B$501]/2*(([.B351]-[.B251])*COS(RADIANS([.A557]))+([.B151]-[.B51])*SIN(RADIANS([.A557])))" office:value-type="float" office:value="-0.00560886501589592">
            <text:p>-0,0056</text:p>
          </table:table-cell>
          <table:table-cell table:formula="oooc:=-[.B451]*[.$B$502]" office:value-type="float" office:value="0.00931505602561437">
            <text:p>0,0093</text:p>
          </table:table-cell>
          <table:table-cell table:formula="oooc:=([.B351]+[.B251])*SIN(RADIANS([.A557]))-([.B151]+[.B51])*COS(RADIANS([.A557]))" office:value-type="float" office:value="0.302364509418549">
            <text:p>0,3024</text:p>
          </table:table-cell>
          <table:table-cell table:formula="oooc:=-([.B351]+[.B251])*COS(RADIANS([.A557]))-([.B51]+[.B151])*SIN(RADIANS([.A557]))-[.B451]*COS(RADIANS(30))" office:value-type="float" office:value="0.126618697091073">
            <text:p>0,1266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311387768754983">
            <text:p>-0,0031</text:p>
          </table:table-cell>
          <table:table-cell table:formula="oooc:=[.$B$501]/2*(([.B352]-[.B252])*COS(RADIANS([.A558]))+([.B152]-[.B52])*SIN(RADIANS([.A558])))" office:value-type="float" office:value="-0.00554528363836407">
            <text:p>-0,0055</text:p>
          </table:table-cell>
          <table:table-cell table:formula="oooc:=-[.B452]*[.$B$502]" office:value-type="float" office:value="0.00958163250130568">
            <text:p>0,0096</text:p>
          </table:table-cell>
          <table:table-cell table:formula="oooc:=([.B352]+[.B252])*SIN(RADIANS([.A558]))-([.B152]+[.B52])*COS(RADIANS([.A558]))" office:value-type="float" office:value="0.303849199377685">
            <text:p>0,3038</text:p>
          </table:table-cell>
          <table:table-cell table:formula="oooc:=-([.B352]+[.B252])*COS(RADIANS([.A558]))-([.B52]+[.B152])*SIN(RADIANS([.A558]))-[.B452]*COS(RADIANS(30))" office:value-type="float" office:value="0.122023716698515">
            <text:p>0,122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30989033429009">
            <text:p>-0,0031</text:p>
          </table:table-cell>
          <table:table-cell table:formula="oooc:=[.$B$501]/2*(([.B353]-[.B253])*COS(RADIANS([.A559]))+([.B153]-[.B53])*SIN(RADIANS([.A559])))" office:value-type="float" office:value="-0.0054861316951943">
            <text:p>-0,0055</text:p>
          </table:table-cell>
          <table:table-cell table:formula="oooc:=-[.B453]*[.$B$502]" office:value-type="float" office:value="0.00988716557094051">
            <text:p>0,0099</text:p>
          </table:table-cell>
          <table:table-cell table:formula="oooc:=([.B353]+[.B253])*SIN(RADIANS([.A559]))-([.B153]+[.B53])*COS(RADIANS([.A559]))" office:value-type="float" office:value="0.303827940717829">
            <text:p>0,3038</text:p>
          </table:table-cell>
          <table:table-cell table:formula="oooc:=-([.B353]+[.B253])*COS(RADIANS([.A559]))-([.B53]+[.B153])*SIN(RADIANS([.A559]))-[.B453]*COS(RADIANS(30))" office:value-type="float" office:value="0.119903334819154">
            <text:p>0,119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326114348416926">
            <text:p>-0,0033</text:p>
          </table:table-cell>
          <table:table-cell table:formula="oooc:=[.$B$501]/2*(([.B354]-[.B254])*COS(RADIANS([.A560]))+([.B154]-[.B54])*SIN(RADIANS([.A560])))" office:value-type="float" office:value="-0.00538743368685032">
            <text:p>-0,0054</text:p>
          </table:table-cell>
          <table:table-cell table:formula="oooc:=-[.B454]*[.$B$502]" office:value-type="float" office:value="0.0102943229111977">
            <text:p>0,0103</text:p>
          </table:table-cell>
          <table:table-cell table:formula="oooc:=([.B354]+[.B254])*SIN(RADIANS([.A560]))-([.B154]+[.B54])*COS(RADIANS([.A560]))" office:value-type="float" office:value="0.303844780848634">
            <text:p>0,3038</text:p>
          </table:table-cell>
          <table:table-cell table:formula="oooc:=-([.B354]+[.B254])*COS(RADIANS([.A560]))-([.B54]+[.B154])*SIN(RADIANS([.A560]))-[.B454]*COS(RADIANS(30))" office:value-type="float" office:value="0.117010553606236">
            <text:p>0,117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333046258655304">
            <text:p>-0,0033</text:p>
          </table:table-cell>
          <table:table-cell table:formula="oooc:=[.$B$501]/2*(([.B355]-[.B255])*COS(RADIANS([.A561]))+([.B155]-[.B55])*SIN(RADIANS([.A561])))" office:value-type="float" office:value="-0.0053023568011976">
            <text:p>-0,0053</text:p>
          </table:table-cell>
          <table:table-cell table:formula="oooc:=-[.B455]*[.$B$502]" office:value-type="float" office:value="0.0105878715748848">
            <text:p>0,0106</text:p>
          </table:table-cell>
          <table:table-cell table:formula="oooc:=([.B355]+[.B255])*SIN(RADIANS([.A561]))-([.B155]+[.B55])*COS(RADIANS([.A561]))" office:value-type="float" office:value="0.305413399740219">
            <text:p>0,3054</text:p>
          </table:table-cell>
          <table:table-cell table:formula="oooc:=-([.B355]+[.B255])*COS(RADIANS([.A561]))-([.B55]+[.B155])*SIN(RADIANS([.A561]))-[.B455]*COS(RADIANS(30))" office:value-type="float" office:value="0.114830175809565">
            <text:p>0,114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342413475763737">
            <text:p>-0,0034</text:p>
          </table:table-cell>
          <table:table-cell table:formula="oooc:=[.$B$501]/2*(([.B356]-[.B256])*COS(RADIANS([.A562]))+([.B156]-[.B56])*SIN(RADIANS([.A562])))" office:value-type="float" office:value="-0.00521953413672281">
            <text:p>-0,0052</text:p>
          </table:table-cell>
          <table:table-cell table:formula="oooc:=-[.B456]*[.$B$502]" office:value-type="float" office:value="0.0110852472847862">
            <text:p>0,0111</text:p>
          </table:table-cell>
          <table:table-cell table:formula="oooc:=([.B356]+[.B256])*SIN(RADIANS([.A562]))-([.B156]+[.B56])*COS(RADIANS([.A562]))" office:value-type="float" office:value="0.305825380684063">
            <text:p>0,3058</text:p>
          </table:table-cell>
          <table:table-cell table:formula="oooc:=-([.B356]+[.B256])*COS(RADIANS([.A562]))-([.B56]+[.B156])*SIN(RADIANS([.A562]))-[.B456]*COS(RADIANS(30))" office:value-type="float" office:value="0.112319972015794">
            <text:p>0,1123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357618369800659">
            <text:p>-0,0036</text:p>
          </table:table-cell>
          <table:table-cell table:formula="oooc:=[.$B$501]/2*(([.B357]-[.B257])*COS(RADIANS([.A563]))+([.B157]-[.B57])*SIN(RADIANS([.A563])))" office:value-type="float" office:value="-0.00520631267993739">
            <text:p>-0,0052</text:p>
          </table:table-cell>
          <table:table-cell table:formula="oooc:=-[.B457]*[.$B$502]" office:value-type="float" office:value="0.011201922384106">
            <text:p>0,0112</text:p>
          </table:table-cell>
          <table:table-cell table:formula="oooc:=([.B357]+[.B257])*SIN(RADIANS([.A563]))-([.B157]+[.B57])*COS(RADIANS([.A563]))" office:value-type="float" office:value="0.303299742805782">
            <text:p>0,3033</text:p>
          </table:table-cell>
          <table:table-cell table:formula="oooc:=-([.B357]+[.B257])*COS(RADIANS([.A563]))-([.B57]+[.B157])*SIN(RADIANS([.A563]))-[.B457]*COS(RADIANS(30))" office:value-type="float" office:value="0.107431016096473">
            <text:p>0,107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347867109588741">
            <text:p>-0,0035</text:p>
          </table:table-cell>
          <table:table-cell table:formula="oooc:=[.$B$501]/2*(([.B358]-[.B258])*COS(RADIANS([.A564]))+([.B158]-[.B58])*SIN(RADIANS([.A564])))" office:value-type="float" office:value="-0.00514395937557189">
            <text:p>-0,0051</text:p>
          </table:table-cell>
          <table:table-cell table:formula="oooc:=-[.B458]*[.$B$502]" office:value-type="float" office:value="0.0120823951700865">
            <text:p>0,0121</text:p>
          </table:table-cell>
          <table:table-cell table:formula="oooc:=([.B358]+[.B258])*SIN(RADIANS([.A564]))-([.B158]+[.B58])*COS(RADIANS([.A564]))" office:value-type="float" office:value="0.316047519186357">
            <text:p>0,316</text:p>
          </table:table-cell>
          <table:table-cell table:formula="oooc:=-([.B358]+[.B258])*COS(RADIANS([.A564]))-([.B58]+[.B158])*SIN(RADIANS([.A564]))-[.B458]*COS(RADIANS(30))" office:value-type="float" office:value="0.109355838840655">
            <text:p>0,1094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316930194374465">
            <text:p>-0,0032</text:p>
          </table:table-cell>
          <table:table-cell table:formula="oooc:=[.$B$501]/2*(([.B359]-[.B259])*COS(RADIANS([.A565]))+([.B159]-[.B59])*SIN(RADIANS([.A565])))" office:value-type="float" office:value="-0.00507740498842882">
            <text:p>-0,0051</text:p>
          </table:table-cell>
          <table:table-cell table:formula="oooc:=-[.B459]*[.$B$502]" office:value-type="float" office:value="0.0122725875123438">
            <text:p>0,0123</text:p>
          </table:table-cell>
          <table:table-cell table:formula="oooc:=([.B359]+[.B259])*SIN(RADIANS([.A565]))-([.B159]+[.B59])*COS(RADIANS([.A565]))" office:value-type="float" office:value="0.316794128274597">
            <text:p>0,3168</text:p>
          </table:table-cell>
          <table:table-cell table:formula="oooc:=-([.B359]+[.B259])*COS(RADIANS([.A565]))-([.B59]+[.B159])*SIN(RADIANS([.A565]))-[.B459]*COS(RADIANS(30))" office:value-type="float" office:value="0.104875578431302">
            <text:p>0,1049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259451086870076">
            <text:p>-0,0026</text:p>
          </table:table-cell>
          <table:table-cell table:formula="oooc:=[.$B$501]/2*(([.B360]-[.B260])*COS(RADIANS([.A566]))+([.B160]-[.B60])*SIN(RADIANS([.A566])))" office:value-type="float" office:value="-0.00514568140036559">
            <text:p>-0,0051</text:p>
          </table:table-cell>
          <table:table-cell table:formula="oooc:=-[.B460]*[.$B$502]" office:value-type="float" office:value="0.0118342200021749">
            <text:p>0,0118</text:p>
          </table:table-cell>
          <table:table-cell table:formula="oooc:=([.B360]+[.B260])*SIN(RADIANS([.A566]))-([.B160]+[.B60])*COS(RADIANS([.A566]))" office:value-type="float" office:value="0.310578889491813">
            <text:p>0,3106</text:p>
          </table:table-cell>
          <table:table-cell table:formula="oooc:=-([.B360]+[.B260])*COS(RADIANS([.A566]))-([.B60]+[.B160])*SIN(RADIANS([.A566]))-[.B460]*COS(RADIANS(30))" office:value-type="float" office:value="0.0957687551945758">
            <text:p>0,095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189335829149049">
            <text:p>-0,0019</text:p>
          </table:table-cell>
          <table:table-cell table:formula="oooc:=[.$B$501]/2*(([.B361]-[.B261])*COS(RADIANS([.A567]))+([.B161]-[.B61])*SIN(RADIANS([.A567])))" office:value-type="float" office:value="-0.00523197571372577">
            <text:p>-0,0052</text:p>
          </table:table-cell>
          <table:table-cell table:formula="oooc:=-[.B461]*[.$B$502]" office:value-type="float" office:value="0.0118086244481609">
            <text:p>0,0118</text:p>
          </table:table-cell>
          <table:table-cell table:formula="oooc:=([.B361]+[.B261])*SIN(RADIANS([.A567]))-([.B161]+[.B61])*COS(RADIANS([.A567]))" office:value-type="float" office:value="0.308277386036765">
            <text:p>0,3083</text:p>
          </table:table-cell>
          <table:table-cell table:formula="oooc:=-([.B361]+[.B261])*COS(RADIANS([.A567]))-([.B61]+[.B161])*SIN(RADIANS([.A567]))-[.B461]*COS(RADIANS(30))" office:value-type="float" office:value="0.0886693621728578">
            <text:p>0,0887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179782247863391">
            <text:p>-0,0018</text:p>
          </table:table-cell>
          <table:table-cell table:formula="oooc:=[.$B$501]/2*(([.B362]-[.B262])*COS(RADIANS([.A568]))+([.B162]-[.B62])*SIN(RADIANS([.A568])))" office:value-type="float" office:value="-0.00514794496418185">
            <text:p>-0,0051</text:p>
          </table:table-cell>
          <table:table-cell table:formula="oooc:=-[.B462]*[.$B$502]" office:value-type="float" office:value="0.01216875106643">
            <text:p>0,0122</text:p>
          </table:table-cell>
          <table:table-cell table:formula="oooc:=([.B362]+[.B262])*SIN(RADIANS([.A568]))-([.B162]+[.B62])*COS(RADIANS([.A568]))" office:value-type="float" office:value="0.307004727077305">
            <text:p>0,307</text:p>
          </table:table-cell>
          <table:table-cell table:formula="oooc:=-([.B362]+[.B262])*COS(RADIANS([.A568]))-([.B62]+[.B162])*SIN(RADIANS([.A568]))-[.B462]*COS(RADIANS(30))" office:value-type="float" office:value="0.08875283820034">
            <text:p>0,0888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188482328112137">
            <text:p>-0,0019</text:p>
          </table:table-cell>
          <table:table-cell table:formula="oooc:=[.$B$501]/2*(([.B363]-[.B263])*COS(RADIANS([.A569]))+([.B163]-[.B63])*SIN(RADIANS([.A569])))" office:value-type="float" office:value="-0.00504302967059532">
            <text:p>-0,005</text:p>
          </table:table-cell>
          <table:table-cell table:formula="oooc:=-[.B463]*[.$B$502]" office:value-type="float" office:value="0.0127951347702215">
            <text:p>0,0128</text:p>
          </table:table-cell>
          <table:table-cell table:formula="oooc:=([.B363]+[.B263])*SIN(RADIANS([.A569]))-([.B163]+[.B63])*COS(RADIANS([.A569]))" office:value-type="float" office:value="0.306401301966589">
            <text:p>0,3064</text:p>
          </table:table-cell>
          <table:table-cell table:formula="oooc:=-([.B363]+[.B263])*COS(RADIANS([.A569]))-([.B63]+[.B163])*SIN(RADIANS([.A569]))-[.B463]*COS(RADIANS(30))" office:value-type="float" office:value="0.0876683352501154">
            <text:p>0,0877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185161178053297">
            <text:p>-0,0019</text:p>
          </table:table-cell>
          <table:table-cell table:formula="oooc:=[.$B$501]/2*(([.B364]-[.B264])*COS(RADIANS([.A570]))+([.B164]-[.B64])*SIN(RADIANS([.A570])))" office:value-type="float" office:value="-0.00487236071410672">
            <text:p>-0,0049</text:p>
          </table:table-cell>
          <table:table-cell table:formula="oooc:=-[.B464]*[.$B$502]" office:value-type="float" office:value="0.0144513293734424">
            <text:p>0,0145</text:p>
          </table:table-cell>
          <table:table-cell table:formula="oooc:=([.B364]+[.B264])*SIN(RADIANS([.A570]))-([.B164]+[.B64])*COS(RADIANS([.A570]))" office:value-type="float" office:value="0.31030230943502">
            <text:p>0,3103</text:p>
          </table:table-cell>
          <table:table-cell table:formula="oooc:=-([.B364]+[.B264])*COS(RADIANS([.A570]))-([.B64]+[.B164])*SIN(RADIANS([.A570]))-[.B464]*COS(RADIANS(30))" office:value-type="float" office:value="0.102930196572322">
            <text:p>0,1029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199991152799989">
            <text:p>-0,002</text:p>
          </table:table-cell>
          <table:table-cell table:formula="oooc:=[.$B$501]/2*(([.B365]-[.B265])*COS(RADIANS([.A571]))+([.B165]-[.B65])*SIN(RADIANS([.A571])))" office:value-type="float" office:value="-0.00476605008150123">
            <text:p>-0,0048</text:p>
          </table:table-cell>
          <table:table-cell table:formula="oooc:=-[.B465]*[.$B$502]" office:value-type="float" office:value="0.0151375706746825">
            <text:p>0,0151</text:p>
          </table:table-cell>
          <table:table-cell table:formula="oooc:=([.B365]+[.B265])*SIN(RADIANS([.A571]))-([.B165]+[.B65])*COS(RADIANS([.A571]))" office:value-type="float" office:value="0.313573455807758">
            <text:p>0,3136</text:p>
          </table:table-cell>
          <table:table-cell table:formula="oooc:=-([.B365]+[.B265])*COS(RADIANS([.A571]))-([.B65]+[.B165])*SIN(RADIANS([.A571]))-[.B465]*COS(RADIANS(30))" office:value-type="float" office:value="0.107986932538744">
            <text:p>0,10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195520377838425">
            <text:p>-0,002</text:p>
          </table:table-cell>
          <table:table-cell table:formula="oooc:=[.$B$501]/2*(([.B366]-[.B266])*COS(RADIANS([.A572]))+([.B166]-[.B66])*SIN(RADIANS([.A572])))" office:value-type="float" office:value="-0.00465339881668785">
            <text:p>-0,0047</text:p>
          </table:table-cell>
          <table:table-cell table:formula="oooc:=-[.B466]*[.$B$502]" office:value-type="float" office:value="0.0153076760773141">
            <text:p>0,0153</text:p>
          </table:table-cell>
          <table:table-cell table:formula="oooc:=([.B366]+[.B266])*SIN(RADIANS([.A572]))-([.B166]+[.B66])*COS(RADIANS([.A572]))" office:value-type="float" office:value="0.309432910589008">
            <text:p>0,3094</text:p>
          </table:table-cell>
          <table:table-cell table:formula="oooc:=-([.B366]+[.B266])*COS(RADIANS([.A572]))-([.B66]+[.B166])*SIN(RADIANS([.A572]))-[.B466]*COS(RADIANS(30))" office:value-type="float" office:value="0.106893617122296">
            <text:p>0,1069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224810207860916">
            <text:p>-0,0022</text:p>
          </table:table-cell>
          <table:table-cell table:formula="oooc:=[.$B$501]/2*(([.B367]-[.B267])*COS(RADIANS([.A573]))+([.B167]-[.B67])*SIN(RADIANS([.A573])))" office:value-type="float" office:value="-0.00457344295738352">
            <text:p>-0,0046</text:p>
          </table:table-cell>
          <table:table-cell table:formula="oooc:=-[.B467]*[.$B$502]" office:value-type="float" office:value="0.0153092044773141">
            <text:p>0,0153</text:p>
          </table:table-cell>
          <table:table-cell table:formula="oooc:=([.B367]+[.B267])*SIN(RADIANS([.A573]))-([.B167]+[.B67])*COS(RADIANS([.A573]))" office:value-type="float" office:value="0.3117917269114">
            <text:p>0,3118</text:p>
          </table:table-cell>
          <table:table-cell table:formula="oooc:=-([.B367]+[.B267])*COS(RADIANS([.A573]))-([.B67]+[.B167])*SIN(RADIANS([.A573]))-[.B467]*COS(RADIANS(60))" office:value-type="float" office:value="0.0386660003280487">
            <text:p>0,0387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0592573513156466">
            <text:p>-0,0006</text:p>
          </table:table-cell>
          <table:table-cell table:formula="oooc:=[.$B$501]/2*(([.B368]-[.B268])*COS(RADIANS([.A574]))+([.B168]-[.B68])*SIN(RADIANS([.A574])))" office:value-type="float" office:value="-0.00452387244791469">
            <text:p>-0,0045</text:p>
          </table:table-cell>
          <table:table-cell table:formula="oooc:=-[.B468]*[.$B$502]" office:value-type="float" office:value="0.0150382292773141">
            <text:p>0,015</text:p>
          </table:table-cell>
          <table:table-cell table:formula="oooc:=([.B368]+[.B268])*SIN(RADIANS([.A574]))-([.B168]+[.B68])*COS(RADIANS([.A574]))" office:value-type="float" office:value="0.303845912583224">
            <text:p>0,3038</text:p>
          </table:table-cell>
          <table:table-cell table:formula="oooc:=-([.B368]+[.B268])*COS(RADIANS([.A574]))-([.B68]+[.B168])*SIN(RADIANS([.A574]))-[.B468]*COS(RADIANS(60))" office:value-type="float" office:value="0.0394627914365046">
            <text:p>0,0395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0.00104522650802647">
            <text:p>0,001</text:p>
          </table:table-cell>
          <table:table-cell table:formula="oooc:=[.$B$501]/2*(([.B369]-[.B269])*COS(RADIANS([.A575]))+([.B169]-[.B69])*SIN(RADIANS([.A575])))" office:value-type="float" office:value="-0.00450711460720016">
            <text:p>-0,0045</text:p>
          </table:table-cell>
          <table:table-cell table:formula="oooc:=-[.B469]*[.$B$502]" office:value-type="float" office:value="0.0146957892773141">
            <text:p>0,0147</text:p>
          </table:table-cell>
          <table:table-cell table:formula="oooc:=([.B369]+[.B269])*SIN(RADIANS([.A575]))-([.B169]+[.B69])*COS(RADIANS([.A575]))" office:value-type="float" office:value="0.306387083454296">
            <text:p>0,3064</text:p>
          </table:table-cell>
          <table:table-cell table:formula="oooc:=-([.B369]+[.B269])*COS(RADIANS([.A575]))-([.B69]+[.B169])*SIN(RADIANS([.A575]))-[.B469]*COS(RADIANS(60))" office:value-type="float" office:value="0.036770438549637">
            <text:p>0,036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166881920500422">
            <text:p>-0,0017</text:p>
          </table:table-cell>
          <table:table-cell table:formula="oooc:=[.$B$501]/2*(([.B370]-[.B270])*COS(RADIANS([.A576]))+([.B170]-[.B70])*SIN(RADIANS([.A576])))" office:value-type="float" office:value="-0.00425281139702725">
            <text:p>-0,0043</text:p>
          </table:table-cell>
          <table:table-cell table:formula="oooc:=-[.B470]*[.$B$502]" office:value-type="float" office:value="0.0149847364773141">
            <text:p>0,015</text:p>
          </table:table-cell>
          <table:table-cell table:formula="oooc:=([.B370]+[.B270])*SIN(RADIANS([.A576]))-([.B170]+[.B70])*COS(RADIANS([.A576]))" office:value-type="float" office:value="0.307270660375681">
            <text:p>0,3073</text:p>
          </table:table-cell>
          <table:table-cell table:formula="oooc:=-([.B370]+[.B270])*COS(RADIANS([.A576]))-([.B70]+[.B170])*SIN(RADIANS([.A576]))-[.B470]*COS(RADIANS(60))" office:value-type="float" office:value="0.0391889976923323">
            <text:p>0,0392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116178983791423">
            <text:p>-0,0012</text:p>
          </table:table-cell>
          <table:table-cell table:formula="oooc:=[.$B$501]/2*(([.B371]-[.B271])*COS(RADIANS([.A577]))+([.B171]-[.B71])*SIN(RADIANS([.A577])))" office:value-type="float" office:value="-0.00399473118138498">
            <text:p>-0,004</text:p>
          </table:table-cell>
          <table:table-cell table:formula="oooc:=-[.B471]*[.$B$502]" office:value-type="float" office:value="0.0149412100773141">
            <text:p>0,0149</text:p>
          </table:table-cell>
          <table:table-cell table:formula="oooc:=([.B371]+[.B271])*SIN(RADIANS([.A577]))-([.B171]+[.B71])*COS(RADIANS([.A577]))" office:value-type="float" office:value="0.310790130293032">
            <text:p>0,3108</text:p>
          </table:table-cell>
          <table:table-cell table:formula="oooc:=-([.B371]+[.B271])*COS(RADIANS([.A577]))-([.B71]+[.B171])*SIN(RADIANS([.A577]))-[.B471]*COS(RADIANS(60))" office:value-type="float" office:value="0.0407616594527019">
            <text:p>0,0408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0.000843744195834781">
            <text:p>0,0008</text:p>
          </table:table-cell>
          <table:table-cell table:formula="oooc:=[.$B$501]/2*(([.B372]-[.B272])*COS(RADIANS([.A578]))+([.B172]-[.B72])*SIN(RADIANS([.A578])))" office:value-type="float" office:value="-0.00374643077642059">
            <text:p>-0,0037</text:p>
          </table:table-cell>
          <table:table-cell table:formula="oooc:=-[.B472]*[.$B$502]" office:value-type="float" office:value="0.0145526228773141">
            <text:p>0,0146</text:p>
          </table:table-cell>
          <table:table-cell table:formula="oooc:=([.B372]+[.B272])*SIN(RADIANS([.A578]))-([.B172]+[.B72])*COS(RADIANS([.A578]))" office:value-type="float" office:value="0.306170021087792">
            <text:p>0,3062</text:p>
          </table:table-cell>
          <table:table-cell table:formula="oooc:=-([.B372]+[.B272])*COS(RADIANS([.A578]))-([.B72]+[.B172])*SIN(RADIANS([.A578]))-[.B472]*COS(RADIANS(60))" office:value-type="float" office:value="0.0398236879157722">
            <text:p>0,0398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0.000638073419087533">
            <text:p>0,0006</text:p>
          </table:table-cell>
          <table:table-cell table:formula="oooc:=[.$B$501]/2*(([.B373]-[.B273])*COS(RADIANS([.A579]))+([.B173]-[.B73])*SIN(RADIANS([.A579])))" office:value-type="float" office:value="-0.00369249088166436">
            <text:p>-0,0037</text:p>
          </table:table-cell>
          <table:table-cell table:formula="oooc:=-[.B473]*[.$B$502]" office:value-type="float" office:value="0.0149703816773141">
            <text:p>0,015</text:p>
          </table:table-cell>
          <table:table-cell table:formula="oooc:=([.B373]+[.B273])*SIN(RADIANS([.A579]))-([.B173]+[.B73])*COS(RADIANS([.A579]))" office:value-type="float" office:value="0.308389088230723">
            <text:p>0,3084</text:p>
          </table:table-cell>
          <table:table-cell table:formula="oooc:=-([.B373]+[.B273])*COS(RADIANS([.A579]))-([.B73]+[.B173])*SIN(RADIANS([.A579]))-[.B473]*COS(RADIANS(60))" office:value-type="float" office:value="0.0440644333266917">
            <text:p>0,0441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0313857084721951">
            <text:p>-0,0003</text:p>
          </table:table-cell>
          <table:table-cell table:formula="oooc:=[.$B$501]/2*(([.B374]-[.B274])*COS(RADIANS([.A580]))+([.B174]-[.B74])*SIN(RADIANS([.A580])))" office:value-type="float" office:value="-0.00354412462764734">
            <text:p>-0,0035</text:p>
          </table:table-cell>
          <table:table-cell table:formula="oooc:=-[.B474]*[.$B$502]" office:value-type="float" office:value="0.0154336816773141">
            <text:p>0,0154</text:p>
          </table:table-cell>
          <table:table-cell table:formula="oooc:=([.B374]+[.B274])*SIN(RADIANS([.A580]))-([.B174]+[.B74])*COS(RADIANS([.A580]))" office:value-type="float" office:value="0.315016649802178">
            <text:p>0,315</text:p>
          </table:table-cell>
          <table:table-cell table:formula="oooc:=-([.B374]+[.B274])*COS(RADIANS([.A580]))-([.B74]+[.B174])*SIN(RADIANS([.A580]))-[.B474]*COS(RADIANS(60))" office:value-type="float" office:value="0.051815865467228">
            <text:p>0,0518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0.000498809035321942">
            <text:p>0,0005</text:p>
          </table:table-cell>
          <table:table-cell table:formula="oooc:=[.$B$501]/2*(([.B375]-[.B275])*COS(RADIANS([.A581]))+([.B175]-[.B75])*SIN(RADIANS([.A581])))" office:value-type="float" office:value="-0.00311836864416708">
            <text:p>-0,0031</text:p>
          </table:table-cell>
          <table:table-cell table:formula="oooc:=-[.B475]*[.$B$502]" office:value-type="float" office:value="0.0148879448773141">
            <text:p>0,0149</text:p>
          </table:table-cell>
          <table:table-cell table:formula="oooc:=([.B375]+[.B275])*SIN(RADIANS([.A581]))-([.B175]+[.B75])*COS(RADIANS([.A581]))" office:value-type="float" office:value="0.31953077424409">
            <text:p>0,3195</text:p>
          </table:table-cell>
          <table:table-cell table:formula="oooc:=-([.B375]+[.B275])*COS(RADIANS([.A581]))-([.B75]+[.B175])*SIN(RADIANS([.A581]))-[.B475]*COS(RADIANS(60))" office:value-type="float" office:value="0.0484662781960057">
            <text:p>0,048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0.000107707556956803">
            <text:p>0,0001</text:p>
          </table:table-cell>
          <table:table-cell table:formula="oooc:=[.$B$501]/2*(([.B376]-[.B276])*COS(RADIANS([.A582]))+([.B176]-[.B76])*SIN(RADIANS([.A582])))" office:value-type="float" office:value="-0.00281996204111526">
            <text:p>-0,0028</text:p>
          </table:table-cell>
          <table:table-cell table:formula="oooc:=-[.B476]*[.$B$502]" office:value-type="float" office:value="0.0151590596773141">
            <text:p>0,0152</text:p>
          </table:table-cell>
          <table:table-cell table:formula="oooc:=([.B376]+[.B276])*SIN(RADIANS([.A582]))-([.B176]+[.B76])*COS(RADIANS([.A582]))" office:value-type="float" office:value="0.310033727529441">
            <text:p>0,31</text:p>
          </table:table-cell>
          <table:table-cell table:formula="oooc:=-([.B376]+[.B276])*COS(RADIANS([.A582]))-([.B76]+[.B176])*SIN(RADIANS([.A582]))-[.B476]*COS(RADIANS(60))" office:value-type="float" office:value="0.0487399201522325">
            <text:p>0,0487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0.0000107481222751876">
            <text:p>0</text:p>
          </table:table-cell>
          <table:table-cell table:formula="oooc:=[.$B$501]/2*(([.B377]-[.B277])*COS(RADIANS([.A583]))+([.B177]-[.B77])*SIN(RADIANS([.A583])))" office:value-type="float" office:value="-0.00253873225298137">
            <text:p>-0,0025</text:p>
          </table:table-cell>
          <table:table-cell table:formula="oooc:=-[.B477]*[.$B$502]" office:value-type="float" office:value="0.0147507564773141">
            <text:p>0,0148</text:p>
          </table:table-cell>
          <table:table-cell table:formula="oooc:=([.B377]+[.B277])*SIN(RADIANS([.A583]))-([.B177]+[.B77])*COS(RADIANS([.A583]))" office:value-type="float" office:value="0.316729710994867">
            <text:p>0,3167</text:p>
          </table:table-cell>
          <table:table-cell table:formula="oooc:=-([.B377]+[.B277])*COS(RADIANS([.A583]))-([.B77]+[.B177])*SIN(RADIANS([.A583]))-[.B477]*COS(RADIANS(60))" office:value-type="float" office:value="0.0496272392997943">
            <text:p>0,0496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0.00220382274764832">
            <text:p>0,0022</text:p>
          </table:table-cell>
          <table:table-cell table:formula="oooc:=[.$B$501]/2*(([.B378]-[.B278])*COS(RADIANS([.A584]))+([.B178]-[.B78])*SIN(RADIANS([.A584])))" office:value-type="float" office:value="-0.00198779645162525">
            <text:p>-0,002</text:p>
          </table:table-cell>
          <table:table-cell table:formula="oooc:=-[.B478]*[.$B$502]" office:value-type="float" office:value="0.0145476860773141">
            <text:p>0,0145</text:p>
          </table:table-cell>
          <table:table-cell table:formula="oooc:=([.B378]+[.B278])*SIN(RADIANS([.A584]))-([.B178]+[.B78])*COS(RADIANS([.A584]))" office:value-type="float" office:value="0.317039467954299">
            <text:p>0,317</text:p>
          </table:table-cell>
          <table:table-cell table:formula="oooc:=-([.B378]+[.B278])*COS(RADIANS([.A584]))-([.B78]+[.B178])*SIN(RADIANS([.A584]))-[.B478]*COS(RADIANS(60))" office:value-type="float" office:value="0.0515696422131405">
            <text:p>0,0516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0.000621972469261001">
            <text:p>0,0006</text:p>
          </table:table-cell>
          <table:table-cell table:formula="oooc:=[.$B$501]/2*(([.B379]-[.B279])*COS(RADIANS([.A585]))+([.B179]-[.B79])*SIN(RADIANS([.A585])))" office:value-type="float" office:value="-0.00136153738204548">
            <text:p>-0,0014</text:p>
          </table:table-cell>
          <table:table-cell table:formula="oooc:=-[.B479]*[.$B$502]" office:value-type="float" office:value="0.0151686412773141">
            <text:p>0,0152</text:p>
          </table:table-cell>
          <table:table-cell table:formula="oooc:=([.B379]+[.B279])*SIN(RADIANS([.A585]))-([.B179]+[.B79])*COS(RADIANS([.A585]))" office:value-type="float" office:value="0.321958776782889">
            <text:p>0,322</text:p>
          </table:table-cell>
          <table:table-cell table:formula="oooc:=-([.B379]+[.B279])*COS(RADIANS([.A585]))-([.B79]+[.B179])*SIN(RADIANS([.A585]))-[.B479]*COS(RADIANS(60))" office:value-type="float" office:value="0.0511174256903243">
            <text:p>0,051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0.0000475425326275356">
            <text:p>0</text:p>
          </table:table-cell>
          <table:table-cell table:formula="oooc:=[.$B$501]/2*(([.B380]-[.B280])*COS(RADIANS([.A586]))+([.B180]-[.B80])*SIN(RADIANS([.A586])))" office:value-type="float" office:value="-0.00102137558499023">
            <text:p>-0,001</text:p>
          </table:table-cell>
          <table:table-cell table:formula="oooc:=-[.B480]*[.$B$502]" office:value-type="float" office:value="0.0152629384773141">
            <text:p>0,0153</text:p>
          </table:table-cell>
          <table:table-cell table:formula="oooc:=([.B380]+[.B280])*SIN(RADIANS([.A586]))-([.B180]+[.B80])*COS(RADIANS([.A586]))" office:value-type="float" office:value="0.326041463581855">
            <text:p>0,326</text:p>
          </table:table-cell>
          <table:table-cell table:formula="oooc:=-([.B380]+[.B280])*COS(RADIANS([.A586]))-([.B80]+[.B180])*SIN(RADIANS([.A586]))-[.B480]*COS(RADIANS(60))" office:value-type="float" office:value="0.0552822936790156">
            <text:p>0,0553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0.000277433873812075">
            <text:p>0,0003</text:p>
          </table:table-cell>
          <table:table-cell table:formula="oooc:=[.$B$501]/2*(([.B381]-[.B281])*COS(RADIANS([.A587]))+([.B181]-[.B81])*SIN(RADIANS([.A587])))" office:value-type="float" office:value="-0.000691030653218201">
            <text:p>-0,0007</text:p>
          </table:table-cell>
          <table:table-cell table:formula="oooc:=-[.B481]*[.$B$502]" office:value-type="float" office:value="0.0150082964773141">
            <text:p>0,015</text:p>
          </table:table-cell>
          <table:table-cell table:formula="oooc:=([.B381]+[.B281])*SIN(RADIANS([.A587]))-([.B181]+[.B81])*COS(RADIANS([.A587]))" office:value-type="float" office:value="0.325806507850466">
            <text:p>0,3258</text:p>
          </table:table-cell>
          <table:table-cell table:formula="oooc:=-([.B381]+[.B281])*COS(RADIANS([.A587]))-([.B81]+[.B181])*SIN(RADIANS([.A587]))-[.B481]*COS(RADIANS(60))" office:value-type="float" office:value="0.0548122968236765">
            <text:p>0,0548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0.000690694020355391">
            <text:p>0,0007</text:p>
          </table:table-cell>
          <table:table-cell table:formula="oooc:=[.$B$501]/2*(([.B382]-[.B282])*COS(RADIANS([.A588]))+([.B182]-[.B82])*SIN(RADIANS([.A588])))" office:value-type="float" office:value="-0.000510983641264889">
            <text:p>-0,0005</text:p>
          </table:table-cell>
          <table:table-cell table:formula="oooc:=-[.B482]*[.$B$502]" office:value-type="float" office:value="0.0151420040773141">
            <text:p>0,0151</text:p>
          </table:table-cell>
          <table:table-cell table:formula="oooc:=([.B382]+[.B282])*SIN(RADIANS([.A588]))-([.B182]+[.B82])*COS(RADIANS([.A588]))" office:value-type="float" office:value="0.327303320950105">
            <text:p>0,3273</text:p>
          </table:table-cell>
          <table:table-cell table:formula="oooc:=-([.B382]+[.B282])*COS(RADIANS([.A588]))-([.B82]+[.B182])*SIN(RADIANS([.A588]))-[.B482]*COS(RADIANS(60))" office:value-type="float" office:value="0.0588289581573868">
            <text:p>0,0588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0.00294700555488261">
            <text:p>0,0029</text:p>
          </table:table-cell>
          <table:table-cell table:formula="oooc:=[.$B$501]/2*(([.B383]-[.B283])*COS(RADIANS([.A589]))+([.B183]-[.B83])*SIN(RADIANS([.A589])))" office:value-type="float" office:value="-0.000216000958853676">
            <text:p>-0,0002</text:p>
          </table:table-cell>
          <table:table-cell table:formula="oooc:=-[.B483]*[.$B$502]" office:value-type="float" office:value="0.0149349228773141">
            <text:p>0,0149</text:p>
          </table:table-cell>
          <table:table-cell table:formula="oooc:=([.B383]+[.B283])*SIN(RADIANS([.A589]))-([.B183]+[.B83])*COS(RADIANS([.A589]))" office:value-type="float" office:value="0.326991733392697">
            <text:p>0,327</text:p>
          </table:table-cell>
          <table:table-cell table:formula="oooc:=-([.B383]+[.B283])*COS(RADIANS([.A589]))-([.B83]+[.B183])*SIN(RADIANS([.A589]))-[.B483]*COS(RADIANS(60))" office:value-type="float" office:value="0.0575473764128962">
            <text:p>0,057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0.00342024243783533">
            <text:p>0,0034</text:p>
          </table:table-cell>
          <table:table-cell table:formula="oooc:=[.$B$501]/2*(([.B384]-[.B284])*COS(RADIANS([.A590]))+([.B184]-[.B84])*SIN(RADIANS([.A590])))" office:value-type="float" office:value="-0.000150401520826342">
            <text:p>-0,0002</text:p>
          </table:table-cell>
          <table:table-cell table:formula="oooc:=-[.B484]*[.$B$502]" office:value-type="float" office:value="0.0148770944773141">
            <text:p>0,0149</text:p>
          </table:table-cell>
          <table:table-cell table:formula="oooc:=([.B384]+[.B284])*SIN(RADIANS([.A590]))-([.B184]+[.B84])*COS(RADIANS([.A590]))" office:value-type="float" office:value="0.325636936801989">
            <text:p>0,3256</text:p>
          </table:table-cell>
          <table:table-cell table:formula="oooc:=-([.B384]+[.B284])*COS(RADIANS([.A590]))-([.B84]+[.B184])*SIN(RADIANS([.A590]))-[.B484]*COS(RADIANS(60))" office:value-type="float" office:value="0.0639061712264656">
            <text:p>0,063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0.00567008701246522">
            <text:p>0,0057</text:p>
          </table:table-cell>
          <table:table-cell table:formula="oooc:=[.$B$501]/2*(([.B385]-[.B285])*COS(RADIANS([.A591]))+([.B185]-[.B85])*SIN(RADIANS([.A591])))" office:value-type="float" office:value="0.000167984250361659">
            <text:p>0,0002</text:p>
          </table:table-cell>
          <table:table-cell table:formula="oooc:=-[.B485]*[.$B$502]" office:value-type="float" office:value="0.0145900068773141">
            <text:p>0,0146</text:p>
          </table:table-cell>
          <table:table-cell table:formula="oooc:=([.B385]+[.B285])*SIN(RADIANS([.A591]))-([.B185]+[.B85])*COS(RADIANS([.A591]))" office:value-type="float" office:value="0.32280341224613">
            <text:p>0,3228</text:p>
          </table:table-cell>
          <table:table-cell table:formula="oooc:=-([.B385]+[.B285])*COS(RADIANS([.A591]))-([.B85]+[.B185])*SIN(RADIANS([.A591]))-[.B485]*COS(RADIANS(60))" office:value-type="float" office:value="0.0644051807604515">
            <text:p>0,064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0.00590008801700699">
            <text:p>0,0059</text:p>
          </table:table-cell>
          <table:table-cell table:formula="oooc:=[.$B$501]/2*(([.B386]-[.B286])*COS(RADIANS([.A592]))+([.B186]-[.B86])*SIN(RADIANS([.A592])))" office:value-type="float" office:value="0.000127672819231145">
            <text:p>0,0001</text:p>
          </table:table-cell>
          <table:table-cell table:formula="oooc:=-[.B486]*[.$B$502]" office:value-type="float" office:value="0.0138260004773141">
            <text:p>0,0138</text:p>
          </table:table-cell>
          <table:table-cell table:formula="oooc:=([.B386]+[.B286])*SIN(RADIANS([.A592]))-([.B186]+[.B86])*COS(RADIANS([.A592]))" office:value-type="float" office:value="0.315395415504888">
            <text:p>0,3154</text:p>
          </table:table-cell>
          <table:table-cell table:formula="oooc:=-([.B386]+[.B286])*COS(RADIANS([.A592]))-([.B86]+[.B186])*SIN(RADIANS([.A592]))-[.B486]*COS(RADIANS(60))" office:value-type="float" office:value="0.0582933507301697">
            <text:p>0,0583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0.00703613374838265">
            <text:p>0,007</text:p>
          </table:table-cell>
          <table:table-cell table:formula="oooc:=[.$B$501]/2*(([.B387]-[.B287])*COS(RADIANS([.A593]))+([.B187]-[.B87])*SIN(RADIANS([.A593])))" office:value-type="float" office:value="0.000252190806190612">
            <text:p>0,0003</text:p>
          </table:table-cell>
          <table:table-cell table:formula="oooc:=-[.B487]*[.$B$502]" office:value-type="float" office:value="0.0138634084773141">
            <text:p>0,0139</text:p>
          </table:table-cell>
          <table:table-cell table:formula="oooc:=([.B387]+[.B287])*SIN(RADIANS([.A593]))-([.B187]+[.B87])*COS(RADIANS([.A593]))" office:value-type="float" office:value="0.308450509291047">
            <text:p>0,3085</text:p>
          </table:table-cell>
          <table:table-cell table:formula="oooc:=-([.B387]+[.B287])*COS(RADIANS([.A593]))-([.B87]+[.B187])*SIN(RADIANS([.A593]))-[.B487]*COS(RADIANS(60))" office:value-type="float" office:value="0.0612587496612588">
            <text:p>0,0613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0.00823741989479208">
            <text:p>0,0082</text:p>
          </table:table-cell>
          <table:table-cell table:formula="oooc:=[.$B$501]/2*(([.B388]-[.B288])*COS(RADIANS([.A594]))+([.B188]-[.B88])*SIN(RADIANS([.A594])))" office:value-type="float" office:value="0.000599295473015222">
            <text:p>0,0006</text:p>
          </table:table-cell>
          <table:table-cell table:formula="oooc:=-[.B488]*[.$B$502]" office:value-type="float" office:value="0.0143593264773141">
            <text:p>0,0144</text:p>
          </table:table-cell>
          <table:table-cell table:formula="oooc:=([.B388]+[.B288])*SIN(RADIANS([.A594]))-([.B188]+[.B88])*COS(RADIANS([.A594]))" office:value-type="float" office:value="0.31829872389334">
            <text:p>0,3183</text:p>
          </table:table-cell>
          <table:table-cell table:formula="oooc:=-([.B388]+[.B288])*COS(RADIANS([.A594]))-([.B88]+[.B188])*SIN(RADIANS([.A594]))-[.B488]*COS(RADIANS(60))" office:value-type="float" office:value="0.067682350162823">
            <text:p>0,0677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0.00730088755994792">
            <text:p>0,0073</text:p>
          </table:table-cell>
          <table:table-cell table:formula="oooc:=[.$B$501]/2*(([.B389]-[.B289])*COS(RADIANS([.A595]))+([.B189]-[.B89])*SIN(RADIANS([.A595])))" office:value-type="float" office:value="0.0011949590416973">
            <text:p>0,0012</text:p>
          </table:table-cell>
          <table:table-cell table:formula="oooc:=-[.B489]*[.$B$502]" office:value-type="float" office:value="0.0137302104773141">
            <text:p>0,0137</text:p>
          </table:table-cell>
          <table:table-cell table:formula="oooc:=([.B389]+[.B289])*SIN(RADIANS([.A595]))-([.B189]+[.B89])*COS(RADIANS([.A595]))" office:value-type="float" office:value="0.30737737349566">
            <text:p>0,3074</text:p>
          </table:table-cell>
          <table:table-cell table:formula="oooc:=-([.B389]+[.B289])*COS(RADIANS([.A595]))-([.B89]+[.B189])*SIN(RADIANS([.A595]))-[.B489]*COS(RADIANS(60))" office:value-type="float" office:value="0.0627729033324813">
            <text:p>0,0628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0.00971491352646121">
            <text:p>0,0097</text:p>
          </table:table-cell>
          <table:table-cell table:formula="oooc:=[.$B$501]/2*(([.B390]-[.B290])*COS(RADIANS([.A596]))+([.B190]-[.B90])*SIN(RADIANS([.A596])))" office:value-type="float" office:value="0.00139883919416774">
            <text:p>0,0014</text:p>
          </table:table-cell>
          <table:table-cell table:formula="oooc:=-[.B490]*[.$B$502]" office:value-type="float" office:value="0.0137920412773141">
            <text:p>0,0138</text:p>
          </table:table-cell>
          <table:table-cell table:formula="oooc:=([.B390]+[.B290])*SIN(RADIANS([.A596]))-([.B190]+[.B90])*COS(RADIANS([.A596]))" office:value-type="float" office:value="0.310350657838878">
            <text:p>0,3104</text:p>
          </table:table-cell>
          <table:table-cell table:formula="oooc:=-([.B390]+[.B290])*COS(RADIANS([.A596]))-([.B90]+[.B190])*SIN(RADIANS([.A596]))-[.B490]*COS(RADIANS(60))" office:value-type="float" office:value="0.0670628338333353">
            <text:p>0,067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0.00882243007087364">
            <text:p>0,0088</text:p>
          </table:table-cell>
          <table:table-cell table:formula="oooc:=[.$B$501]/2*(([.B391]-[.B291])*COS(RADIANS([.A597]))+([.B191]-[.B91])*SIN(RADIANS([.A597])))" office:value-type="float" office:value="0.00141376615270498">
            <text:p>0,0014</text:p>
          </table:table-cell>
          <table:table-cell table:formula="oooc:=-[.B491]*[.$B$502]" office:value-type="float" office:value="0.0142277584773141">
            <text:p>0,0142</text:p>
          </table:table-cell>
          <table:table-cell table:formula="oooc:=([.B391]+[.B291])*SIN(RADIANS([.A597]))-([.B191]+[.B91])*COS(RADIANS([.A597]))" office:value-type="float" office:value="0.323091895470424">
            <text:p>0,3231</text:p>
          </table:table-cell>
          <table:table-cell table:formula="oooc:=-([.B391]+[.B291])*COS(RADIANS([.A597]))-([.B91]+[.B191])*SIN(RADIANS([.A597]))-[.B491]*COS(RADIANS(60))" office:value-type="float" office:value="0.0686681787814688">
            <text:p>0,0687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0.00858016948826948">
            <text:p>0,0086</text:p>
          </table:table-cell>
          <table:table-cell table:formula="oooc:=[.$B$501]/2*(([.B392]-[.B292])*COS(RADIANS([.A598]))+([.B192]-[.B92])*SIN(RADIANS([.A598])))" office:value-type="float" office:value="0.00154932499544873">
            <text:p>0,0015</text:p>
          </table:table-cell>
          <table:table-cell table:formula="oooc:=-[.B492]*[.$B$502]" office:value-type="float" office:value="0.0138408364773141">
            <text:p>0,0138</text:p>
          </table:table-cell>
          <table:table-cell table:formula="oooc:=([.B392]+[.B292])*SIN(RADIANS([.A598]))-([.B192]+[.B92])*COS(RADIANS([.A598]))" office:value-type="float" office:value="0.312347148419627">
            <text:p>0,3123</text:p>
          </table:table-cell>
          <table:table-cell table:formula="oooc:=-([.B392]+[.B292])*COS(RADIANS([.A598]))-([.B92]+[.B192])*SIN(RADIANS([.A598]))-[.B492]*COS(RADIANS(60))" office:value-type="float" office:value="0.0731842631245408">
            <text:p>0,0732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0.00771666166851541">
            <text:p>0,0077</text:p>
          </table:table-cell>
          <table:table-cell table:formula="oooc:=[.$B$501]/2*(([.B393]-[.B293])*COS(RADIANS([.A599]))+([.B193]-[.B93])*SIN(RADIANS([.A599])))" office:value-type="float" office:value="0.00159458771947535">
            <text:p>0,0016</text:p>
          </table:table-cell>
          <table:table-cell table:formula="oooc:=-[.B493]*[.$B$502]" office:value-type="float" office:value="0.0143161228773141">
            <text:p>0,0143</text:p>
          </table:table-cell>
          <table:table-cell table:formula="oooc:=([.B393]+[.B293])*SIN(RADIANS([.A599]))-([.B193]+[.B93])*COS(RADIANS([.A599]))" office:value-type="float" office:value="0.320612126956505">
            <text:p>0,3206</text:p>
          </table:table-cell>
          <table:table-cell table:formula="oooc:=-([.B393]+[.B293])*COS(RADIANS([.A599]))-([.B93]+[.B193])*SIN(RADIANS([.A599]))-[.B493]*COS(RADIANS(60))" office:value-type="float" office:value="0.0772755357415872">
            <text:p>0,0773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0.00810899695197811">
            <text:p>0,0081</text:p>
          </table:table-cell>
          <table:table-cell table:formula="oooc:=[.$B$501]/2*(([.B394]-[.B294])*COS(RADIANS([.A600]))+([.B194]-[.B94])*SIN(RADIANS([.A600])))" office:value-type="float" office:value="0.0016611229486044">
            <text:p>0,0017</text:p>
          </table:table-cell>
          <table:table-cell table:formula="oooc:=-[.B494]*[.$B$502]" office:value-type="float" office:value="0.0146893088773141">
            <text:p>0,0147</text:p>
          </table:table-cell>
          <table:table-cell table:formula="oooc:=([.B394]+[.B294])*SIN(RADIANS([.A600]))-([.B194]+[.B94])*COS(RADIANS([.A600]))" office:value-type="float" office:value="0.324221656956822">
            <text:p>0,3242</text:p>
          </table:table-cell>
          <table:table-cell table:formula="oooc:=-([.B394]+[.B294])*COS(RADIANS([.A600]))-([.B94]+[.B194])*SIN(RADIANS([.A600]))-[.B494]*COS(RADIANS(60))" office:value-type="float" office:value="0.0779392092328106">
            <text:p>0,077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0.0108805138110895">
            <text:p>0,0109</text:p>
          </table:table-cell>
          <table:table-cell table:formula="oooc:=[.$B$501]/2*(([.B395]-[.B295])*COS(RADIANS([.A601]))+([.B195]-[.B95])*SIN(RADIANS([.A601])))" office:value-type="float" office:value="0.00151050910713094">
            <text:p>0,0015</text:p>
          </table:table-cell>
          <table:table-cell table:formula="oooc:=-[.B495]*[.$B$502]" office:value-type="float" office:value="0.0140996872773141">
            <text:p>0,0141</text:p>
          </table:table-cell>
          <table:table-cell table:formula="oooc:=([.B395]+[.B295])*SIN(RADIANS([.A601]))-([.B195]+[.B95])*COS(RADIANS([.A601]))" office:value-type="float" office:value="0.323119778804243">
            <text:p>0,3231</text:p>
          </table:table-cell>
          <table:table-cell table:formula="oooc:=-([.B395]+[.B295])*COS(RADIANS([.A601]))-([.B95]+[.B195])*SIN(RADIANS([.A601]))-[.B495]*COS(RADIANS(60))" office:value-type="float" office:value="0.0760224848015943">
            <text:p>0,07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0.011300079375">
            <text:p>0,0113</text:p>
          </table:table-cell>
          <table:table-cell table:formula="oooc:=[.$B$501]/2*(([.B396]-[.B296])*COS(RADIANS([.A602]))+([.B196]-[.B96])*SIN(RADIANS([.A602])))" office:value-type="float" office:value="0.001733818125">
            <text:p>0,0017</text:p>
          </table:table-cell>
          <table:table-cell table:formula="oooc:=-[.B496]*[.$B$502]" office:value-type="float" office:value="0.0141894496773141">
            <text:p>0,0142</text:p>
          </table:table-cell>
          <table:table-cell table:formula="oooc:=([.B396]+[.B296])*SIN(RADIANS([.A602]))-([.B196]+[.B96])*COS(RADIANS([.A602]))" office:value-type="float" office:value="0.33787135">
            <text:p>0,3379</text:p>
          </table:table-cell>
          <table:table-cell table:formula="oooc:=-([.B396]+[.B296])*COS(RADIANS([.A602]))-([.B96]+[.B196])*SIN(RADIANS([.A602]))-[.B496]*COS(RADIANS(60))" office:value-type="float" office:value="0.0790773904832133">
            <text:p>0,0791</text:p>
          </table:table-cell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6690.703125">
            <text:p>6690,7031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6680.13671875">
            <text:p>6680,1367</text:p>
          </table:table-cell>
          <table:table-cell>
            <draw:frame table:end-cell-address="Sheet1.I637" table:end-x="1.367cm" table:end-y="0.188cm" draw:z-index="10" svg:width="13.8cm" svg:height="11.716cm" svg:x="1.115cm" svg:y="0.214cm">
              <draw:object draw:notify-on-update-of-ranges="Sheet1.A610:Sheet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6670.21484375">
            <text:p>6670,2148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6670.05859375">
            <text:p>6670,0586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665.8984375">
            <text:p>6665,8984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59.43359375">
            <text:p>6659,433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59.43359375">
            <text:p>6659,433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59.58984375">
            <text:p>6659,5898</text:p>
          </table:table-cell>
          <table:table-cell table:number-columns-repeated="7"/>
          <table:table-cell>
            <draw:frame table:end-cell-address="Sheet1.M633" table:end-x="1.869cm" table:end-y="0.03cm" draw:z-index="7" svg:width="8.001cm" svg:height="6.987cm" svg:x="0.641cm" svg:y="0.268cm">
              <draw:object draw:notify-on-update-of-ranges="Sheet1.A506:Sheet1.A602 Sheet1.D506:Sheet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58.4765625">
            <text:p>6658,476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60.0390625">
            <text:p>6660,039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48.53515625">
            <text:p>6648,535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49.4921875">
            <text:p>6649,492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49.21875">
            <text:p>6649,2188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49.1796875">
            <text:p>6649,179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43.92578125">
            <text:p>6643,9258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48.37890625">
            <text:p>6648,378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49.51171875">
            <text:p>6649,511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47.5">
            <text:p>6647,5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638.41796875">
            <text:p>6638,418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36.38671875">
            <text:p>6636,3867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38.73046875">
            <text:p>6638,730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38.76953125">
            <text:p>6638,7695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40.13671875">
            <text:p>6640,136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38.61328125">
            <text:p>6638,6133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38.75">
            <text:p>6638,7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38.28125">
            <text:p>6638,2813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638.88671875">
            <text:p>6638,8867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638.96484375">
            <text:p>6638,9648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637.28515625">
            <text:p>6637,2852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38.59375">
            <text:p>6638,5938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38.7890625">
            <text:p>6638,7891</text:p>
          </table:table-cell>
          <table:table-cell office:value-type="float" office:value="6682.51953125">
            <text:p>6682,519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38.0859375">
            <text:p>6638,0859</text:p>
          </table:table-cell>
          <table:table-cell office:value-type="float" office:value="6671.47460938">
            <text:p>6671,474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637.5">
            <text:p>6637,5</text:p>
          </table:table-cell>
          <table:table-cell office:value-type="float" office:value="6670.78125">
            <text:p>6670,7813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638.9453125">
            <text:p>6638,9453</text:p>
          </table:table-cell>
          <table:table-cell office:value-type="float" office:value="6667.40234375">
            <text:p>6667,4023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639.6875">
            <text:p>6639,6875</text:p>
          </table:table-cell>
          <table:table-cell office:value-type="float" office:value="6667.08007813">
            <text:p>6667,08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639.6484375">
            <text:p>6639,6484</text:p>
          </table:table-cell>
          <table:table-cell office:value-type="float" office:value="6664.62890625">
            <text:p>6664,628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667.21679688">
            <text:p>6667,2168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67.3046875">
            <text:p>6667,304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672.08007813">
            <text:p>6672,080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671.69921875">
            <text:p>6671,6992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672.13867188">
            <text:p>6672,1387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671.94335938">
            <text:p>6671,943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670.95703125">
            <text:p>6670,95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667.52929688">
            <text:p>6667,5293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67.5390625">
            <text:p>6667,539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668.66210938">
            <text:p>6668,6621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671.92382813">
            <text:p>6671,9238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674.65820313">
            <text:p>6674,658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672.65625">
            <text:p>6672,656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70.2734375">
            <text:p>6670,273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72.2265625">
            <text:p>6672,2266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672.15820313">
            <text:p>6672,1582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672.20703125">
            <text:p>6672,207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667.39257813">
            <text:p>6667,3926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85.72265625">
            <text:p>6685,722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76.57226563">
            <text:p>6676,5723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76.73828125">
            <text:p>6676,7383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676.37695313">
            <text:p>6676,377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676.4453125">
            <text:p>6676,445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675.53710938">
            <text:p>6675,5371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76.68945313">
            <text:p>6676,6895</text:p>
          </table:table-cell>
          <table:table-cell/>
          <table:table-cell office:value-type="float" office:value="6712.7734375">
            <text:p>6712,7734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72.09960938">
            <text:p>6672,0996</text:p>
          </table:table-cell>
          <table:table-cell/>
          <table:table-cell office:value-type="float" office:value="6712.64648438">
            <text:p>6712,6465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76.6796875">
            <text:p>6676,6797</text:p>
          </table:table-cell>
          <table:table-cell/>
          <table:table-cell office:value-type="float" office:value="6709.26757813">
            <text:p>6709,2676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74.09179688">
            <text:p>6674,0918</text:p>
          </table:table-cell>
          <table:table-cell/>
          <table:table-cell office:value-type="float" office:value="6718.49609375">
            <text:p>6718,4961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89.00390625">
            <text:p>6689,0039</text:p>
          </table:table-cell>
          <table:table-cell/>
          <table:table-cell office:value-type="float" office:value="6711.22070313">
            <text:p>6711,220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82.78320313">
            <text:p>6682,7832</text:p>
          </table:table-cell>
          <table:table-cell/>
          <table:table-cell office:value-type="float" office:value="6715.625">
            <text:p>6715,625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730.87890625">
            <text:p>6730,8789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747.56835938">
            <text:p>6747,5684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732.45117188">
            <text:p>6732,4512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733.5546875">
            <text:p>6733,5547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31.82617188">
            <text:p>6731,8262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31.14257813">
            <text:p>6731,142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712.890625">
            <text:p>6712,8906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67.49023438">
            <text:p>6767,4902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73.74023438">
            <text:p>6773,7402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03.42773438">
            <text:p>6703,4277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736.16210938">
            <text:p>6736,1621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717.578125">
            <text:p>6717,5781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728.79882813">
            <text:p>6728,7988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718.6328125">
            <text:p>6718,632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744.81445313">
            <text:p>6744,8145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767.17773438">
            <text:p>6767,1777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726.23046875">
            <text:p>6726,2305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723.52539063">
            <text:p>6723,5254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706.37695313">
            <text:p>6706,377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729.6875">
            <text:p>6729,6875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743.0859375">
            <text:p>6743,0859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606.3671875">
            <text:p>6606,367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91.37695313">
            <text:p>6791,377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27.74414063">
            <text:p>6727,7441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56.43554688">
            <text:p>6756,4355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36.71875">
            <text:p>6736,7188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47.578125">
            <text:p>6747,5781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34.140625">
            <text:p>6734,1406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44.87304688">
            <text:p>6744,873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81.57226563">
            <text:p>6781,572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formula="oooc:=[.E710]/(287.053*(273.15+[.F710]))" office:value-type="float" office:value="1.15750825580877">
            <text:p>1,1575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92421877">
            <text:p>0,9242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6">
            <text:p>23,6</text:p>
          </table:table-cell>
          <table:table-cell/>
          <table:table-cell table:formula="oooc:=([.B710]*2/[.$E$709])^(1/2)" office:value-type="float" office:value="1.26368939652644">
            <text:p>1,2637</text:p>
          </table:table-cell>
          <table:table-cell table:formula="oooc:=[.E507]/([.$E$709]*(2*3.1416/60*[.B610])^2*(0.045*2.5)^4)" office:value-type="float" office:value="0.00385485939332525">
            <text:p>0,0039</text:p>
          </table:table-cell>
          <table:table-cell table:formula="oooc:=ABS([.C507])/([.$E$709]*(2*3.1416/60*[.B610])^2*(0.045*2.5)^5)" office:value-type="float" office:value="0.000600351700281979">
            <text:p>0,0006</text:p>
          </table:table-cell>
          <table:table-cell table:formula="oooc:=[.H710]/(2*3.1416/60*[.B610]*(0.045*2.5))" office:value-type="float" office:value="0.0160319527895682">
            <text:p>0,016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5517579">
            <text:p>0,8552</text:p>
          </table:table-cell>
          <table:table-cell table:number-columns-repeated="5"/>
          <table:table-cell table:formula="oooc:=([.B711]*2/[.$E$709])^(1/2)" office:value-type="float" office:value="1.21557188848009">
            <text:p>1,2156</text:p>
          </table:table-cell>
          <table:table-cell table:formula="oooc:=[.E508]/([.$E$709]*(2*3.1416/60*[.B611])^2*(0.045*2.5)^4)" office:value-type="float" office:value="0.00387151216256745">
            <text:p>0,0039</text:p>
          </table:table-cell>
          <table:table-cell table:formula="oooc:=ABS([.C508])/([.$E$709]*(2*3.1416/60*[.B611])^2*(0.045*2.5)^5)" office:value-type="float" office:value="0.00060050926621087">
            <text:p>0,0006</text:p>
          </table:table-cell>
          <table:table-cell table:formula="oooc:=[.H711]/(2*3.1416/60*[.B611]*(0.045*2.5))" office:value-type="float" office:value="0.0154458972305813">
            <text:p>0,0154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6201173">
            <text:p>0,862</text:p>
          </table:table-cell>
          <table:table-cell table:number-columns-repeated="5"/>
          <table:table-cell table:formula="oooc:=([.B712]*2/[.$E$709])^(1/2)" office:value-type="float" office:value="1.22042062061142">
            <text:p>1,2204</text:p>
          </table:table-cell>
          <table:table-cell table:formula="oooc:=[.E509]/([.$E$709]*(2*3.1416/60*[.B612])^2*(0.045*2.5)^4)" office:value-type="float" office:value="0.00386016134417253">
            <text:p>0,0039</text:p>
          </table:table-cell>
          <table:table-cell table:formula="oooc:=ABS([.C509])/([.$E$709]*(2*3.1416/60*[.B612])^2*(0.045*2.5)^5)" office:value-type="float" office:value="0.000590729850161732">
            <text:p>0,0006</text:p>
          </table:table-cell>
          <table:table-cell table:formula="oooc:=[.H712]/(2*3.1416/60*[.B612]*(0.045*2.5))" office:value-type="float" office:value="0.0155305758321671">
            <text:p>0,0155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8662112">
            <text:p>0,8866</text:p>
          </table:table-cell>
          <table:table-cell table:number-columns-repeated="5"/>
          <table:table-cell table:formula="oooc:=([.B713]*2/[.$E$709])^(1/2)" office:value-type="float" office:value="1.23771879363712">
            <text:p>1,2377</text:p>
          </table:table-cell>
          <table:table-cell table:formula="oooc:=[.E510]/([.$E$709]*(2*3.1416/60*[.B613])^2*(0.045*2.5)^4)" office:value-type="float" office:value="0.00382393688282498">
            <text:p>0,0038</text:p>
          </table:table-cell>
          <table:table-cell table:formula="oooc:=ABS([.C510])/([.$E$709]*(2*3.1416/60*[.B613])^2*(0.045*2.5)^5)" office:value-type="float" office:value="0.000594880208764024">
            <text:p>0,0006</text:p>
          </table:table-cell>
          <table:table-cell table:formula="oooc:=[.H713]/(2*3.1416/60*[.B613]*(0.045*2.5))" office:value-type="float" office:value="0.015751074307273">
            <text:p>0,0158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91533202">
            <text:p>0,9153</text:p>
          </table:table-cell>
          <table:table-cell table:number-columns-repeated="5"/>
          <table:table-cell table:formula="oooc:=([.B714]*2/[.$E$709])^(1/2)" office:value-type="float" office:value="1.25759927036314">
            <text:p>1,2576</text:p>
          </table:table-cell>
          <table:table-cell table:formula="oooc:=[.E511]/([.$E$709]*(2*3.1416/60*[.B614])^2*(0.045*2.5)^4)" office:value-type="float" office:value="0.00381690186563812">
            <text:p>0,0038</text:p>
          </table:table-cell>
          <table:table-cell table:formula="oooc:=ABS([.C511])/([.$E$709]*(2*3.1416/60*[.B614])^2*(0.045*2.5)^5)" office:value-type="float" office:value="0.000598208797135073">
            <text:p>0,0006</text:p>
          </table:table-cell>
          <table:table-cell table:formula="oooc:=[.H714]/(2*3.1416/60*[.B614]*(0.045*2.5))" office:value-type="float" office:value="0.0160140591511408">
            <text:p>0,0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578123">
            <text:p>0,8258</text:p>
          </table:table-cell>
          <table:table-cell table:number-columns-repeated="5"/>
          <table:table-cell table:formula="oooc:=([.B715]*2/[.$E$709])^(1/2)" office:value-type="float" office:value="1.1944980710803">
            <text:p>1,1945</text:p>
          </table:table-cell>
          <table:table-cell table:formula="oooc:=[.E512]/([.$E$709]*(2*3.1416/60*[.B615])^2*(0.045*2.5)^4)" office:value-type="float" office:value="0.00379152301856224">
            <text:p>0,0038</text:p>
          </table:table-cell>
          <table:table-cell table:formula="oooc:=ABS([.C512])/([.$E$709]*(2*3.1416/60*[.B615])^2*(0.045*2.5)^5)" office:value-type="float" office:value="0.00059644819855343">
            <text:p>0,0006</text:p>
          </table:table-cell>
          <table:table-cell table:formula="oooc:=[.H715]/(2*3.1416/60*[.B615]*(0.045*2.5))" office:value-type="float" office:value="0.0152253050986286">
            <text:p>0,01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654294">
            <text:p>0,8565</text:p>
          </table:table-cell>
          <table:table-cell table:number-columns-repeated="5"/>
          <table:table-cell table:formula="oooc:=([.B716]*2/[.$E$709])^(1/2)" office:value-type="float" office:value="1.21654315395504">
            <text:p>1,2165</text:p>
          </table:table-cell>
          <table:table-cell table:formula="oooc:=[.E513]/([.$E$709]*(2*3.1416/60*[.B616])^2*(0.045*2.5)^4)" office:value-type="float" office:value="0.00376472335737428">
            <text:p>0,0038</text:p>
          </table:table-cell>
          <table:table-cell table:formula="oooc:=ABS([.C513])/([.$E$709]*(2*3.1416/60*[.B616])^2*(0.045*2.5)^5)" office:value-type="float" office:value="0.000594998795762361">
            <text:p>0,0006</text:p>
          </table:table-cell>
          <table:table-cell table:formula="oooc:=[.H716]/(2*3.1416/60*[.B616]*(0.045*2.5))" office:value-type="float" office:value="0.0155062960192661">
            <text:p>0,015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570311">
            <text:p>0,7957</text:p>
          </table:table-cell>
          <table:table-cell table:number-columns-repeated="5"/>
          <table:table-cell table:formula="oooc:=([.B717]*2/[.$E$709])^(1/2)" office:value-type="float" office:value="1.1725421863617">
            <text:p>1,1725</text:p>
          </table:table-cell>
          <table:table-cell table:formula="oooc:=[.E514]/([.$E$709]*(2*3.1416/60*[.B617])^2*(0.045*2.5)^4)" office:value-type="float" office:value="0.00378803609582369">
            <text:p>0,0038</text:p>
          </table:table-cell>
          <table:table-cell table:formula="oooc:=ABS([.C514])/([.$E$709]*(2*3.1416/60*[.B617])^2*(0.045*2.5)^5)" office:value-type="float" office:value="0.000593780719995379">
            <text:p>0,0006</text:p>
          </table:table-cell>
          <table:table-cell table:formula="oooc:=[.H717]/(2*3.1416/60*[.B617]*(0.045*2.5))" office:value-type="float" office:value="0.0149451004588247">
            <text:p>0,014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603513">
            <text:p>0,836</text:p>
          </table:table-cell>
          <table:table-cell table:number-columns-repeated="5"/>
          <table:table-cell table:formula="oooc:=([.B718]*2/[.$E$709])^(1/2)" office:value-type="float" office:value="1.20189135834394">
            <text:p>1,2019</text:p>
          </table:table-cell>
          <table:table-cell table:formula="oooc:=[.E515]/([.$E$709]*(2*3.1416/60*[.B618])^2*(0.045*2.5)^4)" office:value-type="float" office:value="0.00381106245451492">
            <text:p>0,0038</text:p>
          </table:table-cell>
          <table:table-cell table:formula="oooc:=ABS([.C515])/([.$E$709]*(2*3.1416/60*[.B618])^2*(0.045*2.5)^5)" office:value-type="float" office:value="0.000586223406744726">
            <text:p>0,0006</text:p>
          </table:table-cell>
          <table:table-cell table:formula="oooc:=[.H718]/(2*3.1416/60*[.B618]*(0.045*2.5))" office:value-type="float" office:value="0.0153217432753213">
            <text:p>0,015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013671">
            <text:p>0,8401</text:p>
          </table:table-cell>
          <table:table-cell table:number-columns-repeated="5"/>
          <table:table-cell table:formula="oooc:=([.B719]*2/[.$E$709])^(1/2)" office:value-type="float" office:value="1.20483598468743">
            <text:p>1,2048</text:p>
          </table:table-cell>
          <table:table-cell table:formula="oooc:=[.E516]/([.$E$709]*(2*3.1416/60*[.B619])^2*(0.045*2.5)^4)" office:value-type="float" office:value="0.00381787009059867">
            <text:p>0,0038</text:p>
          </table:table-cell>
          <table:table-cell table:formula="oooc:=ABS([.C516])/([.$E$709]*(2*3.1416/60*[.B619])^2*(0.045*2.5)^5)" office:value-type="float" office:value="0.000580787953566704">
            <text:p>0,0006</text:p>
          </table:table-cell>
          <table:table-cell table:formula="oooc:=[.H719]/(2*3.1416/60*[.B619]*(0.045*2.5))" office:value-type="float" office:value="0.0153556780370436">
            <text:p>0,01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707032">
            <text:p>0,7971</text:p>
          </table:table-cell>
          <table:table-cell table:number-columns-repeated="5"/>
          <table:table-cell table:formula="oooc:=([.B720]*2/[.$E$709])^(1/2)" office:value-type="float" office:value="1.17354910925818">
            <text:p>1,1735</text:p>
          </table:table-cell>
          <table:table-cell table:formula="oooc:=[.E517]/([.$E$709]*(2*3.1416/60*[.B620])^2*(0.045*2.5)^4)" office:value-type="float" office:value="0.00383191476157348">
            <text:p>0,0038</text:p>
          </table:table-cell>
          <table:table-cell table:formula="oooc:=ABS([.C517])/([.$E$709]*(2*3.1416/60*[.B620])^2*(0.045*2.5)^5)" office:value-type="float" office:value="0.000583791990370346">
            <text:p>0,0006</text:p>
          </table:table-cell>
          <table:table-cell table:formula="oooc:=[.H720]/(2*3.1416/60*[.B620]*(0.045*2.5))" office:value-type="float" office:value="0.0149828055291132">
            <text:p>0,0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58594">
            <text:p>0,8559</text:p>
          </table:table-cell>
          <table:table-cell table:number-columns-repeated="5"/>
          <table:table-cell table:formula="oooc:=([.B721]*2/[.$E$709])^(1/2)" office:value-type="float" office:value="1.21605764305139">
            <text:p>1,2161</text:p>
          </table:table-cell>
          <table:table-cell table:formula="oooc:=[.E518]/([.$E$709]*(2*3.1416/60*[.B621])^2*(0.045*2.5)^4)" office:value-type="float" office:value="0.00382400849527384">
            <text:p>0,0038</text:p>
          </table:table-cell>
          <table:table-cell table:formula="oooc:=ABS([.C518])/([.$E$709]*(2*3.1416/60*[.B621])^2*(0.045*2.5)^5)" office:value-type="float" office:value="0.00058283072285431">
            <text:p>0,0006</text:p>
          </table:table-cell>
          <table:table-cell table:formula="oooc:=[.H721]/(2*3.1416/60*[.B621]*(0.045*2.5))" office:value-type="float" office:value="0.0155232812319535">
            <text:p>0,015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3056641">
            <text:p>0,8306</text:p>
          </table:table-cell>
          <table:table-cell table:number-columns-repeated="5"/>
          <table:table-cell table:formula="oooc:=([.B722]*2/[.$E$709])^(1/2)" office:value-type="float" office:value="1.19795396924615">
            <text:p>1,198</text:p>
          </table:table-cell>
          <table:table-cell table:formula="oooc:=[.E519]/([.$E$709]*(2*3.1416/60*[.B622])^2*(0.045*2.5)^4)" office:value-type="float" office:value="0.0038345617006908">
            <text:p>0,0038</text:p>
          </table:table-cell>
          <table:table-cell table:formula="oooc:=ABS([.C519])/([.$E$709]*(2*3.1416/60*[.B622])^2*(0.045*2.5)^5)" office:value-type="float" office:value="0.000582363096672069">
            <text:p>0,0006</text:p>
          </table:table-cell>
          <table:table-cell table:formula="oooc:=[.H722]/(2*3.1416/60*[.B622]*(0.045*2.5))" office:value-type="float" office:value="0.0152928121533208">
            <text:p>0,015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125001">
            <text:p>0,8313</text:p>
          </table:table-cell>
          <table:table-cell table:number-columns-repeated="5"/>
          <table:table-cell table:formula="oooc:=([.B723]*2/[.$E$709])^(1/2)" office:value-type="float" office:value="1.19844685752634">
            <text:p>1,1984</text:p>
          </table:table-cell>
          <table:table-cell table:formula="oooc:=[.E520]/([.$E$709]*(2*3.1416/60*[.B623])^2*(0.045*2.5)^4)" office:value-type="float" office:value="0.00383668017057254">
            <text:p>0,0038</text:p>
          </table:table-cell>
          <table:table-cell table:formula="oooc:=ABS([.C520])/([.$E$709]*(2*3.1416/60*[.B623])^2*(0.045*2.5)^5)" office:value-type="float" office:value="0.000577544680878373">
            <text:p>0,0006</text:p>
          </table:table-cell>
          <table:table-cell table:formula="oooc:=[.H723]/(2*3.1416/60*[.B623]*(0.045*2.5))" office:value-type="float" office:value="0.0152991941336952">
            <text:p>0,015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2714844">
            <text:p>0,8271</text:p>
          </table:table-cell>
          <table:table-cell table:number-columns-repeated="5"/>
          <table:table-cell table:formula="oooc:=([.B724]*2/[.$E$709])^(1/2)" office:value-type="float" office:value="1.19548650132795">
            <text:p>1,1955</text:p>
          </table:table-cell>
          <table:table-cell table:formula="oooc:=[.E521]/([.$E$709]*(2*3.1416/60*[.B624])^2*(0.045*2.5)^4)" office:value-type="float" office:value="0.0038375660775079">
            <text:p>0,0038</text:p>
          </table:table-cell>
          <table:table-cell table:formula="oooc:=ABS([.C521])/([.$E$709]*(2*3.1416/60*[.B624])^2*(0.045*2.5)^5)" office:value-type="float" office:value="0.000571691213586036">
            <text:p>0,0006</text:p>
          </table:table-cell>
          <table:table-cell table:formula="oooc:=[.H724]/(2*3.1416/60*[.B624]*(0.045*2.5))" office:value-type="float" office:value="0.0152734711312275">
            <text:p>0,01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65625">
            <text:p>0,7656</text:p>
          </table:table-cell>
          <table:table-cell table:number-columns-repeated="5"/>
          <table:table-cell table:formula="oooc:=([.B725]*2/[.$E$709])^(1/2)" office:value-type="float" office:value="1.15016726307947">
            <text:p>1,1502</text:p>
          </table:table-cell>
          <table:table-cell table:formula="oooc:=[.E522]/([.$E$709]*(2*3.1416/60*[.B625])^2*(0.045*2.5)^4)" office:value-type="float" office:value="0.00383867767606823">
            <text:p>0,0038</text:p>
          </table:table-cell>
          <table:table-cell table:formula="oooc:=ABS([.C522])/([.$E$709]*(2*3.1416/60*[.B625])^2*(0.045*2.5)^5)" office:value-type="float" office:value="0.000568609045233651">
            <text:p>0,0006</text:p>
          </table:table-cell>
          <table:table-cell table:formula="oooc:=[.H725]/(2*3.1416/60*[.B625]*(0.045*2.5))" office:value-type="float" office:value="0.0146846325355073">
            <text:p>0,014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0869138">
            <text:p>0,8087</text:p>
          </table:table-cell>
          <table:table-cell table:number-columns-repeated="5"/>
          <table:table-cell table:formula="oooc:=([.B726]*2/[.$E$709])^(1/2)" office:value-type="float" office:value="1.18207315930033">
            <text:p>1,1821</text:p>
          </table:table-cell>
          <table:table-cell table:formula="oooc:=[.E523]/([.$E$709]*(2*3.1416/60*[.B626])^2*(0.045*2.5)^4)" office:value-type="float" office:value="0.00382829813171276">
            <text:p>0,0038</text:p>
          </table:table-cell>
          <table:table-cell table:formula="oooc:=ABS([.C523])/([.$E$709]*(2*3.1416/60*[.B626])^2*(0.045*2.5)^5)" office:value-type="float" office:value="0.000562576603862697">
            <text:p>0,0006</text:p>
          </table:table-cell>
          <table:table-cell table:formula="oooc:=[.H726]/(2*3.1416/60*[.B626]*(0.045*2.5))" office:value-type="float" office:value="0.0150894164400594">
            <text:p>0,015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527341">
            <text:p>0,8053</text:p>
          </table:table-cell>
          <table:table-cell table:number-columns-repeated="5"/>
          <table:table-cell table:formula="oooc:=([.B727]*2/[.$E$709])^(1/2)" office:value-type="float" office:value="1.17957247185708">
            <text:p>1,1796</text:p>
          </table:table-cell>
          <table:table-cell table:formula="oooc:=[.E524]/([.$E$709]*(2*3.1416/60*[.B627])^2*(0.045*2.5)^4)" office:value-type="float" office:value="0.00382900862612775">
            <text:p>0,0038</text:p>
          </table:table-cell>
          <table:table-cell table:formula="oooc:=ABS([.C524])/([.$E$709]*(2*3.1416/60*[.B627])^2*(0.045*2.5)^5)" office:value-type="float" office:value="0.000561194278216222">
            <text:p>0,0006</text:p>
          </table:table-cell>
          <table:table-cell table:formula="oooc:=[.H727]/(2*3.1416/60*[.B627]*(0.045*2.5))" office:value-type="float" office:value="0.0150620514480414">
            <text:p>0,015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9980469">
            <text:p>0,7998</text:p>
          </table:table-cell>
          <table:table-cell table:number-columns-repeated="5"/>
          <table:table-cell table:formula="oooc:=([.B728]*2/[.$E$709])^(1/2)" office:value-type="float" office:value="1.17556033087791">
            <text:p>1,1756</text:p>
          </table:table-cell>
          <table:table-cell table:formula="oooc:=[.E525]/([.$E$709]*(2*3.1416/60*[.B628])^2*(0.045*2.5)^4)" office:value-type="float" office:value="0.00383312030336635">
            <text:p>0,0038</text:p>
          </table:table-cell>
          <table:table-cell table:formula="oooc:=ABS([.C525])/([.$E$709]*(2*3.1416/60*[.B628])^2*(0.045*2.5)^5)" office:value-type="float" office:value="0.000559458549989741">
            <text:p>0,0006</text:p>
          </table:table-cell>
          <table:table-cell table:formula="oooc:=[.H728]/(2*3.1416/60*[.B628]*(0.045*2.5))" office:value-type="float" office:value="0.0150313564411554">
            <text:p>0,0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5810546">
            <text:p>0,7581</text:p>
          </table:table-cell>
          <table:table-cell table:number-columns-repeated="5"/>
          <table:table-cell table:formula="oooc:=([.B729]*2/[.$E$709])^(1/2)" office:value-type="float" office:value="1.14450517693327">
            <text:p>1,1445</text:p>
          </table:table-cell>
          <table:table-cell table:formula="oooc:=[.E526]/([.$E$709]*(2*3.1416/60*[.B629])^2*(0.045*2.5)^4)" office:value-type="float" office:value="0.0038260826504037">
            <text:p>0,0038</text:p>
          </table:table-cell>
          <table:table-cell table:formula="oooc:=ABS([.C526])/([.$E$709]*(2*3.1416/60*[.B629])^2*(0.045*2.5)^5)" office:value-type="float" office:value="0.00055948159817402">
            <text:p>0,0006</text:p>
          </table:table-cell>
          <table:table-cell table:formula="oooc:=[.H729]/(2*3.1416/60*[.B629]*(0.045*2.5))" office:value-type="float" office:value="0.0146387475047779">
            <text:p>0,014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4150392">
            <text:p>0,8415</text:p>
          </table:table-cell>
          <table:table-cell table:number-columns-repeated="5"/>
          <table:table-cell table:formula="oooc:=([.B730]*2/[.$E$709])^(1/2)" office:value-type="float" office:value="1.20581594078057">
            <text:p>1,2058</text:p>
          </table:table-cell>
          <table:table-cell table:formula="oooc:=[.E527]/([.$E$709]*(2*3.1416/60*[.B630])^2*(0.045*2.5)^4)" office:value-type="float" office:value="0.00381246349532726">
            <text:p>0,0038</text:p>
          </table:table-cell>
          <table:table-cell table:formula="oooc:=ABS([.C527])/([.$E$709]*(2*3.1416/60*[.B630])^2*(0.045*2.5)^5)" office:value-type="float" office:value="0.000553682168386323">
            <text:p>0,0006</text:p>
          </table:table-cell>
          <table:table-cell table:formula="oooc:=[.H730]/(2*3.1416/60*[.B630]*(0.045*2.5))" office:value-type="float" office:value="0.0154174954235341">
            <text:p>0,015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98828">
            <text:p>0,8299</text:p>
          </table:table-cell>
          <table:table-cell table:number-columns-repeated="5"/>
          <table:table-cell table:formula="oooc:=([.B731]*2/[.$E$709])^(1/2)" office:value-type="float" office:value="1.19746087087302">
            <text:p>1,1975</text:p>
          </table:table-cell>
          <table:table-cell table:formula="oooc:=[.E528]/([.$E$709]*(2*3.1416/60*[.B631])^2*(0.045*2.5)^4)" office:value-type="float" office:value="0.00381138347758876">
            <text:p>0,0038</text:p>
          </table:table-cell>
          <table:table-cell table:formula="oooc:=ABS([.C528])/([.$E$709]*(2*3.1416/60*[.B631])^2*(0.045*2.5)^5)" office:value-type="float" office:value="0.00055111965194495">
            <text:p>0,0006</text:p>
          </table:table-cell>
          <table:table-cell table:formula="oooc:=[.H731]/(2*3.1416/60*[.B631]*(0.045*2.5))" office:value-type="float" office:value="0.0153105778773663">
            <text:p>0,01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2832029">
            <text:p>0,9283</text:p>
          </table:table-cell>
          <table:table-cell table:number-columns-repeated="5"/>
          <table:table-cell table:formula="oooc:=([.B732]*2/[.$E$709])^(1/2)" office:value-type="float" office:value="1.2664903078817">
            <text:p>1,2665</text:p>
          </table:table-cell>
          <table:table-cell table:formula="oooc:=[.E529]/([.$E$709]*(2*3.1416/60*[.B632])^2*(0.045*2.5)^4)" office:value-type="float" office:value="0.00378838586840578">
            <text:p>0,0038</text:p>
          </table:table-cell>
          <table:table-cell table:formula="oooc:=ABS([.C529])/([.$E$709]*(2*3.1416/60*[.B632])^2*(0.045*2.5)^5)" office:value-type="float" office:value="0.000549873673943901">
            <text:p>0,0005</text:p>
          </table:table-cell>
          <table:table-cell table:formula="oooc:=[.H732]/(2*3.1416/60*[.B632]*(0.045*2.5))" office:value-type="float" office:value="0.0161898450839753">
            <text:p>0,016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0322266">
            <text:p>0,8032</text:p>
          </table:table-cell>
          <table:table-cell table:number-columns-repeated="5"/>
          <table:table-cell table:formula="oooc:=([.B733]*2/[.$E$709])^(1/2)" office:value-type="float" office:value="1.17806953492103">
            <text:p>1,1781</text:p>
          </table:table-cell>
          <table:table-cell table:formula="oooc:=[.E530]/([.$E$709]*(2*3.1416/60*[.B633])^2*(0.045*2.5)^4)" office:value-type="float" office:value="0.00378141079337432">
            <text:p>0,0038</text:p>
          </table:table-cell>
          <table:table-cell table:formula="oooc:=ABS([.C530])/([.$E$709]*(2*3.1416/60*[.B633])^2*(0.045*2.5)^5)" office:value-type="float" office:value="0.000555551751951492">
            <text:p>0,0006</text:p>
          </table:table-cell>
          <table:table-cell table:formula="oooc:=[.H733]/(2*3.1416/60*[.B633]*(0.045*2.5))" office:value-type="float" office:value="0.0150629973178675">
            <text:p>0,015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1210935">
            <text:p>0,8121</text:p>
          </table:table-cell>
          <table:table-cell table:number-columns-repeated="5"/>
          <table:table-cell table:formula="oooc:=([.B734]*2/[.$E$709])^(1/2)" office:value-type="float" office:value="1.18456856767075">
            <text:p>1,1846</text:p>
          </table:table-cell>
          <table:table-cell table:formula="oooc:=[.E531]/([.$E$709]*(2*3.1416/60*[.B634])^2*(0.045*2.5)^4)" office:value-type="float" office:value="0.00377548533004381">
            <text:p>0,0038</text:p>
          </table:table-cell>
          <table:table-cell table:formula="oooc:=ABS([.C531])/([.$E$709]*(2*3.1416/60*[.B634])^2*(0.045*2.5)^5)" office:value-type="float" office:value="0.000553670368079589">
            <text:p>0,0006</text:p>
          </table:table-cell>
          <table:table-cell table:formula="oooc:=[.H734]/(2*3.1416/60*[.B634]*(0.045*2.5))" office:value-type="float" office:value="0.0151457831358494">
            <text:p>0,015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1210935">
            <text:p>0,8121</text:p>
          </table:table-cell>
          <table:table-cell table:number-columns-repeated="5"/>
          <table:table-cell table:formula="oooc:=([.B735]*2/[.$E$709])^(1/2)" office:value-type="float" office:value="1.18456856767075">
            <text:p>1,1846</text:p>
          </table:table-cell>
          <table:table-cell table:formula="oooc:=[.E532]/([.$E$709]*(2*3.1416/60*[.B635])^2*(0.045*2.5)^4)" office:value-type="float" office:value="0.00378028477510657">
            <text:p>0,0038</text:p>
          </table:table-cell>
          <table:table-cell table:formula="oooc:=ABS([.C532])/([.$E$709]*(2*3.1416/60*[.B635])^2*(0.045*2.5)^5)" office:value-type="float" office:value="0.000554665370972368">
            <text:p>0,0006</text:p>
          </table:table-cell>
          <table:table-cell table:formula="oooc:=[.H735]/(2*3.1416/60*[.B635]*(0.045*2.5))" office:value-type="float" office:value="0.0151468526274207">
            <text:p>0,015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2167971">
            <text:p>0,8217</text:p>
          </table:table-cell>
          <table:table-cell table:number-columns-repeated="5"/>
          <table:table-cell table:formula="oooc:=([.B736]*2/[.$E$709])^(1/2)" office:value-type="float" office:value="1.19152794039822">
            <text:p>1,1915</text:p>
          </table:table-cell>
          <table:table-cell table:formula="oooc:=[.E533]/([.$E$709]*(2*3.1416/60*[.B636])^2*(0.045*2.5)^4)" office:value-type="float" office:value="0.00376835274079684">
            <text:p>0,0038</text:p>
          </table:table-cell>
          <table:table-cell table:formula="oooc:=ABS([.C533])/([.$E$709]*(2*3.1416/60*[.B636])^2*(0.045*2.5)^5)" office:value-type="float" office:value="0.000554260003851542">
            <text:p>0,0006</text:p>
          </table:table-cell>
          <table:table-cell table:formula="oooc:=[.H736]/(2*3.1416/60*[.B636]*(0.045*2.5))" office:value-type="float" office:value="0.015234451286886">
            <text:p>0,015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1689453">
            <text:p>0,8169</text:p>
          </table:table-cell>
          <table:table-cell table:number-columns-repeated="5"/>
          <table:table-cell table:formula="oooc:=([.B737]*2/[.$E$709])^(1/2)" office:value-type="float" office:value="1.18805334986758">
            <text:p>1,1881</text:p>
          </table:table-cell>
          <table:table-cell table:formula="oooc:=[.E534]/([.$E$709]*(2*3.1416/60*[.B637])^2*(0.045*2.5)^4)" office:value-type="float" office:value="0.00374783549225744">
            <text:p>0,0037</text:p>
          </table:table-cell>
          <table:table-cell table:formula="oooc:=ABS([.C534])/([.$E$709]*(2*3.1416/60*[.B637])^2*(0.045*2.5)^5)" office:value-type="float" office:value="0.000555810421865506">
            <text:p>0,0006</text:p>
          </table:table-cell>
          <table:table-cell table:formula="oooc:=[.H737]/(2*3.1416/60*[.B637]*(0.045*2.5))" office:value-type="float" office:value="0.0151898476606949">
            <text:p>0,015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8408206">
            <text:p>0,7841</text:p>
          </table:table-cell>
          <table:table-cell table:number-columns-repeated="5"/>
          <table:table-cell table:formula="oooc:=([.B738]*2/[.$E$709])^(1/2)" office:value-type="float" office:value="1.16394834678296">
            <text:p>1,1639</text:p>
          </table:table-cell>
          <table:table-cell table:formula="oooc:=[.E535]/([.$E$709]*(2*3.1416/60*[.B638])^2*(0.045*2.5)^4)" office:value-type="float" office:value="0.00374341632157148">
            <text:p>0,0037</text:p>
          </table:table-cell>
          <table:table-cell table:formula="oooc:=ABS([.C535])/([.$E$709]*(2*3.1416/60*[.B638])^2*(0.045*2.5)^5)" office:value-type="float" office:value="0.000557357670801794">
            <text:p>0,0006</text:p>
          </table:table-cell>
          <table:table-cell table:formula="oooc:=[.H738]/(2*3.1416/60*[.B638]*(0.045*2.5))" office:value-type="float" office:value="0.0148854193920943">
            <text:p>0,014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7929688">
            <text:p>0,7793</text:p>
          </table:table-cell>
          <table:table-cell table:number-columns-repeated="2"/>
          <table:table-cell table:formula="oooc:=[.E740]/(287.053*(273.15+[.F740]))" office:value-type="float" office:value="1.15242413346511">
            <text:p>1,1524</text:p>
          </table:table-cell>
          <table:table-cell table:number-columns-repeated="2"/>
          <table:table-cell table:formula="oooc:=([.B739]*2/[.$E$709])^(1/2)" office:value-type="float" office:value="1.16039117687129">
            <text:p>1,1604</text:p>
          </table:table-cell>
          <table:table-cell table:formula="oooc:=[.E536]/([.$E$709]*(2*3.1416/60*[.B639])^2*(0.045*2.5)^4)" office:value-type="float" office:value="0.00372651873442108">
            <text:p>0,0037</text:p>
          </table:table-cell>
          <table:table-cell table:formula="oooc:=ABS([.C536])/([.$E$709]*(2*3.1416/60*[.B639])^2*(0.045*2.5)^5)" office:value-type="float" office:value="0.000546152963364712">
            <text:p>0,0005</text:p>
          </table:table-cell>
          <table:table-cell table:formula="oooc:=[.H739]/(2*3.1416/60*[.B639]*(0.045*2.5))" office:value-type="float" office:value="0.0148370024784011">
            <text:p>0,01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0800784">
            <text:p>0,808</text:p>
          </table:table-cell>
          <table:table-cell office:value-type="float" office:value="0.49355468">
            <text:p>0,4936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7">
            <text:p>23,7</text:p>
          </table:table-cell>
          <table:table-cell/>
          <table:table-cell table:formula="oooc:=([.B740]*2/[.$E$709])^(1/2)" office:value-type="float" office:value="1.18157348469196">
            <text:p>1,1816</text:p>
          </table:table-cell>
          <table:table-cell table:formula="oooc:=[.E537]/([.$E$709]*(2*3.1416/60*[.B640])^2*(0.045*2.5)^4)" office:value-type="float" office:value="0.00371132421619301">
            <text:p>0,0037</text:p>
          </table:table-cell>
          <table:table-cell table:formula="oooc:=ABS([.C537])/([.$E$709]*(2*3.1416/60*[.B640])^2*(0.045*2.5)^5)" office:value-type="float" office:value="0.000539985259586697">
            <text:p>0,0005</text:p>
          </table:table-cell>
          <table:table-cell table:formula="oooc:=[.H740]/(2*3.1416/60*[.B640]*(0.045*2.5))" office:value-type="float" office:value="0.0151073993922964">
            <text:p>0,01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9707032">
            <text:p>0,7971</text:p>
          </table:table-cell>
          <table:table-cell office:value-type="float" office:value="0.42382813">
            <text:p>0,4238</text:p>
          </table:table-cell>
          <table:table-cell table:number-columns-repeated="4"/>
          <table:table-cell table:formula="oooc:=([.B741]*2/[.$E$709])^(1/2)" office:value-type="float" office:value="1.17354910925818">
            <text:p>1,1735</text:p>
          </table:table-cell>
          <table:table-cell table:formula="oooc:=[.E538]/([.$E$709]*(2*3.1416/60*[.B641])^2*(0.045*2.5)^4)" office:value-type="float" office:value="0.00370589766576556">
            <text:p>0,0037</text:p>
          </table:table-cell>
          <table:table-cell table:formula="oooc:=ABS([.C538])/([.$E$709]*(2*3.1416/60*[.B641])^2*(0.045*2.5)^5)" office:value-type="float" office:value="0.000535386452014789">
            <text:p>0,0005</text:p>
          </table:table-cell>
          <table:table-cell table:formula="oooc:=[.H741]/(2*3.1416/60*[.B641]*(0.045*2.5))" office:value-type="float" office:value="0.015006390432041">
            <text:p>0,01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7656251">
            <text:p>0,7766</text:p>
          </table:table-cell>
          <table:table-cell office:value-type="float" office:value="0.46210939">
            <text:p>0,4621</text:p>
          </table:table-cell>
          <table:table-cell table:number-columns-repeated="4"/>
          <table:table-cell table:formula="oooc:=([.B742]*2/[.$E$709])^(1/2)" office:value-type="float" office:value="1.1583536177125">
            <text:p>1,1584</text:p>
          </table:table-cell>
          <table:table-cell table:formula="oooc:=[.E539]/([.$E$709]*(2*3.1416/60*[.B642])^2*(0.045*2.5)^4)" office:value-type="float" office:value="0.00370680618277257">
            <text:p>0,0037</text:p>
          </table:table-cell>
          <table:table-cell table:formula="oooc:=ABS([.C539])/([.$E$709]*(2*3.1416/60*[.B642])^2*(0.045*2.5)^5)" office:value-type="float" office:value="0.000527444178852499">
            <text:p>0,0005</text:p>
          </table:table-cell>
          <table:table-cell table:formula="oooc:=[.H742]/(2*3.1416/60*[.B642]*(0.045*2.5))" office:value-type="float" office:value="0.014813390423087">
            <text:p>0,014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4697264">
            <text:p>0,847</text:p>
          </table:table-cell>
          <table:table-cell office:value-type="float" office:value="0.44980469">
            <text:p>0,4498</text:p>
          </table:table-cell>
          <table:table-cell table:number-columns-repeated="4"/>
          <table:table-cell table:formula="oooc:=([.B743]*2/[.$E$709])^(1/2)" office:value-type="float" office:value="1.2097277412169">
            <text:p>1,2097</text:p>
          </table:table-cell>
          <table:table-cell table:formula="oooc:=[.E540]/([.$E$709]*(2*3.1416/60*[.B643])^2*(0.045*2.5)^4)" office:value-type="float" office:value="0.0037042756316116">
            <text:p>0,0037</text:p>
          </table:table-cell>
          <table:table-cell table:formula="oooc:=ABS([.C540])/([.$E$709]*(2*3.1416/60*[.B643])^2*(0.045*2.5)^5)" office:value-type="float" office:value="0.000527053762817453">
            <text:p>0,0005</text:p>
          </table:table-cell>
          <table:table-cell table:formula="oooc:=[.H743]/(2*3.1416/60*[.B643]*(0.045*2.5))" office:value-type="float" office:value="0.0154670109398262">
            <text:p>0,015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4355468">
            <text:p>0,8436</text:p>
          </table:table-cell>
          <table:table-cell office:value-type="float" office:value="0.46826172">
            <text:p>0,4683</text:p>
          </table:table-cell>
          <table:table-cell table:number-columns-repeated="4"/>
          <table:table-cell table:formula="oooc:=([.B744]*2/[.$E$709])^(1/2)" office:value-type="float" office:value="1.20728434412651">
            <text:p>1,2073</text:p>
          </table:table-cell>
          <table:table-cell table:formula="oooc:=[.E541]/([.$E$709]*(2*3.1416/60*[.B644])^2*(0.045*2.5)^4)" office:value-type="float" office:value="0.00370523180532161">
            <text:p>0,0037</text:p>
          </table:table-cell>
          <table:table-cell table:formula="oooc:=ABS([.C541])/([.$E$709]*(2*3.1416/60*[.B644])^2*(0.045*2.5)^5)" office:value-type="float" office:value="0.000526194110516969">
            <text:p>0,0005</text:p>
          </table:table-cell>
          <table:table-cell table:formula="oooc:=[.H744]/(2*3.1416/60*[.B644]*(0.045*2.5))" office:value-type="float" office:value="0.0154340453938144">
            <text:p>0,01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0253905">
            <text:p>0,8025</text:p>
          </table:table-cell>
          <table:table-cell office:value-type="float" office:value="0.42861328">
            <text:p>0,4286</text:p>
          </table:table-cell>
          <table:table-cell table:number-columns-repeated="4"/>
          <table:table-cell table:formula="oooc:=([.B745]*2/[.$E$709])^(1/2)" office:value-type="float" office:value="1.17756811011015">
            <text:p>1,1776</text:p>
          </table:table-cell>
          <table:table-cell table:formula="oooc:=[.E542]/([.$E$709]*(2*3.1416/60*[.B645])^2*(0.045*2.5)^4)" office:value-type="float" office:value="0.00369044652452648">
            <text:p>0,0037</text:p>
          </table:table-cell>
          <table:table-cell table:formula="oooc:=ABS([.C542])/([.$E$709]*(2*3.1416/60*[.B645])^2*(0.045*2.5)^5)" office:value-type="float" office:value="0.000528604115901654">
            <text:p>0,0005</text:p>
          </table:table-cell>
          <table:table-cell table:formula="oooc:=[.H745]/(2*3.1416/60*[.B645]*(0.045*2.5))" office:value-type="float" office:value="0.0150542386137438">
            <text:p>0,015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5390624">
            <text:p>0,4539</text:p>
          </table:table-cell>
          <table:table-cell table:number-columns-repeated="5"/>
          <table:table-cell table:formula="oooc:=([.B746]*2/[.$E$739])^(1/2)" office:value-type="float" office:value="0.887548107267888">
            <text:p>0,8875</text:p>
          </table:table-cell>
          <table:table-cell table:formula="oooc:=[.E543]/([.$E$739]*(2*3.1416/60*[.B646])^2*(0.045*2.5)^4)" office:value-type="float" office:value="0.00350087756998501">
            <text:p>0,0035</text:p>
          </table:table-cell>
          <table:table-cell table:formula="oooc:=ABS([.C543])/([.$E$739]*(2*3.1416/60*[.B646])^2*(0.045*2.5)^5)" office:value-type="float" office:value="0.000523704396414271">
            <text:p>0,0005</text:p>
          </table:table-cell>
          <table:table-cell table:formula="oooc:=[.H746]/(2*3.1416/60*[.B646]*(0.045*2.5))" office:value-type="float" office:value="0.0112996546123846">
            <text:p>0,011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2246094">
            <text:p>0,4225</text:p>
          </table:table-cell>
          <table:table-cell table:number-columns-repeated="5"/>
          <table:table-cell table:formula="oooc:=([.B747]*2/[.$E$739])^(1/2)" office:value-type="float" office:value="0.856252999998135">
            <text:p>0,8563</text:p>
          </table:table-cell>
          <table:table-cell table:formula="oooc:=[.E544]/([.$E$739]*(2*3.1416/60*[.B647])^2*(0.045*2.5)^4)" office:value-type="float" office:value="0.00362574135023617">
            <text:p>0,0036</text:p>
          </table:table-cell>
          <table:table-cell table:formula="oooc:=ABS([.C544])/([.$E$739]*(2*3.1416/60*[.B647])^2*(0.045*2.5)^5)" office:value-type="float" office:value="0.000520619166822417">
            <text:p>0,0005</text:p>
          </table:table-cell>
          <table:table-cell table:formula="oooc:=[.H747]/(2*3.1416/60*[.B647]*(0.045*2.5))" office:value-type="float" office:value="0.0109010830373312">
            <text:p>0,010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3544921">
            <text:p>0,4354</text:p>
          </table:table-cell>
          <table:table-cell table:number-columns-repeated="5"/>
          <table:table-cell table:formula="oooc:=([.B748]*2/[.$E$739])^(1/2)" office:value-type="float" office:value="0.869315812001474">
            <text:p>0,8693</text:p>
          </table:table-cell>
          <table:table-cell table:formula="oooc:=[.E545]/([.$E$739]*(2*3.1416/60*[.B648])^2*(0.045*2.5)^4)" office:value-type="float" office:value="0.00366513226715748">
            <text:p>0,0037</text:p>
          </table:table-cell>
          <table:table-cell table:formula="oooc:=ABS([.C545])/([.$E$739]*(2*3.1416/60*[.B648])^2*(0.045*2.5)^5)" office:value-type="float" office:value="0.00051824484440722">
            <text:p>0,0005</text:p>
          </table:table-cell>
          <table:table-cell table:formula="oooc:=[.H748]/(2*3.1416/60*[.B648]*(0.045*2.5))" office:value-type="float" office:value="0.0110594663878766">
            <text:p>0,011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3339843">
            <text:p>0,4334</text:p>
          </table:table-cell>
          <table:table-cell table:number-columns-repeated="5"/>
          <table:table-cell table:formula="oooc:=([.B749]*2/[.$E$739])^(1/2)" office:value-type="float" office:value="0.867266342826555">
            <text:p>0,8673</text:p>
          </table:table-cell>
          <table:table-cell table:formula="oooc:=[.E546]/([.$E$739]*(2*3.1416/60*[.B649])^2*(0.045*2.5)^4)" office:value-type="float" office:value="0.00360173065686011">
            <text:p>0,0036</text:p>
          </table:table-cell>
          <table:table-cell table:formula="oooc:=ABS([.C546])/([.$E$739]*(2*3.1416/60*[.B649])^2*(0.045*2.5)^5)" office:value-type="float" office:value="0.000514619547843618">
            <text:p>0,0005</text:p>
          </table:table-cell>
          <table:table-cell table:formula="oooc:=[.H749]/(2*3.1416/60*[.B649]*(0.045*2.5))" office:value-type="float" office:value="0.0110340228190444">
            <text:p>0,01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4433594">
            <text:p>0,4443</text:p>
          </table:table-cell>
          <table:table-cell table:number-columns-repeated="5"/>
          <table:table-cell table:formula="oooc:=([.B750]*2/[.$E$739])^(1/2)" office:value-type="float" office:value="0.878141590805909">
            <text:p>0,8781</text:p>
          </table:table-cell>
          <table:table-cell table:formula="oooc:=[.E547]/([.$E$739]*(2*3.1416/60*[.B650])^2*(0.045*2.5)^4)" office:value-type="float" office:value="0.00352010406485077">
            <text:p>0,0035</text:p>
          </table:table-cell>
          <table:table-cell table:formula="oooc:=ABS([.C547])/([.$E$739]*(2*3.1416/60*[.B650])^2*(0.045*2.5)^5)" office:value-type="float" office:value="0.000515962508347714">
            <text:p>0,0005</text:p>
          </table:table-cell>
          <table:table-cell table:formula="oooc:=[.H750]/(2*3.1416/60*[.B650]*(0.045*2.5))" office:value-type="float" office:value="0.0111716501481091">
            <text:p>0,011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5390624">
            <text:p>0,4539</text:p>
          </table:table-cell>
          <table:table-cell table:number-columns-repeated="5"/>
          <table:table-cell table:formula="oooc:=([.B751]*2/[.$E$739])^(1/2)" office:value-type="float" office:value="0.887548107267888">
            <text:p>0,8875</text:p>
          </table:table-cell>
          <table:table-cell table:formula="oooc:=[.E548]/([.$E$739]*(2*3.1416/60*[.B651])^2*(0.045*2.5)^4)" office:value-type="float" office:value="0.00344545023038541">
            <text:p>0,0034</text:p>
          </table:table-cell>
          <table:table-cell table:formula="oooc:=ABS([.C548])/([.$E$739]*(2*3.1416/60*[.B651])^2*(0.045*2.5)^5)" office:value-type="float" office:value="0.000513978310385081">
            <text:p>0,0005</text:p>
          </table:table-cell>
          <table:table-cell table:formula="oooc:=[.H751]/(2*3.1416/60*[.B651]*(0.045*2.5))" office:value-type="float" office:value="0.0112916496697649">
            <text:p>0,011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6142578">
            <text:p>0,4614</text:p>
          </table:table-cell>
          <table:table-cell table:number-columns-repeated="5"/>
          <table:table-cell table:formula="oooc:=([.B752]*2/[.$E$739])^(1/2)" office:value-type="float" office:value="0.894869596667525">
            <text:p>0,8949</text:p>
          </table:table-cell>
          <table:table-cell table:formula="oooc:=[.E549]/([.$E$739]*(2*3.1416/60*[.B652])^2*(0.045*2.5)^4)" office:value-type="float" office:value="0.00342071349152108">
            <text:p>0,0034</text:p>
          </table:table-cell>
          <table:table-cell table:formula="oooc:=ABS([.C549])/([.$E$739]*(2*3.1416/60*[.B652])^2*(0.045*2.5)^5)" office:value-type="float" office:value="0.000526214560633398">
            <text:p>0,0005</text:p>
          </table:table-cell>
          <table:table-cell table:formula="oooc:=[.H752]/(2*3.1416/60*[.B652]*(0.045*2.5))" office:value-type="float" office:value="0.0113864791128989">
            <text:p>0,011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7304687">
            <text:p>0,473</text:p>
          </table:table-cell>
          <table:table-cell table:number-columns-repeated="5"/>
          <table:table-cell table:formula="oooc:=([.B753]*2/[.$E$739])^(1/2)" office:value-type="float" office:value="0.906068249748513">
            <text:p>0,9061</text:p>
          </table:table-cell>
          <table:table-cell table:formula="oooc:=[.E550]/([.$E$739]*(2*3.1416/60*[.B653])^2*(0.045*2.5)^4)" office:value-type="float" office:value="0.00336403266518206">
            <text:p>0,0034</text:p>
          </table:table-cell>
          <table:table-cell table:formula="oooc:=ABS([.C550])/([.$E$739]*(2*3.1416/60*[.B653])^2*(0.045*2.5)^5)" office:value-type="float" office:value="0.00052649205996769">
            <text:p>0,0005</text:p>
          </table:table-cell>
          <table:table-cell table:formula="oooc:=[.H753]/(2*3.1416/60*[.B653]*(0.045*2.5))" office:value-type="float" office:value="0.0115348997280324">
            <text:p>0,011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6484375">
            <text:p>0,4648</text:p>
          </table:table-cell>
          <table:table-cell table:number-columns-repeated="5"/>
          <table:table-cell table:formula="oooc:=([.B754]*2/[.$E$739])^(1/2)" office:value-type="float" office:value="0.898177814699404">
            <text:p>0,8982</text:p>
          </table:table-cell>
          <table:table-cell table:formula="oooc:=[.E551]/([.$E$739]*(2*3.1416/60*[.B654])^2*(0.045*2.5)^4)" office:value-type="float" office:value="0.00328273749663532">
            <text:p>0,0033</text:p>
          </table:table-cell>
          <table:table-cell table:formula="oooc:=ABS([.C551])/([.$E$739]*(2*3.1416/60*[.B654])^2*(0.045*2.5)^5)" office:value-type="float" office:value="0.000535321320919418">
            <text:p>0,0005</text:p>
          </table:table-cell>
          <table:table-cell table:formula="oooc:=[.H754]/(2*3.1416/60*[.B654]*(0.045*2.5))" office:value-type="float" office:value="0.0114344320739811">
            <text:p>0,011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4296876">
            <text:p>0,443</text:p>
          </table:table-cell>
          <table:table-cell table:number-columns-repeated="5"/>
          <table:table-cell table:formula="oooc:=([.B755]*2/[.$E$739])^(1/2)" office:value-type="float" office:value="0.876789570350601">
            <text:p>0,8768</text:p>
          </table:table-cell>
          <table:table-cell table:formula="oooc:=[.E552]/([.$E$739]*(2*3.1416/60*[.B655])^2*(0.045*2.5)^4)" office:value-type="float" office:value="0.00325955886435498">
            <text:p>0,0033</text:p>
          </table:table-cell>
          <table:table-cell table:formula="oooc:=ABS([.C552])/([.$E$739]*(2*3.1416/60*[.B655])^2*(0.045*2.5)^5)" office:value-type="float" office:value="0.000534998873636627">
            <text:p>0,0005</text:p>
          </table:table-cell>
          <table:table-cell table:formula="oooc:=[.H755]/(2*3.1416/60*[.B655]*(0.045*2.5))" office:value-type="float" office:value="0.0111602649780374">
            <text:p>0,011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2382813">
            <text:p>0,4238</text:p>
          </table:table-cell>
          <table:table-cell table:number-columns-repeated="5"/>
          <table:table-cell table:formula="oooc:=([.B756]*2/[.$E$739])^(1/2)" office:value-type="float" office:value="0.857637406010296">
            <text:p>0,8576</text:p>
          </table:table-cell>
          <table:table-cell table:formula="oooc:=[.E553]/([.$E$739]*(2*3.1416/60*[.B656])^2*(0.045*2.5)^4)" office:value-type="float" office:value="0.00323918376080746">
            <text:p>0,0032</text:p>
          </table:table-cell>
          <table:table-cell table:formula="oooc:=ABS([.C553])/([.$E$739]*(2*3.1416/60*[.B656])^2*(0.045*2.5)^5)" office:value-type="float" office:value="0.000539435511375482">
            <text:p>0,0005</text:p>
          </table:table-cell>
          <table:table-cell table:formula="oooc:=[.H756]/(2*3.1416/60*[.B656]*(0.045*2.5))" office:value-type="float" office:value="0.0109111488179682">
            <text:p>0,010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5322266">
            <text:p>0,4532</text:p>
          </table:table-cell>
          <table:table-cell table:number-columns-repeated="5"/>
          <table:table-cell table:formula="oooc:=([.B757]*2/[.$E$739])^(1/2)" office:value-type="float" office:value="0.886879534466639">
            <text:p>0,8869</text:p>
          </table:table-cell>
          <table:table-cell table:formula="oooc:=[.E554]/([.$E$739]*(2*3.1416/60*[.B657])^2*(0.045*2.5)^4)" office:value-type="float" office:value="0.00329267401412782">
            <text:p>0,0033</text:p>
          </table:table-cell>
          <table:table-cell table:formula="oooc:=ABS([.C554])/([.$E$739]*(2*3.1416/60*[.B657])^2*(0.045*2.5)^5)" office:value-type="float" office:value="0.000545254342308501">
            <text:p>0,0005</text:p>
          </table:table-cell>
          <table:table-cell table:formula="oooc:=[.H757]/(2*3.1416/60*[.B657]*(0.045*2.5))" office:value-type="float" office:value="0.0112785545941661">
            <text:p>0,011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6689454">
            <text:p>0,4669</text:p>
          </table:table-cell>
          <table:table-cell table:number-columns-repeated="5"/>
          <table:table-cell table:formula="oooc:=([.B758]*2/[.$E$739])^(1/2)" office:value-type="float" office:value="0.900156917303284">
            <text:p>0,9002</text:p>
          </table:table-cell>
          <table:table-cell table:formula="oooc:=[.E555]/([.$E$739]*(2*3.1416/60*[.B658])^2*(0.045*2.5)^4)" office:value-type="float" office:value="0.00335573557183811">
            <text:p>0,0034</text:p>
          </table:table-cell>
          <table:table-cell table:formula="oooc:=ABS([.C555])/([.$E$739]*(2*3.1416/60*[.B658])^2*(0.045*2.5)^5)" office:value-type="float" office:value="0.000546149865523161">
            <text:p>0,0005</text:p>
          </table:table-cell>
          <table:table-cell table:formula="oooc:=[.H758]/(2*3.1416/60*[.B658]*(0.045*2.5))" office:value-type="float" office:value="0.0114508391713558">
            <text:p>0,011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2998046">
            <text:p>0,43</text:p>
          </table:table-cell>
          <table:table-cell table:number-columns-repeated="5"/>
          <table:table-cell table:formula="oooc:=([.B759]*2/[.$E$739])^(1/2)" office:value-type="float" office:value="0.863839752281319">
            <text:p>0,8638</text:p>
          </table:table-cell>
          <table:table-cell table:formula="oooc:=[.E556]/([.$E$739]*(2*3.1416/60*[.B659])^2*(0.045*2.5)^4)" office:value-type="float" office:value="0.00339904903312319">
            <text:p>0,0034</text:p>
          </table:table-cell>
          <table:table-cell table:formula="oooc:=ABS([.C556])/([.$E$739]*(2*3.1416/60*[.B659])^2*(0.045*2.5)^5)" office:value-type="float" office:value="0.000552201869825771">
            <text:p>0,0006</text:p>
          </table:table-cell>
          <table:table-cell table:formula="oooc:=[.H759]/(2*3.1416/60*[.B659]*(0.045*2.5))" office:value-type="float" office:value="0.0109927763456227">
            <text:p>0,01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2998046">
            <text:p>0,43</text:p>
          </table:table-cell>
          <table:table-cell table:number-columns-repeated="5"/>
          <table:table-cell table:formula="oooc:=([.B760]*2/[.$E$739])^(1/2)" office:value-type="float" office:value="0.863839752281319">
            <text:p>0,8638</text:p>
          </table:table-cell>
          <table:table-cell table:formula="oooc:=[.E557]/([.$E$739]*(2*3.1416/60*[.B660])^2*(0.045*2.5)^4)" office:value-type="float" office:value="0.00335511602060144">
            <text:p>0,0034</text:p>
          </table:table-cell>
          <table:table-cell table:formula="oooc:=ABS([.C557])/([.$E$739]*(2*3.1416/60*[.B660])^2*(0.045*2.5)^5)" office:value-type="float" office:value="0.000553221684748397">
            <text:p>0,0006</text:p>
          </table:table-cell>
          <table:table-cell table:formula="oooc:=[.H760]/(2*3.1416/60*[.B660]*(0.045*2.5))" office:value-type="float" office:value="0.0109895584893196">
            <text:p>0,01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4091797">
            <text:p>0,4409</text:p>
          </table:table-cell>
          <table:table-cell table:number-columns-repeated="5"/>
          <table:table-cell table:formula="oooc:=([.B761]*2/[.$E$739])^(1/2)" office:value-type="float" office:value="0.874757601695941">
            <text:p>0,8748</text:p>
          </table:table-cell>
          <table:table-cell table:formula="oooc:=[.E558]/([.$E$739]*(2*3.1416/60*[.B661])^2*(0.045*2.5)^4)" office:value-type="float" office:value="0.00337165961776757">
            <text:p>0,0034</text:p>
          </table:table-cell>
          <table:table-cell table:formula="oooc:=ABS([.C558])/([.$E$739]*(2*3.1416/60*[.B661])^2*(0.045*2.5)^5)" office:value-type="float" office:value="0.000546961641961645">
            <text:p>0,0005</text:p>
          </table:table-cell>
          <table:table-cell table:formula="oooc:=[.H761]/(2*3.1416/60*[.B661]*(0.045*2.5))" office:value-type="float" office:value="0.0111285667210135">
            <text:p>0,011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4365233">
            <text:p>0,4437</text:p>
          </table:table-cell>
          <table:table-cell table:number-columns-repeated="5"/>
          <table:table-cell table:formula="oooc:=([.B762]*2/[.$E$739])^(1/2)" office:value-type="float" office:value="0.877465821203264">
            <text:p>0,8775</text:p>
          </table:table-cell>
          <table:table-cell table:formula="oooc:=[.E559]/([.$E$739]*(2*3.1416/60*[.B662])^2*(0.045*2.5)^4)" office:value-type="float" office:value="0.00337137437636439">
            <text:p>0,0034</text:p>
          </table:table-cell>
          <table:table-cell table:formula="oooc:=ABS([.C559])/([.$E$739]*(2*3.1416/60*[.B662])^2*(0.045*2.5)^5)" office:value-type="float" office:value="0.000541119242360663">
            <text:p>0,0005</text:p>
          </table:table-cell>
          <table:table-cell table:formula="oooc:=[.H762]/(2*3.1416/60*[.B662]*(0.045*2.5))" office:value-type="float" office:value="0.0111629386890711">
            <text:p>0,011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4296876">
            <text:p>0,443</text:p>
          </table:table-cell>
          <table:table-cell table:number-columns-repeated="5"/>
          <table:table-cell table:formula="oooc:=([.B763]*2/[.$E$739])^(1/2)" office:value-type="float" office:value="0.876789570350601">
            <text:p>0,8768</text:p>
          </table:table-cell>
          <table:table-cell table:formula="oooc:=[.E560]/([.$E$739]*(2*3.1416/60*[.B663])^2*(0.045*2.5)^4)" office:value-type="float" office:value="0.00337643213482421">
            <text:p>0,0034</text:p>
          </table:table-cell>
          <table:table-cell table:formula="oooc:=ABS([.C560])/([.$E$739]*(2*3.1416/60*[.B663])^2*(0.045*2.5)^5)" office:value-type="float" office:value="0.000532151951582665">
            <text:p>0,0005</text:p>
          </table:table-cell>
          <table:table-cell table:formula="oooc:=[.H763]/(2*3.1416/60*[.B663]*(0.045*2.5))" office:value-type="float" office:value="0.0111623899924237">
            <text:p>0,011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5664063">
            <text:p>0,4566</text:p>
          </table:table-cell>
          <table:table-cell table:number-columns-repeated="5"/>
          <table:table-cell table:formula="oooc:=([.B764]*2/[.$E$739])^(1/2)" office:value-type="float" office:value="0.890217445590716">
            <text:p>0,8902</text:p>
          </table:table-cell>
          <table:table-cell table:formula="oooc:=[.E561]/([.$E$739]*(2*3.1416/60*[.B664])^2*(0.045*2.5)^4)" office:value-type="float" office:value="0.00337527896206091">
            <text:p>0,0034</text:p>
          </table:table-cell>
          <table:table-cell table:formula="oooc:=ABS([.C561])/([.$E$739]*(2*3.1416/60*[.B664])^2*(0.045*2.5)^5)" office:value-type="float" office:value="0.000520880394337519">
            <text:p>0,0005</text:p>
          </table:table-cell>
          <table:table-cell table:formula="oooc:=[.H764]/(2*3.1416/60*[.B664]*(0.045*2.5))" office:value-type="float" office:value="0.0113022676620023">
            <text:p>0,01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1972655">
            <text:p>0,4197</text:p>
          </table:table-cell>
          <table:table-cell table:number-columns-repeated="5"/>
          <table:table-cell table:formula="oooc:=([.B765]*2/[.$E$739])^(1/2)" office:value-type="float" office:value="0.853477440994522">
            <text:p>0,8535</text:p>
          </table:table-cell>
          <table:table-cell table:formula="oooc:=[.E562]/([.$E$739]*(2*3.1416/60*[.B665])^2*(0.045*2.5)^4)" office:value-type="float" office:value="0.00338910259126303">
            <text:p>0,0034</text:p>
          </table:table-cell>
          <table:table-cell table:formula="oooc:=ABS([.C562])/([.$E$739]*(2*3.1416/60*[.B665])^2*(0.045*2.5)^5)" office:value-type="float" office:value="0.00051415067508671">
            <text:p>0,0005</text:p>
          </table:table-cell>
          <table:table-cell table:formula="oooc:=[.H765]/(2*3.1416/60*[.B665]*(0.045*2.5))" office:value-type="float" office:value="0.0108506645231734">
            <text:p>0,010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3613282">
            <text:p>0,4361</text:p>
          </table:table-cell>
          <table:table-cell table:number-columns-repeated="5"/>
          <table:table-cell table:formula="oooc:=([.B766]*2/[.$E$739])^(1/2)" office:value-type="float" office:value="0.869997912134849">
            <text:p>0,87</text:p>
          </table:table-cell>
          <table:table-cell table:formula="oooc:=[.E563]/([.$E$739]*(2*3.1416/60*[.B666])^2*(0.045*2.5)^4)" office:value-type="float" office:value="0.00336094677591293">
            <text:p>0,0034</text:p>
          </table:table-cell>
          <table:table-cell table:formula="oooc:=ABS([.C563])/([.$E$739]*(2*3.1416/60*[.B666])^2*(0.045*2.5)^5)" office:value-type="float" office:value="0.000512822790906666">
            <text:p>0,0005</text:p>
          </table:table-cell>
          <table:table-cell table:formula="oooc:=[.H766]/(2*3.1416/60*[.B666]*(0.045*2.5))" office:value-type="float" office:value="0.0110604221062316">
            <text:p>0,011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3955079">
            <text:p>0,4396</text:p>
          </table:table-cell>
          <table:table-cell table:number-columns-repeated="5"/>
          <table:table-cell table:formula="oooc:=([.B767]*2/[.$E$739])^(1/2)" office:value-type="float" office:value="0.873400342853891">
            <text:p>0,8734</text:p>
          </table:table-cell>
          <table:table-cell table:formula="oooc:=[.E564]/([.$E$739]*(2*3.1416/60*[.B667])^2*(0.045*2.5)^4)" office:value-type="float" office:value="0.00350258743818327">
            <text:p>0,0035</text:p>
          </table:table-cell>
          <table:table-cell table:formula="oooc:=ABS([.C564])/([.$E$739]*(2*3.1416/60*[.B667])^2*(0.045*2.5)^5)" office:value-type="float" office:value="0.000506735823574524">
            <text:p>0,0005</text:p>
          </table:table-cell>
          <table:table-cell table:formula="oooc:=[.H767]/(2*3.1416/60*[.B667]*(0.045*2.5))" office:value-type="float" office:value="0.011104278685562">
            <text:p>0,011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4501954">
            <text:p>0,445</text:p>
          </table:table-cell>
          <table:table-cell table:number-columns-repeated="5"/>
          <table:table-cell table:formula="oooc:=([.B768]*2/[.$E$739])^(1/2)" office:value-type="float" office:value="0.87881683089915">
            <text:p>0,8788</text:p>
          </table:table-cell>
          <table:table-cell table:formula="oooc:=[.E565]/([.$E$739]*(2*3.1416/60*[.B668])^2*(0.045*2.5)^4)" office:value-type="float" office:value="0.00351078981742075">
            <text:p>0,0035</text:p>
          </table:table-cell>
          <table:table-cell table:formula="oooc:=ABS([.C565])/([.$E$739]*(2*3.1416/60*[.B668])^2*(0.045*2.5)^5)" office:value-type="float" office:value="0.000500169251645724">
            <text:p>0,0005</text:p>
          </table:table-cell>
          <table:table-cell table:formula="oooc:=[.H768]/(2*3.1416/60*[.B668]*(0.045*2.5))" office:value-type="float" office:value="0.0111730286875083">
            <text:p>0,011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4912109">
            <text:p>0,4491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 table:number-columns-repeated="2"/>
          <table:table-cell table:formula="oooc:=([.B769]*2/[.$E$739])^(1/2)" office:value-type="float" office:value="0.882857376991874">
            <text:p>0,8829</text:p>
          </table:table-cell>
          <table:table-cell table:formula="oooc:=[.E566]/([.$E$739]*(2*3.1416/60*[.B669])^2*(0.045*2.5)^4)" office:value-type="float" office:value="0.0034428476287841">
            <text:p>0,0034</text:p>
          </table:table-cell>
          <table:table-cell table:formula="oooc:=ABS([.C566])/([.$E$739]*(2*3.1416/60*[.B669])^2*(0.045*2.5)^5)" office:value-type="float" office:value="0.000507033016434131">
            <text:p>0,0005</text:p>
          </table:table-cell>
          <table:table-cell table:formula="oooc:=[.H769]/(2*3.1416/60*[.B669]*(0.045*2.5))" office:value-type="float" office:value="0.0112259261212604">
            <text:p>0,01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3544921">
            <text:p>0,4354</text:p>
          </table:table-cell>
          <table:table-cell/>
          <table:table-cell office:value-type="float" office:value="0.42724609">
            <text:p>0,4272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70]*2/[.$E$739])^(1/2)" office:value-type="float" office:value="0.869315812001474">
            <text:p>0,8693</text:p>
          </table:table-cell>
          <table:table-cell table:formula="oooc:=[.E567]/([.$E$739]*(2*3.1416/60*[.B670])^2*(0.045*2.5)^4)" office:value-type="float" office:value="0.00341615535732229">
            <text:p>0,0034</text:p>
          </table:table-cell>
          <table:table-cell table:formula="oooc:=ABS([.C567])/([.$E$739]*(2*3.1416/60*[.B670])^2*(0.045*2.5)^5)" office:value-type="float" office:value="0.000515358142399798">
            <text:p>0,0005</text:p>
          </table:table-cell>
          <table:table-cell table:formula="oooc:=[.H770]/(2*3.1416/60*[.B670]*(0.045*2.5))" office:value-type="float" office:value="0.0110518312824491">
            <text:p>0,0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2998046">
            <text:p>0,43</text:p>
          </table:table-cell>
          <table:table-cell/>
          <table:table-cell office:value-type="float" office:value="0.46416014">
            <text:p>0,4642</text:p>
          </table:table-cell>
          <table:table-cell table:number-columns-repeated="3"/>
          <table:table-cell table:formula="oooc:=([.B771]*2/[.$E$739])^(1/2)" office:value-type="float" office:value="0.863839752281319">
            <text:p>0,8638</text:p>
          </table:table-cell>
          <table:table-cell table:formula="oooc:=[.E568]/([.$E$739]*(2*3.1416/60*[.B671])^2*(0.045*2.5)^4)" office:value-type="float" office:value="0.00340673473394927">
            <text:p>0,0034</text:p>
          </table:table-cell>
          <table:table-cell table:formula="oooc:=ABS([.C568])/([.$E$739]*(2*3.1416/60*[.B671])^2*(0.045*2.5)^5)" office:value-type="float" office:value="0.000507778874645334">
            <text:p>0,0005</text:p>
          </table:table-cell>
          <table:table-cell table:formula="oooc:=[.H771]/(2*3.1416/60*[.B671]*(0.045*2.5))" office:value-type="float" office:value="0.0109897675927232">
            <text:p>0,01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6894532">
            <text:p>0,4689</text:p>
          </table:table-cell>
          <table:table-cell/>
          <table:table-cell office:value-type="float" office:value="0.45048827">
            <text:p>0,4505</text:p>
          </table:table-cell>
          <table:table-cell table:number-columns-repeated="3"/>
          <table:table-cell table:formula="oooc:=([.B772]*2/[.$E$739])^(1/2)" office:value-type="float" office:value="0.902131668530147">
            <text:p>0,9021</text:p>
          </table:table-cell>
          <table:table-cell table:formula="oooc:=[.E569]/([.$E$739]*(2*3.1416/60*[.B672])^2*(0.045*2.5)^4)" office:value-type="float" office:value="0.00339537558888604">
            <text:p>0,0034</text:p>
          </table:table-cell>
          <table:table-cell table:formula="oooc:=ABS([.C569])/([.$E$739]*(2*3.1416/60*[.B672])^2*(0.045*2.5)^5)" office:value-type="float" office:value="0.000496748102067197">
            <text:p>0,0005</text:p>
          </table:table-cell>
          <table:table-cell table:formula="oooc:=[.H772]/(2*3.1416/60*[.B672]*(0.045*2.5))" office:value-type="float" office:value="0.0114690443224477">
            <text:p>0,0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4091797">
            <text:p>0,4409</text:p>
          </table:table-cell>
          <table:table-cell/>
          <table:table-cell office:value-type="float" office:value="0.43066406">
            <text:p>0,4307</text:p>
          </table:table-cell>
          <table:table-cell table:number-columns-repeated="3"/>
          <table:table-cell table:formula="oooc:=([.B773]*2/[.$E$739])^(1/2)" office:value-type="float" office:value="0.874757601695941">
            <text:p>0,8748</text:p>
          </table:table-cell>
          <table:table-cell table:formula="oooc:=[.E570]/([.$E$739]*(2*3.1416/60*[.B673])^2*(0.045*2.5)^4)" office:value-type="float" office:value="0.00344127163688535">
            <text:p>0,0034</text:p>
          </table:table-cell>
          <table:table-cell table:formula="oooc:=ABS([.C570])/([.$E$739]*(2*3.1416/60*[.B673])^2*(0.045*2.5)^5)" office:value-type="float" office:value="0.000480309147142732">
            <text:p>0,0005</text:p>
          </table:table-cell>
          <table:table-cell table:formula="oooc:=[.H773]/(2*3.1416/60*[.B673]*(0.045*2.5))" office:value-type="float" office:value="0.0111253425928904">
            <text:p>0,011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2929688">
            <text:p>0,4293</text:p>
          </table:table-cell>
          <table:table-cell/>
          <table:table-cell office:value-type="float" office:value="0.45117188">
            <text:p>0,4512</text:p>
          </table:table-cell>
          <table:table-cell table:number-columns-repeated="3"/>
          <table:table-cell table:formula="oooc:=([.B774]*2/[.$E$739])^(1/2)" office:value-type="float" office:value="0.863152815880479">
            <text:p>0,8632</text:p>
          </table:table-cell>
          <table:table-cell table:formula="oooc:=[.E571]/([.$E$739]*(2*3.1416/60*[.B674])^2*(0.045*2.5)^4)" office:value-type="float" office:value="0.00346206080937494">
            <text:p>0,0035</text:p>
          </table:table-cell>
          <table:table-cell table:formula="oooc:=ABS([.C571])/([.$E$739]*(2*3.1416/60*[.B674])^2*(0.045*2.5)^5)" office:value-type="float" office:value="0.000467736733793478">
            <text:p>0,0005</text:p>
          </table:table-cell>
          <table:table-cell table:formula="oooc:=[.H774]/(2*3.1416/60*[.B674]*(0.045*2.5))" office:value-type="float" office:value="0.0109532773867563">
            <text:p>0,0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5595703">
            <text:p>0,456</text:p>
          </table:table-cell>
          <table:table-cell/>
          <table:table-cell office:value-type="float" office:value="0.45185548">
            <text:p>0,4519</text:p>
          </table:table-cell>
          <table:table-cell table:number-columns-repeated="3"/>
          <table:table-cell table:formula="oooc:=([.B775]*2/[.$E$739])^(1/2)" office:value-type="float" office:value="0.889550859515951">
            <text:p>0,8896</text:p>
          </table:table-cell>
          <table:table-cell table:formula="oooc:=[.E572]/([.$E$739]*(2*3.1416/60*[.B675])^2*(0.045*2.5)^4)" office:value-type="float" office:value="0.00342270962663293">
            <text:p>0,0034</text:p>
          </table:table-cell>
          <table:table-cell table:formula="oooc:=ABS([.C572])/([.$E$739]*(2*3.1416/60*[.B675])^2*(0.045*2.5)^5)" office:value-type="float" office:value="0.000457531823363863">
            <text:p>0,0005</text:p>
          </table:table-cell>
          <table:table-cell table:formula="oooc:=[.H775]/(2*3.1416/60*[.B675]*(0.045*2.5))" office:value-type="float" office:value="0.0112987722672853">
            <text:p>0,011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7167969">
            <text:p>0,4717</text:p>
          </table:table-cell>
          <table:table-cell table:number-columns-repeated="5"/>
          <table:table-cell table:formula="oooc:=([.B776]*2/[.$E$769])^(1/2)" office:value-type="float" office:value="0.903843141089145">
            <text:p>0,9038</text:p>
          </table:table-cell>
          <table:table-cell table:formula="oooc:=[.E573]/([.$E$769]*(2*3.1416/60*[.B676])^2*(0.045*2.5)^4)" office:value-type="float" office:value="0.00339281857530884">
            <text:p>0,0034</text:p>
          </table:table-cell>
          <table:table-cell table:formula="oooc:=ABS([.C573])/([.$E$769]*(2*3.1416/60*[.B676])^2*(0.045*2.5)^5)" office:value-type="float" office:value="0.000442371147992093">
            <text:p>0,0004</text:p>
          </table:table-cell>
          <table:table-cell table:formula="oooc:=[.H776]/(2*3.1416/60*[.B676]*(0.045*2.5))" office:value-type="float" office:value="0.0113982750684402">
            <text:p>0,011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2451173">
            <text:p>0,4245</text:p>
          </table:table-cell>
          <table:table-cell table:number-columns-repeated="5"/>
          <table:table-cell table:formula="oooc:=([.B777]*2/[.$E$769])^(1/2)" office:value-type="float" office:value="0.857460901098226">
            <text:p>0,8575</text:p>
          </table:table-cell>
          <table:table-cell table:formula="oooc:=[.E574]/([.$E$769]*(2*3.1416/60*[.B677])^2*(0.045*2.5)^4)" office:value-type="float" office:value="0.00329001908115789">
            <text:p>0,0033</text:p>
          </table:table-cell>
          <table:table-cell table:formula="oooc:=ABS([.C574])/([.$E$769]*(2*3.1416/60*[.B677])^2*(0.045*2.5)^5)" office:value-type="float" office:value="0.0004354144594125">
            <text:p>0,0004</text:p>
          </table:table-cell>
          <table:table-cell table:formula="oooc:=[.H777]/(2*3.1416/60*[.B677]*(0.045*2.5))" office:value-type="float" office:value="0.0107866075224673">
            <text:p>0,010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4365233">
            <text:p>0,4437</text:p>
          </table:table-cell>
          <table:table-cell table:number-columns-repeated="5"/>
          <table:table-cell table:formula="oooc:=([.B778]*2/[.$E$769])^(1/2)" office:value-type="float" office:value="0.876578595676884">
            <text:p>0,8766</text:p>
          </table:table-cell>
          <table:table-cell table:formula="oooc:=[.E575]/([.$E$769]*(2*3.1416/60*[.B678])^2*(0.045*2.5)^4)" office:value-type="float" office:value="0.00333244992581715">
            <text:p>0,0033</text:p>
          </table:table-cell>
          <table:table-cell table:formula="oooc:=ABS([.C575])/([.$E$769]*(2*3.1416/60*[.B678])^2*(0.045*2.5)^5)" office:value-type="float" office:value="0.000435751869289782">
            <text:p>0,0004</text:p>
          </table:table-cell>
          <table:table-cell table:formula="oooc:=[.H778]/(2*3.1416/60*[.B678]*(0.045*2.5))" office:value-type="float" office:value="0.011051863020683">
            <text:p>0,011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8535156">
            <text:p>0,4854</text:p>
          </table:table-cell>
          <table:table-cell table:number-columns-repeated="5"/>
          <table:table-cell table:formula="oooc:=([.B779]*2/[.$E$769])^(1/2)" office:value-type="float" office:value="0.916848741939119">
            <text:p>0,9168</text:p>
          </table:table-cell>
          <table:table-cell table:formula="oooc:=[.E576]/([.$E$769]*(2*3.1416/60*[.B679])^2*(0.045*2.5)^4)" office:value-type="float" office:value="0.0033409649146318">
            <text:p>0,0033</text:p>
          </table:table-cell>
          <table:table-cell table:formula="oooc:=ABS([.C576])/([.$E$769]*(2*3.1416/60*[.B679])^2*(0.045*2.5)^5)" office:value-type="float" office:value="0.000411030852477962">
            <text:p>0,0004</text:p>
          </table:table-cell>
          <table:table-cell table:formula="oooc:=[.H779]/(2*3.1416/60*[.B679]*(0.045*2.5))" office:value-type="float" office:value="0.0115576927704734">
            <text:p>0,011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4023436">
            <text:p>0,4402</text:p>
          </table:table-cell>
          <table:table-cell table:number-columns-repeated="5"/>
          <table:table-cell table:formula="oooc:=([.B780]*2/[.$E$769])^(1/2)" office:value-type="float" office:value="0.873195414608656">
            <text:p>0,8732</text:p>
          </table:table-cell>
          <table:table-cell table:formula="oooc:=[.E577]/([.$E$769]*(2*3.1416/60*[.B680])^2*(0.045*2.5)^4)" office:value-type="float" office:value="0.00338096781558371">
            <text:p>0,0034</text:p>
          </table:table-cell>
          <table:table-cell table:formula="oooc:=ABS([.C577])/([.$E$769]*(2*3.1416/60*[.B680])^2*(0.045*2.5)^5)" office:value-type="float" office:value="0.000386285899203268">
            <text:p>0,0004</text:p>
          </table:table-cell>
          <table:table-cell table:formula="oooc:=[.H780]/(2*3.1416/60*[.B680]*(0.045*2.5))" office:value-type="float" office:value="0.0110102301509198">
            <text:p>0,01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9150389">
            <text:p>0,4915</text:p>
          </table:table-cell>
          <table:table-cell table:number-columns-repeated="5"/>
          <table:table-cell table:formula="oooc:=([.B781]*2/[.$E$769])^(1/2)" office:value-type="float" office:value="0.922641442833243">
            <text:p>0,9226</text:p>
          </table:table-cell>
          <table:table-cell table:formula="oooc:=[.E578]/([.$E$769]*(2*3.1416/60*[.B681])^2*(0.045*2.5)^4)" office:value-type="float" office:value="0.00333138394863558">
            <text:p>0,0033</text:p>
          </table:table-cell>
          <table:table-cell table:formula="oooc:=ABS([.C578])/([.$E$769]*(2*3.1416/60*[.B681])^2*(0.045*2.5)^5)" office:value-type="float" office:value="0.000362349123213706">
            <text:p>0,0004</text:p>
          </table:table-cell>
          <table:table-cell table:formula="oooc:=[.H781]/(2*3.1416/60*[.B681]*(0.045*2.5))" office:value-type="float" office:value="0.0116348827848689">
            <text:p>0,011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2314452">
            <text:p>0,4231</text:p>
          </table:table-cell>
          <table:table-cell table:number-columns-repeated="5"/>
          <table:table-cell table:formula="oooc:=([.B782]*2/[.$E$769])^(1/2)" office:value-type="float" office:value="0.856078990448227">
            <text:p>0,8561</text:p>
          </table:table-cell>
          <table:table-cell table:formula="oooc:=[.E579]/([.$E$769]*(2*3.1416/60*[.B682])^2*(0.045*2.5)^4)" office:value-type="float" office:value="0.00337380101882278">
            <text:p>0,0034</text:p>
          </table:table-cell>
          <table:table-cell table:formula="oooc:=ABS([.C579])/([.$E$769]*(2*3.1416/60*[.B682])^2*(0.045*2.5)^5)" office:value-type="float" office:value="0.000359076820635185">
            <text:p>0,0004</text:p>
          </table:table-cell>
          <table:table-cell table:formula="oooc:=[.H782]/(2*3.1416/60*[.B682]*(0.045*2.5))" office:value-type="float" office:value="0.0108248556006861">
            <text:p>0,010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4433594">
            <text:p>0,4443</text:p>
          </table:table-cell>
          <table:table-cell table:number-columns-repeated="5"/>
          <table:table-cell table:formula="oooc:=([.B783]*2/[.$E$769])^(1/2)" office:value-type="float" office:value="0.877253681993608">
            <text:p>0,8773</text:p>
          </table:table-cell>
          <table:table-cell table:formula="oooc:=[.E580]/([.$E$769]*(2*3.1416/60*[.B683])^2*(0.045*2.5)^4)" office:value-type="float" office:value="0.0033909222919829">
            <text:p>0,0034</text:p>
          </table:table-cell>
          <table:table-cell table:formula="oooc:=ABS([.C580])/([.$E$769]*(2*3.1416/60*[.B683])^2*(0.045*2.5)^5)" office:value-type="float" office:value="0.000339110152163614">
            <text:p>0,0003</text:p>
          </table:table-cell>
          <table:table-cell table:formula="oooc:=[.H783]/(2*3.1416/60*[.B683]*(0.045*2.5))" office:value-type="float" office:value="0.0110031087653547">
            <text:p>0,01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5458984">
            <text:p>0,4546</text:p>
          </table:table-cell>
          <table:table-cell table:number-columns-repeated="5"/>
          <table:table-cell table:formula="oooc:=([.B784]*2/[.$E$769])^(1/2)" office:value-type="float" office:value="0.887318100890273">
            <text:p>0,8873</text:p>
          </table:table-cell>
          <table:table-cell table:formula="oooc:=[.E581]/([.$E$769]*(2*3.1416/60*[.B684])^2*(0.045*2.5)^4)" office:value-type="float" office:value="0.0034331692999878">
            <text:p>0,0034</text:p>
          </table:table-cell>
          <table:table-cell table:formula="oooc:=ABS([.C581])/([.$E$769]*(2*3.1416/60*[.B684])^2*(0.045*2.5)^5)" office:value-type="float" office:value="0.000297822469922955">
            <text:p>0,0003</text:p>
          </table:table-cell>
          <table:table-cell table:formula="oooc:=[.H784]/(2*3.1416/60*[.B684]*(0.045*2.5))" office:value-type="float" office:value="0.0111190746799401">
            <text:p>0,011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5937499">
            <text:p>0,4594</text:p>
          </table:table-cell>
          <table:table-cell table:number-columns-repeated="5"/>
          <table:table-cell table:formula="oooc:=([.B785]*2/[.$E$769])^(1/2)" office:value-type="float" office:value="0.891975964664514">
            <text:p>0,892</text:p>
          </table:table-cell>
          <table:table-cell table:formula="oooc:=[.E582]/([.$E$769]*(2*3.1416/60*[.B685])^2*(0.045*2.5)^4)" office:value-type="float" office:value="0.00340137630927094">
            <text:p>0,0034</text:p>
          </table:table-cell>
          <table:table-cell table:formula="oooc:=ABS([.C582])/([.$E$769]*(2*3.1416/60*[.B685])^2*(0.045*2.5)^5)" office:value-type="float" office:value="0.000275002397853832">
            <text:p>0,0003</text:p>
          </table:table-cell>
          <table:table-cell table:formula="oooc:=[.H785]/(2*3.1416/60*[.B685]*(0.045*2.5))" office:value-type="float" office:value="0.0112946834605948">
            <text:p>0,011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4160157">
            <text:p>0,4416</text:p>
          </table:table-cell>
          <table:table-cell table:number-columns-repeated="5"/>
          <table:table-cell table:formula="oooc:=([.B786]*2/[.$E$769])^(1/2)" office:value-type="float" office:value="0.874550279354429">
            <text:p>0,8746</text:p>
          </table:table-cell>
          <table:table-cell table:formula="oooc:=[.E583]/([.$E$769]*(2*3.1416/60*[.B686])^2*(0.045*2.5)^4)" office:value-type="float" office:value="0.00344114797672004">
            <text:p>0,0034</text:p>
          </table:table-cell>
          <table:table-cell table:formula="oooc:=ABS([.C583])/([.$E$769]*(2*3.1416/60*[.B686])^2*(0.045*2.5)^5)" office:value-type="float" office:value="0.00024517654580592">
            <text:p>0,0002</text:p>
          </table:table-cell>
          <table:table-cell table:formula="oooc:=[.H786]/(2*3.1416/60*[.B686]*(0.045*2.5))" office:value-type="float" office:value="0.0110202157408827">
            <text:p>0,01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2998046">
            <text:p>0,43</text:p>
          </table:table-cell>
          <table:table-cell table:number-columns-repeated="5"/>
          <table:table-cell table:formula="oooc:=([.B787]*2/[.$E$769])^(1/2)" office:value-type="float" office:value="0.862966304381234">
            <text:p>0,863</text:p>
          </table:table-cell>
          <table:table-cell table:formula="oooc:=[.E584]/([.$E$769]*(2*3.1416/60*[.B687])^2*(0.045*2.5)^4)" office:value-type="float" office:value="0.00346359802248004">
            <text:p>0,0035</text:p>
          </table:table-cell>
          <table:table-cell table:formula="oooc:=ABS([.C584])/([.$E$769]*(2*3.1416/60*[.B687])^2*(0.045*2.5)^5)" office:value-type="float" office:value="0.000193033880422022">
            <text:p>0,0002</text:p>
          </table:table-cell>
          <table:table-cell table:formula="oooc:=[.H787]/(2*3.1416/60*[.B687]*(0.045*2.5))" office:value-type="float" office:value="0.0109043292556444">
            <text:p>0,010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3271485">
            <text:p>0,4327</text:p>
          </table:table-cell>
          <table:table-cell table:number-columns-repeated="5"/>
          <table:table-cell table:formula="oooc:=([.B788]*2/[.$E$769])^(1/2)" office:value-type="float" office:value="0.865705901902676">
            <text:p>0,8657</text:p>
          </table:table-cell>
          <table:table-cell table:formula="oooc:=[.E585]/([.$E$769]*(2*3.1416/60*[.B688])^2*(0.045*2.5)^4)" office:value-type="float" office:value="0.00350561956835951">
            <text:p>0,0035</text:p>
          </table:table-cell>
          <table:table-cell table:formula="oooc:=ABS([.C585])/([.$E$769]*(2*3.1416/60*[.B688])^2*(0.045*2.5)^5)" office:value-type="float" office:value="0.000131777590693655">
            <text:p>0,0001</text:p>
          </table:table-cell>
          <table:table-cell table:formula="oooc:=[.H788]/(2*3.1416/60*[.B688]*(0.045*2.5))" office:value-type="float" office:value="0.0109207050572816">
            <text:p>0,01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40605468">
            <text:p>0,4061</text:p>
          </table:table-cell>
          <table:table-cell table:number-columns-repeated="5"/>
          <table:table-cell table:formula="oooc:=([.B789]*2/[.$E$769])^(1/2)" office:value-type="float" office:value="0.838613286133799">
            <text:p>0,8386</text:p>
          </table:table-cell>
          <table:table-cell table:formula="oooc:=[.E586]/([.$E$769]*(2*3.1416/60*[.B689])^2*(0.045*2.5)^4)" office:value-type="float" office:value="0.00356082495696604">
            <text:p>0,0036</text:p>
          </table:table-cell>
          <table:table-cell table:formula="oooc:=ABS([.C586])/([.$E$769]*(2*3.1416/60*[.B689])^2*(0.045*2.5)^5)" office:value-type="float" office:value="0.0000991541146267172">
            <text:p>0,0001</text:p>
          </table:table-cell>
          <table:table-cell table:formula="oooc:=[.H789]/(2*3.1416/60*[.B689]*(0.045*2.5))" office:value-type="float" office:value="0.0105949442550086">
            <text:p>0,010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470703">
            <text:p>0,4471</text:p>
          </table:table-cell>
          <table:table-cell table:number-columns-repeated="5"/>
          <table:table-cell table:formula="oooc:=([.B790]*2/[.$E$769])^(1/2)" office:value-type="float" office:value="0.879948769363383">
            <text:p>0,8799</text:p>
          </table:table-cell>
          <table:table-cell table:formula="oooc:=[.E587]/([.$E$769]*(2*3.1416/60*[.B690])^2*(0.045*2.5)^4)" office:value-type="float" office:value="0.0035306880322907">
            <text:p>0,0035</text:p>
          </table:table-cell>
          <table:table-cell table:formula="oooc:=ABS([.C587])/([.$E$769]*(2*3.1416/60*[.B690])^2*(0.045*2.5)^5)" office:value-type="float" office:value="0.0000665647615576876">
            <text:p>0,0001</text:p>
          </table:table-cell>
          <table:table-cell table:formula="oooc:=[.H790]/(2*3.1416/60*[.B690]*(0.045*2.5))" office:value-type="float" office:value="0.0110740180063503">
            <text:p>0,011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4160157">
            <text:p>0,4416</text:p>
          </table:table-cell>
          <table:table-cell table:number-columns-repeated="5"/>
          <table:table-cell table:formula="oooc:=([.B791]*2/[.$E$769])^(1/2)" office:value-type="float" office:value="0.874550279354429">
            <text:p>0,8746</text:p>
          </table:table-cell>
          <table:table-cell table:formula="oooc:=[.E588]/([.$E$769]*(2*3.1416/60*[.B691])^2*(0.045*2.5)^4)" office:value-type="float" office:value="0.00352350466009636">
            <text:p>0,0035</text:p>
          </table:table-cell>
          <table:table-cell table:formula="oooc:=ABS([.C588])/([.$E$769]*(2*3.1416/60*[.B691])^2*(0.045*2.5)^5)" office:value-type="float" office:value="0.0000488966282544125">
            <text:p>0</text:p>
          </table:table-cell>
          <table:table-cell table:formula="oooc:=[.H791]/(2*3.1416/60*[.B691]*(0.045*2.5))" office:value-type="float" office:value="0.0109697074060562">
            <text:p>0,01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2177734">
            <text:p>0,4218</text:p>
          </table:table-cell>
          <table:table-cell table:number-columns-repeated="5"/>
          <table:table-cell table:formula="oooc:=([.B792]*2/[.$E$769])^(1/2)" office:value-type="float" office:value="0.854694875859486">
            <text:p>0,8547</text:p>
          </table:table-cell>
          <table:table-cell table:formula="oooc:=[.E589]/([.$E$769]*(2*3.1416/60*[.B692])^2*(0.045*2.5)^4)" office:value-type="float" office:value="0.00356314002722493">
            <text:p>0,0036</text:p>
          </table:table-cell>
          <table:table-cell table:formula="oooc:=ABS([.C589])/([.$E$769]*(2*3.1416/60*[.B692])^2*(0.045*2.5)^5)" office:value-type="float" office:value="0.0000209218109291183">
            <text:p>0</text:p>
          </table:table-cell>
          <table:table-cell table:formula="oooc:=[.H792]/(2*3.1416/60*[.B692]*(0.045*2.5))" office:value-type="float" office:value="0.0107859201368976">
            <text:p>0,010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2929688">
            <text:p>0,4293</text:p>
          </table:table-cell>
          <table:table-cell table:number-columns-repeated="5"/>
          <table:table-cell table:formula="oooc:=([.B793]*2/[.$E$769])^(1/2)" office:value-type="float" office:value="0.862280062557317">
            <text:p>0,8623</text:p>
          </table:table-cell>
          <table:table-cell table:formula="oooc:=[.E590]/([.$E$769]*(2*3.1416/60*[.B693])^2*(0.045*2.5)^4)" office:value-type="float" office:value="0.0035512329908956">
            <text:p>0,0036</text:p>
          </table:table-cell>
          <table:table-cell table:formula="oooc:=ABS([.C590])/([.$E$769]*(2*3.1416/60*[.B693])^2*(0.045*2.5)^5)" office:value-type="float" office:value="0.0000145795866439414">
            <text:p>0</text:p>
          </table:table-cell>
          <table:table-cell table:formula="oooc:=[.H793]/(2*3.1416/60*[.B693]*(0.045*2.5))" office:value-type="float" office:value="0.0108860202861085">
            <text:p>0,010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470703">
            <text:p>0,4471</text:p>
          </table:table-cell>
          <table:table-cell table:number-columns-repeated="5"/>
          <table:table-cell table:formula="oooc:=([.B794]*2/[.$E$769])^(1/2)" office:value-type="float" office:value="0.879948769363383">
            <text:p>0,8799</text:p>
          </table:table-cell>
          <table:table-cell table:formula="oooc:=[.E591]/([.$E$769]*(2*3.1416/60*[.B694])^2*(0.045*2.5)^4)" office:value-type="float" office:value="0.00353835823270061">
            <text:p>0,0035</text:p>
          </table:table-cell>
          <table:table-cell table:formula="oooc:=ABS([.C591])/([.$E$769]*(2*3.1416/60*[.B694])^2*(0.045*2.5)^5)" office:value-type="float" office:value="0.0000163674011331704">
            <text:p>0</text:p>
          </table:table-cell>
          <table:table-cell table:formula="oooc:=[.H794]/(2*3.1416/60*[.B694]*(0.045*2.5))" office:value-type="float" office:value="0.0111374885762413">
            <text:p>0,01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4365233">
            <text:p>0,4437</text:p>
          </table:table-cell>
          <table:table-cell table:number-columns-repeated="5"/>
          <table:table-cell table:formula="oooc:=([.B795]*2/[.$E$769])^(1/2)" office:value-type="float" office:value="0.876578595676884">
            <text:p>0,8766</text:p>
          </table:table-cell>
          <table:table-cell table:formula="oooc:=[.E592]/([.$E$769]*(2*3.1416/60*[.B695])^2*(0.045*2.5)^4)" office:value-type="float" office:value="0.00343324807413057">
            <text:p>0,0034</text:p>
          </table:table-cell>
          <table:table-cell table:formula="oooc:=ABS([.C592])/([.$E$769]*(2*3.1416/60*[.B695])^2*(0.045*2.5)^5)" office:value-type="float" office:value="0.0000123536625721423">
            <text:p>0</text:p>
          </table:table-cell>
          <table:table-cell table:formula="oooc:=[.H795]/(2*3.1416/60*[.B695]*(0.045*2.5))" office:value-type="float" office:value="0.0110564016746772">
            <text:p>0,011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3818361">
            <text:p>0,4382</text:p>
          </table:table-cell>
          <table:table-cell table:number-columns-repeated="5"/>
          <table:table-cell table:formula="oooc:=([.B796]*2/[.$E$769])^(1/2)" office:value-type="float" office:value="0.871159231216245">
            <text:p>0,8712</text:p>
          </table:table-cell>
          <table:table-cell table:formula="oooc:=[.E593]/([.$E$769]*(2*3.1416/60*[.B696])^2*(0.045*2.5)^4)" office:value-type="float" office:value="0.00334431908223677">
            <text:p>0,0033</text:p>
          </table:table-cell>
          <table:table-cell table:formula="oooc:=ABS([.C593])/([.$E$769]*(2*3.1416/60*[.B696])^2*(0.045*2.5)^5)" office:value-type="float" office:value="0.0000243051856540459">
            <text:p>0</text:p>
          </table:table-cell>
          <table:table-cell table:formula="oooc:=[.H796]/(2*3.1416/60*[.B696]*(0.045*2.5))" office:value-type="float" office:value="0.0109662133871003">
            <text:p>0,01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3203124">
            <text:p>0,432</text:p>
          </table:table-cell>
          <table:table-cell table:number-columns-repeated="5"/>
          <table:table-cell table:formula="oooc:=([.B797]*2/[.$E$769])^(1/2)" office:value-type="float" office:value="0.865021803434249">
            <text:p>0,865</text:p>
          </table:table-cell>
          <table:table-cell table:formula="oooc:=[.E594]/([.$E$769]*(2*3.1416/60*[.B697])^2*(0.045*2.5)^4)" office:value-type="float" office:value="0.00359541548810576">
            <text:p>0,0036</text:p>
          </table:table-cell>
          <table:table-cell table:formula="oooc:=ABS([.C594])/([.$E$769]*(2*3.1416/60*[.B697])^2*(0.045*2.5)^5)" office:value-type="float" office:value="0.0000601731382471218">
            <text:p>0,0001</text:p>
          </table:table-cell>
          <table:table-cell table:formula="oooc:=[.H797]/(2*3.1416/60*[.B697]*(0.045*2.5))" office:value-type="float" office:value="0.0111143019093772">
            <text:p>0,011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4470703">
            <text:p>0,4471</text:p>
          </table:table-cell>
          <table:table-cell table:number-columns-repeated="5"/>
          <table:table-cell table:formula="oooc:=([.B798]*2/[.$E$769])^(1/2)" office:value-type="float" office:value="0.879948769363383">
            <text:p>0,8799</text:p>
          </table:table-cell>
          <table:table-cell table:formula="oooc:=[.E595]/([.$E$769]*(2*3.1416/60*[.B698])^2*(0.045*2.5)^4)" office:value-type="float" office:value="0.00328545729615886">
            <text:p>0,0033</text:p>
          </table:table-cell>
          <table:table-cell table:formula="oooc:=ABS([.C595])/([.$E$769]*(2*3.1416/60*[.B698])^2*(0.045*2.5)^5)" office:value-type="float" office:value="0.000113533605143468">
            <text:p>0,0001</text:p>
          </table:table-cell>
          <table:table-cell table:formula="oooc:=[.H798]/(2*3.1416/60*[.B698]*(0.045*2.5))" office:value-type="float" office:value="0.0109980932024439">
            <text:p>0,01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0810546">
            <text:p>0,4081</text:p>
          </table:table-cell>
          <table:table-cell table:number-columns-repeated="5"/>
          <table:table-cell table:formula="oooc:=([.B799]*2/[.$E$769])^(1/2)" office:value-type="float" office:value="0.840728328058098">
            <text:p>0,8407</text:p>
          </table:table-cell>
          <table:table-cell table:formula="oooc:=[.E596]/([.$E$769]*(2*3.1416/60*[.B699])^2*(0.045*2.5)^4)" office:value-type="float" office:value="0.00338028517981094">
            <text:p>0,0034</text:p>
          </table:table-cell>
          <table:table-cell table:formula="oooc:=ABS([.C596])/([.$E$769]*(2*3.1416/60*[.B699])^2*(0.045*2.5)^5)" office:value-type="float" office:value="0.000135430331323658">
            <text:p>0,0001</text:p>
          </table:table-cell>
          <table:table-cell table:formula="oooc:=[.H799]/(2*3.1416/60*[.B699]*(0.045*2.5))" office:value-type="float" office:value="0.0106072806190665">
            <text:p>0,010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1699219">
            <text:p>0,417</text:p>
          </table:table-cell>
          <table:table-cell table:number-columns-repeated="5"/>
          <table:table-cell table:formula="oooc:=([.B800]*2/[.$E$769])^(1/2)" office:value-type="float" office:value="0.849832702035402">
            <text:p>0,8498</text:p>
          </table:table-cell>
          <table:table-cell table:formula="oooc:=[.E597]/([.$E$769]*(2*3.1416/60*[.B700])^2*(0.045*2.5)^4)" office:value-type="float" office:value="0.00348923638271846">
            <text:p>0,0035</text:p>
          </table:table-cell>
          <table:table-cell table:formula="oooc:=ABS([.C597])/([.$E$769]*(2*3.1416/60*[.B700])^2*(0.045*2.5)^5)" office:value-type="float" office:value="0.000135715479529898">
            <text:p>0,0001</text:p>
          </table:table-cell>
          <table:table-cell table:formula="oooc:=[.H800]/(2*3.1416/60*[.B700]*(0.045*2.5))" office:value-type="float" office:value="0.0106766165370001">
            <text:p>0,010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4023436">
            <text:p>0,4402</text:p>
          </table:table-cell>
          <table:table-cell table:number-columns-repeated="5"/>
          <table:table-cell table:formula="oooc:=([.B801]*2/[.$E$769])^(1/2)" office:value-type="float" office:value="0.873195414608656">
            <text:p>0,8732</text:p>
          </table:table-cell>
          <table:table-cell table:formula="oooc:=[.E598]/([.$E$769]*(2*3.1416/60*[.B701])^2*(0.045*2.5)^4)" office:value-type="float" office:value="0.00339297232182824">
            <text:p>0,0034</text:p>
          </table:table-cell>
          <table:table-cell table:formula="oooc:=ABS([.C598])/([.$E$769]*(2*3.1416/60*[.B701])^2*(0.045*2.5)^5)" office:value-type="float" office:value="0.000149600407500207">
            <text:p>0,0001</text:p>
          </table:table-cell>
          <table:table-cell table:formula="oooc:=[.H801]/(2*3.1416/60*[.B701]*(0.045*2.5))" office:value-type="float" office:value="0.0110022339122268">
            <text:p>0,01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2998046">
            <text:p>0,43</text:p>
          </table:table-cell>
          <table:table-cell table:number-columns-repeated="5"/>
          <table:table-cell table:formula="oooc:=([.B802]*2/[.$E$769])^(1/2)" office:value-type="float" office:value="0.862966304381234">
            <text:p>0,863</text:p>
          </table:table-cell>
          <table:table-cell table:formula="oooc:=[.E599]/([.$E$769]*(2*3.1416/60*[.B702])^2*(0.045*2.5)^4)" office:value-type="float" office:value="0.00347155225205023">
            <text:p>0,0035</text:p>
          </table:table-cell>
          <table:table-cell table:formula="oooc:=ABS([.C599])/([.$E$769]*(2*3.1416/60*[.B702])^2*(0.045*2.5)^5)" office:value-type="float" office:value="0.000153475710941798">
            <text:p>0,0002</text:p>
          </table:table-cell>
          <table:table-cell table:formula="oooc:=[.H802]/(2*3.1416/60*[.B702]*(0.045*2.5))" office:value-type="float" office:value="0.0108558481752317">
            <text:p>0,010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1015625">
            <text:p>0,4102</text:p>
          </table:table-cell>
          <table:table-cell table:number-columns-repeated="5"/>
          <table:table-cell table:formula="oooc:=([.B803]*2/[.$E$769])^(1/2)" office:value-type="float" office:value="0.842838072727048">
            <text:p>0,8428</text:p>
          </table:table-cell>
          <table:table-cell table:formula="oooc:=[.E600]/([.$E$769]*(2*3.1416/60*[.B703])^2*(0.045*2.5)^4)" office:value-type="float" office:value="0.00352466026726997">
            <text:p>0,0035</text:p>
          </table:table-cell>
          <table:table-cell table:formula="oooc:=ABS([.C600])/([.$E$769]*(2*3.1416/60*[.B703])^2*(0.045*2.5)^5)" office:value-type="float" office:value="0.000160518280020072">
            <text:p>0,0002</text:p>
          </table:table-cell>
          <table:table-cell table:formula="oooc:=[.H803]/(2*3.1416/60*[.B703]*(0.045*2.5))" office:value-type="float" office:value="0.0106237980891034">
            <text:p>0,010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4638672">
            <text:p>0,4464</text:p>
          </table:table-cell>
          <table:table-cell table:number-columns-repeated="5"/>
          <table:table-cell table:formula="oooc:=([.B804]*2/[.$E$769])^(1/2)" office:value-type="float" office:value="0.879275781817388">
            <text:p>0,8793</text:p>
          </table:table-cell>
          <table:table-cell table:formula="oooc:=[.E601]/([.$E$769]*(2*3.1416/60*[.B704])^2*(0.045*2.5)^4)" office:value-type="float" office:value="0.003501511748223">
            <text:p>0,0035</text:p>
          </table:table-cell>
          <table:table-cell table:formula="oooc:=ABS([.C601])/([.$E$769]*(2*3.1416/60*[.B704])^2*(0.045*2.5)^5)" office:value-type="float" office:value="0.000145499958876341">
            <text:p>0,0001</text:p>
          </table:table-cell>
          <table:table-cell table:formula="oooc:=[.H804]/(2*3.1416/60*[.B704]*(0.045*2.5))" office:value-type="float" office:value="0.0110654524349348">
            <text:p>0,011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279297">
            <text:p>0,4279</text:p>
          </table:table-cell>
          <table:table-cell table:number-columns-repeated="5"/>
          <table:table-cell table:formula="oooc:=([.B805]*2/[.$E$769])^(1/2)" office:value-type="float" office:value="0.860905917750283">
            <text:p>0,8609</text:p>
          </table:table-cell>
          <table:table-cell table:formula="oooc:=[.E602]/([.$E$769]*(2*3.1416/60*[.B705])^2*(0.045*2.5)^4)" office:value-type="float" office:value="0.00362184769416131">
            <text:p>0,0036</text:p>
          </table:table-cell>
          <table:table-cell table:formula="oooc:=ABS([.C602])/([.$E$769]*(2*3.1416/60*[.B705])^2*(0.045*2.5)^5)" office:value-type="float" office:value="0.000165207527871878">
            <text:p>0,0002</text:p>
          </table:table-cell>
          <table:table-cell table:formula="oooc:=[.H805]/(2*3.1416/60*[.B705]*(0.045*2.5))" office:value-type="float" office:value="0.0107756417203985">
            <text:p>0,0108</text:p>
          </table:table-cell>
          <table:table-cell/>
        </table:table-row>
        <table:table-row table:style-name="ro1">
          <table:table-cell>
            <draw:frame table:end-cell-address="Sheet1.H831" table:end-x="0.387cm" table:end-y="0.19cm" draw:z-index="11" svg:width="16.192cm" svg:height="11.239cm" svg:x="0cm" svg:y="0.241cm">
              <draw:object draw:notify-on-update-of-ranges="Sheet1.A710:Sheet1.A805 Sheet1.I710:Sheet1.I8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5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1T13:01:33</meta:creation-date>
    <dc:date>2006-12-03T15:18:04</dc:date>
    <dc:language>fr-FR</dc:language>
    <meta:editing-cycles>9</meta:editing-cycles>
    <meta:editing-duration>PT1H6M29S</meta:editing-duration>
    <meta:user-defined meta:name="Info 1"/>
    <meta:user-defined meta:name="Info 2"/>
    <meta:user-defined meta:name="Info 3"/>
    <meta:user-defined meta:name="Info 4"/>
    <meta:document-statistic meta:table-count="3" meta:cell-count="278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6.6000003814697pt" style:font-family-asian="'Lucida Sans Unicode'" style:font-family-generic-asian="system" style:font-pitch-asian="variable" style:font-size-asian="26.6000003814697pt" style:font-family-complex="Tahoma" style:font-family-generic-complex="system" style:font-pitch-complex="variable" style:font-size-complex="26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2.3000001907349pt" style:font-family-asian="'Lucida Sans Unicode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3000001907349pt" style:font-family-asian="'Lucida Sans Unicode'" style:font-family-generic-asian="system" style:font-pitch-asian="variable" style:font-size-asian="14.3000001907349pt" style:font-family-complex="Tahoma" style:font-family-generic-complex="system" style:font-pitch-complex="variable" style:font-size-complex="14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3000001907349pt" style:font-family-asian="'Lucida Sans Unicode'" style:font-family-generic-asian="system" style:font-pitch-asian="variable" style:font-size-asian="14.3000001907349pt" style:font-family-complex="Tahoma" style:font-family-generic-complex="system" style:font-pitch-complex="variable" style:font-size-complex="14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2.3000001907349pt" style:font-family-asian="'Lucida Sans Unicode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324cm" svg:height="14.32cm" chart:class="chart:scatter" chart:style-name="ch1">
        <chart:title svg:x="8.118cm" svg:y="0.286cm" chart:style-name="ch2">
          <text:p>Main Title</text:p>
        </chart:title>
        <chart:legend chart:legend-position="end" svg:x="17.292cm" svg:y="6.769cm" chart:style-name="ch3"/>
        <chart:plot-area chart:style-name="ch4" table:cell-range-address="Sheet1.$A$1:.$B$96" chart:table-number-list="0" svg:x="0.406cm" svg:y="1.899cm" svg:width="16.075cm" svg:height="12.13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18625887">
                <text:p>-0.18625887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18509534">
                <text:p>-0.1850953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18366172">
                <text:p>-0.1836617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17903003">
                <text:p>-0.1790300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17611105">
                <text:p>-0.1761110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1698068">
                <text:p>-0.1698068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16462023">
                <text:p>-0.1646202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16474354">
                <text:p>-0.1647435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16795119">
                <text:p>-0.1679511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17270071">
                <text:p>-0.1727007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17340022">
                <text:p>-0.1734002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17354252">
                <text:p>-0.1735425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1711015">
                <text:p>-0.171101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16717811">
                <text:p>-0.1671781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16238269">
                <text:p>-0.1623826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16254651">
                <text:p>-0.1625465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16236734">
                <text:p>-0.1623673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16081956">
                <text:p>-0.1608195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1590644">
                <text:p>-0.159064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15824467">
                <text:p>-0.1582446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1557297">
                <text:p>-0.155729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15463852">
                <text:p>-0.1546385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15318963">
                <text:p>-0.1531896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15201202">
                <text:p>-0.1520120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15020137">
                <text:p>-0.1502013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14816931">
                <text:p>-0.1481693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1454719">
                <text:p>-0.145471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1438588">
                <text:p>-0.143858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14212852">
                <text:p>-0.1421285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14031737">
                <text:p>-0.1403173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13960463">
                <text:p>-0.1396046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138095">
                <text:p>-0.13809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13854896">
                <text:p>-0.1385489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13824502">
                <text:p>-0.1382450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13594483">
                <text:p>-0.1359448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13301264">
                <text:p>-0.1330126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12397306">
                <text:p>-0.12397306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12687735">
                <text:p>-0.12687735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12355047">
                <text:p>-0.1235504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11383572">
                <text:p>-0.1138357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10710385">
                <text:p>-0.1071038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09920559">
                <text:p>-0.0992055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0950331">
                <text:p>-0.095033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0963455">
                <text:p>-0.096345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09248806">
                <text:p>-0.0924880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09697501">
                <text:p>-0.0969750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09841374">
                <text:p>-0.0984137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09622891">
                <text:p>-0.0962289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09674838">
                <text:p>-0.0967483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09722468">
                <text:p>-0.0972246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0905194">
                <text:p>-0.0905194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08402729">
                <text:p>-0.0840272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07909877">
                <text:p>-0.0790987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07570277">
                <text:p>-0.0757027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07231488">
                <text:p>-0.0723148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6769589">
                <text:p>-0.06769589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06243802">
                <text:p>-0.0624380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5942921">
                <text:p>-0.0594292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5111223">
                <text:p>-0.0511122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3761135">
                <text:p>-0.0376113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2314254">
                <text:p>-0.0231425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1782988">
                <text:p>-0.01782988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128435">
                <text:p>-0.012843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1105433">
                <text:p>-0.01105433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-0.00979680999999999">
                <text:p>-0.0097968099999999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-0.00493041">
                <text:p>-0.0049304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-0.00587482">
                <text:p>-0.0058748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0991983">
                <text:p>0.0099198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2407207">
                <text:p>0.0240720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0467876">
                <text:p>0.0046787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0631815">
                <text:p>0.00631815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190237">
                <text:p>0.0190237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1866134">
                <text:p>0.0186613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1043912">
                <text:p>0.0104391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1109483">
                <text:p>0.0110948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0993041">
                <text:p>0.0099304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0554779">
                <text:p>0.0055477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0929029000000001">
                <text:p>0.0092902900000000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-0.00334787">
                <text:p>-0.00334787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-0.01034962">
                <text:p>-0.0103496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-0.01195827">
                <text:p>-0.01195827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-0.01202002">
                <text:p>-0.0120200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-0.00590247000000001">
                <text:p>-0.0059024700000000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-0.00642827999999999">
                <text:p>-0.0064282799999999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-0.00354396999999999">
                <text:p>-0.0035439699999999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000289849999999994">
                <text:p>0.000289849999999994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00151301">
                <text:p>0.00151301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-0.00271781">
                <text:p>-0.0027178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-0.01185378">
                <text:p>-0.01185378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-0.01248381">
                <text:p>-0.0124838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-0.0138284">
                <text:p>-0.013828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-0.01881953">
                <text:p>-0.0188195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-0.0205833">
                <text:p>-0.020583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-0.01991365">
                <text:p>-0.0199136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-0.01708391">
                <text:p>-0.0170839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-0.02187079">
                <text:p>-0.0218707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27cm" svg:y="0.138cm" chart:style-name="ch2">
          <text:p>Main Title</text:p>
        </chart:title>
        <chart:legend chart:legend-position="end" svg:x="6.634cm" svg:y="3.303cm" chart:style-name="ch3"/>
        <chart:plot-area chart:style-name="ch4" table:cell-range-address="Sheet1.$A$506:.$A$602 Sheet1.$F$506:.$F$602" chart:data-source-has-labels="row" chart:table-number-list="0 0" svg:x="0.16cm" svg:y="0.935cm" svg:width="6.155cm" svg:height="5.9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175257671285769">
                <text:p>0.175257671285769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30283326806822">
                <text:p>0.13028332680682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150532054919618">
                <text:p>0.15053205491961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24946469722767">
                <text:p>0.12494646972276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34879406034655">
                <text:p>0.134879406034655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19525609">
                <text:p>0.19525609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172524766432291">
                <text:p>0.172524766432291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0130792449741">
                <text:p>0.2013079244974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188834001194974">
                <text:p>0.18883400119497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151019485905927">
                <text:p>0.151019485905927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160400352136155">
                <text:p>0.160400352136155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57320478372829">
                <text:p>0.15732047837282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62489895180189">
                <text:p>0.16248989518018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53570341023249">
                <text:p>0.153570341023249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39131621179145">
                <text:p>0.13913162117914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38327795156358">
                <text:p>0.13832779515635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41125944818551">
                <text:p>0.14112594481855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4123608881336">
                <text:p>0.1412360888133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43287717742768">
                <text:p>0.14328771774276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43875334793758">
                <text:p>0.14387533479375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43983504680896">
                <text:p>0.14398350468089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45167310773363">
                <text:p>0.14516731077336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44012405437173">
                <text:p>0.14401240543717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45499457079976">
                <text:p>0.14549945707997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47168120903653">
                <text:p>0.147168120903653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47402591597551">
                <text:p>0.14740259159755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46034107174801">
                <text:p>0.14603410717480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46780901864694">
                <text:p>0.14678090186469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46357023263521">
                <text:p>0.146357023263521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4769527086233">
                <text:p>0.14769527086233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49651474140553">
                <text:p>0.14965147414055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50050907462881">
                <text:p>0.15005090746288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5322628013766">
                <text:p>0.1532262801376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54226162272976">
                <text:p>0.15422616227297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53593397462353">
                <text:p>0.153593397462353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62740759274074">
                <text:p>0.16274075927407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49007464411467">
                <text:p>0.149007464411467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58779673656724">
                <text:p>0.15877967365672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64752638218039">
                <text:p>0.16475263821803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62696932907434">
                <text:p>0.16269693290743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62448779217886">
                <text:p>0.16244877921788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62250081660353">
                <text:p>0.162250081660353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56782696771552">
                <text:p>0.15678269677155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54881125747612">
                <text:p>0.154881125747612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4607124479964">
                <text:p>0.1460712447996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38972792327102">
                <text:p>0.138972792327102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38807001378531">
                <text:p>0.13880700137853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33948526856978">
                <text:p>0.13394852685697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27921749397894">
                <text:p>0.12792174939789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26574726955743">
                <text:p>0.12657472695574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26618697091073">
                <text:p>0.12661869709107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22023716698515">
                <text:p>0.12202371669851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19903334819154">
                <text:p>0.11990333481915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17010553606236">
                <text:p>0.11701055360623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14830175809565">
                <text:p>0.11483017580956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12319972015794">
                <text:p>0.112319972015794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07431016096473">
                <text:p>0.10743101609647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09355838840655">
                <text:p>0.10935583884065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04875578431302">
                <text:p>0.10487557843130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957687551945758">
                <text:p>0.0957687551945758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886693621728578">
                <text:p>0.088669362172857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8875283820034">
                <text:p>0.0887528382003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876683352501154">
                <text:p>0.087668335250115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02930196572322">
                <text:p>0.10293019657232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07986932538744">
                <text:p>0.10798693253874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06893617122296">
                <text:p>0.10689361712229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386660003280487">
                <text:p>0.038666000328048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394627914365046">
                <text:p>0.039462791436504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36770438549637">
                <text:p>0.03677043854963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391889976923323">
                <text:p>0.0391889976923323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407616594527019">
                <text:p>0.040761659452701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398236879157722">
                <text:p>0.0398236879157722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440644333266917">
                <text:p>0.044064433326691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51815865467228">
                <text:p>0.05181586546722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484662781960057">
                <text:p>0.048466278196005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487399201522325">
                <text:p>0.048739920152232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496272392997943">
                <text:p>0.049627239299794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515696422131405">
                <text:p>0.0515696422131405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511174256903243">
                <text:p>0.051117425690324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552822936790156">
                <text:p>0.0552822936790156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548122968236765">
                <text:p>0.054812296823676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588289581573868">
                <text:p>0.0588289581573868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575473764128962">
                <text:p>0.0575473764128962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639061712264656">
                <text:p>0.063906171226465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644051807604515">
                <text:p>0.064405180760451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582933507301697">
                <text:p>0.058293350730169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612587496612588">
                <text:p>0.0612587496612588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67682350162823">
                <text:p>0.06768235016282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627729033324813">
                <text:p>0.062772903332481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670628338333353">
                <text:p>0.0670628338333353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686681787814688">
                <text:p>0.068668178781468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731842631245408">
                <text:p>0.073184263124540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772755357415872">
                <text:p>0.077275535741587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779392092328106">
                <text:p>0.077939209232810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760224848015943">
                <text:p>0.076022484801594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790773904832133">
                <text:p>0.0790773904832133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801cm" svg:height="11.717cm" chart:class="chart:scatter" chart:style-name="ch1">
        <chart:title svg:x="5.254cm" svg:y="0.234cm" chart:style-name="ch2">
          <text:p>Main Title</text:p>
        </chart:title>
        <chart:legend chart:legend-position="end" svg:x="11.333cm" svg:y="5.538cm" chart:style-name="ch3"/>
        <chart:plot-area chart:style-name="ch4" table:cell-range-address="Sheet1.$A$610:.$B$705" chart:table-number-list="0" svg:x="0.276cm" svg:y="1.553cm" svg:width="10.506cm" svg:height="9.9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6690.703125">
                <text:p>6690.70312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6680.13671875">
                <text:p>6680.1367187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6670.21484375">
                <text:p>6670.2148437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6670.05859375">
                <text:p>6670.0585937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6665.8984375">
                <text:p>6665.898437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6659.43359375">
                <text:p>6659.4335937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6659.43359375">
                <text:p>6659.4335937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6659.58984375">
                <text:p>6659.5898437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6658.4765625">
                <text:p>6658.476562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6660.0390625">
                <text:p>6660.039062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6648.53515625">
                <text:p>6648.5351562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6649.4921875">
                <text:p>6649.492187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6649.21875">
                <text:p>6649.2187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6649.1796875">
                <text:p>6649.179687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6643.92578125">
                <text:p>6643.9257812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6648.37890625">
                <text:p>6648.3789062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6649.51171875">
                <text:p>6649.5117187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6647.5">
                <text:p>6647.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6638.41796875">
                <text:p>6638.4179687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6636.38671875">
                <text:p>6636.3867187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6638.73046875">
                <text:p>6638.7304687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6638.76953125">
                <text:p>6638.7695312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6640.13671875">
                <text:p>6640.1367187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6638.61328125">
                <text:p>6638.6132812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6638.75">
                <text:p>6638.7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6638.28125">
                <text:p>6638.2812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6638.88671875">
                <text:p>6638.8867187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6638.96484375">
                <text:p>6638.9648437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6637.28515625">
                <text:p>6637.2851562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6638.59375">
                <text:p>6638.59375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6638.7890625">
                <text:p>6638.789062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6638.0859375">
                <text:p>6638.0859375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6637.5">
                <text:p>6637.5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6638.9453125">
                <text:p>6638.945312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6639.6875">
                <text:p>6639.687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6639.6484375">
                <text:p>6639.648437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6667.21679688">
                <text:p>6667.21679688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6667.3046875">
                <text:p>6667.304687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6672.08007813">
                <text:p>6672.08007813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6671.69921875">
                <text:p>6671.6992187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6672.13867188">
                <text:p>6672.13867188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6671.94335938">
                <text:p>6671.94335938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6670.95703125">
                <text:p>6670.95703125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6667.52929688">
                <text:p>6667.52929688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6667.5390625">
                <text:p>6667.539062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6668.66210938">
                <text:p>6668.66210938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6671.92382813">
                <text:p>6671.92382813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6674.65820313">
                <text:p>6674.65820313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6672.65625">
                <text:p>6672.6562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6670.2734375">
                <text:p>6670.273437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6672.2265625">
                <text:p>6672.2265625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6672.15820313">
                <text:p>6672.15820313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6672.20703125">
                <text:p>6672.2070312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6667.39257813">
                <text:p>6667.39257813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6685.72265625">
                <text:p>6685.7226562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6676.57226563">
                <text:p>6676.57226563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6676.73828125">
                <text:p>6676.7382812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6676.37695313">
                <text:p>6676.37695313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6676.4453125">
                <text:p>6676.4453125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6675.53710938">
                <text:p>6675.53710938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6676.68945313">
                <text:p>6676.68945313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6672.09960938">
                <text:p>6672.09960938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6676.6796875">
                <text:p>6676.6796875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6674.09179688">
                <text:p>6674.09179688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6689.00390625">
                <text:p>6689.0039062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6682.78320313">
                <text:p>6682.78320313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6730.87890625">
                <text:p>6730.87890625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6747.56835938">
                <text:p>6747.56835938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6732.45117188">
                <text:p>6732.45117188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6733.5546875">
                <text:p>6733.554687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6731.82617188">
                <text:p>6731.82617188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6731.14257813">
                <text:p>6731.14257813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6712.890625">
                <text:p>6712.890625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6767.49023438">
                <text:p>6767.49023438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6773.74023438">
                <text:p>6773.74023438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6703.42773438">
                <text:p>6703.42773438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6736.16210938">
                <text:p>6736.16210938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6717.578125">
                <text:p>6717.578125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6728.79882813">
                <text:p>6728.79882813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6718.6328125">
                <text:p>6718.6328125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6744.81445313">
                <text:p>6744.81445313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6767.17773438">
                <text:p>6767.1777343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6726.23046875">
                <text:p>6726.23046875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6723.52539063">
                <text:p>6723.52539063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6706.37695313">
                <text:p>6706.37695313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6729.6875">
                <text:p>6729.6875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6743.0859375">
                <text:p>6743.0859375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6606.3671875">
                <text:p>6606.3671875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6791.37695313">
                <text:p>6791.37695313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6727.74414063">
                <text:p>6727.74414063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6756.43554688">
                <text:p>6756.43554688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6736.71875">
                <text:p>6736.71875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6747.578125">
                <text:p>6747.578125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6734.140625">
                <text:p>6734.140625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6744.87304688">
                <text:p>6744.87304688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6781.57226563">
                <text:p>6781.57226563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2.1000003814697pt" style:font-family-asian="'DejaVu Sans'" style:font-family-generic-asian="system" style:font-pitch-asian="variable" style:font-size-asian="22.1000003814697pt" style:font-family-complex="'DejaVu Sans'" style:font-family-generic-complex="system" style:font-pitch-complex="variable" style:font-size-complex="22.1000003814697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7" style:family="chart">
      <style:graphic-properties draw:fill-color="#800080"/>
      <style:text-properties fo:font-family="'Nimbus Sans L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193cm" svg:height="11.898cm" chart:class="chart:scatter" chart:style-name="ch1">
        <chart:title svg:x="5.758cm" svg:y="0.236cm" chart:style-name="ch2">
          <text:p>Titre principal</text:p>
        </chart:title>
        <chart:legend chart:legend-position="end" svg:x="13.722cm" svg:y="5.61cm" chart:style-name="ch3"/>
        <chart:plot-area chart:style-name="ch4" table:cell-range-address="Sheet1.$A$710:.$A$805 Sheet1.$I$710:.$I$805" chart:table-number-list="0 0" svg:x="1.665cm" svg:y="1.524cm" svg:width="12.316cm" svg:height="9.99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-5">
                <text:p>-5</text:p>
              </table:table-cell>
              <table:table-cell office:value-type="float" office:value="0.00385485939332525">
                <text:p>0.00385485939332525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-4">
                <text:p>-4</text:p>
              </table:table-cell>
              <table:table-cell office:value-type="float" office:value="0.00387151216256745">
                <text:p>0.00387151216256745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-3">
                <text:p>-3</text:p>
              </table:table-cell>
              <table:table-cell office:value-type="float" office:value="0.00386016134417253">
                <text:p>0.00386016134417253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-2">
                <text:p>-2</text:p>
              </table:table-cell>
              <table:table-cell office:value-type="float" office:value="0.00382393688282498">
                <text:p>0.00382393688282498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-1">
                <text:p>-1</text:p>
              </table:table-cell>
              <table:table-cell office:value-type="float" office:value="0.00381690186563812">
                <text:p>0.00381690186563812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">
                <text:p>0</text:p>
              </table:table-cell>
              <table:table-cell office:value-type="float" office:value="0.00379152301856224">
                <text:p>0.00379152301856224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1">
                <text:p>1</text:p>
              </table:table-cell>
              <table:table-cell office:value-type="float" office:value="0.00376472335737428">
                <text:p>0.00376472335737428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2">
                <text:p>2</text:p>
              </table:table-cell>
              <table:table-cell office:value-type="float" office:value="0.00378803609582369">
                <text:p>0.00378803609582369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3">
                <text:p>3</text:p>
              </table:table-cell>
              <table:table-cell office:value-type="float" office:value="0.00381106245451492">
                <text:p>0.00381106245451492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4">
                <text:p>4</text:p>
              </table:table-cell>
              <table:table-cell office:value-type="float" office:value="0.00381787009059867">
                <text:p>0.00381787009059867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5">
                <text:p>5</text:p>
              </table:table-cell>
              <table:table-cell office:value-type="float" office:value="0.00383191476157348">
                <text:p>0.00383191476157348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6">
                <text:p>6</text:p>
              </table:table-cell>
              <table:table-cell office:value-type="float" office:value="0.00382400849527384">
                <text:p>0.00382400849527384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7">
                <text:p>7</text:p>
              </table:table-cell>
              <table:table-cell office:value-type="float" office:value="0.0038345617006908">
                <text:p>0.0038345617006908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8">
                <text:p>8</text:p>
              </table:table-cell>
              <table:table-cell office:value-type="float" office:value="0.00383668017057254">
                <text:p>0.00383668017057254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9">
                <text:p>9</text:p>
              </table:table-cell>
              <table:table-cell office:value-type="float" office:value="0.0038375660775079">
                <text:p>0.0038375660775079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10">
                <text:p>10</text:p>
              </table:table-cell>
              <table:table-cell office:value-type="float" office:value="0.00383867767606823">
                <text:p>0.00383867767606823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11">
                <text:p>11</text:p>
              </table:table-cell>
              <table:table-cell office:value-type="float" office:value="0.00382829813171276">
                <text:p>0.00382829813171276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12">
                <text:p>12</text:p>
              </table:table-cell>
              <table:table-cell office:value-type="float" office:value="0.00382900862612775">
                <text:p>0.00382900862612775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13">
                <text:p>13</text:p>
              </table:table-cell>
              <table:table-cell office:value-type="float" office:value="0.00383312030336635">
                <text:p>0.00383312030336635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14">
                <text:p>14</text:p>
              </table:table-cell>
              <table:table-cell office:value-type="float" office:value="0.0038260826504037">
                <text:p>0.0038260826504037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15">
                <text:p>15</text:p>
              </table:table-cell>
              <table:table-cell office:value-type="float" office:value="0.00381246349532726">
                <text:p>0.00381246349532726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16">
                <text:p>16</text:p>
              </table:table-cell>
              <table:table-cell office:value-type="float" office:value="0.00381138347758876">
                <text:p>0.00381138347758876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17">
                <text:p>17</text:p>
              </table:table-cell>
              <table:table-cell office:value-type="float" office:value="0.00378838586840578">
                <text:p>0.00378838586840578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18">
                <text:p>18</text:p>
              </table:table-cell>
              <table:table-cell office:value-type="float" office:value="0.00378141079337432">
                <text:p>0.00378141079337432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19">
                <text:p>19</text:p>
              </table:table-cell>
              <table:table-cell office:value-type="float" office:value="0.00377548533004381">
                <text:p>0.00377548533004381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20">
                <text:p>20</text:p>
              </table:table-cell>
              <table:table-cell office:value-type="float" office:value="0.00378028477510657">
                <text:p>0.00378028477510657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21">
                <text:p>21</text:p>
              </table:table-cell>
              <table:table-cell office:value-type="float" office:value="0.00376835274079684">
                <text:p>0.00376835274079684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22">
                <text:p>22</text:p>
              </table:table-cell>
              <table:table-cell office:value-type="float" office:value="0.00374783549225744">
                <text:p>0.00374783549225744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23">
                <text:p>23</text:p>
              </table:table-cell>
              <table:table-cell office:value-type="float" office:value="0.00374341632157148">
                <text:p>0.00374341632157148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24">
                <text:p>24</text:p>
              </table:table-cell>
              <table:table-cell office:value-type="float" office:value="0.00372651873442108">
                <text:p>0.00372651873442108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25">
                <text:p>25</text:p>
              </table:table-cell>
              <table:table-cell office:value-type="float" office:value="0.00371132421619302">
                <text:p>0.00371132421619302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26">
                <text:p>26</text:p>
              </table:table-cell>
              <table:table-cell office:value-type="float" office:value="0.00370589766576556">
                <text:p>0.00370589766576556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27">
                <text:p>27</text:p>
              </table:table-cell>
              <table:table-cell office:value-type="float" office:value="0.00370680618277257">
                <text:p>0.00370680618277257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28">
                <text:p>28</text:p>
              </table:table-cell>
              <table:table-cell office:value-type="float" office:value="0.0037042756316116">
                <text:p>0.0037042756316116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29">
                <text:p>29</text:p>
              </table:table-cell>
              <table:table-cell office:value-type="float" office:value="0.00370523180532161">
                <text:p>0.00370523180532161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30">
                <text:p>30</text:p>
              </table:table-cell>
              <table:table-cell office:value-type="float" office:value="0.00369044652452648">
                <text:p>0.00369044652452648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31">
                <text:p>31</text:p>
              </table:table-cell>
              <table:table-cell office:value-type="float" office:value="0.00350087756998501">
                <text:p>0.00350087756998501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32">
                <text:p>32</text:p>
              </table:table-cell>
              <table:table-cell office:value-type="float" office:value="0.00362574135023617">
                <text:p>0.00362574135023617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33">
                <text:p>33</text:p>
              </table:table-cell>
              <table:table-cell office:value-type="float" office:value="0.00366513226715748">
                <text:p>0.00366513226715748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34">
                <text:p>34</text:p>
              </table:table-cell>
              <table:table-cell office:value-type="float" office:value="0.00360173065686011">
                <text:p>0.00360173065686011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35">
                <text:p>35</text:p>
              </table:table-cell>
              <table:table-cell office:value-type="float" office:value="0.00352010406485077">
                <text:p>0.00352010406485077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36">
                <text:p>36</text:p>
              </table:table-cell>
              <table:table-cell office:value-type="float" office:value="0.00344545023038541">
                <text:p>0.00344545023038541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37">
                <text:p>37</text:p>
              </table:table-cell>
              <table:table-cell office:value-type="float" office:value="0.00342071349152108">
                <text:p>0.00342071349152108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38">
                <text:p>38</text:p>
              </table:table-cell>
              <table:table-cell office:value-type="float" office:value="0.00336403266518206">
                <text:p>0.00336403266518206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39">
                <text:p>39</text:p>
              </table:table-cell>
              <table:table-cell office:value-type="float" office:value="0.00328273749663532">
                <text:p>0.00328273749663532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40">
                <text:p>40</text:p>
              </table:table-cell>
              <table:table-cell office:value-type="float" office:value="0.00325955886435498">
                <text:p>0.00325955886435498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41">
                <text:p>41</text:p>
              </table:table-cell>
              <table:table-cell office:value-type="float" office:value="0.00323918376080746">
                <text:p>0.00323918376080746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42">
                <text:p>42</text:p>
              </table:table-cell>
              <table:table-cell office:value-type="float" office:value="0.00329267401412782">
                <text:p>0.00329267401412782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43">
                <text:p>43</text:p>
              </table:table-cell>
              <table:table-cell office:value-type="float" office:value="0.00335573557183811">
                <text:p>0.00335573557183811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44">
                <text:p>44</text:p>
              </table:table-cell>
              <table:table-cell office:value-type="float" office:value="0.00339904903312319">
                <text:p>0.00339904903312319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45">
                <text:p>45</text:p>
              </table:table-cell>
              <table:table-cell office:value-type="float" office:value="0.00335511602060144">
                <text:p>0.00335511602060144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46">
                <text:p>46</text:p>
              </table:table-cell>
              <table:table-cell office:value-type="float" office:value="0.00337165961776757">
                <text:p>0.00337165961776757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47">
                <text:p>47</text:p>
              </table:table-cell>
              <table:table-cell office:value-type="float" office:value="0.00337137437636439">
                <text:p>0.00337137437636439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48">
                <text:p>48</text:p>
              </table:table-cell>
              <table:table-cell office:value-type="float" office:value="0.00337643213482421">
                <text:p>0.00337643213482421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49">
                <text:p>49</text:p>
              </table:table-cell>
              <table:table-cell office:value-type="float" office:value="0.00337527896206091">
                <text:p>0.00337527896206091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50">
                <text:p>50</text:p>
              </table:table-cell>
              <table:table-cell office:value-type="float" office:value="0.00338910259126303">
                <text:p>0.00338910259126303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51">
                <text:p>51</text:p>
              </table:table-cell>
              <table:table-cell office:value-type="float" office:value="0.00336094677591293">
                <text:p>0.00336094677591293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52">
                <text:p>52</text:p>
              </table:table-cell>
              <table:table-cell office:value-type="float" office:value="0.00350258743818327">
                <text:p>0.00350258743818327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53">
                <text:p>53</text:p>
              </table:table-cell>
              <table:table-cell office:value-type="float" office:value="0.00351078981742075">
                <text:p>0.00351078981742075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54">
                <text:p>54</text:p>
              </table:table-cell>
              <table:table-cell office:value-type="float" office:value="0.0034428476287841">
                <text:p>0.0034428476287841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55">
                <text:p>55</text:p>
              </table:table-cell>
              <table:table-cell office:value-type="float" office:value="0.00341615535732229">
                <text:p>0.00341615535732229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56">
                <text:p>56</text:p>
              </table:table-cell>
              <table:table-cell office:value-type="float" office:value="0.00340673473394927">
                <text:p>0.00340673473394927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57">
                <text:p>57</text:p>
              </table:table-cell>
              <table:table-cell office:value-type="float" office:value="0.00339537558888604">
                <text:p>0.00339537558888604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58">
                <text:p>58</text:p>
              </table:table-cell>
              <table:table-cell office:value-type="float" office:value="0.00344127163688535">
                <text:p>0.00344127163688535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59">
                <text:p>59</text:p>
              </table:table-cell>
              <table:table-cell office:value-type="float" office:value="0.00346206080937494">
                <text:p>0.00346206080937494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60">
                <text:p>60</text:p>
              </table:table-cell>
              <table:table-cell office:value-type="float" office:value="0.00342270962663293">
                <text:p>0.00342270962663293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61">
                <text:p>61</text:p>
              </table:table-cell>
              <table:table-cell office:value-type="float" office:value="0.00339281857530884">
                <text:p>0.00339281857530884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62">
                <text:p>62</text:p>
              </table:table-cell>
              <table:table-cell office:value-type="float" office:value="0.00329001908115789">
                <text:p>0.00329001908115789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63">
                <text:p>63</text:p>
              </table:table-cell>
              <table:table-cell office:value-type="float" office:value="0.00333244992581715">
                <text:p>0.00333244992581715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64">
                <text:p>64</text:p>
              </table:table-cell>
              <table:table-cell office:value-type="float" office:value="0.0033409649146318">
                <text:p>0.0033409649146318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65">
                <text:p>65</text:p>
              </table:table-cell>
              <table:table-cell office:value-type="float" office:value="0.00338096781558371">
                <text:p>0.00338096781558371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66">
                <text:p>66</text:p>
              </table:table-cell>
              <table:table-cell office:value-type="float" office:value="0.00333138394863558">
                <text:p>0.00333138394863558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67">
                <text:p>67</text:p>
              </table:table-cell>
              <table:table-cell office:value-type="float" office:value="0.00337380101882278">
                <text:p>0.00337380101882278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68">
                <text:p>68</text:p>
              </table:table-cell>
              <table:table-cell office:value-type="float" office:value="0.0033909222919829">
                <text:p>0.0033909222919829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69">
                <text:p>69</text:p>
              </table:table-cell>
              <table:table-cell office:value-type="float" office:value="0.0034331692999878">
                <text:p>0.0034331692999878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70">
                <text:p>70</text:p>
              </table:table-cell>
              <table:table-cell office:value-type="float" office:value="0.00340137630927094">
                <text:p>0.00340137630927094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71">
                <text:p>71</text:p>
              </table:table-cell>
              <table:table-cell office:value-type="float" office:value="0.00344114797672004">
                <text:p>0.00344114797672004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72">
                <text:p>72</text:p>
              </table:table-cell>
              <table:table-cell office:value-type="float" office:value="0.00346359802248004">
                <text:p>0.00346359802248004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73">
                <text:p>73</text:p>
              </table:table-cell>
              <table:table-cell office:value-type="float" office:value="0.00350561956835951">
                <text:p>0.00350561956835951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74">
                <text:p>74</text:p>
              </table:table-cell>
              <table:table-cell office:value-type="float" office:value="0.00356082495696604">
                <text:p>0.00356082495696604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75">
                <text:p>75</text:p>
              </table:table-cell>
              <table:table-cell office:value-type="float" office:value="0.0035306880322907">
                <text:p>0.0035306880322907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76">
                <text:p>76</text:p>
              </table:table-cell>
              <table:table-cell office:value-type="float" office:value="0.00352350466009636">
                <text:p>0.00352350466009636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77">
                <text:p>77</text:p>
              </table:table-cell>
              <table:table-cell office:value-type="float" office:value="0.00356314002722493">
                <text:p>0.00356314002722493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78">
                <text:p>78</text:p>
              </table:table-cell>
              <table:table-cell office:value-type="float" office:value="0.0035512329908956">
                <text:p>0.0035512329908956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79">
                <text:p>79</text:p>
              </table:table-cell>
              <table:table-cell office:value-type="float" office:value="0.00353835823270061">
                <text:p>0.00353835823270061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80">
                <text:p>80</text:p>
              </table:table-cell>
              <table:table-cell office:value-type="float" office:value="0.00343324807413057">
                <text:p>0.00343324807413057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81">
                <text:p>81</text:p>
              </table:table-cell>
              <table:table-cell office:value-type="float" office:value="0.00334431908223677">
                <text:p>0.00334431908223677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82">
                <text:p>82</text:p>
              </table:table-cell>
              <table:table-cell office:value-type="float" office:value="0.00359541548810576">
                <text:p>0.00359541548810576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83">
                <text:p>83</text:p>
              </table:table-cell>
              <table:table-cell office:value-type="float" office:value="0.00328545729615886">
                <text:p>0.00328545729615886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84">
                <text:p>84</text:p>
              </table:table-cell>
              <table:table-cell office:value-type="float" office:value="0.00338028517981094">
                <text:p>0.00338028517981094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85">
                <text:p>85</text:p>
              </table:table-cell>
              <table:table-cell office:value-type="float" office:value="0.00348923638271846">
                <text:p>0.00348923638271846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86">
                <text:p>86</text:p>
              </table:table-cell>
              <table:table-cell office:value-type="float" office:value="0.00339297232182824">
                <text:p>0.00339297232182824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87">
                <text:p>87</text:p>
              </table:table-cell>
              <table:table-cell office:value-type="float" office:value="0.00347155225205023">
                <text:p>0.00347155225205023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88">
                <text:p>88</text:p>
              </table:table-cell>
              <table:table-cell office:value-type="float" office:value="0.00352466026726997">
                <text:p>0.00352466026726997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89">
                <text:p>89</text:p>
              </table:table-cell>
              <table:table-cell office:value-type="float" office:value="0.003501511748223">
                <text:p>0.003501511748223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90">
                <text:p>90</text:p>
              </table:table-cell>
              <table:table-cell office:value-type="float" office:value="0.00362184769416131">
                <text:p>0.00362184769416131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5.7000007629395pt" style:font-family-asian="'Lucida Sans Unicode'" style:font-family-generic-asian="system" style:font-pitch-asian="variable" style:font-size-asian="25.7000007629395pt" style:font-family-complex="Tahoma" style:font-family-generic-complex="system" style:font-pitch-complex="variable" style:font-size-complex="25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family-generic-asian="system" style:font-pitch-asian="variable" style:font-size-asian="13.8000001907349pt" style:font-family-complex="Tahoma" style:font-family-generic-complex="system" style:font-pitch-complex="variable" style:font-size-complex="13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family-generic-asian="system" style:font-pitch-asian="variable" style:font-size-asian="13.8000001907349pt" style:font-family-complex="Tahoma" style:font-family-generic-complex="system" style:font-pitch-complex="variable" style:font-size-complex="13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15cm" svg:height="13.841cm" chart:class="chart:scatter" chart:style-name="ch1">
        <chart:title svg:x="7.117cm" svg:y="0.276cm" chart:style-name="ch2">
          <text:p>Main Title</text:p>
        </chart:title>
        <chart:legend chart:legend-position="end" svg:x="15.252cm" svg:y="6.54cm" chart:style-name="ch3"/>
        <chart:plot-area chart:style-name="ch4" table:cell-range-address="Sheet1.$A$101:.$B$196" chart:table-number-list="0" svg:x="0.362cm" svg:y="1.844cm" svg:width="14.167cm" svg:height="11.72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15892376">
                <text:p>-0.15892376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16185719">
                <text:p>-0.16185719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16245099">
                <text:p>-0.16245099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16485949">
                <text:p>-0.1648594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16773761">
                <text:p>-0.1677376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17207953">
                <text:p>-0.17207953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17579499">
                <text:p>-0.17579499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17862355">
                <text:p>-0.1786235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17813027">
                <text:p>-0.1781302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17489968">
                <text:p>-0.17489968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17485725">
                <text:p>-0.17485725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17460585">
                <text:p>-0.17460585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17835518">
                <text:p>-0.1783551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18307092">
                <text:p>-0.1830709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18776059">
                <text:p>-0.1877605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1883663">
                <text:p>-0.1883663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1878895">
                <text:p>-0.187889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18921214">
                <text:p>-0.1892121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19039861">
                <text:p>-0.1903986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19019301">
                <text:p>-0.1901930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19152131">
                <text:p>-0.1915213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19242453">
                <text:p>-0.1924245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19108882">
                <text:p>-0.19108882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19127758">
                <text:p>-0.1912775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19240611">
                <text:p>-0.19240611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19443202">
                <text:p>-0.19443202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19558111">
                <text:p>-0.19558111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19474351">
                <text:p>-0.19474351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19504101">
                <text:p>-0.1950410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19441668">
                <text:p>-0.19441668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19302801">
                <text:p>-0.1930280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19253263">
                <text:p>-0.19253263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19113842">
                <text:p>-0.19113842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18982583">
                <text:p>-0.18982583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19025599">
                <text:p>-0.19025599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1910095">
                <text:p>-0.1910095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18709052">
                <text:p>-0.18709052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18873194">
                <text:p>-0.1887319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19454087">
                <text:p>-0.19454087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19793069">
                <text:p>-0.19793069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19716272">
                <text:p>-0.1971627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19813914">
                <text:p>-0.19813914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19521683">
                <text:p>-0.1952168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18575186">
                <text:p>-0.18575186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17933947">
                <text:p>-0.17933947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16582623">
                <text:p>-0.1658262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15976316">
                <text:p>-0.1597631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15576667">
                <text:p>-0.15576667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14795863">
                <text:p>-0.1479586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14234682">
                <text:p>-0.1423468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14151399">
                <text:p>-0.14151399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14020766">
                <text:p>-0.14020766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1375251">
                <text:p>-0.137525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13174931">
                <text:p>-0.1317493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12821517">
                <text:p>-0.12821517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12300062">
                <text:p>-0.12300062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11768416">
                <text:p>-0.11768416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11825418">
                <text:p>-0.11825418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11719415">
                <text:p>-0.1171941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11877838">
                <text:p>-0.11877838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12159786">
                <text:p>-0.12159786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11821481">
                <text:p>-0.11821481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11139403">
                <text:p>-0.11139403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10800176">
                <text:p>-0.10800176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10380517">
                <text:p>-0.1038051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09884917">
                <text:p>-0.09884917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09541703">
                <text:p>-0.0954170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10442312">
                <text:p>-0.10442312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11409382">
                <text:p>-0.11409382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09042399">
                <text:p>-0.09042399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089973">
                <text:p>-0.089973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0968445">
                <text:p>-0.0968445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09359315">
                <text:p>-0.09359315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08705264">
                <text:p>-0.0870526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8398225">
                <text:p>-0.08398225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7273838">
                <text:p>-0.07273838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06841891">
                <text:p>-0.06841891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6983357">
                <text:p>-0.06983357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04900608">
                <text:p>-0.04900608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04096235">
                <text:p>-0.04096235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03470564">
                <text:p>-0.03470564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03241692">
                <text:p>-0.0324169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03277622">
                <text:p>-0.03277622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03283515">
                <text:p>-0.0328351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03175953">
                <text:p>-0.03175953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02736573">
                <text:p>-0.02736573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02469031">
                <text:p>-0.0246903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01973209">
                <text:p>-0.01973209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00273693">
                <text:p>-0.00273693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000924080000000008">
                <text:p>-0.00092408000000000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0.00584732">
                <text:p>0.00584732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0.01031981">
                <text:p>0.01031981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0.01598727">
                <text:p>0.01598727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0.022459">
                <text:p>0.02245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0.02354341">
                <text:p>0.02354341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0.03147746">
                <text:p>0.0314774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4.8999996185303pt" style:font-family-asian="'Lucida Sans Unicode'" style:font-family-generic-asian="system" style:font-pitch-asian="variable" style:font-size-asian="24.8999996185303pt" style:font-family-complex="Tahoma" style:font-family-generic-complex="system" style:font-pitch-complex="variable" style:font-size-complex="24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5pt" style:font-family-asian="'Lucida Sans Unicode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3999996185303pt" style:font-family-asian="'Lucida Sans Unicode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3999996185303pt" style:font-family-asian="'Lucida Sans Unicode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1.5pt" style:font-family-asian="'Lucida Sans Unicode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795cm" svg:height="13.417cm" chart:class="chart:scatter" chart:style-name="ch1">
        <chart:title svg:x="8.01cm" svg:y="0.268cm" chart:style-name="ch2">
          <text:p>Main Title</text:p>
        </chart:title>
        <chart:legend chart:legend-position="end" svg:x="16.912cm" svg:y="6.345cm" chart:style-name="ch3"/>
        <chart:plot-area chart:style-name="ch4" table:cell-range-address="Sheet1.$A$201:.$B$296" chart:table-number-list="0" svg:x="0.394cm" svg:y="1.782cm" svg:width="15.731cm" svg:height="11.36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5358193">
                <text:p>0.05358193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5669401">
                <text:p>0.05669401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5800273">
                <text:p>0.05800273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6099375">
                <text:p>0.06099375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6348527">
                <text:p>0.06348527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6478011">
                <text:p>0.06478011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06717436">
                <text:p>0.0671743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06999434">
                <text:p>0.06999434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07166317">
                <text:p>0.07166317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07339163">
                <text:p>0.0733916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07655922">
                <text:p>0.0765592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07939213">
                <text:p>0.0793921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0820445">
                <text:p>0.082044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08262967">
                <text:p>0.08262967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08341569">
                <text:p>0.08341569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08583067">
                <text:p>0.0858306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08762005">
                <text:p>0.08762005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0901636">
                <text:p>0.0901636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09199052">
                <text:p>0.09199052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09474929">
                <text:p>0.09474929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09612782">
                <text:p>0.09612782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09788853">
                <text:p>0.0978885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0119571">
                <text:p>0.10119571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0421178">
                <text:p>0.10421178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0565011">
                <text:p>0.10565011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076339">
                <text:p>0.1076339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0939849">
                <text:p>0.10939849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1196713">
                <text:p>0.11196713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1455432">
                <text:p>0.11455432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11525617">
                <text:p>0.11525617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11676637">
                <text:p>0.11676637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11885447">
                <text:p>0.11885447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12055651">
                <text:p>0.12055651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12392231">
                <text:p>0.12392231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12657703">
                <text:p>0.12657703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12813814">
                <text:p>0.1281381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12317287">
                <text:p>0.12317287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13159837">
                <text:p>0.13159837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13163838">
                <text:p>0.13163838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12752355">
                <text:p>0.1275235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12597729">
                <text:p>0.12597729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12262573">
                <text:p>0.12262573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12842366">
                <text:p>0.12842366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13447309">
                <text:p>0.13447309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13900463">
                <text:p>0.1390046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15158852">
                <text:p>0.15158852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15876918">
                <text:p>0.15876918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16968244">
                <text:p>0.16968244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18315343">
                <text:p>0.18315343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1941937">
                <text:p>0.1941937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19432282">
                <text:p>0.19432282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19665275">
                <text:p>0.19665275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19914328">
                <text:p>0.19914328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20378099">
                <text:p>0.20378099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20736686">
                <text:p>0.20736686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21157729">
                <text:p>0.21157729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21537082">
                <text:p>0.21537082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22201918">
                <text:p>0.22201918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22087103">
                <text:p>0.22087103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2139604">
                <text:p>0.2139604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20752346">
                <text:p>0.20752346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20649345">
                <text:p>0.20649345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20890546">
                <text:p>0.20890546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20963385">
                <text:p>0.20963385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21292094">
                <text:p>0.2129209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21053806">
                <text:p>0.2105380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21453196">
                <text:p>0.21453196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18766295">
                <text:p>0.18766295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166151">
                <text:p>0.166151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20178205">
                <text:p>0.20178205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19412712">
                <text:p>0.19412712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16183318">
                <text:p>0.16183318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16476784">
                <text:p>0.16476784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17930366">
                <text:p>0.17930366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16717085">
                <text:p>0.1671708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16681649">
                <text:p>0.1668164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16922532">
                <text:p>0.1692253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13404632">
                <text:p>0.13404632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15730525">
                <text:p>0.15730525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16586177">
                <text:p>0.16586177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16102687">
                <text:p>0.16102687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15471334">
                <text:p>0.15471334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11990265">
                <text:p>0.11990265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1112949">
                <text:p>0.1112949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07486893">
                <text:p>0.07486893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06801069">
                <text:p>0.06801069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04678979">
                <text:p>0.04678979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03235647">
                <text:p>0.03235647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04022254">
                <text:p>0.04022254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00443450000000001">
                <text:p>0.00443450000000001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02470504">
                <text:p>0.02470504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022914">
                <text:p>0.022914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04056654">
                <text:p>0.04056654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0366844">
                <text:p>0.0366844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-0.00613172000000001">
                <text:p>-0.00613172000000001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-0.00491169999999999">
                <text:p>-0.00491169999999999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8.8999996185303pt" style:font-family-asian="'Lucida Sans Unicode'" style:font-family-generic-asian="system" style:font-pitch-asian="variable" style:font-size-asian="28.8999996185303pt" style:font-family-complex="Tahoma" style:font-family-generic-complex="system" style:font-pitch-complex="variable" style:font-size-complex="28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3.3000001907349pt" style:font-family-asian="'Lucida Sans Unicode'" style:font-family-generic-asian="system" style:font-pitch-asian="variable" style:font-size-asian="13.3000001907349pt" style:font-family-complex="Tahoma" style:font-family-generic-complex="system" style:font-pitch-complex="variable" style:font-size-complex="13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5pt" style:font-family-asian="'Lucida Sans Unicode'" style:font-family-generic-asian="system" style:font-pitch-asian="variable" style:font-size-asian="15.5pt" style:font-family-complex="Tahoma" style:font-family-generic-complex="system" style:font-pitch-complex="variable" style:font-size-complex="15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5pt" style:font-family-asian="'Lucida Sans Unicode'" style:font-family-generic-asian="system" style:font-pitch-asian="variable" style:font-size-asian="15.5pt" style:font-family-complex="Tahoma" style:font-family-generic-complex="system" style:font-pitch-complex="variable" style:font-size-complex="15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3.3000001907349pt" style:font-family-asian="'Lucida Sans Unicode'" style:font-family-generic-asian="system" style:font-pitch-asian="variable" style:font-size-asian="13.3000001907349pt" style:font-family-complex="Tahoma" style:font-family-generic-complex="system" style:font-pitch-complex="variable" style:font-size-complex="13.3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1.746cm" svg:height="15.569cm" chart:class="chart:scatter" chart:style-name="ch1">
        <chart:title svg:x="8.661cm" svg:y="0.31cm" chart:style-name="ch2">
          <text:p>Main Title</text:p>
        </chart:title>
        <chart:legend chart:legend-position="end" svg:x="18.42cm" svg:y="7.361cm" chart:style-name="ch3"/>
        <chart:plot-area chart:style-name="ch4" table:cell-range-address="Sheet1.$A$301:.$B$396" chart:table-number-list="0" svg:x="0.434cm" svg:y="2.06cm" svg:width="17.119cm" svg:height="13.19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339015">
                <text:p>-0.1339015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307465">
                <text:p>-0.1307465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2612225">
                <text:p>-0.12612225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248986">
                <text:p>-0.1248986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2347941">
                <text:p>-0.12347941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2138999">
                <text:p>-0.12138999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1837657">
                <text:p>-0.11837657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1498013">
                <text:p>-0.11498013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1098044">
                <text:p>-0.1109804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10821237">
                <text:p>-0.10821237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10563085">
                <text:p>-0.10563085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1028721">
                <text:p>-0.1028721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9964225">
                <text:p>-0.09964225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9661791">
                <text:p>-0.09661791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9239137">
                <text:p>-0.09239137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8923733">
                <text:p>-0.08923733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8577063">
                <text:p>-0.08577063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822397">
                <text:p>-0.0822397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7886387">
                <text:p>-0.07886387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760193">
                <text:p>-0.0760193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7208909">
                <text:p>-0.07208909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6912167">
                <text:p>-0.06912167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6565367">
                <text:p>-0.06565367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6422062">
                <text:p>-0.06422062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6145971">
                <text:p>-0.06145971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5859868">
                <text:p>-0.0585986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5553471">
                <text:p>-0.05553471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534361">
                <text:p>-0.0534361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5072335">
                <text:p>-0.05072335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4609535">
                <text:p>-0.04609535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4314087">
                <text:p>-0.04314087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3933223">
                <text:p>-0.03933223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3620328">
                <text:p>-0.03620328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3382602">
                <text:p>-0.03382602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2999214">
                <text:p>-0.02999214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-0.02776546">
                <text:p>-0.02776546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-0.02921191">
                <text:p>-0.02921191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-0.02097844">
                <text:p>-0.02097844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-0.01501993">
                <text:p>-0.01501993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-0.00936727">
                <text:p>-0.00936727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-0.00745017">
                <text:p>-0.00745017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-0.00366703000000001">
                <text:p>-0.00366703000000001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-0.00154915999999999">
                <text:p>-0.0015491599999999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-0.00380775000000001">
                <text:p>-0.00380775000000001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-0.00524680999999999">
                <text:p>-0.00524680999999999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-0.00827267">
                <text:p>-0.00827267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-0.01085326">
                <text:p>-0.01085326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-0.00576179">
                <text:p>-0.00576179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-0.00207980000000002">
                <text:p>-0.00207980000000002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-0.00156499">
                <text:p>-0.00156499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0125178">
                <text:p>0.00125178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00920617000000001">
                <text:p>0.00920617000000001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01428398">
                <text:p>0.01428398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182918">
                <text:p>0.0182918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2299175">
                <text:p>0.02299175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2763602">
                <text:p>0.02763602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02904296">
                <text:p>0.0290429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0402294">
                <text:p>0.040229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04897024">
                <text:p>0.04897024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05631243">
                <text:p>0.05631243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06746542">
                <text:p>0.06746542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07205786">
                <text:p>0.07205786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07575541">
                <text:p>0.07575541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08187343">
                <text:p>0.08187343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08464537">
                <text:p>0.08464537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08684712">
                <text:p>0.08684712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08580939">
                <text:p>0.08580939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10621554">
                <text:p>0.10621554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13184689">
                <text:p>0.13184689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09826714">
                <text:p>0.09826714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10978295">
                <text:p>0.10978295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13866358">
                <text:p>0.13866358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13844718">
                <text:p>0.13844718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12949887">
                <text:p>0.12949887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14711408">
                <text:p>0.14711408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14025428">
                <text:p>0.14025428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14410631">
                <text:p>0.14410631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179637">
                <text:p>0.179637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16335818">
                <text:p>0.16335818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15860551">
                <text:p>0.15860551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16376929">
                <text:p>0.16376929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17153055">
                <text:p>0.17153055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20676063">
                <text:p>0.20676063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21327126">
                <text:p>0.21327126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24711399">
                <text:p>0.24711399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247476">
                <text:p>0.247476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26183467">
                <text:p>0.26183467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28591523">
                <text:p>0.28591523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26767167">
                <text:p>0.26767167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30621643">
                <text:p>0.30621643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29892276">
                <text:p>0.29892276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28960151">
                <text:p>0.28960151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28024471">
                <text:p>0.28024471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28782377">
                <text:p>0.28782377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32941347">
                <text:p>0.32941347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34278305">
                <text:p>0.3427830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1000003814697pt" style:font-family-asian="'Lucida Sans Unicode'" style:font-family-generic-asian="system" style:font-pitch-asian="variable" style:font-size-asian="23.1000003814697pt" style:font-family-complex="Tahoma" style:font-family-generic-complex="system" style:font-pitch-complex="variable" style:font-size-complex="23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Lucida Sans Unicode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Lucida Sans Unicode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425cm" svg:height="12.408cm" chart:class="chart:scatter" chart:style-name="ch1">
        <chart:title svg:x="6.939cm" svg:y="0.248cm" chart:style-name="ch2">
          <text:p>Main Title</text:p>
        </chart:title>
        <chart:legend chart:legend-position="end" svg:x="14.797cm" svg:y="5.871cm" chart:style-name="ch3"/>
        <chart:plot-area chart:style-name="ch4" table:cell-range-address="Sheet1.$A$401:.$B$496" chart:table-number-list="0" svg:x="0.348cm" svg:y="1.659cm" svg:width="13.754cm" svg:height="10.50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12532839">
                <text:p>-0.12532839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0806134100000001">
                <text:p>-0.0806134100000001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10062003">
                <text:p>-0.10062003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07308212">
                <text:p>-0.07308212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08089539">
                <text:p>-0.08089539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13864621">
                <text:p>-0.13864621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1538929">
                <text:p>-0.11538929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1443662">
                <text:p>-0.1443662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13145811">
                <text:p>-0.13145811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0920361900000001">
                <text:p>-0.0920361900000001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0108671">
                <text:p>-0.10108671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09757772">
                <text:p>-0.09757772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0243526">
                <text:p>-0.10243526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09097299">
                <text:p>-0.09097299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07549197">
                <text:p>-0.07549197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07403752">
                <text:p>-0.07403752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07610923">
                <text:p>-0.07610923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07621115">
                <text:p>-0.07621115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07746586">
                <text:p>-0.07746586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07775426">
                <text:p>-0.07775426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07732796">
                <text:p>-0.07732796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07715625">
                <text:p>-0.07715625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07734415">
                <text:p>-0.07734415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07745099">
                <text:p>-0.07745099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07740888">
                <text:p>-0.07740888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07630407">
                <text:p>-0.07630407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07409781">
                <text:p>-0.07409781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07420727">
                <text:p>-0.07420727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07337111">
                <text:p>-0.07337111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07472822">
                <text:p>-0.07472822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07580221">
                <text:p>-0.07580221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07658741">
                <text:p>-0.07658741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07871062">
                <text:p>-0.07871062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07975653">
                <text:p>-0.07975653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07992315">
                <text:p>-0.07992315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08765498">
                <text:p>-0.08765498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0800647869510717">
                <text:p>-0.0800647869510717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0985458989716422">
                <text:p>-0.0985458989716422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103128775504659">
                <text:p>-0.103128775504659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0996683977987574">
                <text:p>-0.0996683977987574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098173075035313">
                <text:p>-0.098173075035313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0966655759546913">
                <text:p>-0.0966655759546913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0963394481081342">
                <text:p>-0.0963394481081342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0971915391631718">
                <text:p>-0.0971915391631718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0911682112362945">
                <text:p>-0.0911682112362945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0921840417144255">
                <text:p>-0.0921840417144255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0936015001338157">
                <text:p>-0.0936015001338157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100629097099684">
                <text:p>-0.100629097099684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107919281628233">
                <text:p>-0.107919281628233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11399189506084">
                <text:p>-0.11399189506084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11643820032018">
                <text:p>-0.11643820032018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119770406266321">
                <text:p>-0.119770406266321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123589569636756">
                <text:p>-0.123589569636756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128679036389971">
                <text:p>-0.128679036389971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132348394686059">
                <text:p>-0.132348394686059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138565591059828">
                <text:p>-0.138565591059828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140024029801325">
                <text:p>-0.140024029801325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151029939626082">
                <text:p>-0.151029939626082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153407343904297">
                <text:p>-0.153407343904297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147927750027186">
                <text:p>-0.147927750027186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147607805602011">
                <text:p>-0.147607805602011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152109388330375">
                <text:p>-0.152109388330375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159939184627768">
                <text:p>-0.159939184627768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18064161716803">
                <text:p>-0.18064161716803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189219633433531">
                <text:p>-0.189219633433531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191345950966427">
                <text:p>-0.191345950966427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191365055966427">
                <text:p>-0.191365055966427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187977865966427">
                <text:p>-0.187977865966427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183697365966427">
                <text:p>-0.183697365966427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187309205966427">
                <text:p>-0.187309205966427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186765125966427">
                <text:p>-0.186765125966427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181907785966427">
                <text:p>-0.181907785966427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187129770966427">
                <text:p>-0.187129770966427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192921020966427">
                <text:p>-0.192921020966427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186099310966427">
                <text:p>-0.186099310966427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189488245966427">
                <text:p>-0.189488245966427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184384455966427">
                <text:p>-0.184384455966427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181846075966427">
                <text:p>-0.181846075966427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189608015966427">
                <text:p>-0.189608015966427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190786730966427">
                <text:p>-0.190786730966427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187603705966427">
                <text:p>-0.187603705966427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189275050966427">
                <text:p>-0.189275050966427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186686535966427">
                <text:p>-0.186686535966427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185963680966427">
                <text:p>-0.185963680966427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182375085966427">
                <text:p>-0.182375085966427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172825005966427">
                <text:p>-0.172825005966427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173292605966427">
                <text:p>-0.173292605966427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179491580966427">
                <text:p>-0.179491580966427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171627630966427">
                <text:p>-0.171627630966427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172400515966427">
                <text:p>-0.172400515966427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177846980966427">
                <text:p>-0.177846980966427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173010455966427">
                <text:p>-0.173010455966427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178951535966427">
                <text:p>-0.178951535966427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183616360966427">
                <text:p>-0.183616360966427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176246090966427">
                <text:p>-0.176246090966427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177368120966427">
                <text:p>-0.177368120966427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7.014cm" chart:class="chart:scatter" chart:style-name="ch1">
        <chart:title svg:x="3.047cm" svg:y="0.14cm" chart:style-name="ch2">
          <text:p>Main Title</text:p>
        </chart:title>
        <chart:legend chart:legend-position="end" svg:x="6.964cm" svg:y="3.316cm" chart:style-name="ch3"/>
        <chart:plot-area chart:style-name="ch4" table:cell-range-address="Sheet1.$A$506:.$B$602" chart:data-source-has-labels="row" chart:table-number-list="0" svg:x="0.511cm" svg:y="0.619cm" svg:width="6.483cm" svg:height="5.93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0353952106924847">
                <text:p>-0.00035395210692484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0328456505654708">
                <text:p>-0.00032845650565470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0375222397393739">
                <text:p>-0.00037522239739373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0249416642607016">
                <text:p>-0.00024941664260701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0166048385741994">
                <text:p>-0.00016604838574199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000738637250000009">
                <text:p>0.0000738637250000009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0257879303004372">
                <text:p>0.00025787930300437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00241021259931447">
                <text:p>0.000241021259931447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00197048131675296">
                <text:p>0.000019704813167529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0340419340242419">
                <text:p>-0.00034041934024241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046889132261196">
                <text:p>-0.0004688913226119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0584814584365706">
                <text:p>-0.00058481458436570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048562906465702">
                <text:p>-0.0004856290646570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0299269726684847">
                <text:p>-0.00029926972668484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00791968918847085">
                <text:p>-0.000079196891884708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0161613068326031">
                <text:p>-0.00016161306832603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0261015801220049">
                <text:p>-0.00026101580122004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026235714699736">
                <text:p>-0.0002623571469973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0256839665617722">
                <text:p>-0.00025683966561772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0335183005237275">
                <text:p>-0.000335183005237275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0291385235466994">
                <text:p>-0.00029138523546699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0315640190681592">
                <text:p>-0.00031564019068159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0407513015597512">
                <text:p>-0.00040751301559751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0477902987229868">
                <text:p>-0.000477902987229868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0471258776323665">
                <text:p>-0.00047125877632366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043492031805421">
                <text:p>-0.0004349203180542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0400588339212979">
                <text:p>-0.000400588339212979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0480403916654201">
                <text:p>-0.00048040391665420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0515870116447532">
                <text:p>-0.00051587011644753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0526675392356064">
                <text:p>-0.00052667539235606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0622755071403882">
                <text:p>-0.00062275507140388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0663528688782142">
                <text:p>-0.00066352868878214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0790071861722754">
                <text:p>-0.000790071861722754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0926744097004399">
                <text:p>-0.000926744097004399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0923150442382458">
                <text:p>-0.00092315044238245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0901063991758789">
                <text:p>-0.00090106399175878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0792406579946104">
                <text:p>-0.00079240657994610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092292601720193">
                <text:p>-0.00092292601720193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0660994143831511">
                <text:p>-0.00066099414383151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0221990772295578">
                <text:p>-0.000221990772295578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00896655354177446">
                <text:p>-0.000089665535417744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00188691797597251">
                <text:p>0.00018869179759725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000581973804604808">
                <text:p>0.000058197380460480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0477132917392217">
                <text:p>-0.00047713291739221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0756734878313654">
                <text:p>-0.00075673487831365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162544517586046">
                <text:p>-0.0016254451758604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211189349365443">
                <text:p>-0.0021118934936544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237737258647031">
                <text:p>-0.00237737258647031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288846847869894">
                <text:p>-0.0028884684786989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33646359961544">
                <text:p>-0.0033646359961544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326505469036212">
                <text:p>-0.0032650546903621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311387768754983">
                <text:p>-0.0031138776875498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30989033429009">
                <text:p>-0.0030989033429009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326114348416926">
                <text:p>-0.0032611434841692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333046258655304">
                <text:p>-0.0033304625865530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342413475763737">
                <text:p>-0.0034241347576373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357618369800659">
                <text:p>-0.0035761836980065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347867109588741">
                <text:p>-0.0034786710958874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316930194374465">
                <text:p>-0.0031693019437446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259451086870076">
                <text:p>-0.00259451086870076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189335829149049">
                <text:p>-0.0018933582914904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179782247863391">
                <text:p>-0.00179782247863391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188482328112137">
                <text:p>-0.00188482328112137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185161178053297">
                <text:p>-0.0018516117805329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199991152799989">
                <text:p>-0.00199991152799989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195520377838425">
                <text:p>-0.0019552037783842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224810207860916">
                <text:p>-0.0022481020786091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0592573513156466">
                <text:p>-0.00059257351315646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0104522650802647">
                <text:p>0.0010452265080264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166881920500422">
                <text:p>-0.0016688192050042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116178983791423">
                <text:p>-0.00116178983791423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00843744195834781">
                <text:p>0.00084374419583478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00638073419087533">
                <text:p>0.000638073419087533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0313857084721951">
                <text:p>-0.000313857084721951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00498809035321942">
                <text:p>0.00049880903532194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00107707556956803">
                <text:p>0.000107707556956803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000107481222751876">
                <text:p>0.000010748122275187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0220382274764832">
                <text:p>0.00220382274764832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00621972469261001">
                <text:p>0.00062197246926100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000475425326275356">
                <text:p>0.0000475425326275356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00277433873812075">
                <text:p>0.00027743387381207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00690694020355391">
                <text:p>0.00069069402035539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0294700555488261">
                <text:p>0.0029470055548826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0342024243783533">
                <text:p>0.00342024243783533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0567008701246522">
                <text:p>0.00567008701246522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0590008801700699">
                <text:p>0.00590008801700699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0703613374838265">
                <text:p>0.00703613374838265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0823741989479208">
                <text:p>0.00823741989479208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0730088755994792">
                <text:p>0.0073008875599479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0971491352646121">
                <text:p>0.0097149135264612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0882243007087364">
                <text:p>0.0088224300708736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0858016948826948">
                <text:p>0.0085801694882694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0771666166851541">
                <text:p>0.00771666166851541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0810899695197811">
                <text:p>0.0081089969519781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108805138110895">
                <text:p>0.010880513811089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11300079375">
                <text:p>0.0113000793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47cm" svg:y="0.138cm" chart:style-name="ch2">
          <text:p>Main Title</text:p>
        </chart:title>
        <chart:legend chart:legend-position="end" svg:x="6.913cm" svg:y="3.303cm" chart:style-name="ch3"/>
        <chart:plot-area chart:style-name="ch4" table:cell-range-address="Sheet1.$A$506:.$A$602 Sheet1.$C$506:.$C$602" chart:data-source-has-labels="row" chart:table-number-list="0 0" svg:x="0.576cm" svg:y="0.55cm" svg:width="6.432cm" svg:height="5.90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61474533497388">
                <text:p>-0.006147453349738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612966008650789">
                <text:p>-0.00612966008650789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601193862591582">
                <text:p>-0.0060119386259158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605389375880334">
                <text:p>-0.0060538937588033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608017608418384">
                <text:p>-0.0060801760841838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605052825">
                <text:p>-0.0060505282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603582512480948">
                <text:p>-0.0060358251248094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60237513022032">
                <text:p>-0.006023751302203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594509614288425">
                <text:p>-0.00594509614288425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589273796073476">
                <text:p>-0.0058927379607347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590277253510164">
                <text:p>-0.0059027725351016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589474976116927">
                <text:p>-0.0058947497611692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588953578640668">
                <text:p>-0.0058895357864066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584073771202575">
                <text:p>-0.0058407377120257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577240825091627">
                <text:p>-0.0057724082509162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574898620353148">
                <text:p>-0.0057489862035314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568993303300223">
                <text:p>-0.0056899330330022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567251826596224">
                <text:p>-0.00567251826596224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56395321654644">
                <text:p>-0.005639532165464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563631367108032">
                <text:p>-0.0056363136710803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558182976358884">
                <text:p>-0.0055818297635888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555606167916386">
                <text:p>-0.0055560616791638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554578395837033">
                <text:p>-0.0055457839583703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560047984953863">
                <text:p>-0.0056004798495386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558174364430158">
                <text:p>-0.0055817436443015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55909849926137">
                <text:p>-0.005590984992613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558791811631895">
                <text:p>-0.00558791811631895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560368094712574">
                <text:p>-0.0056036809471257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561643726576362">
                <text:p>-0.0056164372657636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550569889746001">
                <text:p>-0.0055056988974600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544384336624217">
                <text:p>-0.0054438433662421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539633738979699">
                <text:p>-0.0053963373897969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531534610252202">
                <text:p>-0.0053153461025220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531372503127303">
                <text:p>-0.0053137250312730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530624427018388">
                <text:p>-0.0053062442701838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533048451459705">
                <text:p>-0.0053304845145970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530163223304967">
                <text:p>-0.00530163223304967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527053839196194">
                <text:p>-0.0052705383919619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525401991052077">
                <text:p>-0.0052540199105207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521667066568227">
                <text:p>-0.0052166706656822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523097322603992">
                <text:p>-0.0052309732260399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521055179948734">
                <text:p>-0.0052105517994873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533302195342779">
                <text:p>-0.0053330219534277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533035231426319">
                <text:p>-0.0053303523142631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541975808838043">
                <text:p>-0.00541975808838043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54183183404249">
                <text:p>-0.005418318340424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546859694560053">
                <text:p>-0.0054685969456005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553211779686846">
                <text:p>-0.0055321177968684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553788023560739">
                <text:p>-0.0055378802356073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559524839975331">
                <text:p>-0.0055952483997533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560886501589592">
                <text:p>-0.0056088650158959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554528363836407">
                <text:p>-0.0055452836383640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54861316951943">
                <text:p>-0.005486131695194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538743368685032">
                <text:p>-0.0053874336868503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3023568011976">
                <text:p>-0.0053023568011976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21953413672281">
                <text:p>-0.0052195341367228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520631267993739">
                <text:p>-0.0052063126799373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514395937557189">
                <text:p>-0.0051439593755718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507740498842882">
                <text:p>-0.0050774049884288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514568140036559">
                <text:p>-0.00514568140036559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23197571372577">
                <text:p>-0.0052319757137257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514794496418185">
                <text:p>-0.0051479449641818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504302967059532">
                <text:p>-0.0050430296705953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487236071410672">
                <text:p>-0.0048723607141067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476605008150123">
                <text:p>-0.0047660500815012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465339881668785">
                <text:p>-0.0046533988166878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457344295738352">
                <text:p>-0.0045734429573835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452387244791469">
                <text:p>-0.0045238724479146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450711460720016">
                <text:p>-0.0045071146072001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425281139702725">
                <text:p>-0.0042528113970272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399473118138498">
                <text:p>-0.00399473118138498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374643077642059">
                <text:p>-0.00374643077642059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369249088166436">
                <text:p>-0.00369249088166436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354412462764734">
                <text:p>-0.0035441246276473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311836864416708">
                <text:p>-0.0031183686441670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281996204111526">
                <text:p>-0.0028199620411152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253873225298137">
                <text:p>-0.0025387322529813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198779645162525">
                <text:p>-0.00198779645162525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136153738204548">
                <text:p>-0.00136153738204548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102137558499023">
                <text:p>-0.0010213755849902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0691030653218201">
                <text:p>-0.00069103065321820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0510983641264889">
                <text:p>-0.000510983641264889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0216000958853676">
                <text:p>-0.000216000958853676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0150401520826342">
                <text:p>-0.000150401520826342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00167984250361659">
                <text:p>0.00016798425036165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00127672819231145">
                <text:p>0.00012767281923114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00252190806190612">
                <text:p>0.000252190806190612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00599295473015222">
                <text:p>0.000599295473015222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011949590416973">
                <text:p>0.001194959041697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0139883919416774">
                <text:p>0.0013988391941677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0141376615270498">
                <text:p>0.0014137661527049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0154932499544873">
                <text:p>0.0015493249954487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0159458771947535">
                <text:p>0.0015945877194753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016611229486044">
                <text:p>0.0016611229486044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0151050910713094">
                <text:p>0.00151050910713094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01733818125">
                <text:p>0.00173381812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0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24cm" svg:y="0.138cm" chart:style-name="ch2">
          <text:p>Main Title</text:p>
        </chart:title>
        <chart:legend chart:legend-position="end" svg:x="6.672cm" svg:y="3.303cm" chart:style-name="ch3"/>
        <chart:plot-area chart:style-name="ch4" table:cell-range-address="Sheet1.$A$506:.$A$602 Sheet1.$D$506:.$D$602" chart:data-source-has-labels="row" chart:table-number-list="0 0" svg:x="0.16cm" svg:y="0.935cm" svg:width="6.193cm" svg:height="5.9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00262712">
                <text:p>0.010026271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644907280000001">
                <text:p>0.00644907280000001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80496024">
                <text:p>0.008049602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58465696">
                <text:p>0.005846569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64716312">
                <text:p>0.006471631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10916968">
                <text:p>0.011091696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92311432">
                <text:p>0.009231143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1549296">
                <text:p>0.01154929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05166488">
                <text:p>0.010516648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736289520000001">
                <text:p>0.0073628952000000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80869368">
                <text:p>0.008086936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78062176">
                <text:p>0.007806217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81948208">
                <text:p>0.008194820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72778392">
                <text:p>0.007277839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60393576">
                <text:p>0.006039357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59230016">
                <text:p>0.005923001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60887384">
                <text:p>0.006088738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6096892">
                <text:p>0.00609689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61972688">
                <text:p>0.006197268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062203408">
                <text:p>0.006220340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061862368">
                <text:p>0.006186236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061725">
                <text:p>0.006172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06187532">
                <text:p>0.00618753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061960792">
                <text:p>0.006196079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061927104">
                <text:p>0.006192710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061043256">
                <text:p>0.006104325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059278248">
                <text:p>0.005927824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059365816">
                <text:p>0.005936581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058696888">
                <text:p>0.005869688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059782576">
                <text:p>0.0059782576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060641768">
                <text:p>0.006064176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061269928">
                <text:p>0.006126992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062968496">
                <text:p>0.006296849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063805224">
                <text:p>0.006380522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06393852">
                <text:p>0.00639385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070123984">
                <text:p>0.007012398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0640518295608573">
                <text:p>0.0064051829560857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0788367191773137">
                <text:p>0.00788367191773137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0825030204037271">
                <text:p>0.0082503020403727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0797347182390059">
                <text:p>0.00797347182390059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0785384600282504">
                <text:p>0.0078538460028250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0773324607637531">
                <text:p>0.0077332460763753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0770715584865074">
                <text:p>0.0077071558486507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0777532313305374">
                <text:p>0.0077753231330537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0729345689890356">
                <text:p>0.0072934568989035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0737472333715404">
                <text:p>0.00737472333715404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0748812001070525">
                <text:p>0.0074881200107052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0805032776797468">
                <text:p>0.0080503277679746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0863354253025863">
                <text:p>0.0086335425302586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0911935160486716">
                <text:p>0.0091193516048671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0931505602561437">
                <text:p>0.0093150560256143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0958163250130568">
                <text:p>0.0095816325013056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0988716557094051">
                <text:p>0.00988716557094051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102943229111977">
                <text:p>0.010294322911197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105878715748848">
                <text:p>0.0105878715748848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110852472847862">
                <text:p>0.0110852472847862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11201922384106">
                <text:p>0.011201922384106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120823951700865">
                <text:p>0.012082395170086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122725875123438">
                <text:p>0.012272587512343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118342200021749">
                <text:p>0.0118342200021749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118086244481609">
                <text:p>0.011808624448160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1216875106643">
                <text:p>0.0121687510664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127951347702215">
                <text:p>0.012795134770221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144513293734424">
                <text:p>0.014451329373442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151375706746825">
                <text:p>0.015137570674682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153076760773141">
                <text:p>0.0153076760773141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153092044773141">
                <text:p>0.015309204477314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150382292773141">
                <text:p>0.015038229277314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146957892773141">
                <text:p>0.014695789277314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149847364773141">
                <text:p>0.014984736477314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149412100773141">
                <text:p>0.014941210077314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145526228773141">
                <text:p>0.014552622877314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149703816773141">
                <text:p>0.014970381677314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154336816773141">
                <text:p>0.0154336816773141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148879448773141">
                <text:p>0.014887944877314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151590596773141">
                <text:p>0.0151590596773141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147507564773141">
                <text:p>0.014750756477314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145476860773141">
                <text:p>0.0145476860773141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151686412773141">
                <text:p>0.015168641277314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152629384773141">
                <text:p>0.015262938477314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150082964773141">
                <text:p>0.015008296477314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151420040773141">
                <text:p>0.015142004077314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149349228773141">
                <text:p>0.014934922877314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148770944773141">
                <text:p>0.014877094477314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145900068773141">
                <text:p>0.0145900068773141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138260004773141">
                <text:p>0.0138260004773141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138634084773141">
                <text:p>0.013863408477314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143593264773141">
                <text:p>0.0143593264773141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137302104773141">
                <text:p>0.0137302104773141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137920412773141">
                <text:p>0.013792041277314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142277584773141">
                <text:p>0.014227758477314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138408364773141">
                <text:p>0.0138408364773141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143161228773141">
                <text:p>0.0143161228773141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146893088773141">
                <text:p>0.014689308877314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140996872773141">
                <text:p>0.0140996872773141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141894496773141">
                <text:p>0.0141894496773141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5.7999992370605pt" style:font-family-asian="'Lucida Sans Unicode'" style:font-family-generic-asian="system" style:font-pitch-asian="variable" style:font-size-asian="25.7999992370605pt" style:font-family-complex="Tahoma" style:font-family-generic-complex="system" style:font-pitch-complex="variable" style:font-size-complex="25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family-generic-asian="system" style:font-pitch-asian="variable" style:font-size-asian="13.8000001907349pt" style:font-family-complex="Tahoma" style:font-family-generic-complex="system" style:font-pitch-complex="variable" style:font-size-complex="13.800000190734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35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Lucida Sans Unicode'" style:font-family-generic-asian="system" style:font-pitch-asian="variable" style:font-size-asian="13.8000001907349pt" style:font-family-complex="Tahoma" style:font-family-generic-complex="system" style:font-pitch-complex="variable" style:font-size-complex="13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316cm" svg:height="13.84cm" chart:class="chart:scatter" chart:style-name="ch1">
        <chart:title svg:x="7.169cm" svg:y="0.273cm" chart:style-name="ch2">
          <text:p>Main Title</text:p>
        </chart:title>
        <chart:legend chart:legend-position="end" svg:x="15.271cm" svg:y="6.541cm" chart:style-name="ch3"/>
        <chart:plot-area chart:style-name="ch4" table:cell-range-address="Sheet1.$A$506:.$A$602 Sheet1.$E$506:.$E$602" chart:data-source-has-labels="row" chart:table-number-list="0 0" svg:x="0.366cm" svg:y="1.851cm" svg:width="14.174cm" svg:height="11.71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350869417659887">
                <text:p>0.35086941765988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351273011649065">
                <text:p>0.351273011649065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349203474777955">
                <text:p>0.34920347477795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345910278897849">
                <text:p>0.345910278897849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344843332298749">
                <text:p>0.344843332298749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34188633">
                <text:p>0.34188633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339469771333749">
                <text:p>0.33946977133374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41587938616476">
                <text:p>0.34158793861647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343549460464672">
                <text:p>0.34354946046467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344324680884733">
                <text:p>0.344324680884733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34439848567931">
                <text:p>0.3443984856793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343786851620104">
                <text:p>0.34378685162010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344707256661445">
                <text:p>0.344707256661445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344893643778935">
                <text:p>0.34489364377893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344428329494566">
                <text:p>0.34442832949456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344990095618369">
                <text:p>0.34499009561836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344174521304708">
                <text:p>0.34417452130470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344030138982646">
                <text:p>0.34403013898264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343459149451246">
                <text:p>0.34345914945124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342618786462886">
                <text:p>0.34261878646288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341640399908041">
                <text:p>0.34164039990804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341547637266083">
                <text:p>0.34154763726608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339626605934706">
                <text:p>0.33962660593470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338845759121124">
                <text:p>0.33884575912112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338328723451995">
                <text:p>0.33832872345199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338710974644844">
                <text:p>0.33871097464484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337703466927314">
                <text:p>0.33770346692731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335872704708443">
                <text:p>0.335872704708443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335306935741943">
                <text:p>0.335306935741943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333925010654981">
                <text:p>0.33392501065498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332583032684349">
                <text:p>0.33258303268434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33202640093004">
                <text:p>0.3320264009300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332049171564915">
                <text:p>0.33204917156491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331967013362193">
                <text:p>0.33196701336219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332126949499465">
                <text:p>0.33212694949946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330797744628598">
                <text:p>0.33079774462859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315027001170436">
                <text:p>0.31502700117043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32627148942891">
                <text:p>0.3262714894289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330288804849269">
                <text:p>0.33028880484926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324538221027102">
                <text:p>0.32453822102710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317224945924852">
                <text:p>0.31722494592485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310479109249715">
                <text:p>0.31047910924971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308158881041646">
                <text:p>0.308158881041646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302741369242395">
                <text:p>0.302741369242395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95426190740697">
                <text:p>0.29542619074069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293439082198471">
                <text:p>0.29343908219847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291890154669654">
                <text:p>0.29189015466965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296953535249413">
                <text:p>0.29695353524941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302459296286223">
                <text:p>0.30245929628622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30614446076905">
                <text:p>0.30614446076905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302364509418549">
                <text:p>0.30236450941854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303849199377685">
                <text:p>0.30384919937768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303827940717829">
                <text:p>0.303827940717829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303844780848634">
                <text:p>0.303844780848634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305413399740219">
                <text:p>0.30541339974021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305825380684063">
                <text:p>0.30582538068406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303299742805782">
                <text:p>0.30329974280578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316047519186357">
                <text:p>0.31604751918635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316794128274597">
                <text:p>0.31679412827459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310578889491813">
                <text:p>0.31057888949181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308277386036765">
                <text:p>0.30827738603676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307004727077305">
                <text:p>0.30700472707730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306401301966589">
                <text:p>0.30640130196658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31030230943502">
                <text:p>0.3103023094350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313573455807758">
                <text:p>0.313573455807758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309432910589008">
                <text:p>0.30943291058900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3117917269114">
                <text:p>0.311791726911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303845912583224">
                <text:p>0.30384591258322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06387083454296">
                <text:p>0.30638708345429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07270660375681">
                <text:p>0.30727066037568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310790130293032">
                <text:p>0.31079013029303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06170021087792">
                <text:p>0.306170021087792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308389088230723">
                <text:p>0.308389088230723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315016649802178">
                <text:p>0.31501664980217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31953077424409">
                <text:p>0.3195307742440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10033727529441">
                <text:p>0.310033727529441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316729710994867">
                <text:p>0.31672971099486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17039467954299">
                <text:p>0.31703946795429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321958776782889">
                <text:p>0.32195877678288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326041463581855">
                <text:p>0.32604146358185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325806507850466">
                <text:p>0.325806507850466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327303320950105">
                <text:p>0.32730332095010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326991733392697">
                <text:p>0.32699173339269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325636936801989">
                <text:p>0.325636936801989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32280341224613">
                <text:p>0.3228034122461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315395415504888">
                <text:p>0.315395415504888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308450509291047">
                <text:p>0.30845050929104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31829872389334">
                <text:p>0.31829872389334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30737737349566">
                <text:p>0.3073773734956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310350657838878">
                <text:p>0.310350657838878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323091895470424">
                <text:p>0.32309189547042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312347148419627">
                <text:p>0.31234714841962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320612126956505">
                <text:p>0.32061212695650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324221656956822">
                <text:p>0.324221656956822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323119778804243">
                <text:p>0.32311977880424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33787135">
                <text:p>0.33787135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